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2" style:family="table-cell" style:parent-style-name="Default">
      <style:table-cell-properties fo:background-color="#ffffff"/>
      <style:text-properties style:use-window-font-color="true" fo:font-weight="bold" style:font-weight-asian="bold" style:font-weight-complex="bold"/>
    </style:style>
    <style:style style:name="ce3" style:family="table-cell" style:parent-style-name="Default">
      <style:table-cell-properties fo:background-color="#b4c7dc"/>
      <style:text-properties style:use-window-font-color="true"/>
    </style:style>
    <style:style style:name="ce4" style:family="table-cell" style:parent-style-name="Default">
      <style:table-cell-properties fo:background-color="#ffe994"/>
      <style:text-properties fo:color="#000000"/>
    </style:style>
    <style:style style:name="ce5" style:family="table-cell" style:parent-style-name="Default">
      <style:table-cell-properties fo:background-color="#b4c7dc"/>
      <style:text-properties style:use-window-font-color="true" fo:font-weight="bold" style:font-weight-asian="bold" style:font-weight-complex="bold"/>
    </style:style>
    <style:style style:name="ce6" style:family="table-cell" style:parent-style-name="Default">
      <style:table-cell-properties fo:background-color="#ffe994"/>
      <style:text-properties fo:color="#000000" fo:font-weight="bold" style:font-weight-asian="bold" style:font-weight-complex="bold"/>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Ponts" table:style-name="ta1">
        <table:table-column table:style-name="co1" table:number-columns-repeated="30" table:default-cell-style-name="ce3"/>
        <table:table-row table:style-name="ro1">
          <table:table-cell table:style-name="ce2" office:value-type="string" calcext:value-type="string">
            <text:p>identifiant</text:p>
          </table:table-cell>
          <table:table-cell table:style-name="ce2" office:value-type="string" calcext:value-type="string">
            <text:p>nom</text:p>
          </table:table-cell>
          <table:table-cell table:style-name="ce2" office:value-type="string" calcext:value-type="string">
            <text:p>appellation</text:p>
          </table:table-cell>
          <table:table-cell table:style-name="ce2" office:value-type="string" calcext:value-type="string">
            <text:p>datation/0</text:p>
          </table:table-cell>
          <table:table-cell table:style-name="ce2" office:value-type="string" calcext:value-type="string">
            <text:p>datation/1</text:p>
          </table:table-cell>
          <table:table-cell table:style-name="ce2" office:value-type="string" calcext:value-type="string">
            <text:p>datation/2</text:p>
          </table:table-cell>
          <table:table-cell table:style-name="ce2" office:value-type="string" calcext:value-type="string">
            <text:p>datation/3</text:p>
          </table:table-cell>
          <table:table-cell table:style-name="ce2" office:value-type="string" calcext:value-type="string">
            <text:p>commune</text:p>
          </table:table-cell>
          <table:table-cell table:style-name="ce2" office:value-type="string" calcext:value-type="string">
            <text:p>departement</text:p>
          </table:table-cell>
          <table:table-cell table:style-name="ce2" office:value-type="string" calcext:value-type="string">
            <text:p>insee</text:p>
          </table:table-cell>
          <table:table-cell table:style-name="ce2" office:value-type="string" calcext:value-type="string">
            <text:p>code_departement</text:p>
          </table:table-cell>
          <table:table-cell table:style-name="ce2" office:value-type="string" calcext:value-type="string">
            <text:p>localisation/lat</text:p>
          </table:table-cell>
          <table:table-cell table:style-name="ce2" office:value-type="string" calcext:value-type="string">
            <text:p>localisation/lon</text:p>
          </table:table-cell>
          <table:table-cell table:style-name="ce2" office:value-type="string" calcext:value-type="string">
            <text:p>appartient_a</text:p>
          </table:table-cell>
          <table:table-cell table:style-name="ce2" office:value-type="string" calcext:value-type="string">
            <text:p>materiau_du_gros_oeuvre</text:p>
          </table:table-cell>
          <table:table-cell table:style-name="ce2" office:value-type="string" calcext:value-type="string">
            <text:p>auteur</text:p>
          </table:table-cell>
          <table:table-cell table:style-name="ce2" office:value-type="string" calcext:value-type="string">
            <text:p>historique_du_batiment_ou_de_l_oeuvre</text:p>
          </table:table-cell>
          <table:table-cell table:style-name="ce2" office:value-type="string" calcext:value-type="string">
            <text:p>description_du_batiment</text:p>
          </table:table-cell>
          <table:table-cell table:style-name="ce2" office:value-type="string" calcext:value-type="string">
            <text:p>type_de_protection</text:p>
          </table:table-cell>
          <table:table-cell table:style-name="ce2" office:value-type="string" calcext:value-type="string">
            <text:p>copyright</text:p>
          </table:table-cell>
          <table:table-cell table:style-name="ce2" office:value-type="string" calcext:value-type="string">
            <text:p>chercheur/0</text:p>
          </table:table-cell>
          <table:table-cell table:style-name="ce2" office:value-type="string" calcext:value-type="string">
            <text:p>chercheur/1</text:p>
          </table:table-cell>
          <table:table-cell table:style-name="ce2" office:value-type="string" calcext:value-type="string">
            <text:p>chercheur/2</text:p>
          </table:table-cell>
          <table:table-cell table:style-name="ce2" office:value-type="string" calcext:value-type="string">
            <text:p>chercheur/3</text:p>
          </table:table-cell>
          <table:table-cell table:style-name="ce2" office:value-type="string" calcext:value-type="string">
            <text:p>etat</text:p>
          </table:table-cell>
          <table:table-cell table:style-name="ce2" office:value-type="string" calcext:value-type="string">
            <text:p>image</text:p>
          </table:table-cell>
          <table:table-cell table:style-name="ce2" office:value-type="string" calcext:value-type="string">
            <text:p>nom_de_l_aire_d_etude_a_laquelle_est_liee_la_notice</text:p>
          </table:table-cell>
          <table:table-cell table:style-name="ce2" office:value-type="string" calcext:value-type="string">
            <text:p>redaction_notice</text:p>
          </table:table-cell>
          <table:table-cell table:style-name="ce2" office:value-type="string" calcext:value-type="string">
            <text:p>renvoi</text:p>
          </table:table-cell>
          <table:table-cell table:style-name="ce2" office:value-type="string" calcext:value-type="string">
            <text:p>Source</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46.320964965358534</text:p>
          </table:table-cell>
          <table:table-cell office:value-type="string" calcext:value-type="string">
            <text:p>-0.9579330787020855</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46.32077626963404</text:p>
          </table:table-cell>
          <table:table-cell office:value-type="string" calcext:value-type="string">
            <text:p>-0.9560620412442343</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46.31860005820098</text:p>
          </table:table-cell>
          <table:table-cell office:value-type="string" calcext:value-type="string">
            <text:p>-0.7760351859474472</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3"/>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47.25572005734829</text:p>
          </table:table-cell>
          <table:table-cell office:value-type="string" calcext:value-type="string">
            <text:p>-1.538985053152262</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47.31490464389914</text:p>
          </table:table-cell>
          <table:table-cell office:value-type="string" calcext:value-type="string">
            <text:p>-1.53751460133579</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47.388838089947114</text:p>
          </table:table-cell>
          <table:table-cell office:value-type="string" calcext:value-type="string">
            <text:p>-1.5272253381634429</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04022016195164</text:p>
          </table:table-cell>
          <table:table-cell office:value-type="string" calcext:value-type="string">
            <text:p>-1.5216500369455292</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47.340767599317836</text:p>
          </table:table-cell>
          <table:table-cell office:value-type="string" calcext:value-type="string">
            <text:p>-1.532587120158824</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75521693884865</text:p>
          </table:table-cell>
          <table:table-cell office:value-type="string" calcext:value-type="string">
            <text:p>-1.503716372561672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47.689613238890736</text:p>
          </table:table-cell>
          <table:table-cell office:value-type="string" calcext:value-type="string">
            <text:p>-1.383517275426141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47.27517856398161</text:p>
          </table:table-cell>
          <table:table-cell office:value-type="string" calcext:value-type="string">
            <text:p>-1.5407213438539418</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48482708189175</text:p>
          </table:table-cell>
          <table:table-cell office:value-type="string" calcext:value-type="string">
            <text:p>-1.5034279630889849</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47.46167405520282</text:p>
          </table:table-cell>
          <table:table-cell office:value-type="string" calcext:value-type="string">
            <text:p>-1.5035786608086241</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47.62783989690002</text:p>
          </table:table-cell>
          <table:table-cell office:value-type="string" calcext:value-type="string">
            <text:p>-1.4493273780451534</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4"/>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47.467830637448316</text:p>
          </table:table-cell>
          <table:table-cell office:value-type="string" calcext:value-type="string">
            <text:p>-1.46152920984189</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8"/>
          <table:table-cell office:value-type="string" calcext:value-type="string">
            <text:p>Gertrude</text:p>
          </table:table-cell>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3"/>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47.19109970011253</text:p>
          </table:table-cell>
          <table:table-cell office:value-type="string" calcext:value-type="string">
            <text:p>-1.6140250617739735</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number-columns-repeated="6"/>
          <table:table-cell office:value-type="string" calcext:value-type="string">
            <text:p>Gertrude</text:p>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47.23242206249826</text:p>
          </table:table-cell>
          <table:table-cell office:value-type="string" calcext:value-type="string">
            <text:p>-1.4732448737423807</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47.29132694080682</text:p>
          </table:table-cell>
          <table:table-cell office:value-type="string" calcext:value-type="string">
            <text:p>-1.379520736558215</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47.259877432748155</text:p>
          </table:table-cell>
          <table:table-cell office:value-type="string" calcext:value-type="string">
            <text:p>-1.4309860796228544</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3"/>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47.2673134341334</text:p>
          </table:table-cell>
          <table:table-cell office:value-type="string" calcext:value-type="string">
            <text:p>-1.4277387464781062</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8"/>
          <table:table-cell office:value-type="string" calcext:value-type="string">
            <text:p>Gertrude</text:p>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3"/>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322828324562</text:p>
          </table:table-cell>
          <table:table-cell office:value-type="string" calcext:value-type="string">
            <text:p>-0.5583876125347393</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7"/>
          <table:table-cell office:value-type="string" calcext:value-type="string">
            <text:p>Gertrude</text:p>
          </table:table-cell>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47.67844490129848</text:p>
          </table:table-cell>
          <table:table-cell office:value-type="string" calcext:value-type="string">
            <text:p>-0.48685729417623086</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7"/>
          <table:table-cell office:value-type="string" calcext:value-type="string">
            <text:p>Gertrude</text:p>
          </table:table-cell>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47.22445041962996</text:p>
          </table:table-cell>
          <table:table-cell office:value-type="string" calcext:value-type="string">
            <text:p>0.04825452970043722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8"/>
          <table:table-cell office:value-type="string" calcext:value-type="string">
            <text:p>Gertrude</text:p>
          </table:table-cell>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47.37367787784911</text:p>
          </table:table-cell>
          <table:table-cell office:value-type="string" calcext:value-type="string">
            <text:p>-0.6490808569008298</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7"/>
          <table:table-cell office:value-type="string" calcext:value-type="string">
            <text:p>Gertrude</text:p>
          </table:table-cell>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44307313262485</text:p>
          </table:table-cell>
          <table:table-cell office:value-type="string" calcext:value-type="string">
            <text:p>-0.5964295604393729</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47.37675256031665</text:p>
          </table:table-cell>
          <table:table-cell office:value-type="string" calcext:value-type="string">
            <text:p>-0.6515621755547586</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2016581907214</text:p>
          </table:table-cell>
          <table:table-cell office:value-type="string" calcext:value-type="string">
            <text:p>-0.608022707212696</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47.425733204883024</text:p>
          </table:table-cell>
          <table:table-cell office:value-type="string" calcext:value-type="string">
            <text:p>-0.603787984183768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8"/>
          <table:table-cell office:value-type="string" calcext:value-type="string">
            <text:p>Gertrude</text:p>
          </table:table-cell>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6387324036</text:p>
          </table:table-cell>
          <table:table-cell office:value-type="string" calcext:value-type="string">
            <text:p>-0.7694211326236314</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3768591952</text:p>
          </table:table-cell>
          <table:table-cell office:value-type="string" calcext:value-type="string">
            <text:p>-0.7706455390543988</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93538304916</text:p>
          </table:table-cell>
          <table:table-cell office:value-type="string" calcext:value-type="string">
            <text:p>-0.7704022348390998</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9207771296</text:p>
          </table:table-cell>
          <table:table-cell office:value-type="string" calcext:value-type="string">
            <text:p>-0.7615417102597495</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number-columns-repeated="5"/>
          <table:table-cell office:value-type="string" calcext:value-type="string">
            <text:p>Gertrude</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3"/>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48.3046420920559</text:p>
          </table:table-cell>
          <table:table-cell office:value-type="string" calcext:value-type="string">
            <text:p>-0.615129446659407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48.30357169563294</text:p>
          </table:table-cell>
          <table:table-cell office:value-type="string" calcext:value-type="string">
            <text:p>-0.6165539290082921</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3"/>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8027939906</text:p>
          </table:table-cell>
          <table:table-cell office:value-type="string" calcext:value-type="string">
            <text:p>-0.619616979795873</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93394245</text:p>
          </table:table-cell>
          <table:table-cell office:value-type="string" calcext:value-type="string">
            <text:p>-0.6291965367715648</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442385315</text:p>
          </table:table-cell>
          <table:table-cell office:value-type="string" calcext:value-type="string">
            <text:p>-0.7043523594535548</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94679745272</text:p>
          </table:table-cell>
          <table:table-cell office:value-type="string" calcext:value-type="string">
            <text:p>-0.7451648118047437</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7"/>
          <table:table-cell office:value-type="string" calcext:value-type="string">
            <text:p>Gertrude</text:p>
          </table:table-cell>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072763115756</text:p>
          </table:table-cell>
          <table:table-cell office:value-type="string" calcext:value-type="string">
            <text:p>-0.7498015302497159</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866599942</text:p>
          </table:table-cell>
          <table:table-cell office:value-type="string" calcext:value-type="string">
            <text:p>-0.7873027800382617</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7150163499</text:p>
          </table:table-cell>
          <table:table-cell office:value-type="string" calcext:value-type="string">
            <text:p>-0.7408932371956594</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3"/>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63910871074</text:p>
          </table:table-cell>
          <table:table-cell office:value-type="string" calcext:value-type="string">
            <text:p>-0.7241075890532277</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59869295074</text:p>
          </table:table-cell>
          <table:table-cell office:value-type="string" calcext:value-type="string">
            <text:p>-0.7021469679621762</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07000272736</text:p>
          </table:table-cell>
          <table:table-cell office:value-type="string" calcext:value-type="string">
            <text:p>-0.6940654518637549</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70403167086</text:p>
          </table:table-cell>
          <table:table-cell office:value-type="string" calcext:value-type="string">
            <text:p>-0.6417098917043572</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4"/>
          <table:table-cell office:value-type="string" calcext:value-type="string">
            <text:p>Mayenne</text:p>
          </table:table-cell>
          <table:table-cell/>
          <table:table-cell office:value-type="float" office:value="53" calcext:value-type="float">
            <text:p>53</text:p>
          </table:table-cell>
          <table:table-cell office:value-type="string" calcext:value-type="string">
            <text:p>48.13258739527021</text:p>
          </table:table-cell>
          <table:table-cell office:value-type="string" calcext:value-type="string">
            <text:p>-0.46342860561653937</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3"/>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16876970158916</text:p>
          </table:table-cell>
          <table:table-cell office:value-type="string" calcext:value-type="string">
            <text:p>-0.605141983831732</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48.350353040390964</text:p>
          </table:table-cell>
          <table:table-cell office:value-type="string" calcext:value-type="string">
            <text:p>-0.58394218816358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48.40425279513945</text:p>
          </table:table-cell>
          <table:table-cell office:value-type="string" calcext:value-type="string">
            <text:p>-0.6077514095744936</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3"/>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48.44538487527516</text:p>
          </table:table-cell>
          <table:table-cell office:value-type="string" calcext:value-type="string">
            <text:p>-0.586104988468170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48.47063377341837</text:p>
          </table:table-cell>
          <table:table-cell office:value-type="string" calcext:value-type="string">
            <text:p>-0.5779955581122591</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31701302341</text:p>
          </table:table-cell>
          <table:table-cell office:value-type="string" calcext:value-type="string">
            <text:p>-0.770852133976369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number-columns-repeated="6"/>
          <table:table-cell office:value-type="string" calcext:value-type="string">
            <text:p>Gertrude</text:p>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55353350065</text:p>
          </table:table-cell>
          <table:table-cell office:value-type="string" calcext:value-type="string">
            <text:p>-0.7771257253539026</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7"/>
          <table:table-cell office:value-type="string" calcext:value-type="string">
            <text:p>Gertrude</text:p>
          </table:table-cell>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48.472758653940545</text:p>
          </table:table-cell>
          <table:table-cell office:value-type="string" calcext:value-type="string">
            <text:p>-0.5544619405796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48.490850190211304</text:p>
          </table:table-cell>
          <table:table-cell office:value-type="string" calcext:value-type="string">
            <text:p>-0.536691483047622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48.515329382773416</text:p>
          </table:table-cell>
          <table:table-cell office:value-type="string" calcext:value-type="string">
            <text:p>-0.4477011329486694</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48.50782011044055</text:p>
          </table:table-cell>
          <table:table-cell office:value-type="string" calcext:value-type="string">
            <text:p>-0.41731951439601206</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48.49788155368597</text:p>
          </table:table-cell>
          <table:table-cell office:value-type="string" calcext:value-type="string">
            <text:p>-0.38535556477275956</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48.48850886348345</text:p>
          </table:table-cell>
          <table:table-cell office:value-type="string" calcext:value-type="string">
            <text:p>-0.3691326371120789</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91526638384705</text:p>
          </table:table-cell>
          <table:table-cell office:value-type="string" calcext:value-type="string">
            <text:p>-0.34037088434870866</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8907158141421</text:p>
          </table:table-cell>
          <table:table-cell office:value-type="string" calcext:value-type="string">
            <text:p>-0.30595122462293817</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48.48679140405336</text:p>
          </table:table-cell>
          <table:table-cell office:value-type="string" calcext:value-type="string">
            <text:p>-0.2970289496769215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9011577164019</text:p>
          </table:table-cell>
          <table:table-cell office:value-type="string" calcext:value-type="string">
            <text:p>-0.2689784179111163</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9147315212775</text:p>
          </table:table-cell>
          <table:table-cell office:value-type="string" calcext:value-type="string">
            <text:p>-0.25273959696601006</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48.4894379210902</text:p>
          </table:table-cell>
          <table:table-cell office:value-type="string" calcext:value-type="string">
            <text:p>-0.24273162041940596</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48.47741359404117</text:p>
          </table:table-cell>
          <table:table-cell office:value-type="string" calcext:value-type="string">
            <text:p>-0.227387305944939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48.47281416674884</text:p>
          </table:table-cell>
          <table:table-cell office:value-type="string" calcext:value-type="string">
            <text:p>-0.2178521148193379</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3"/>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48.507763904445774</text:p>
          </table:table-cell>
          <table:table-cell office:value-type="string" calcext:value-type="string">
            <text:p>-0.42648118815901553</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8"/>
          <table:table-cell office:value-type="string" calcext:value-type="string">
            <text:p>Gertrude</text:p>
          </table:table-cell>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48.050172160498356</text:p>
          </table:table-cell>
          <table:table-cell office:value-type="string" calcext:value-type="string">
            <text:p>-0.3300922236275868</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3"/>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48.05194816794776</text:p>
          </table:table-cell>
          <table:table-cell office:value-type="string" calcext:value-type="string">
            <text:p>-0.3259090528239023</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3"/>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48.03455462983307</text:p>
          </table:table-cell>
          <table:table-cell office:value-type="string" calcext:value-type="string">
            <text:p>-0.38934812129900115</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3"/>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48.034575261496464</text:p>
          </table:table-cell>
          <table:table-cell office:value-type="string" calcext:value-type="string">
            <text:p>-0.3907960647163652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3"/>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47.986382498150576</text:p>
          </table:table-cell>
          <table:table-cell office:value-type="string" calcext:value-type="string">
            <text:p>-0.40825632936302825</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number-columns-repeated="5"/>
          <table:table-cell office:value-type="string" calcext:value-type="string">
            <text:p>Gertrude</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3"/>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47.63743300850076</text:p>
          </table:table-cell>
          <table:table-cell office:value-type="string" calcext:value-type="string">
            <text:p>0.22728672319449328</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8"/>
          <table:table-cell office:value-type="string" calcext:value-type="string">
            <text:p>Gertrude</text:p>
          </table:table-cell>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47.7019031623548</text:p>
          </table:table-cell>
          <table:table-cell office:value-type="string" calcext:value-type="string">
            <text:p>0.0782041124641755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8"/>
          <table:table-cell office:value-type="string" calcext:value-type="string">
            <text:p>Gertrude</text:p>
          </table:table-cell>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48.25235357002807</text:p>
          </table:table-cell>
          <table:table-cell office:value-type="string" calcext:value-type="string">
            <text:p>0.44780328874446873</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48.215539209992194</text:p>
          </table:table-cell>
          <table:table-cell office:value-type="string" calcext:value-type="string">
            <text:p>0.4664967801579515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3501280397915</text:p>
          </table:table-cell>
          <table:table-cell office:value-type="string" calcext:value-type="string">
            <text:p>0.4192340940587297</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592769721125</text:p>
          </table:table-cell>
          <table:table-cell office:value-type="string" calcext:value-type="string">
            <text:p>0.4410617282891556</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48.17688521127535</text:p>
          </table:table-cell>
          <table:table-cell office:value-type="string" calcext:value-type="string">
            <text:p>0.4470713329557301</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8"/>
          <table:table-cell office:value-type="string" calcext:value-type="string">
            <text:p>Gertrude</text:p>
          </table:table-cell>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48.05977219623172</text:p>
          </table:table-cell>
          <table:table-cell office:value-type="string" calcext:value-type="string">
            <text:p>0.493050907538061</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3"/>
          <table:table-cell office:value-type="string" calcext:value-type="string">
            <text:p>Sarthe</text:p>
          </table:table-cell>
          <table:table-cell/>
          <table:table-cell office:value-type="float" office:value="72" calcext:value-type="float">
            <text:p>72</text:p>
          </table:table-cell>
          <table:table-cell office:value-type="string" calcext:value-type="string">
            <text:p>47.99639831956594</text:p>
          </table:table-cell>
          <table:table-cell office:value-type="string" calcext:value-type="string">
            <text:p>0.81004911342092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600994064615</text:p>
          </table:table-cell>
          <table:table-cell office:value-type="string" calcext:value-type="string">
            <text:p>0.4180566493459031</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number-columns-repeated="2"/>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47.94302126129927</text:p>
          </table:table-cell>
          <table:table-cell office:value-type="string" calcext:value-type="string">
            <text:p>0.7456207644680932</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48.114929777494275</text:p>
          </table:table-cell>
          <table:table-cell office:value-type="string" calcext:value-type="string">
            <text:p>0.5197953308298018</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48.022347565740716</text:p>
          </table:table-cell>
          <table:table-cell office:value-type="string" calcext:value-type="string">
            <text:p>0.6528708584239892</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47.83201785153858</text:p>
          </table:table-cell>
          <table:table-cell office:value-type="string" calcext:value-type="string">
            <text:p>0.7565443034003614</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8"/>
          <table:table-cell office:value-type="string" calcext:value-type="string">
            <text:p>Gertrude</text:p>
          </table:table-cell>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3"/>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37752218249948</text:p>
          </table:table-cell>
          <table:table-cell office:value-type="string" calcext:value-type="string">
            <text:p>-1.0589370756148195</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3"/>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46.43727382473116</text:p>
          </table:table-cell>
          <table:table-cell office:value-type="string" calcext:value-type="string">
            <text:p>-1.1466009295024742</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8"/>
          <table:table-cell office:value-type="string" calcext:value-type="string">
            <text:p>Gertrude</text:p>
          </table:table-cell>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46.374885768032655</text:p>
          </table:table-cell>
          <table:table-cell office:value-type="string" calcext:value-type="string">
            <text:p>-1.0900609000670156</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3"/>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46.37763824118633</text:p>
          </table:table-cell>
          <table:table-cell office:value-type="string" calcext:value-type="string">
            <text:p>-1.0738810965041448</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3"/>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409250077038706</text:p>
          </table:table-cell>
          <table:table-cell office:value-type="string" calcext:value-type="string">
            <text:p>-1.0374090046134687</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3"/>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46.31689456880908</text:p>
          </table:table-cell>
          <table:table-cell office:value-type="string" calcext:value-type="string">
            <text:p>-1.0827901085850309</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46.37327392740861</text:p>
          </table:table-cell>
          <table:table-cell office:value-type="string" calcext:value-type="string">
            <text:p>-1.0543827446357679</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46.32300134117441</text:p>
          </table:table-cell>
          <table:table-cell office:value-type="string" calcext:value-type="string">
            <text:p>-0.8932865022658512</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0610769668676</text:p>
          </table:table-cell>
          <table:table-cell office:value-type="string" calcext:value-type="string">
            <text:p>-0.9493323518804381</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4594436245974</text:p>
          </table:table-cell>
          <table:table-cell office:value-type="string" calcext:value-type="string">
            <text:p>-0.949495383510575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633038704291</text:p>
          </table:table-cell>
          <table:table-cell office:value-type="string" calcext:value-type="string">
            <text:p>-0.9045735244111955</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23974259619504</text:p>
          </table:table-cell>
          <table:table-cell office:value-type="string" calcext:value-type="string">
            <text:p>-0.9557479503161497</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3"/>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46.33548161484084</text:p>
          </table:table-cell>
          <table:table-cell office:value-type="string" calcext:value-type="string">
            <text:p>-0.9451731294766633</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5657487129051</text:p>
          </table:table-cell>
          <table:table-cell office:value-type="string" calcext:value-type="string">
            <text:p>-0.8483938846045934</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5477570013058</text:p>
          </table:table-cell>
          <table:table-cell office:value-type="string" calcext:value-type="string">
            <text:p>-0.8496974098780451</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48429311305914</text:p>
          </table:table-cell>
          <table:table-cell office:value-type="string" calcext:value-type="string">
            <text:p>-0.8780595730440452</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062788167561</text:p>
          </table:table-cell>
          <table:table-cell office:value-type="string" calcext:value-type="string">
            <text:p>-0.869101374540026</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44647793355435</text:p>
          </table:table-cell>
          <table:table-cell office:value-type="string" calcext:value-type="string">
            <text:p>-0.8293733909048766</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24214382047494</text:p>
          </table:table-cell>
          <table:table-cell office:value-type="string" calcext:value-type="string">
            <text:p>-0.8603766850203027</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104888102735</text:p>
          </table:table-cell>
          <table:table-cell office:value-type="string" calcext:value-type="string">
            <text:p>-0.8547286605812132</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3027748714921</text:p>
          </table:table-cell>
          <table:table-cell office:value-type="string" calcext:value-type="string">
            <text:p>-0.8579662511340088</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6824994100556</text:p>
          </table:table-cell>
          <table:table-cell office:value-type="string" calcext:value-type="string">
            <text:p>-0.850866774688161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3"/>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46.366573006867675</text:p>
          </table:table-cell>
          <table:table-cell office:value-type="string" calcext:value-type="string">
            <text:p>-0.858438691203345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571928747611</text:p>
          </table:table-cell>
          <table:table-cell office:value-type="string" calcext:value-type="string">
            <text:p>-0.7895511963847692</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859242882486</text:p>
          </table:table-cell>
          <table:table-cell office:value-type="string" calcext:value-type="string">
            <text:p>-0.791001074849392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21149300650816</text:p>
          </table:table-cell>
          <table:table-cell office:value-type="string" calcext:value-type="string">
            <text:p>-0.7874367720577955</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2480419980054</text:p>
          </table:table-cell>
          <table:table-cell office:value-type="string" calcext:value-type="string">
            <text:p>-0.7594416537397186</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31562651981145</text:p>
          </table:table-cell>
          <table:table-cell office:value-type="string" calcext:value-type="string">
            <text:p>-0.7813881427894058</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3"/>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46.34077311427569</text:p>
          </table:table-cell>
          <table:table-cell office:value-type="string" calcext:value-type="string">
            <text:p>-0.7954050958541231</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62895926817</text:p>
          </table:table-cell>
          <table:table-cell office:value-type="string" calcext:value-type="string">
            <text:p>-0.732571682570713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0974851163501</text:p>
          </table:table-cell>
          <table:table-cell office:value-type="string" calcext:value-type="string">
            <text:p>-0.7244112932700355</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871244180189</text:p>
          </table:table-cell>
          <table:table-cell office:value-type="string" calcext:value-type="string">
            <text:p>-0.7482198074659087</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34788043167855</text:p>
          </table:table-cell>
          <table:table-cell office:value-type="string" calcext:value-type="string">
            <text:p>-0.7512877342628372</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699986956145</text:p>
          </table:table-cell>
          <table:table-cell office:value-type="string" calcext:value-type="string">
            <text:p>-0.7337417651690128</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46.31376191687318</text:p>
          </table:table-cell>
          <table:table-cell office:value-type="string" calcext:value-type="string">
            <text:p>-0.7377304843854489</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46.31668249523271</text:p>
          </table:table-cell>
          <table:table-cell office:value-type="string" calcext:value-type="string">
            <text:p>-0.6670543568386549</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3"/>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46.31712070533414</text:p>
          </table:table-cell>
          <table:table-cell office:value-type="string" calcext:value-type="string">
            <text:p>-0.648153523409709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8"/>
          <table:table-cell office:value-type="string" calcext:value-type="string">
            <text:p>Gertrude</text:p>
          </table:table-cell>
        </table:table-row>
        <table:table-row table:style-name="ro1">
          <table:table-cell table:style-name="ce4" office:value-type="string" calcext:value-type="string">
            <text:p>IA00031548</text:p>
          </table:table-cell>
          <table:table-cell table:style-name="ce4" office:value-type="string" calcext:value-type="string">
            <text:p>pont des Sept Voies</text:p>
          </table:table-cell>
          <table:table-cell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style-name="ce4" office:value-type="string" calcext:value-type="string">
            <text:p>47.26159023168086</text:p>
          </table:table-cell>
          <table:table-cell table:style-name="ce4" office:value-type="string" calcext:value-type="string">
            <text:p>-0.07195682991924497</text:p>
          </table:table-cell>
          <table:table-cell table:style-name="ce4"/>
          <table:table-cell table:style-name="ce4" office:value-type="string" calcext:value-type="string">
            <text:p>calcaire ; pierre de taille</text:p>
          </table:table-cell>
          <table:table-cell table:style-name="ce4" office:value-type="string" calcext:value-type="string">
            <text:p>maître d'oeuvre inconnu</text:p>
          </table:table-cell>
          <table:table-cell table:style-name="ce4" office:value-type="string" calcext:value-type="string">
            <text:p>Pont 17e siècle sur la berge sud de l'île d'Offard</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1772</text:p>
          </table:table-cell>
          <table:table-cell table:style-name="ce4" office:value-type="string" calcext:value-type="string">
            <text:p>Pont Fouchard</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table-cell table:style-name="ce4" office:value-type="string" calcext:value-type="string">
            <text:p>calcaire ; pierre de taille</text:p>
          </table:table-cell>
          <table:table-cell table:style-name="ce4" office:value-type="string" calcext:value-type="string">
            <text:p>Lecreulx (ingénieur civil) ; Aubert (ingénieur civil)</text:p>
          </table:table-cell>
          <table:table-cell table:style-name="ce4" office:value-type="string" calcext:value-type="string">
            <text:p>Pont construit entre 1774 et 1778, commencé par l'ingénieur Lecreulx et achevé par l'ingénieur Aubert. Détruit par bombardements de 1940, reconstruit après 1945</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1773</text:p>
          </table:table-cell>
          <table:table-cell table:style-name="ce4" office:value-type="string" calcext:value-type="string">
            <text:p>pont Cessart</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umur</text:p>
          </table:table-cell>
          <table:table-cell table:style-name="ce4" office:value-type="string" calcext:value-type="string">
            <text:p>Maine-et-Loire</text:p>
          </table:table-cell>
          <table:table-cell table:style-name="ce4" office:value-type="float" office:value="49328" calcext:value-type="float">
            <text:p>4932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table-cell table:style-name="ce4" office:value-type="string" calcext:value-type="string">
            <text:p>calcaire ; pierre de taille</text:p>
          </table:table-cell>
          <table:table-cell table:style-name="ce4" office:value-type="string" calcext:value-type="string">
            <text:p>Cessart Louis-Alexandre de (ingénieur civil)</text:p>
          </table:table-cell>
          <table:table-cell table:style-name="ce4" office:value-type="string" calcext:value-type="string">
            <text:p>Pont construit en 1756, 1770 par Cessart, ingénieur des ponts et chaussé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restauré</text:p>
          </table:table-cell>
          <table:table-cell table:style-name="ce4" office:value-type="string" calcext:value-type="string">
            <text:p>http://www2.culture.gouv.fr/Wave/image/memoire/1291/sap10_67l03176_p.jpg</text:p>
          </table:table-cell>
          <table:table-cell table:style-name="ce4" office:value-type="string" calcext:value-type="string">
            <text:p>Saumur</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430</text:p>
          </table:table-cell>
          <table:table-cell table:style-name="ce4" office:value-type="string" calcext:value-type="string">
            <text:p>Pont des Fée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Baugé</text:p>
          </table:table-cell>
          <table:table-cell table:style-name="ce4" office:value-type="string" calcext:value-type="string">
            <text:p>Maine-et-Loire</text:p>
          </table:table-cell>
          <table:table-cell table:style-name="ce4" office:value-type="float" office:value="49018" calcext:value-type="float">
            <text:p>49018</text:p>
          </table:table-cell>
          <table:table-cell table:style-name="ce4" office:value-type="float" office:value="49" calcext:value-type="float">
            <text:p>49</text:p>
          </table:table-cell>
          <table:table-cell table:style-name="ce4" office:value-type="string" calcext:value-type="string">
            <text:p>47.269790477743946</text:p>
          </table:table-cell>
          <table:table-cell table:style-name="ce4" office:value-type="string" calcext:value-type="string">
            <text:p>-0.08435843056572073</text:p>
          </table:table-cell>
          <table:table-cell table:style-name="ce4"/>
          <table:table-cell table:style-name="ce4" office:value-type="string" calcext:value-type="string">
            <text:p>grès ; moellon ; enduit partiel</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399/ivr52_84490197x_p.jpg</text:p>
          </table:table-cell>
          <table:table-cell table:style-name="ce4" office:value-type="string" calcext:value-type="string">
            <text:p>Baugé</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958</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oyen Ag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ieil-Baugé (Le)</text:p>
          </table:table-cell>
          <table:table-cell table:style-name="ce4" office:value-type="string" calcext:value-type="string">
            <text:p>Maine-et-Loire</text:p>
          </table:table-cell>
          <table:table-cell table:style-name="ce4" office:value-type="float" office:value="49372" calcext:value-type="float">
            <text:p>49372</text:p>
          </table:table-cell>
          <table:table-cell table:style-name="ce4" office:value-type="float" office:value="49" calcext:value-type="float">
            <text:p>49</text:p>
          </table:table-cell>
          <table:table-cell table:style-name="ce4" office:value-type="string" calcext:value-type="string">
            <text:p>47.531429834684566</text:p>
          </table:table-cell>
          <table:table-cell table:style-name="ce4" office:value-type="string" calcext:value-type="string">
            <text:p>-0.11725805860929388</text:p>
          </table:table-cell>
          <table:table-cell table:style-name="ce4"/>
          <table:table-cell table:style-name="ce4" office:value-type="string" calcext:value-type="string">
            <text:p>calcaire ; grès ; moellon ; appareil mixte</text:p>
          </table:table-cell>
          <table:table-cell table:style-name="ce4" office:value-type="string" calcext:value-type="string">
            <text:p>Cossin (architecte)</text:p>
          </table:table-cell>
          <table:table-cell table:style-name="ce4" office:value-type="string" calcext:value-type="string">
            <text:p>Deux ponts à Arches en arc segmentaire et en anse de panier construits en 1846 sur les plans de l'architecte Cossin</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00/ivr52_80493712z_p.jpg</text:p>
          </table:table-cell>
          <table:table-cell table:style-name="ce4" office:value-type="string" calcext:value-type="string">
            <text:p>Baugé</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2988</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3e quart 18e siècle (détruit)</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oncourson-sur-Layon</text:p>
          </table:table-cell>
          <table:table-cell table:style-name="ce4" office:value-type="string" calcext:value-type="string">
            <text:p>Maine-et-Loire</text:p>
          </table:table-cell>
          <table:table-cell table:style-name="ce4" office:value-type="float" office:value="49104" calcext:value-type="float">
            <text:p>49104</text:p>
          </table:table-cell>
          <table:table-cell table:style-name="ce4" office:value-type="float" office:value="49" calcext:value-type="float">
            <text:p>49</text:p>
          </table:table-cell>
          <table:table-cell table:style-name="ce4" office:value-type="string" calcext:value-type="string">
            <text:p>47.17359907285617</text:p>
          </table:table-cell>
          <table:table-cell table:style-name="ce4" office:value-type="string" calcext:value-type="string">
            <text:p>-0.34373054137662346</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office:value-type="string" calcext:value-type="string">
            <text:p>Pont sur le layon construit en 1773 ; reconstruit au 19e siècle</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031</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rigné</text:p>
          </table:table-cell>
          <table:table-cell table:style-name="ce4" office:value-type="string" calcext:value-type="string">
            <text:p>Maine-et-Loire</text:p>
          </table:table-cell>
          <table:table-cell table:style-name="ce4" office:value-type="float" office:value="49047" calcext:value-type="float">
            <text:p>49047</text:p>
          </table:table-cell>
          <table:table-cell table:style-name="ce4" office:value-type="float" office:value="49" calcext:value-type="float">
            <text:p>49</text:p>
          </table:table-cell>
          <table:table-cell table:style-name="ce4" office:value-type="string" calcext:value-type="string">
            <text:p>47.22463574989338</text:p>
          </table:table-cell>
          <table:table-cell table:style-name="ce4" office:value-type="string" calcext:value-type="string">
            <text:p>-0.38592480790439215</text:p>
          </table:table-cell>
          <table:table-cell table:style-name="ce4"/>
          <table:table-cell table:style-name="ce4" office:value-type="string" calcext:value-type="string">
            <text:p>calcaire ; moellon ; grison ; pierre de taille ; appareil mixte</text:p>
          </table:table-cell>
          <table:table-cell table:style-name="ce4" office:value-type="string" calcext:value-type="string">
            <text:p>maître d'oeuvre inconnu</text:p>
          </table:table-cell>
          <table:table-cell table:style-name="ce4" office:value-type="string" calcext:value-type="string">
            <text:p>Pont d'une arche datant du 18e siècle (?). Dos d'âne supprimé 20e siècle</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265</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Martigné-Briand</text:p>
          </table:table-cell>
          <table:table-cell table:style-name="ce4" office:value-type="string" calcext:value-type="string">
            <text:p>Maine-et-Loire</text:p>
          </table:table-cell>
          <table:table-cell table:style-name="ce4" office:value-type="float" office:value="49191" calcext:value-type="float">
            <text:p>49191</text:p>
          </table:table-cell>
          <table:table-cell table:style-name="ce4" office:value-type="float" office:value="49" calcext:value-type="float">
            <text:p>49</text:p>
          </table:table-cell>
          <table:table-cell table:style-name="ce4" office:value-type="string" calcext:value-type="string">
            <text:p>47.22400974473675</text:p>
          </table:table-cell>
          <table:table-cell table:style-name="ce4" office:value-type="string" calcext:value-type="string">
            <text:p>-0.41984955864769063</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63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Georges-sur-Layon</text:p>
          </table:table-cell>
          <table:table-cell table:style-name="ce4" office:value-type="string" calcext:value-type="string">
            <text:p>Maine-et-Loire</text:p>
          </table:table-cell>
          <table:table-cell table:style-name="ce4" office:value-type="float" office:value="49282" calcext:value-type="float">
            <text:p>49282</text:p>
          </table:table-cell>
          <table:table-cell table:style-name="ce4" office:value-type="float" office:value="49" calcext:value-type="float">
            <text:p>49</text:p>
          </table:table-cell>
          <table:table-cell table:style-name="ce4" office:value-type="string" calcext:value-type="string">
            <text:p>47.217750997515594</text:p>
          </table:table-cell>
          <table:table-cell table:style-name="ce4" office:value-type="string" calcext:value-type="string">
            <text:p>-0.3801580470171967</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640</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Georges-sur-Layon</text:p>
          </table:table-cell>
          <table:table-cell table:style-name="ce4" office:value-type="string" calcext:value-type="string">
            <text:p>Maine-et-Loire</text:p>
          </table:table-cell>
          <table:table-cell table:style-name="ce4" office:value-type="float" office:value="49282" calcext:value-type="float">
            <text:p>49282</text:p>
          </table:table-cell>
          <table:table-cell table:style-name="ce4" office:value-type="float" office:value="49" calcext:value-type="float">
            <text:p>49</text:p>
          </table:table-cell>
          <table:table-cell table:style-name="ce4" office:value-type="string" calcext:value-type="string">
            <text:p>47.20227239663785</text:p>
          </table:table-cell>
          <table:table-cell table:style-name="ce4" office:value-type="string" calcext:value-type="string">
            <text:p>-0.3762027959340016</text:p>
          </table:table-cell>
          <table:table-cell table:style-name="ce4"/>
          <table:table-cell table:style-name="ce4" office:value-type="string" calcext:value-type="string">
            <text:p>grison ;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Doué-la-Fontaine</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85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Longué-Jumelles</text:p>
          </table:table-cell>
          <table:table-cell table:style-name="ce4" office:value-type="string" calcext:value-type="string">
            <text:p>Maine-et-Loire</text:p>
          </table:table-cell>
          <table:table-cell table:style-name="ce4" office:value-type="float" office:value="49180" calcext:value-type="float">
            <text:p>49180</text:p>
          </table:table-cell>
          <table:table-cell table:style-name="ce4" office:value-type="float" office:value="49" calcext:value-type="float">
            <text:p>49</text:p>
          </table:table-cell>
          <table:table-cell table:style-name="ce4" office:value-type="string" calcext:value-type="string">
            <text:p>47.36132697312683</text:p>
          </table:table-cell>
          <table:table-cell table:style-name="ce4" office:value-type="string" calcext:value-type="string">
            <text:p>-0.1600338679970539</text:p>
          </table:table-cell>
          <table:table-cell table:style-name="ce4"/>
          <table:table-cell table:style-name="ce4" office:value-type="string" calcext:value-type="string">
            <text:p>tufeau ; pierre de taille ; grès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Longue-Jumelle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3972</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ère moitié 19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ernantes</text:p>
          </table:table-cell>
          <table:table-cell table:style-name="ce4" office:value-type="string" calcext:value-type="string">
            <text:p>Maine-et-Loire</text:p>
          </table:table-cell>
          <table:table-cell table:style-name="ce4" office:value-type="float" office:value="49368" calcext:value-type="float">
            <text:p>49368</text:p>
          </table:table-cell>
          <table:table-cell table:style-name="ce4" office:value-type="float" office:value="49" calcext:value-type="float">
            <text:p>49</text:p>
          </table:table-cell>
          <table:table-cell table:style-name="ce4" office:value-type="string" calcext:value-type="string">
            <text:p>47.41662637849329</text:p>
          </table:table-cell>
          <table:table-cell table:style-name="ce4" office:value-type="string" calcext:value-type="string">
            <text:p>0.010401215293122606</text:p>
          </table:table-cell>
          <table:table-cell table:style-name="ce4"/>
          <table:table-cell table:style-name="ce4" office:value-type="string" calcext:value-type="string">
            <text:p>schiste ; grès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Longue-Jumelle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063</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moitié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apelle-Rainsouin (La)</text:p>
          </table:table-cell>
          <table:table-cell table:style-name="ce4" office:value-type="string" calcext:value-type="string">
            <text:p>Mayenne</text:p>
          </table:table-cell>
          <table:table-cell table:style-name="ce4" office:value-type="float" office:value="53059" calcext:value-type="float">
            <text:p>53059</text:p>
          </table:table-cell>
          <table:table-cell table:style-name="ce4" office:value-type="float" office:value="53" calcext:value-type="float">
            <text:p>53</text:p>
          </table:table-cell>
          <table:table-cell table:style-name="ce4" office:value-type="string" calcext:value-type="string">
            <text:p>48.086358494981745</text:p>
          </table:table-cell>
          <table:table-cell table:style-name="ce4" office:value-type="string" calcext:value-type="string">
            <text:p>-0.5247681369043457</text:p>
          </table:table-cell>
          <table:table-cell table:style-name="ce4"/>
          <table:table-cell table:style-name="ce4" office:value-type="string" calcext:value-type="string">
            <text:p>grès ; moellon</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sur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08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Deux-Evailles</text:p>
          </table:table-cell>
          <table:table-cell table:style-name="ce4" office:value-type="string" calcext:value-type="string">
            <text:p>Mayenne</text:p>
          </table:table-cell>
          <table:table-cell table:style-name="ce4" office:value-type="float" office:value="53092" calcext:value-type="float">
            <text:p>53092</text:p>
          </table:table-cell>
          <table:table-cell table:style-name="ce4" office:value-type="float" office:value="53" calcext:value-type="float">
            <text:p>53</text:p>
          </table:table-cell>
          <table:table-cell table:style-name="ce4" office:value-type="string" calcext:value-type="string">
            <text:p>48.20150648400123</text:p>
          </table:table-cell>
          <table:table-cell table:style-name="ce4" office:value-type="string" calcext:value-type="string">
            <text:p>-0.5183911081052268</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surs</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304</text:p>
          </table:table-cell>
          <table:table-cell table:style-name="ce4" office:value-type="string" calcext:value-type="string">
            <text:p>Pont</text:p>
          </table:table-cell>
          <table:table-cell table:style-name="ce4" office:value-type="string" calcext:value-type="string">
            <text:p>pont</text:p>
          </table:table-cell>
          <table:table-cell table:number-columns-repeated="2"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Evron</text:p>
          </table:table-cell>
          <table:table-cell table:style-name="ce4" office:value-type="string" calcext:value-type="string">
            <text:p>Mayenne</text:p>
          </table:table-cell>
          <table:table-cell table:style-name="ce4" office:value-type="float" office:value="53097" calcext:value-type="float">
            <text:p>53097</text:p>
          </table:table-cell>
          <table:table-cell table:style-name="ce4" office:value-type="float" office:value="53" calcext:value-type="float">
            <text:p>53</text:p>
          </table:table-cell>
          <table:table-cell table:style-name="ce4" office:value-type="string" calcext:value-type="string">
            <text:p>48.17033480262234</text:p>
          </table:table-cell>
          <table:table-cell table:style-name="ce4" office:value-type="string" calcext:value-type="string">
            <text:p>-0.4374714875663451</text:p>
          </table:table-cell>
          <table:table-cell table:style-name="ce4"/>
          <table:table-cell table:style-name="ce4" office:value-type="string" calcext:value-type="string">
            <text:p>grès ; moellon sans chaîne en pierre de taill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Evron</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3442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9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Christophe-du-Luat</text:p>
          </table:table-cell>
          <table:table-cell table:style-name="ce4" office:value-type="string" calcext:value-type="string">
            <text:p>Mayenne</text:p>
          </table:table-cell>
          <table:table-cell table:style-name="ce4" office:value-type="float" office:value="53207" calcext:value-type="float">
            <text:p>53207</text:p>
          </table:table-cell>
          <table:table-cell table:style-name="ce4" office:value-type="float" office:value="53" calcext:value-type="float">
            <text:p>53</text:p>
          </table:table-cell>
          <table:table-cell table:style-name="ce4" office:value-type="string" calcext:value-type="string">
            <text:p>48.136152787020855</text:p>
          </table:table-cell>
          <table:table-cell table:style-name="ce4" office:value-type="string" calcext:value-type="string">
            <text:p>-0.4598635160908461</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Evron</text:p>
          </table:table-cell>
          <table:table-cell table:style-name="ce4" office:value-type="string" calcext:value-type="string">
            <text:p>1987 AVANT</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774</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int-Just-sur-Dive</text:p>
          </table:table-cell>
          <table:table-cell table:style-name="ce4" office:value-type="string" calcext:value-type="string">
            <text:p>Maine-et-Loire</text:p>
          </table:table-cell>
          <table:table-cell table:style-name="ce4" office:value-type="float" office:value="49291" calcext:value-type="float">
            <text:p>49291</text:p>
          </table:table-cell>
          <table:table-cell table:style-name="ce4" office:value-type="float" office:value="49" calcext:value-type="float">
            <text:p>49</text:p>
          </table:table-cell>
          <table:table-cell table:style-name="ce4" office:value-type="string" calcext:value-type="string">
            <text:p>47.1873257797075</text:p>
          </table:table-cell>
          <table:table-cell table:style-name="ce4" office:value-type="string" calcext:value-type="string">
            <text:p>-0.08987160792733286</text:p>
          </table:table-cell>
          <table:table-cell table:style-name="ce4"/>
          <table:table-cell table:style-name="ce4" office:value-type="string" calcext:value-type="string">
            <text:p>pierre ; pierre de taille ; moellon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6"/>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961</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er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Montreuil-Bellay</text:p>
          </table:table-cell>
          <table:table-cell table:style-name="ce4" office:value-type="string" calcext:value-type="string">
            <text:p>Maine-et-Loire</text:p>
          </table:table-cell>
          <table:table-cell table:style-name="ce4" office:value-type="float" office:value="49215" calcext:value-type="float">
            <text:p>49215</text:p>
          </table:table-cell>
          <table:table-cell table:style-name="ce4" office:value-type="float" office:value="49" calcext:value-type="float">
            <text:p>49</text:p>
          </table:table-cell>
          <table:table-cell table:style-name="ce4" office:value-type="string" calcext:value-type="string">
            <text:p>47.135814140449476</text:p>
          </table:table-cell>
          <table:table-cell table:style-name="ce4" office:value-type="string" calcext:value-type="string">
            <text:p>-0.15454192533461264</text:p>
          </table:table-cell>
          <table:table-cell table:style-name="ce4"/>
          <table:table-cell table:style-name="ce4" office:value-type="string" calcext:value-type="string">
            <text:p>calcaire ; pierre de taille</text:p>
          </table:table-cell>
          <table:table-cell table:style-name="ce4" office:value-type="string" calcext:value-type="string">
            <text:p>Normand (ingénieur civil)</text:p>
          </table:table-cell>
          <table:table-cell table:style-name="ce4"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style-name="ce4" table:number-columns-repeated="2"/>
          <table:table-cell table:style-name="ce4" office:value-type="string" calcext:value-type="string">
            <text:p>© Inventaire général</text:p>
          </table:table-cell>
          <table:table-cell table:style-name="ce4" table:number-columns-repeated="6"/>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3962</text:p>
          </table:table-cell>
          <table:table-cell table:style-name="ce4" office:value-type="string" calcext:value-type="string">
            <text:p>Pont dit le Vieux Pont</text:p>
          </table:table-cell>
          <table:table-cell table:style-name="ce4" office:value-type="string" calcext:value-type="string">
            <text:p>pont</text:p>
          </table:table-cell>
          <table:table-cell table:style-name="ce4" office:value-type="string" calcext:value-type="string">
            <text:p>2e moitié 15e siècle</text:p>
          </table:table-cell>
          <table:table-cell table:style-name="ce4" office:value-type="string" calcext:value-type="string">
            <text:p>4e quart 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ntreuil-Bellay</text:p>
          </table:table-cell>
          <table:table-cell table:style-name="ce4" office:value-type="string" calcext:value-type="string">
            <text:p>Maine-et-Loire</text:p>
          </table:table-cell>
          <table:table-cell table:style-name="ce4" office:value-type="float" office:value="49215" calcext:value-type="float">
            <text:p>49215</text:p>
          </table:table-cell>
          <table:table-cell table:style-name="ce4" office:value-type="float" office:value="49" calcext:value-type="float">
            <text:p>49</text:p>
          </table:table-cell>
          <table:table-cell table:style-name="ce4" office:value-type="string" calcext:value-type="string">
            <text:p>47.13414720868238</text:p>
          </table:table-cell>
          <table:table-cell table:style-name="ce4" office:value-type="string" calcext:value-type="string">
            <text:p>-0.15670661679430312</text:p>
          </table:table-cell>
          <table:table-cell table:style-name="ce4"/>
          <table:table-cell table:style-name="ce4" office:value-type="string" calcext:value-type="string">
            <text:p>tufeau ; pierre de taille</text:p>
          </table:table-cell>
          <table:table-cell table:style-name="ce4" office:value-type="string" calcext:value-type="string">
            <text:p>maître d'oeuvre inconnu</text:p>
          </table:table-cell>
          <table:table-cell table:style-name="ce4" office:value-type="string" calcext:value-type="string">
            <text:p>Des vestiges subsistent du pont reconstruit pour Guillaume d'Harcourt dans la 2e moitié du 15e siècle ; les arches centrales ont été rebâties en 1577 (daté par travaux historiqu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Montreuil-Bellay</text:p>
          </table:table-cell>
          <table:table-cell table:style-name="ce4" office:value-type="float" office:value="1988" calcext:value-type="float">
            <text:p>1988</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077</text:p>
          </table:table-cell>
          <table:table-cell table:style-name="ce4" office:value-type="string" calcext:value-type="string">
            <text:p>Pont dit le Vieux Pont</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4e quart 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snières-sur-Vègre</text:p>
          </table:table-cell>
          <table:table-cell table:style-name="ce4" office:value-type="string" calcext:value-type="string">
            <text:p>Sarthe</text:p>
          </table:table-cell>
          <table:table-cell table:style-name="ce4" office:value-type="float" office:value="72010" calcext:value-type="float">
            <text:p>72010</text:p>
          </table:table-cell>
          <table:table-cell table:style-name="ce4" office:value-type="float" office:value="72" calcext:value-type="float">
            <text:p>72</text:p>
          </table:table-cell>
          <table:table-cell table:style-name="ce4" office:value-type="string" calcext:value-type="string">
            <text:p>47.88930525727294</text:p>
          </table:table-cell>
          <table:table-cell table:style-name="ce4" office:value-type="string" calcext:value-type="string">
            <text:p>-0.233809452734338</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Baumier Jacques (entrepreneur de maçonnerie)</text:p>
          </table:table-cell>
          <table:table-cell table:style-name="ce4" office:value-type="string" calcext:value-type="string">
            <text:p>Pont entièrement reconstruit par l'entrepreneur Jacques Baumier vers 1806, attribution et date par source</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183/ivr52_82721103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office:value-type="string" calcext:value-type="string">
            <text:p>PA00109664</text:p>
          </table:table-cell>
          <table:table-cell table:style-name="ce4" office:value-type="string" calcext:value-type="string">
            <text:p>Mérimée</text:p>
          </table:table-cell>
        </table:table-row>
        <table:table-row table:style-name="ro1">
          <table:table-cell table:style-name="ce4" office:value-type="string" calcext:value-type="string">
            <text:p>IA0005812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uvers-le-Hamon</text:p>
          </table:table-cell>
          <table:table-cell table:style-name="ce4" office:value-type="string" calcext:value-type="string">
            <text:p>Sarthe</text:p>
          </table:table-cell>
          <table:table-cell table:style-name="ce4" office:value-type="float" office:value="72016" calcext:value-type="float">
            <text:p>72016</text:p>
          </table:table-cell>
          <table:table-cell table:style-name="ce4" office:value-type="float" office:value="72" calcext:value-type="float">
            <text:p>72</text:p>
          </table:table-cell>
          <table:table-cell table:style-name="ce4" office:value-type="string" calcext:value-type="string">
            <text:p>47.90065148922623</text:p>
          </table:table-cell>
          <table:table-cell table:style-name="ce4" office:value-type="string" calcext:value-type="string">
            <text:p>-0.4036353327465618</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07/ivr52_82721227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office:value-type="string" calcext:value-type="string">
            <text:p>PA00109671</text:p>
          </table:table-cell>
          <table:table-cell table:style-name="ce4" office:value-type="string" calcext:value-type="string">
            <text:p>Mérimée</text:p>
          </table:table-cell>
        </table:table-row>
        <table:table-row table:style-name="ro1">
          <table:table-cell table:style-name="ce4" office:value-type="string" calcext:value-type="string">
            <text:p>IA00058275</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Parcé-sur-Sarthe</text:p>
          </table:table-cell>
          <table:table-cell table:style-name="ce4" office:value-type="string" calcext:value-type="string">
            <text:p>Sarthe</text:p>
          </table:table-cell>
          <table:table-cell table:style-name="ce4" office:value-type="float" office:value="72228" calcext:value-type="float">
            <text:p>72228</text:p>
          </table:table-cell>
          <table:table-cell table:style-name="ce4" office:value-type="float" office:value="72" calcext:value-type="float">
            <text:p>72</text:p>
          </table:table-cell>
          <table:table-cell table:style-name="ce4" office:value-type="string" calcext:value-type="string">
            <text:p>47.84450425193212</text:p>
          </table:table-cell>
          <table:table-cell table:style-name="ce4" office:value-type="string" calcext:value-type="string">
            <text:p>-0.19634404498587155</text:p>
          </table:table-cell>
          <table:table-cell table:style-name="ce4"/>
          <table:table-cell table:style-name="ce4" office:value-type="string" calcext:value-type="string">
            <text:p>pierre ; bois ; fer ; moellon ; appareil mixte ; enduit</text:p>
          </table:table-cell>
          <table:table-cell table:style-name="ce4" office:value-type="string" calcext:value-type="string">
            <text:p>maître d'oeuvre inconnu</text:p>
          </table:table-cell>
          <table:table-cell table:style-name="ce4" office:value-type="string" calcext:value-type="string">
            <text:p>D'après des sources, pont construit vers 1838 sur la Sarthe pour compléter l'axe Sable Le Mans ; restauré vers 1850, il est détruit vers 1893</text:p>
          </table:table-cell>
          <table:table-cell table:style-name="ce4" office:value-type="string" calcext:value-type="string">
            <text:p>Pont suspendu en bois et câbles métalliques ; pylônes et ailes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409/ivr52_85721204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5</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5481195697985</text:p>
          </table:table-cell>
          <table:table-cell table:style-name="ce4" office:value-type="string" calcext:value-type="string">
            <text:p>-0.32230827001606555</text:p>
          </table:table-cell>
          <table:table-cell table:style-name="ce4"/>
          <table:table-cell table:style-name="ce4" office:value-type="string" calcext:value-type="string">
            <text:p>marbre ; moellon sans chaîne en pierre de taille</text:p>
          </table:table-cell>
          <table:table-cell table:style-name="ce4" office:value-type="string" calcext:value-type="string">
            <text:p>maître d'oeuvre inconnu</text:p>
          </table:table-cell>
          <table:table-cell table:style-name="ce4" office:value-type="string" calcext:value-type="string">
            <text:p>Pont construit vers 1882, daté par source</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74721617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7</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027547065076</text:p>
          </table:table-cell>
          <table:table-cell table:style-name="ce4" office:value-type="string" calcext:value-type="string">
            <text:p>-0.3335413770339739</text:p>
          </table:table-cell>
          <table:table-cell table:style-name="ce4"/>
          <table:table-cell table:style-name="ce4" office:value-type="string" calcext:value-type="string">
            <text:p>marbre ; grès ; moellon sans chaîne en pierre de taille ; appareil mixte</text:p>
          </table:table-cell>
          <table:table-cell table:style-name="ce4" office:value-type="string" calcext:value-type="string">
            <text:p>Deshessarts (ingénieur)</text:p>
          </table:table-cell>
          <table:table-cell table:style-name="ce4" office:value-type="string" calcext:value-type="string">
            <text:p>Pont reconstruit en 1821 par l'entrepreneur Simon Amable sur les plans de l'ingénieur Deshessarts</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1/ivr52_82720173p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8</text:p>
          </table:table-cell>
          <table:table-cell table:style-name="ce4" office:value-type="string" calcext:value-type="string">
            <text:p>Pont dit le Grand Pont</text:p>
          </table:table-cell>
          <table:table-cell table:style-name="ce4" office:value-type="string" calcext:value-type="string">
            <text:p>pont</text:p>
          </table:table-cell>
          <table:table-cell table:style-name="ce4" office:value-type="string" calcext:value-type="string">
            <text:p>1er quart 18e siècle (détruit)</text:p>
          </table:table-cell>
          <table:table-cell table:style-name="ce4" office:value-type="string" calcext:value-type="string">
            <text:p>milieu 19e siècle (détruit)</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3959917433335</text:p>
          </table:table-cell>
          <table:table-cell table:style-name="ce4" office:value-type="string" calcext:value-type="string">
            <text:p>-0.3316359953504306</text:p>
          </table:table-cell>
          <table:table-cell table:style-name="ce4"/>
          <table:table-cell table:style-name="ce4" office:value-type="string" calcext:value-type="string">
            <text:p>métal ; pierre ; marbre ; bois ; appareil mixte</text:p>
          </table:table-cell>
          <table:table-cell table:style-name="ce4" office:value-type="string" calcext:value-type="string">
            <text:p>Harel de la Noë ; ou ; La Noë Harel de (ingénieur)</text:p>
          </table:table-cell>
          <table:table-cell table:style-name="ce4"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table:style-name="ce4" office:value-type="string" calcext:value-type="string">
            <text:p>1er pont à quatre arches en marbre ; 2e pont à quatre arches métalliques, et pilliers en maçonnerie</text:p>
          </table:table-cell>
          <table:table-cell table:style-name="ce4"/>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74722122xb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59</text:p>
          </table:table-cell>
          <table:table-cell table:style-name="ce4" office:value-type="string" calcext:value-type="string">
            <text:p>Pont</text:p>
          </table:table-cell>
          <table:table-cell table:style-name="ce4" office:value-type="string" calcext:value-type="string">
            <text:p>pont</text:p>
          </table:table-cell>
          <table:table-cell table:style-name="ce4" office:value-type="string" calcext:value-type="string">
            <text:p>4e quart 19e siècle (détruit)</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4090769983643</text:p>
          </table:table-cell>
          <table:table-cell table:style-name="ce4" office:value-type="string" calcext:value-type="string">
            <text:p>-0.33343963706811053</text:p>
          </table:table-cell>
          <table:table-cell table:style-name="ce4"/>
          <table:table-cell table:style-name="ce4" office:value-type="string" calcext:value-type="string">
            <text:p>métal ; pierre ; moellon sans chaîne en pierre de taille</text:p>
          </table:table-cell>
          <table:table-cell table:style-name="ce4" office:value-type="string" calcext:value-type="string">
            <text:p>maître d'oeuvre inconnu</text:p>
          </table:table-cell>
          <table:table-cell table:style-name="ce4" office:value-type="string" calcext:value-type="string">
            <text:p>Pont construit à la fin du 19e siècle, détruit au 20e siècle</text:p>
          </table:table-cell>
          <table:table-cell table:style-name="ce4" office:value-type="string" calcext:value-type="string">
            <text:p>Pont à Tablier, parapets et poteau de soutien métalliques ; culée et escalier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411/ivr52_85720640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0005856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blé-sur-Sarthe</text:p>
          </table:table-cell>
          <table:table-cell table:style-name="ce4" office:value-type="string" calcext:value-type="string">
            <text:p>Sarthe</text:p>
          </table:table-cell>
          <table:table-cell table:style-name="ce4" office:value-type="float" office:value="72264" calcext:value-type="float">
            <text:p>72264</text:p>
          </table:table-cell>
          <table:table-cell table:style-name="ce4" office:value-type="float" office:value="72" calcext:value-type="float">
            <text:p>72</text:p>
          </table:table-cell>
          <table:table-cell table:style-name="ce4" office:value-type="string" calcext:value-type="string">
            <text:p>47.82456194503775</text:p>
          </table:table-cell>
          <table:table-cell table:style-name="ce4" office:value-type="string" calcext:value-type="string">
            <text:p>-0.3710979372649023</text:p>
          </table:table-cell>
          <table:table-cell table:style-name="ce4"/>
          <table:table-cell table:style-name="ce4" office:value-type="string" calcext:value-type="string">
            <text:p>calcaire ; pierre de taille ; moellon</text:p>
          </table:table-cell>
          <table:table-cell table:style-name="ce4" office:value-type="string" calcext:value-type="string">
            <text:p>maître d'oeuvre inconnu</text:p>
          </table:table-cell>
          <table:table-cell table:style-name="ce4"/>
          <table:table-cell table:style-name="ce4" office:value-type="string" calcext:value-type="string">
            <text:p>Pont à cinq arches ; piles en pierre de taille, écoinçons en moellon</text:p>
          </table:table-cell>
          <table:table-cell table:style-name="ce4"/>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412/ivr52_86720739x_p.jpg</text:p>
          </table:table-cell>
          <table:table-cell table:style-name="ce4" office:value-type="string" calcext:value-type="string">
            <text:p>Sable-sur-Sarthe</text:p>
          </table:table-cell>
          <table:table-cell table:style-name="ce4" office:value-type="float" office:value="1987" calcext:value-type="float">
            <text:p>198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649</text:p>
          </table:table-cell>
          <table:table-cell table:style-name="ce4" office:value-type="string" calcext:value-type="string">
            <text:p>Pont des Rosier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Rosiers-sur-Loire (Les)</text:p>
          </table:table-cell>
          <table:table-cell table:style-name="ce4" office:value-type="string" calcext:value-type="string">
            <text:p>Maine-et-Loire</text:p>
          </table:table-cell>
          <table:table-cell table:style-name="ce4" office:value-type="float" office:value="49261" calcext:value-type="float">
            <text:p>49261</text:p>
          </table:table-cell>
          <table:table-cell table:style-name="ce4" office:value-type="float" office:value="49" calcext:value-type="float">
            <text:p>49</text:p>
          </table:table-cell>
          <table:table-cell table:style-name="ce4" office:value-type="string" calcext:value-type="string">
            <text:p>47.34024197142924</text:p>
          </table:table-cell>
          <table:table-cell table:style-name="ce4" office:value-type="string" calcext:value-type="string">
            <text:p>-0.22697042799263265</text:p>
          </table:table-cell>
          <table:table-cell table:style-name="ce4"/>
          <table:table-cell table:style-name="ce4" office:value-type="string" calcext:value-type="string">
            <text:p>bois ; métal ; pierre</text:p>
          </table:table-cell>
          <table:table-cell table:style-name="ce4" office:value-type="string" calcext:value-type="string">
            <text:p>Chaley Joseph (ingénieur civil) ; Bordillon Théodore (ingénieur civil)</text:p>
          </table:table-cell>
          <table:table-cell table:style-name="ce4"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Saumur périphérie nord</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0</text:p>
          </table:table-cell>
          <table:table-cell table:style-name="ce4" office:value-type="string" calcext:value-type="string">
            <text:p>Pont de la Basse-Chaîn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6132824287575</text:p>
          </table:table-cell>
          <table:table-cell table:style-name="ce4" office:value-type="string" calcext:value-type="string">
            <text:p>-0.5638910611649232</text:p>
          </table:table-cell>
          <table:table-cell table:style-name="ce4"/>
          <table:table-cell table:style-name="ce4" office:value-type="string" calcext:value-type="string">
            <text:p>schiste ; moellon ; moellon sans chaîne en pierre de taille ; calcaire ; grès ; moyen appareil ; fonte ; fer ; béton armé ; appareil mixte ; appareil à assises alternées</text:p>
          </table:table-cell>
          <table:table-cell table:style-name="ce4" office:value-type="string" calcext:value-type="string">
            <text:p>Chaley Joseph (ingénieur civil) ; Bordillon Théodore (ingénieur civil) ; Leclerc (ingénieur civil) ; Robinson J.R. (ingénieur civil) ; Madelain Henri (architecte)</text:p>
          </table:table-cell>
          <table:table-cell table:style-name="ce4"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table:style-name="ce4"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1</text:p>
          </table:table-cell>
          <table:table-cell table:style-name="ce4" office:value-type="string" calcext:value-type="string">
            <text:p>Pont de la Haute-Chaîn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ilieu 20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018276320375</text:p>
          </table:table-cell>
          <table:table-cell table:style-name="ce4" office:value-type="string" calcext:value-type="string">
            <text:p>-0.5498543064689255</text:p>
          </table:table-cell>
          <table:table-cell table:style-name="ce4"/>
          <table:table-cell table:style-name="ce4" office:value-type="string" calcext:value-type="string">
            <text:p>schiste ; moellon ; calcaire ; moyen appareil ; fonte ; appareil mixte ; béton armé</text:p>
          </table:table-cell>
          <table:table-cell table:style-name="ce4" office:value-type="string" calcext:value-type="string">
            <text:p>Chaley Joseph (ingénieur civil) ; Bordillon Théodore (ingénieur civil) ; Robinson J.R. (ingénieur civil) ; Madelain Henri (architecte)</text:p>
          </table:table-cell>
          <table:table-cell table:style-name="ce4"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table:style-name="ce4" office:value-type="string" calcext:value-type="string">
            <text:p>Premier pont : piles et culées en moellon de schiste et calcaire, arches en fonte, tablier en bois, reconstruit en fer, puis en béton armé. Second pont : structure en béton armé.</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2</text:p>
          </table:table-cell>
          <table:table-cell table:style-name="ce4" office:value-type="string" calcext:value-type="string">
            <text:p>Grand pont, puis pont du Centre, puis pont de Verdun</text:p>
          </table:table-cell>
          <table:table-cell table:style-name="ce4" office:value-type="string" calcext:value-type="string">
            <text:p>pont</text:p>
          </table:table-cell>
          <table:table-cell table:style-name="ce4" office:value-type="string" calcext:value-type="string">
            <text:p>Haut Moyen Age</text:p>
          </table:table-cell>
          <table:table-cell table:style-name="ce4" office:value-type="string" calcext:value-type="string">
            <text:p>2e quart 11e siècle</text:p>
          </table:table-cell>
          <table:table-cell table:style-name="ce4" office:value-type="string" calcext:value-type="string">
            <text:p>milieu 12e siècle</text:p>
          </table:table-cell>
          <table:table-cell table:style-name="ce4" office:value-type="string" calcext:value-type="string">
            <text:p>2e quart 19e siècl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69775295192726</text:p>
          </table:table-cell>
          <table:table-cell table:style-name="ce4" office:value-type="string" calcext:value-type="string">
            <text:p>-0.5499516935146789</text:p>
          </table:table-cell>
          <table:table-cell table:style-name="ce4"/>
          <table:table-cell table:style-name="ce4" office:value-type="string" calcext:value-type="string">
            <text:p>bois ; schiste ; moellon sans chaîne en pierre de taille ; grès ; grand appareil ; moyen appareil ; appareil mixte</text:p>
          </table:table-cell>
          <table:table-cell table:style-name="ce4" office:value-type="string" calcext:value-type="string">
            <text:p>Dupuit Jules (ingénieur civil)</text:p>
          </table:table-cell>
          <table:table-cell table:style-name="ce4"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table:style-name="ce4"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3</text:p>
          </table:table-cell>
          <table:table-cell table:style-name="ce4" office:value-type="string" calcext:value-type="string">
            <text:p>Pont de la Tannerie ou Petit pont</text:p>
          </table:table-cell>
          <table:table-cell table:style-name="ce4" office:value-type="string" calcext:value-type="string">
            <text:p>pont</text:p>
          </table:table-cell>
          <table:table-cell table:style-name="ce4" office:value-type="string" calcext:value-type="string">
            <text:p>Haut Moyen Ag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7831623918036</text:p>
          </table:table-cell>
          <table:table-cell table:style-name="ce4" office:value-type="string" calcext:value-type="string">
            <text:p>-0.5596687037052193</text:p>
          </table:table-cell>
          <table:table-cell table:style-name="ce4"/>
          <table:table-cell table:style-name="ce4" office:value-type="string" calcext:value-type="string">
            <text:p>schiste ; moellon sans chaîne en pierre de taille</text:p>
          </table:table-cell>
          <table:table-cell table:style-name="ce4" office:value-type="string" calcext:value-type="string">
            <text:p>Jouin (architecte) ; Lointier (architecte)</text:p>
          </table:table-cell>
          <table:table-cell table:style-name="ce4"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style-name="ce4" table:number-columns-repeated="2"/>
          <table:table-cell table:style-name="ce4" office:value-type="string" calcext:value-type="string">
            <text:p>© Région Pays de la Loire - Inventaire général ; © Ville d'Angers</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1469/ivr52_774901437x_p.jpg</text:p>
          </table:table-cell>
          <table:table-cell table:style-name="ce4" office:value-type="string" calcext:value-type="string">
            <text:p>Angers intra-muros</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0844</text:p>
          </table:table-cell>
          <table:table-cell table:style-name="ce4" office:value-type="string" calcext:value-type="string">
            <text:p>Barrage dit Chaussée des Treilles, puis pont dit pont des Treilles</text:p>
          </table:table-cell>
          <table:table-cell table:style-name="ce4" office:value-type="string" calcext:value-type="string">
            <text:p>barrage ; pont</text:p>
          </table:table-cell>
          <table:table-cell table:style-name="ce4" office:value-type="string" calcext:value-type="string">
            <text:p>2e moitié 12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style-name="ce4" office:value-type="string" calcext:value-type="string">
            <text:p>47.47438374313358</text:p>
          </table:table-cell>
          <table:table-cell table:style-name="ce4" office:value-type="string" calcext:value-type="string">
            <text:p>-0.5532017861544838</text:p>
          </table:table-cell>
          <table:table-cell table:style-name="ce4"/>
          <table:table-cell table:style-name="ce4" office:value-type="string" calcext:value-type="string">
            <text:p>schiste ; moellon sans chaîne en pierre de taille</text:p>
          </table:table-cell>
          <table:table-cell table:style-name="ce4" office:value-type="string" calcext:value-type="string">
            <text:p>maître d'oeuvre inconnu</text:p>
          </table:table-cell>
          <table:table-cell table:style-name="ce4"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table:style-name="ce4"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style-name="ce4"/>
          <table:table-cell table:style-name="ce4" office:value-type="string" calcext:value-type="string">
            <text:p>© Région Pays de la Loire - Inventaire général ; © Ville d'Angers</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1469/ivr52_914900572v_p.jpg</text:p>
          </table:table-cell>
          <table:table-cell table:style-name="ce4" office:value-type="string" calcext:value-type="string">
            <text:p>Angers intra-muros</text:p>
          </table:table-cell>
          <table:table-cell table:style-name="ce4" office:value-type="float" office:value="2003" calcext:value-type="float">
            <text:p>2003</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37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egré</text:p>
          </table:table-cell>
          <table:table-cell table:style-name="ce4" office:value-type="string" calcext:value-type="string">
            <text:p>Maine-et-Loire</text:p>
          </table:table-cell>
          <table:table-cell table:style-name="ce4" office:value-type="float" office:value="49331" calcext:value-type="float">
            <text:p>49331</text:p>
          </table:table-cell>
          <table:table-cell table:style-name="ce4" office:value-type="float" office:value="49" calcext:value-type="float">
            <text:p>49</text:p>
          </table:table-cell>
          <table:table-cell table:style-name="ce4" office:value-type="string" calcext:value-type="string">
            <text:p>47.686687305326636</text:p>
          </table:table-cell>
          <table:table-cell table:style-name="ce4" office:value-type="string" calcext:value-type="string">
            <text:p>-0.8640366146046177</text:p>
          </table:table-cell>
          <table:table-cell table:style-name="ce4"/>
          <table:table-cell table:style-name="ce4" office:value-type="string" calcext:value-type="string">
            <text:p>granite</text:p>
          </table:table-cell>
          <table:table-cell table:style-name="ce4" office:value-type="string" calcext:value-type="string">
            <text:p>maître d'oeuvre inconnu</text:p>
          </table:table-cell>
          <table:table-cell table:style-name="ce4" office:value-type="string" calcext:value-type="string">
            <text:p>Grand viaduc traversant l'Oudon construit durant le 4e quart du 19e siècle.</text:p>
          </table:table-cell>
          <table:table-cell table:style-name="ce4"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373</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egré</text:p>
          </table:table-cell>
          <table:table-cell table:style-name="ce4" office:value-type="string" calcext:value-type="string">
            <text:p>Maine-et-Loire</text:p>
          </table:table-cell>
          <table:table-cell table:style-name="ce4" office:value-type="float" office:value="49331" calcext:value-type="float">
            <text:p>49331</text:p>
          </table:table-cell>
          <table:table-cell table:style-name="ce4" office:value-type="float" office:value="49" calcext:value-type="float">
            <text:p>49</text:p>
          </table:table-cell>
          <table:table-cell table:style-name="ce4" office:value-type="string" calcext:value-type="string">
            <text:p>47.68534117319428</text:p>
          </table:table-cell>
          <table:table-cell table:style-name="ce4" office:value-type="string" calcext:value-type="string">
            <text:p>-0.8736866483049364</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table:style-name="ce4" office:value-type="string" calcext:value-type="string">
            <text:p>Pont en moellons de schiste composé de trois arches épaulées par des saillies (becs) protégeant les piles. Aplatis au nord, ces becs sont encore saillants côté sud.</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400</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2e moitié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e-Gemmes-d'Andigné</text:p>
          </table:table-cell>
          <table:table-cell table:style-name="ce4" office:value-type="string" calcext:value-type="string">
            <text:p>Maine-et-Loire</text:p>
          </table:table-cell>
          <table:table-cell table:style-name="ce4" office:value-type="float" office:value="49277" calcext:value-type="float">
            <text:p>49277</text:p>
          </table:table-cell>
          <table:table-cell table:style-name="ce4" office:value-type="float" office:value="49" calcext:value-type="float">
            <text:p>49</text:p>
          </table:table-cell>
          <table:table-cell table:style-name="ce4" office:value-type="string" calcext:value-type="string">
            <text:p>47.676254782635404</text:p>
          </table:table-cell>
          <table:table-cell table:style-name="ce4" office:value-type="string" calcext:value-type="string">
            <text:p>-0.8832662254176882</text:p>
          </table:table-cell>
          <table:table-cell table:style-name="ce4"/>
          <table:table-cell table:style-name="ce4" office:value-type="string" calcext:value-type="string">
            <text:p>granite</text:p>
          </table:table-cell>
          <table:table-cell table:style-name="ce4" office:value-type="string" calcext:value-type="string">
            <text:p>maître d'oeuvre inconnu</text:p>
          </table:table-cell>
          <table:table-cell table:style-name="ce4" office:value-type="string" calcext:value-type="string">
            <text:p>Petit viaduc traversant la Verzée et construit au cours de la seconde moitié du 19e siècle (avant 1880) pour la ligne de chemin de fer Segré-Chateaubriant.</text:p>
          </table:table-cell>
          <table:table-cell table:style-name="ce4"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429</text:p>
          </table:table-cell>
          <table:table-cell table:number-columns-repeated="2"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Lion-d'Angers (Le)</text:p>
          </table:table-cell>
          <table:table-cell table:style-name="ce4" office:value-type="string" calcext:value-type="string">
            <text:p>Maine-et-Loire</text:p>
          </table:table-cell>
          <table:table-cell table:style-name="ce4" office:value-type="float" office:value="49176" calcext:value-type="float">
            <text:p>49176</text:p>
          </table:table-cell>
          <table:table-cell table:style-name="ce4" office:value-type="float" office:value="49" calcext:value-type="float">
            <text:p>49</text:p>
          </table:table-cell>
          <table:table-cell table:style-name="ce4" office:value-type="string" calcext:value-type="string">
            <text:p>47.66745321152908</text:p>
          </table:table-cell>
          <table:table-cell table:style-name="ce4" office:value-type="string" calcext:value-type="string">
            <text:p>-0.7666650312399993</text:p>
          </table:table-cell>
          <table:table-cell table:style-name="ce4"/>
          <table:table-cell table:style-name="ce4" office:value-type="string" calcext:value-type="string">
            <text:p>fer ; grès ; pierre de taille ; granite ; brique</text:p>
          </table:table-cell>
          <table:table-cell table:style-name="ce4" office:value-type="string" calcext:value-type="string">
            <text:p>Labussière (agent voyer)</text:p>
          </table:table-cell>
          <table:table-cell table:style-name="ce4"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table:style-name="ce4"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style-name="ce4"/>
          <table:table-cell table:style-name="ce4" office:value-type="string" calcext:value-type="string">
            <text:p>© Région Pays de la Loire - Inventaire général ; © Conseil général de Maine-et-Loire - Service de l'Inventaire du patrimoine</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Pays Segréen</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26</text:p>
          </table:table-cell>
          <table:table-cell table:style-name="ce4" office:value-type="string" calcext:value-type="string">
            <text:p>pont de Beaulieu</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5702110751557</text:p>
          </table:table-cell>
          <table:table-cell table:style-name="ce4" office:value-type="string" calcext:value-type="string">
            <text:p>-1.0401543499289472</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table:style-name="ce4" office:value-type="string" calcext:value-type="string">
            <text:p>Pont à une seule arche.</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29</text:p>
          </table:table-cell>
          <table:table-cell table:style-name="ce4" office:value-type="string" calcext:value-type="string">
            <text:p>pont de Beaulieu</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5700951547379</text:p>
          </table:table-cell>
          <table:table-cell table:style-name="ce4" office:value-type="string" calcext:value-type="string">
            <text:p>-1.0405526008303116</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55</text:p>
          </table:table-cell>
          <table:table-cell table:style-name="ce4" office:value-type="string" calcext:value-type="string">
            <text:p>pont du Moulin-Foulon</text:p>
          </table:table-cell>
          <table:table-cell table:style-name="ce4" office:value-type="string" calcext:value-type="string">
            <text:p>pont</text:p>
          </table:table-cell>
          <table:table-cell table:number-columns-repeated="2"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Freigné</text:p>
          </table:table-cell>
          <table:table-cell table:style-name="ce4" office:value-type="string" calcext:value-type="string">
            <text:p>Maine-et-Loire</text:p>
          </table:table-cell>
          <table:table-cell table:style-name="ce4" office:value-type="float" office:value="49144" calcext:value-type="float">
            <text:p>49144</text:p>
          </table:table-cell>
          <table:table-cell table:style-name="ce4" office:value-type="float" office:value="49" calcext:value-type="float">
            <text:p>49</text:p>
          </table:table-cell>
          <table:table-cell table:style-name="ce4" office:value-type="string" calcext:value-type="string">
            <text:p>47.55239741113423</text:p>
          </table:table-cell>
          <table:table-cell table:style-name="ce4" office:value-type="string" calcext:value-type="string">
            <text:p>-1.1207168671024383</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sur l'Erdre, reconstruit au 19e siècle.</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56</text:p>
          </table:table-cell>
          <table:table-cell table:style-name="ce4" office:value-type="string" calcext:value-type="string">
            <text:p>pont dit l'Arche Saint-Den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Candé</text:p>
          </table:table-cell>
          <table:table-cell table:style-name="ce4" office:value-type="string" calcext:value-type="string">
            <text:p>Maine-et-Loire</text:p>
          </table:table-cell>
          <table:table-cell table:style-name="ce4" office:value-type="float" office:value="49054" calcext:value-type="float">
            <text:p>49054</text:p>
          </table:table-cell>
          <table:table-cell table:style-name="ce4" office:value-type="float" office:value="49" calcext:value-type="float">
            <text:p>49</text:p>
          </table:table-cell>
          <table:table-cell table:style-name="ce4" office:value-type="string" calcext:value-type="string">
            <text:p>47.56033922603623</text:p>
          </table:table-cell>
          <table:table-cell table:style-name="ce4" office:value-type="string" calcext:value-type="string">
            <text:p>-1.043690226170434</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sur le ruisseau du Grand-Gué, dit Arche Saint-Denis, construit au 18e siècle, lors de l'assèchement des étangs qui entouraient la ville.</text:p>
          </table:table-cell>
          <table:table-cell table:style-name="ce4" office:value-type="string" calcext:value-type="string">
            <text:p>Pont à trois arches et piles à avant-bec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1595</text:p>
          </table:table-cell>
          <table:table-cell table:number-columns-repeated="2"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Freigné</text:p>
          </table:table-cell>
          <table:table-cell table:style-name="ce4" office:value-type="string" calcext:value-type="string">
            <text:p>Maine-et-Loire</text:p>
          </table:table-cell>
          <table:table-cell table:style-name="ce4" office:value-type="float" office:value="49144" calcext:value-type="float">
            <text:p>49144</text:p>
          </table:table-cell>
          <table:table-cell table:style-name="ce4" office:value-type="float" office:value="49" calcext:value-type="float">
            <text:p>49</text:p>
          </table:table-cell>
          <table:table-cell table:style-name="ce4" office:value-type="string" calcext:value-type="string">
            <text:p>47.550422077</text:p>
          </table:table-cell>
          <table:table-cell table:style-name="ce4" office:value-type="string" calcext:value-type="string">
            <text:p>-1.1265727612959762</text:p>
          </table:table-cell>
          <table:table-cell table:style-name="ce4"/>
          <table:table-cell table:style-name="ce4" office:value-type="string" calcext:value-type="string">
            <text:p>schiste ; moellon ; enduit</text:p>
          </table:table-cell>
          <table:table-cell table:style-name="ce4" office:value-type="string" calcext:value-type="string">
            <text:p>maître d'oeuvre inconnu</text:p>
          </table:table-cell>
          <table:table-cell table:style-name="ce4" office:value-type="string" calcext:value-type="string">
            <text:p>Le pont de Trianon, construit à la fin du 18e siècle, occupe l'emplacement de la chaussée d'un ancien moulin à eau, détruit au cours du 18e siècle.</text:p>
          </table:table-cell>
          <table:table-cell table:style-name="ce4" office:value-type="string" calcext:value-type="string">
            <text:p>Pont à deux arch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Candé</text:p>
          </table:table-cell>
          <table:table-cell table:style-name="ce4" office:value-type="float" office:value="1999" calcext:value-type="float">
            <text:p>1999</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028</text:p>
          </table:table-cell>
          <table:table-cell table:number-columns-repeated="2"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maillé</text:p>
          </table:table-cell>
          <table:table-cell table:style-name="ce4" office:value-type="string" calcext:value-type="string">
            <text:p>Maine-et-Loire</text:p>
          </table:table-cell>
          <table:table-cell table:style-name="ce4" office:value-type="float" office:value="49010" calcext:value-type="float">
            <text:p>49010</text:p>
          </table:table-cell>
          <table:table-cell table:style-name="ce4" office:value-type="float" office:value="49" calcext:value-type="float">
            <text:p>49</text:p>
          </table:table-cell>
          <table:table-cell table:style-name="ce4" office:value-type="string" calcext:value-type="string">
            <text:p>47.715661612446816</text:p>
          </table:table-cell>
          <table:table-cell table:style-name="ce4" office:value-type="string" calcext:value-type="string">
            <text:p>-1.128432008474075</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Adjudication des travaux du pont sur la Verzée le 1 juin 1847 par l'entrepreneur Gauthier et réception des travaux le 1 octobre 1847.</text:p>
          </table:table-cell>
          <table:table-cell table:style-name="ce4" office:value-type="string" calcext:value-type="string">
            <text:p>Pont se composant d'une arche appareillée en moellons de schiste.</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Pays Segréen</text:p>
          </table:table-cell>
          <table:table-cell table:style-name="ce4" office:value-type="float" office:value="2000" calcext:value-type="float">
            <text:p>2000</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140</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Nyoiseau</text:p>
          </table:table-cell>
          <table:table-cell table:style-name="ce4" office:value-type="string" calcext:value-type="string">
            <text:p>Maine-et-Loire</text:p>
          </table:table-cell>
          <table:table-cell table:style-name="ce4" office:value-type="float" office:value="49233" calcext:value-type="float">
            <text:p>49233</text:p>
          </table:table-cell>
          <table:table-cell table:style-name="ce4" office:value-type="float" office:value="49" calcext:value-type="float">
            <text:p>49</text:p>
          </table:table-cell>
          <table:table-cell table:style-name="ce4" office:value-type="string" calcext:value-type="string">
            <text:p>47.71723744214539</text:p>
          </table:table-cell>
          <table:table-cell table:style-name="ce4" office:value-type="string" calcext:value-type="string">
            <text:p>-0.9114996880278825</text:p>
          </table:table-cell>
          <table:table-cell table:style-name="ce4" table:number-columns-repeated="2"/>
          <table:table-cell table:style-name="ce4" office:value-type="string" calcext:value-type="string">
            <text:p>maître d'oeuvre inconnu</text:p>
          </table:table-cell>
          <table:table-cell table:style-name="ce4"/>
          <table:table-cell table:style-name="ce4" office:value-type="string" calcext:value-type="string">
            <text:p>Pont en moellons de schiste comportant six arches reposant sur des piles protégées par des saillies arrondies.</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 après inventaire</text:p>
          </table:table-cell>
          <table:table-cell table:style-name="ce4"/>
          <table:table-cell table:style-name="ce4" office:value-type="string" calcext:value-type="string">
            <text:p>Pays Segréen</text:p>
          </table:table-cell>
          <table:table-cell table:style-name="ce4" office:value-type="float" office:value="2000" calcext:value-type="float">
            <text:p>2000</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2815</text:p>
          </table:table-cell>
          <table:table-cell table:style-name="ce4" office:value-type="string" calcext:value-type="string">
            <text:p>pont des Magasin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Juigné-sur-Loire</text:p>
          </table:table-cell>
          <table:table-cell table:style-name="ce4" office:value-type="string" calcext:value-type="string">
            <text:p>Maine-et-Loire</text:p>
          </table:table-cell>
          <table:table-cell table:style-name="ce4" office:value-type="float" office:value="49167" calcext:value-type="float">
            <text:p>4916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321</text:p>
          </table:table-cell>
          <table:table-cell table:number-columns-repeated="2" table:style-name="ce4" office:value-type="string" calcext:value-type="string">
            <text:p>pont</text:p>
          </table:table-cell>
          <table:table-cell table:style-name="ce4" office:value-type="string" calcext:value-type="string">
            <text:p>14e siècle</text:p>
          </table:table-cell>
          <table:table-cell table:style-name="ce4" office:value-type="string" calcext:value-type="string">
            <text:p>3e quart 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Soulaines-sur-Aubance</text:p>
          </table:table-cell>
          <table:table-cell table:style-name="ce4" office:value-type="string" calcext:value-type="string">
            <text:p>Maine-et-Loire</text:p>
          </table:table-cell>
          <table:table-cell table:style-name="ce4" office:value-type="float" office:value="49338" calcext:value-type="float">
            <text:p>49338</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400</text:p>
          </table:table-cell>
          <table:table-cell table:style-name="ce4" office:value-type="string" calcext:value-type="string">
            <text:p>pont de Sorges</text:p>
          </table:table-cell>
          <table:table-cell table:style-name="ce4" office:value-type="string" calcext:value-type="string">
            <text:p>pont</text:p>
          </table:table-cell>
          <table:table-cell table:style-name="ce4" office:value-type="string" calcext:value-type="string">
            <text:p>1èr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Daguenière (La)</text:p>
          </table:table-cell>
          <table:table-cell table:style-name="ce4" office:value-type="string" calcext:value-type="string">
            <text:p>Maine-et-Loire</text:p>
          </table:table-cell>
          <table:table-cell table:style-name="ce4" office:value-type="float" office:value="49117" calcext:value-type="float">
            <text:p>4911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Ponts-de-Cé (Les)</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586</text:p>
          </table:table-cell>
          <table:table-cell table:number-columns-repeated="2"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18e siècle (?)</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eaufort-en-Vallée</text:p>
          </table:table-cell>
          <table:table-cell table:style-name="ce4" office:value-type="string" calcext:value-type="string">
            <text:p>Maine-et-Loire</text:p>
          </table:table-cell>
          <table:table-cell table:style-name="ce4" office:value-type="float" office:value="49021" calcext:value-type="float">
            <text:p>4902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fort-en-Vallé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04</text:p>
          </table:table-cell>
          <table:table-cell table:style-name="ce4" office:value-type="string" calcext:value-type="string">
            <text:p>pont de la Roussièr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milieu 20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éguinière (La)</text:p>
          </table:table-cell>
          <table:table-cell table:style-name="ce4" office:value-type="string" calcext:value-type="string">
            <text:p>Maine-et-Loire</text:p>
          </table:table-cell>
          <table:table-cell table:style-name="ce4" office:value-type="float" office:value="49332" calcext:value-type="float">
            <text:p>4933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08</text:p>
          </table:table-cell>
          <table:table-cell table:style-name="ce4" office:value-type="string" calcext:value-type="string">
            <text:p>pont Thurinet</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16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ndemont</text:p>
          </table:table-cell>
          <table:table-cell table:style-name="ce4" office:value-type="string" calcext:value-type="string">
            <text:p>Maine-et-Loire</text:p>
          </table:table-cell>
          <table:table-cell table:style-name="ce4" office:value-type="float" office:value="49172" calcext:value-type="float">
            <text:p>4917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amptoceaux</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3925</text:p>
          </table:table-cell>
          <table:table-cell table:style-name="ce4" office:value-type="string" calcext:value-type="string">
            <text:p>viaduc</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Maulévrier</text:p>
          </table:table-cell>
          <table:table-cell table:style-name="ce4" office:value-type="string" calcext:value-type="string">
            <text:p>Maine-et-Loire</text:p>
          </table:table-cell>
          <table:table-cell table:style-name="ce4" office:value-type="float" office:value="49192" calcext:value-type="float">
            <text:p>4919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109</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olet</text:p>
          </table:table-cell>
          <table:table-cell table:style-name="ce4" office:value-type="string" calcext:value-type="string">
            <text:p>Maine-et-Loire</text:p>
          </table:table-cell>
          <table:table-cell table:style-name="ce4" office:value-type="float" office:value="49099" calcext:value-type="float">
            <text:p>49099</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118</text:p>
          </table:table-cell>
          <table:table-cell table:style-name="ce4" office:value-type="string" calcext:value-type="string">
            <text:p>pont dit le Vieux-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Séguinière (La)</text:p>
          </table:table-cell>
          <table:table-cell table:style-name="ce4" office:value-type="string" calcext:value-type="string">
            <text:p>Maine-et-Loire</text:p>
          </table:table-cell>
          <table:table-cell table:style-name="ce4" office:value-type="float" office:value="49332" calcext:value-type="float">
            <text:p>49332</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273</text:p>
          </table:table-cell>
          <table:table-cell table:style-name="ce4" office:value-type="string" calcext:value-type="string">
            <text:p>pont dit le Vieux-Pont</text:p>
          </table:table-cell>
          <table:table-cell table:style-name="ce4" office:value-type="string" calcext:value-type="string">
            <text:p>pont</text:p>
          </table:table-cell>
          <table:table-cell table:style-name="ce4" office:value-type="string" calcext:value-type="string">
            <text:p>14e siècle (?)</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Trémentines</text:p>
          </table:table-cell>
          <table:table-cell table:style-name="ce4" office:value-type="string" calcext:value-type="string">
            <text:p>Maine-et-Loire</text:p>
          </table:table-cell>
          <table:table-cell table:style-name="ce4" office:value-type="float" office:value="49355" calcext:value-type="float">
            <text:p>49355</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Cholet</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4331</text:p>
          </table:table-cell>
          <table:table-cell table:style-name="ce4" office:value-type="string" calcext:value-type="string">
            <text:p>pont de la Sanguèze</text:p>
          </table:table-cell>
          <table:table-cell table:style-name="ce4" office:value-type="string" calcext:value-type="string">
            <text:p>pont</text:p>
          </table:table-cell>
          <table:table-cell table:style-name="ce4" office:value-type="string" calcext:value-type="string">
            <text:p>17e siècle</text:p>
          </table:table-cell>
          <table:table-cell table:style-name="ce4" office:value-type="string" calcext:value-type="string">
            <text:p>18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Gesté</text:p>
          </table:table-cell>
          <table:table-cell table:style-name="ce4" office:value-type="string" calcext:value-type="string">
            <text:p>Maine-et-Loire</text:p>
          </table:table-cell>
          <table:table-cell table:style-name="ce4" office:value-type="float" office:value="49151" calcext:value-type="float">
            <text:p>4915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7113</text:p>
          </table:table-cell>
          <table:table-cell table:style-name="ce4" office:value-type="string" calcext:value-type="string">
            <text:p>L'urbanisme</text:p>
          </table:table-cell>
          <table:table-cell table:style-name="ce4" office:value-type="string" calcext:value-type="string">
            <text:p>agglomération ; place ; secteur urbain ; quartier ; voirie ; pont ; quai ; jardin ; cimetière</text:p>
          </table:table-cell>
          <table:table-cell table:style-name="ce4" office:value-type="string" calcext:value-type="string">
            <text:p>Antiquité</text:p>
          </table:table-cell>
          <table:table-cell table:style-name="ce4" office:value-type="string" calcext:value-type="string">
            <text:p>Moyen Ag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ngers</text:p>
          </table:table-cell>
          <table:table-cell table:style-name="ce4" office:value-type="string" calcext:value-type="string">
            <text:p>Maine-et-Loire</text:p>
          </table:table-cell>
          <table:table-cell table:style-name="ce4" office:value-type="float" office:value="49007" calcext:value-type="float">
            <text:p>4900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3"/>
          <table:table-cell table:style-name="ce4"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style-name="ce4" table:number-columns-repeated="2"/>
          <table:table-cell table:style-name="ce4" office:value-type="string" calcext:value-type="string">
            <text:p>© Région Pays de la Loire - Inventaire général ; © Ville d'Angers</text:p>
          </table:table-cell>
          <table:table-cell table:style-name="ce4" table:number-columns-repeated="6"/>
          <table:table-cell table:style-name="ce4" office:value-type="string" calcext:value-type="string">
            <text:p>Angers intra-muros ; Angers extra-muros</text:p>
          </table:table-cell>
          <table:table-cell table:style-name="ce4" office:value-type="float" office:value="2007" calcext:value-type="float">
            <text:p>200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644</text:p>
          </table:table-cell>
          <table:table-cell table:style-name="ce4" office:value-type="string" calcext:value-type="string">
            <text:p>pont dit Vieux Pont du Gué-Robert</text:p>
          </table:table-cell>
          <table:table-cell table:style-name="ce4" office:value-type="string" calcext:value-type="string">
            <text:p>pont</text:p>
          </table:table-cell>
          <table:table-cell table:style-name="ce4" office:value-type="string" calcext:value-type="string">
            <text:p>17e siècle (?)</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Valanjou</text:p>
          </table:table-cell>
          <table:table-cell table:style-name="ce4" office:value-type="string" calcext:value-type="string">
            <text:p>Maine-et-Loire</text:p>
          </table:table-cell>
          <table:table-cell table:style-name="ce4" office:value-type="float" office:value="49153" calcext:value-type="float">
            <text:p>49153</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Thouarcé</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911</text:p>
          </table:table-cell>
          <table:table-cell table:style-name="ce4" office:value-type="string" calcext:value-type="string">
            <text:p>pont des Portes</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Andrezé</text:p>
          </table:table-cell>
          <table:table-cell table:style-name="ce4" office:value-type="string" calcext:value-type="string">
            <text:p>Maine-et-Loire</text:p>
          </table:table-cell>
          <table:table-cell table:style-name="ce4" office:value-type="float" office:value="49006" calcext:value-type="float">
            <text:p>49006</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8912</text:p>
          </table:table-cell>
          <table:table-cell table:style-name="ce4" office:value-type="string" calcext:value-type="string">
            <text:p>pont du Moulin-Prieur</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ndrezé</text:p>
          </table:table-cell>
          <table:table-cell table:style-name="ce4" office:value-type="string" calcext:value-type="string">
            <text:p>Maine-et-Loire</text:p>
          </table:table-cell>
          <table:table-cell table:style-name="ce4" office:value-type="float" office:value="49006" calcext:value-type="float">
            <text:p>49006</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Beaupréau</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107</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Durtal</text:p>
          </table:table-cell>
          <table:table-cell table:style-name="ce4" office:value-type="string" calcext:value-type="string">
            <text:p>Maine-et-Loire</text:p>
          </table:table-cell>
          <table:table-cell table:style-name="ce4" office:value-type="float" office:value="49127" calcext:value-type="float">
            <text:p>49127</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Durtal</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515</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tannes-sur-Thouet</text:p>
          </table:table-cell>
          <table:table-cell table:style-name="ce4" office:value-type="string" calcext:value-type="string">
            <text:p>Maine-et-Loire</text:p>
          </table:table-cell>
          <table:table-cell table:style-name="ce4" office:value-type="float" office:value="49011" calcext:value-type="float">
            <text:p>4901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Saumur</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527</text:p>
          </table:table-cell>
          <table:table-cell table:number-columns-repeated="2" table:style-name="ce4" office:value-type="string" calcext:value-type="string">
            <text:p>pont</text:p>
          </table:table-cell>
          <table:table-cell table:style-name="ce4" office:value-type="string" calcext:value-type="string">
            <text:p>1ère moitié 15e siècle (?)</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Artannes-sur-Thouet</text:p>
          </table:table-cell>
          <table:table-cell table:style-name="ce4" office:value-type="string" calcext:value-type="string">
            <text:p>Maine-et-Loire</text:p>
          </table:table-cell>
          <table:table-cell table:style-name="ce4" office:value-type="float" office:value="49011" calcext:value-type="float">
            <text:p>49011</text:p>
          </table:table-cell>
          <table:table-cell table:style-name="ce4" office:value-type="float" office:value="49" calcext:value-type="float">
            <text:p>49</text:p>
          </table:table-cell>
          <table:table-cell table:number-columns-repeated="2" table:style-name="ce4" office:value-type="float" office:value="0" calcext:value-type="float">
            <text:p>0</text:p>
          </table:table-cell>
          <table:table-cell table:style-name="ce4" table:number-columns-repeated="2"/>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Service départemental de l'Inventaire, Conseil général Maine-et-Loire</text:p>
          </table:table-cell>
          <table:table-cell table:style-name="ce4" table:number-columns-repeated="6"/>
          <table:table-cell table:style-name="ce4" office:value-type="string" calcext:value-type="string">
            <text:p>Saumur</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49009764</text:p>
          </table:table-cell>
          <table:table-cell table:style-name="ce4" office:value-type="string" calcext:value-type="string">
            <text:p>pont ; maison de garde</text:p>
          </table:table-cell>
          <table:table-cell table:style-name="ce4" office:value-type="string" calcext:value-type="string">
            <text:p>pont ; maison</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Chambellay</text:p>
          </table:table-cell>
          <table:table-cell table:style-name="ce4" office:value-type="string" calcext:value-type="string">
            <text:p>Maine-et-Loire</text:p>
          </table:table-cell>
          <table:table-cell table:style-name="ce4" office:value-type="float" office:value="49064" calcext:value-type="float">
            <text:p>49064</text:p>
          </table:table-cell>
          <table:table-cell table:style-name="ce4" office:value-type="float" office:value="49" calcext:value-type="float">
            <text:p>49</text:p>
          </table:table-cell>
          <table:table-cell table:style-name="ce4" office:value-type="string" calcext:value-type="string">
            <text:p>47.68995090338868</text:p>
          </table:table-cell>
          <table:table-cell table:style-name="ce4" office:value-type="string" calcext:value-type="string">
            <text:p>-0.6813320295558004</text:p>
          </table:table-cell>
          <table:table-cell table:style-name="ce4"/>
          <table:table-cell table:style-name="ce4" office:value-type="string" calcext:value-type="string">
            <text:p>schiste ; tufeau ; moellon ; pierre de taille ; enduit</text:p>
          </table:table-cell>
          <table:table-cell table:style-name="ce4" office:value-type="string" calcext:value-type="string">
            <text:p>maître d'oeuvre inconnu</text:p>
          </table:table-cell>
          <table:table-cell table:style-name="ce4"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table:style-name="ce4"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style-name="ce4"/>
          <table:table-cell table:style-name="ce4" office:value-type="string" calcext:value-type="string">
            <text:p>© Région Pays de la Loire - Inventaire général ; © Conseil général de Maine-et-Loire - Service de l'Inventaire du patrimoine</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Pays Segréen</text:p>
          </table:table-cell>
          <table:table-cell table:style-name="ce4" office:value-type="float" office:value="2003" calcext:value-type="float">
            <text:p>2003</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399</text:p>
          </table:table-cell>
          <table:table-cell table:style-name="ce4" office:value-type="string" calcext:value-type="string">
            <text:p>pont dit Vieux-Pont</text:p>
          </table:table-cell>
          <table:table-cell table:style-name="ce4" office:value-type="string" calcext:value-type="string">
            <text:p>pont</text:p>
          </table:table-cell>
          <table:table-cell table:style-name="ce4" office:value-type="string" calcext:value-type="string">
            <text:p>13e siècle</text:p>
          </table:table-cell>
          <table:table-cell table:style-name="ce4" office:value-type="string" calcext:value-type="string">
            <text:p>19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6818779810243</text:p>
          </table:table-cell>
          <table:table-cell table:style-name="ce4" office:value-type="string" calcext:value-type="string">
            <text:p>-0.7701456242816999</text:p>
          </table:table-cell>
          <table:table-cell table:style-name="ce4"/>
          <table:table-cell table:style-name="ce4" office:value-type="string" calcext:value-type="string">
            <text:p>schiste ; moellon</text:p>
          </table:table-cell>
          <table:table-cell table:style-name="ce4" office:value-type="string" calcext:value-type="string">
            <text:p>maître d'oeuvre inconnu</text:p>
          </table:table-cell>
          <table:table-cell table:style-name="ce4"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table:style-name="ce4"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1996" calcext:value-type="float">
            <text:p>1996</text:p>
          </table:table-cell>
          <table:table-cell table:style-name="ce4" office:value-type="string" calcext:value-type="string">
            <text:p>PA00109550</text:p>
          </table:table-cell>
          <table:table-cell table:style-name="ce4" office:value-type="string" calcext:value-type="string">
            <text:p>Mérimée</text:p>
          </table:table-cell>
        </table:table-row>
        <table:table-row table:style-name="ro1">
          <table:table-cell table:style-name="ce4" office:value-type="string" calcext:value-type="string">
            <text:p>IA53000400</text:p>
          </table:table-cell>
          <table:table-cell table:style-name="ce4" office:value-type="string" calcext:value-type="string">
            <text:p>pont dit Pont Neuf, dit Pont Aristide Briand</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094459788537</text:p>
          </table:table-cell>
          <table:table-cell table:style-name="ce4" office:value-type="string" calcext:value-type="string">
            <text:p>-0.7707111494951618</text:p>
          </table:table-cell>
          <table:table-cell table:style-name="ce4"/>
          <table:table-cell table:style-name="ce4" office:value-type="string" calcext:value-type="string">
            <text:p>granite ; pierre de taille</text:p>
          </table:table-cell>
          <table:table-cell table:style-name="ce4" office:value-type="string" calcext:value-type="string">
            <text:p>Deslandes de Lancelot Louis-Xavier (ingénieur) ; Samoal de la Ragotière (ingénieur)</text:p>
          </table:table-cell>
          <table:table-cell table:style-name="ce4"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table:style-name="ce4" office:value-type="string" calcext:value-type="string">
            <text:p>Réalisé en pierre de taille de granite, il est doté d'un tablier droit et de trois arches en anse de panier de vingt mètres d'ouverture intérieure.</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401</text:p>
          </table:table-cell>
          <table:table-cell table:style-name="ce4" office:value-type="string" calcext:value-type="string">
            <text:p>pont de chemin de fer, dit viaduc</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6685974226685</text:p>
          </table:table-cell>
          <table:table-cell table:style-name="ce4" office:value-type="string" calcext:value-type="string">
            <text:p>-0.7703786546650147</text:p>
          </table:table-cell>
          <table:table-cell table:style-name="ce4"/>
          <table:table-cell table:style-name="ce4" office:value-type="string" calcext:value-type="string">
            <text:p>granite ; pierre de taille</text:p>
          </table:table-cell>
          <table:table-cell table:style-name="ce4" office:value-type="string" calcext:value-type="string">
            <text:p>Caillaux Eugène (ingénieur) ; Hunebelle (ingénieur)</text:p>
          </table:table-cell>
          <table:table-cell table:style-name="ce4" office:value-type="string" calcext:value-type="string">
            <text:p>Viaduc construit de 1854 à 1856 par les ingénieurs Eugène Caillaux et Hunebelle pour permettre le passage de la ligne de chemin de fer Paris Bretagne.</text:p>
          </table:table-cell>
          <table:table-cell table:style-name="ce4" office:value-type="string" calcext:value-type="string">
            <text:p>Construit en pierre de taille de granite provenant de Sacé, le viaduc comprend neuf arches en plein-cintre. Il mesure 180 m de long pour 25 m de haut.</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402</text:p>
          </table:table-cell>
          <table:table-cell table:style-name="ce4" office:value-type="string" calcext:value-type="string">
            <text:p>pont d'Avénière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59819776679234</text:p>
          </table:table-cell>
          <table:table-cell table:style-name="ce4" office:value-type="string" calcext:value-type="string">
            <text:p>-0.761597136901122</text:p>
          </table:table-cell>
          <table:table-cell table:style-name="ce4"/>
          <table:table-cell table:style-name="ce4" office:value-type="string" calcext:value-type="string">
            <text:p>béton</text:p>
          </table:table-cell>
          <table:table-cell table:style-name="ce4" office:value-type="string" calcext:value-type="string">
            <text:p>maître d'oeuvre inconnu</text:p>
          </table:table-cell>
          <table:table-cell table:style-name="ce4"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table:style-name="ce4" office:value-type="string" calcext:value-type="string">
            <text:p>Construit en béton, il se compose de 4 piles qui forment 5 arches. L'arche centrale est plus large que les 4 autre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1996" calcext:value-type="float">
            <text:p>1996</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3</text:p>
          </table:table-cell>
          <table:table-cell table:style-name="ce4" office:value-type="string" calcext:value-type="string">
            <text:p>pont dit Pont Neuf puis Vieux Pont, actuellement pont Mac Racken</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30462557192525</text:p>
          </table:table-cell>
          <table:table-cell table:style-name="ce4" office:value-type="string" calcext:value-type="string">
            <text:p>-0.6150120823699143</text:p>
          </table:table-cell>
          <table:table-cell table:style-name="ce4"/>
          <table:table-cell table:style-name="ce4" office:value-type="string" calcext:value-type="string">
            <text:p>granite ; pierre de taille</text:p>
          </table:table-cell>
          <table:table-cell table:style-name="ce4" office:value-type="string" calcext:value-type="string">
            <text:p>maître d'oeuvre inconnu</text:p>
          </table:table-cell>
          <table:table-cell table:style-name="ce4"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table:style-name="ce4"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4</text:p>
          </table:table-cell>
          <table:table-cell table:style-name="ce4" office:value-type="string" calcext:value-type="string">
            <text:p>pont de l'Impératrice, actuellement pont Notre-Dam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30351417839535</text:p>
          </table:table-cell>
          <table:table-cell table:style-name="ce4" office:value-type="string" calcext:value-type="string">
            <text:p>-0.6166352230470072</text:p>
          </table:table-cell>
          <table:table-cell table:style-name="ce4"/>
          <table:table-cell table:style-name="ce4" office:value-type="string" calcext:value-type="string">
            <text:p>granite ; pierre de taille ; métal</text:p>
          </table:table-cell>
          <table:table-cell table:style-name="ce4" office:value-type="string" calcext:value-type="string">
            <text:p>Dupuy (ingénieur civil)</text:p>
          </table:table-cell>
          <table:table-cell table:style-name="ce4"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table:style-name="ce4"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5</text:p>
          </table:table-cell>
          <table:table-cell table:style-name="ce4" office:value-type="string" calcext:value-type="string">
            <text:p>viaduc de chemin de fer de Mayenne</text:p>
          </table:table-cell>
          <table:table-cell table:style-name="ce4" office:value-type="string" calcext:value-type="string">
            <text:p>pont</text:p>
          </table:table-cell>
          <table:table-cell table:style-name="ce4" office:value-type="string" calcext:value-type="string">
            <text:p>1er quart 20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number-columns-repeated="2" table:style-name="ce4" office:value-type="string" calcext:value-type="string">
            <text:p>Mayenne</text:p>
          </table:table-cell>
          <table:table-cell table:style-name="ce4" office:value-type="float" office:value="53147" calcext:value-type="float">
            <text:p>53147</text:p>
          </table:table-cell>
          <table:table-cell table:style-name="ce4" office:value-type="float" office:value="53" calcext:value-type="float">
            <text:p>53</text:p>
          </table:table-cell>
          <table:table-cell table:style-name="ce4" office:value-type="string" calcext:value-type="string">
            <text:p>48.29953269020294</text:p>
          </table:table-cell>
          <table:table-cell table:style-name="ce4" office:value-type="string" calcext:value-type="string">
            <text:p>-0.6196876907373235</text:p>
          </table:table-cell>
          <table:table-cell table:style-name="ce4"/>
          <table:table-cell table:style-name="ce4" office:value-type="string" calcext:value-type="string">
            <text:p>acier ; pierre</text:p>
          </table:table-cell>
          <table:table-cell table:style-name="ce4" office:value-type="string" calcext:value-type="string">
            <text:p>Moisant (ingénieur) ; Laurent (ingénieur) ; Savey (ingénieur)</text:p>
          </table:table-cell>
          <table:table-cell table:style-name="ce4"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table:style-name="ce4"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6</text:p>
          </table:table-cell>
          <table:table-cell table:style-name="ce4" office:value-type="string" calcext:value-type="string">
            <text:p>pont de Saint-Baudell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Baudelle</text:p>
          </table:table-cell>
          <table:table-cell table:style-name="ce4" office:value-type="string" calcext:value-type="string">
            <text:p>Mayenne</text:p>
          </table:table-cell>
          <table:table-cell table:style-name="ce4" office:value-type="float" office:value="53200" calcext:value-type="float">
            <text:p>53200</text:p>
          </table:table-cell>
          <table:table-cell table:style-name="ce4" office:value-type="float" office:value="53" calcext:value-type="float">
            <text:p>53</text:p>
          </table:table-cell>
          <table:table-cell table:style-name="ce4" office:value-type="string" calcext:value-type="string">
            <text:p>48.28174929663349</text:p>
          </table:table-cell>
          <table:table-cell table:style-name="ce4" office:value-type="string" calcext:value-type="string">
            <text:p>-0.6291591183641836</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table:style-name="ce4"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7</text:p>
          </table:table-cell>
          <table:table-cell table:style-name="ce4" office:value-type="string" calcext:value-type="string">
            <text:p>pont de Montgiroux</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lexain</text:p>
          </table:table-cell>
          <table:table-cell table:style-name="ce4" office:value-type="string" calcext:value-type="string">
            <text:p>Mayenne</text:p>
          </table:table-cell>
          <table:table-cell table:style-name="ce4" office:value-type="float" office:value="53002" calcext:value-type="float">
            <text:p>53002</text:p>
          </table:table-cell>
          <table:table-cell table:style-name="ce4" office:value-type="float" office:value="53" calcext:value-type="float">
            <text:p>53</text:p>
          </table:table-cell>
          <table:table-cell table:style-name="ce4" office:value-type="string" calcext:value-type="string">
            <text:p>48.212246773993506</text:p>
          </table:table-cell>
          <table:table-cell table:style-name="ce4" office:value-type="string" calcext:value-type="string">
            <text:p>-0.7046496784612777</text:p>
          </table:table-cell>
          <table:table-cell table:style-name="ce4"/>
          <table:table-cell table:style-name="ce4" office:value-type="string" calcext:value-type="string">
            <text:p>granite ; moellon</text:p>
          </table:table-cell>
          <table:table-cell table:style-name="ce4" office:value-type="string" calcext:value-type="string">
            <text:p>Simonet (ingénieur civil)</text:p>
          </table:table-cell>
          <table:table-cell table:style-name="ce4"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table:style-name="ce4" office:value-type="string" calcext:value-type="string">
            <text:p>Pont à trois arches surbaissées en maçonnerie de moellons de granite. Les arcs, redoublés côté sud par un encorbellement, et les becs, semi-circulaires, sont en granite taill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8</text:p>
          </table:table-cell>
          <table:table-cell table:style-name="ce4" office:value-type="string" calcext:value-type="string">
            <text:p>pont de Rochefort ou de Montflours</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Andouillé</text:p>
          </table:table-cell>
          <table:table-cell table:style-name="ce4" office:value-type="string" calcext:value-type="string">
            <text:p>Mayenne</text:p>
          </table:table-cell>
          <table:table-cell table:style-name="ce4" office:value-type="float" office:value="53005" calcext:value-type="float">
            <text:p>53005</text:p>
          </table:table-cell>
          <table:table-cell table:style-name="ce4" office:value-type="float" office:value="53" calcext:value-type="float">
            <text:p>53</text:p>
          </table:table-cell>
          <table:table-cell table:style-name="ce4" office:value-type="string" calcext:value-type="string">
            <text:p>48.17687885507114</text:p>
          </table:table-cell>
          <table:table-cell table:style-name="ce4" office:value-type="string" calcext:value-type="string">
            <text:p>-0.7451979188896193</text:p>
          </table:table-cell>
          <table:table-cell table:style-name="ce4"/>
          <table:table-cell table:style-name="ce4" office:value-type="string" calcext:value-type="string">
            <text:p>granite ; moellon</text:p>
          </table:table-cell>
          <table:table-cell table:style-name="ce4" office:value-type="string" calcext:value-type="string">
            <text:p>maître d'oeuvre inconnu</text:p>
          </table:table-cell>
          <table:table-cell table:style-name="ce4"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table:style-name="ce4"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79</text:p>
          </table:table-cell>
          <table:table-cell table:style-name="ce4" office:value-type="string" calcext:value-type="string">
            <text:p>pont de Saint-Jean-sur-Mayenn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Jean-sur-Mayenne</text:p>
          </table:table-cell>
          <table:table-cell table:style-name="ce4" office:value-type="string" calcext:value-type="string">
            <text:p>Mayenne</text:p>
          </table:table-cell>
          <table:table-cell table:style-name="ce4" office:value-type="float" office:value="53229" calcext:value-type="float">
            <text:p>53229</text:p>
          </table:table-cell>
          <table:table-cell table:style-name="ce4" office:value-type="float" office:value="53" calcext:value-type="float">
            <text:p>53</text:p>
          </table:table-cell>
          <table:table-cell table:style-name="ce4" office:value-type="string" calcext:value-type="string">
            <text:p>48.130107950496004</text:p>
          </table:table-cell>
          <table:table-cell table:style-name="ce4" office:value-type="string" calcext:value-type="string">
            <text:p>-0.7498094888110264</text:p>
          </table:table-cell>
          <table:table-cell table:style-name="ce4"/>
          <table:table-cell table:style-name="ce4" office:value-type="string" calcext:value-type="string">
            <text:p>granite ; petit appareil</text:p>
          </table:table-cell>
          <table:table-cell table:style-name="ce4" office:value-type="string" calcext:value-type="string">
            <text:p>Du Jardin (ingénieur civil)</text:p>
          </table:table-cell>
          <table:table-cell table:style-name="ce4"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table:style-name="ce4"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construit à l'identique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0</text:p>
          </table:table-cell>
          <table:table-cell table:style-name="ce4" office:value-type="string" calcext:value-type="string">
            <text:p>pont de Changé</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Changé</text:p>
          </table:table-cell>
          <table:table-cell table:style-name="ce4" office:value-type="string" calcext:value-type="string">
            <text:p>Mayenne</text:p>
          </table:table-cell>
          <table:table-cell table:style-name="ce4" office:value-type="float" office:value="53054" calcext:value-type="float">
            <text:p>53054</text:p>
          </table:table-cell>
          <table:table-cell table:style-name="ce4" office:value-type="float" office:value="53" calcext:value-type="float">
            <text:p>53</text:p>
          </table:table-cell>
          <table:table-cell table:style-name="ce4" office:value-type="string" calcext:value-type="string">
            <text:p>48.09925871944991</text:p>
          </table:table-cell>
          <table:table-cell table:style-name="ce4" office:value-type="string" calcext:value-type="string">
            <text:p>-0.7875512000209355</text:p>
          </table:table-cell>
          <table:table-cell table:style-name="ce4"/>
          <table:table-cell table:style-name="ce4" office:value-type="string" calcext:value-type="string">
            <text:p>granite ; pierre de taille ; métal ; béton</text:p>
          </table:table-cell>
          <table:table-cell table:style-name="ce4" office:value-type="string" calcext:value-type="string">
            <text:p>Lahougue (ingénieur civil) ; Boigues (ingénieur) ; Rambourg (ingénieur)</text:p>
          </table:table-cell>
          <table:table-cell table:style-name="ce4"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table:style-name="ce4"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2</text:p>
          </table:table-cell>
          <table:table-cell table:style-name="ce4" office:value-type="string" calcext:value-type="string">
            <text:p>pont de Port Rhingeard</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Huisserie (L')</text:p>
          </table:table-cell>
          <table:table-cell table:style-name="ce4" office:value-type="string" calcext:value-type="string">
            <text:p>Mayenne</text:p>
          </table:table-cell>
          <table:table-cell table:style-name="ce4" office:value-type="float" office:value="53119" calcext:value-type="float">
            <text:p>53119</text:p>
          </table:table-cell>
          <table:table-cell table:style-name="ce4" office:value-type="float" office:value="53" calcext:value-type="float">
            <text:p>53</text:p>
          </table:table-cell>
          <table:table-cell table:style-name="ce4" office:value-type="string" calcext:value-type="string">
            <text:p>47.996680936549126</text:p>
          </table:table-cell>
          <table:table-cell table:style-name="ce4" office:value-type="string" calcext:value-type="string">
            <text:p>-0.7410722549035182</text:p>
          </table:table-cell>
          <table:table-cell table:style-name="ce4"/>
          <table:table-cell table:style-name="ce4" office:value-type="string" calcext:value-type="string">
            <text:p>grès ; moellon</text:p>
          </table:table-cell>
          <table:table-cell table:style-name="ce4" office:value-type="string" calcext:value-type="string">
            <text:p>Lahougue (ingénieur civil)</text:p>
          </table:table-cell>
          <table:table-cell table:style-name="ce4"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table:style-name="ce4"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3</text:p>
          </table:table-cell>
          <table:table-cell table:style-name="ce4" office:value-type="string" calcext:value-type="string">
            <text:p>pont de la Valette</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Houssay</text:p>
          </table:table-cell>
          <table:table-cell table:style-name="ce4" office:value-type="string" calcext:value-type="string">
            <text:p>Mayenne</text:p>
          </table:table-cell>
          <table:table-cell table:style-name="ce4" office:value-type="float" office:value="53117" calcext:value-type="float">
            <text:p>53117</text:p>
          </table:table-cell>
          <table:table-cell table:style-name="ce4" office:value-type="float" office:value="53" calcext:value-type="float">
            <text:p>53</text:p>
          </table:table-cell>
          <table:table-cell table:style-name="ce4" office:value-type="string" calcext:value-type="string">
            <text:p>47.9128185314386</text:p>
          </table:table-cell>
          <table:table-cell table:style-name="ce4" office:value-type="string" calcext:value-type="string">
            <text:p>-0.7240421742053784</text:p>
          </table:table-cell>
          <table:table-cell table:style-name="ce4"/>
          <table:table-cell table:style-name="ce4" office:value-type="string" calcext:value-type="string">
            <text:p>grès ; moellon</text:p>
          </table:table-cell>
          <table:table-cell table:style-name="ce4" office:value-type="string" calcext:value-type="string">
            <text:p>Collignon ; Charles (ingénieur civil)</text:p>
          </table:table-cell>
          <table:table-cell table:style-name="ce4"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table:style-name="ce4"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5</text:p>
          </table:table-cell>
          <table:table-cell table:style-name="ce4" office:value-type="string" calcext:value-type="string">
            <text:p>vieux pont de Château-Gontier</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Château-Gontier</text:p>
          </table:table-cell>
          <table:table-cell table:style-name="ce4" office:value-type="string" calcext:value-type="string">
            <text:p>Mayenne</text:p>
          </table:table-cell>
          <table:table-cell table:style-name="ce4" office:value-type="float" office:value="53062" calcext:value-type="float">
            <text:p>53062</text:p>
          </table:table-cell>
          <table:table-cell table:style-name="ce4" office:value-type="float" office:value="53" calcext:value-type="float">
            <text:p>53</text:p>
          </table:table-cell>
          <table:table-cell table:style-name="ce4" office:value-type="string" calcext:value-type="string">
            <text:p>47.82869060104025</text:p>
          </table:table-cell>
          <table:table-cell table:style-name="ce4" office:value-type="string" calcext:value-type="string">
            <text:p>-0.7021727295100573</text:p>
          </table:table-cell>
          <table:table-cell table:style-name="ce4"/>
          <table:table-cell table:style-name="ce4" office:value-type="string" calcext:value-type="string">
            <text:p>granite ; grand appareil</text:p>
          </table:table-cell>
          <table:table-cell table:style-name="ce4" office:value-type="string" calcext:value-type="string">
            <text:p>Pinsonnière (ingénieur civil) ; Legras (ingénieur civil)</text:p>
          </table:table-cell>
          <table:table-cell table:style-name="ce4"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table:style-name="ce4"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6</text:p>
          </table:table-cell>
          <table:table-cell table:style-name="ce4" office:value-type="string" calcext:value-type="string">
            <text:p>pont de chemin de fer</text:p>
          </table:table-cell>
          <table:table-cell table:style-name="ce4" office:value-type="string" calcext:value-type="string">
            <text:p>pont</text:p>
          </table:table-cell>
          <table:table-cell table:style-name="ce4" office:value-type="string" calcext:value-type="string">
            <text:p>4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Fort</text:p>
          </table:table-cell>
          <table:table-cell table:style-name="ce4" office:value-type="string" calcext:value-type="string">
            <text:p>Mayenne</text:p>
          </table:table-cell>
          <table:table-cell table:style-name="ce4" office:value-type="float" office:value="53215" calcext:value-type="float">
            <text:p>53215</text:p>
          </table:table-cell>
          <table:table-cell table:style-name="ce4" office:value-type="float" office:value="53" calcext:value-type="float">
            <text:p>53</text:p>
          </table:table-cell>
          <table:table-cell table:style-name="ce4" office:value-type="string" calcext:value-type="string">
            <text:p>47.81710822870585</text:p>
          </table:table-cell>
          <table:table-cell table:style-name="ce4" office:value-type="string" calcext:value-type="string">
            <text:p>-0.6941847435090664</text:p>
          </table:table-cell>
          <table:table-cell table:style-name="ce4"/>
          <table:table-cell table:style-name="ce4" office:value-type="string" calcext:value-type="string">
            <text:p>granite (?) ; moellon</text:p>
          </table:table-cell>
          <table:table-cell table:style-name="ce4" office:value-type="string" calcext:value-type="string">
            <text:p>maître d'oeuvre inconnu</text:p>
          </table:table-cell>
          <table:table-cell table:style-name="ce4"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table:style-name="ce4"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remanié ; bon état ; désaffecté</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87</text:p>
          </table:table-cell>
          <table:table-cell table:style-name="ce4" office:value-type="string" calcext:value-type="string">
            <text:p>pont de Daon</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Daon</text:p>
          </table:table-cell>
          <table:table-cell table:style-name="ce4" office:value-type="string" calcext:value-type="string">
            <text:p>Mayenne</text:p>
          </table:table-cell>
          <table:table-cell table:style-name="ce4" office:value-type="float" office:value="53089" calcext:value-type="float">
            <text:p>53089</text:p>
          </table:table-cell>
          <table:table-cell table:style-name="ce4" office:value-type="float" office:value="53" calcext:value-type="float">
            <text:p>53</text:p>
          </table:table-cell>
          <table:table-cell table:style-name="ce4" office:value-type="string" calcext:value-type="string">
            <text:p>47.748713705324995</text:p>
          </table:table-cell>
          <table:table-cell table:style-name="ce4" office:value-type="string" calcext:value-type="string">
            <text:p>-0.641895542423685</text:p>
          </table:table-cell>
          <table:table-cell table:style-name="ce4"/>
          <table:table-cell table:style-name="ce4" office:value-type="string" calcext:value-type="string">
            <text:p>moellon</text:p>
          </table:table-cell>
          <table:table-cell table:style-name="ce4" office:value-type="string" calcext:value-type="string">
            <text:p>maître d'oeuvre inconnu</text:p>
          </table:table-cell>
          <table:table-cell table:style-name="ce4"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table:style-name="ce4"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style-name="ce4"/>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91</text:p>
          </table:table-cell>
          <table:table-cell table:style-name="ce4" office:value-type="string" calcext:value-type="string">
            <text:p>ponts</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table:table-cell table:style-name="ce4" office:value-type="string" calcext:value-type="string">
            <text:p>Mayenne</text:p>
          </table:table-cell>
          <table:table-cell table:style-name="ce4"/>
          <table:table-cell table:style-name="ce4" office:value-type="float" office:value="53" calcext:value-type="float">
            <text:p>53</text:p>
          </table:table-cell>
          <table:table-cell table:style-name="ce4" office:value-type="string" calcext:value-type="string">
            <text:p>48.00418360602667</text:p>
          </table:table-cell>
          <table:table-cell table:style-name="ce4" office:value-type="string" calcext:value-type="string">
            <text:p>-0.711522920897072</text:p>
          </table:table-cell>
          <table:table-cell table:style-name="ce4"/>
          <table:table-cell table:style-name="ce4" office:value-type="string" calcext:value-type="string">
            <text:p>granite ; pierre de taille ; moellon ; grès ; moellon ; schiste ; moellon ; métal ; acier ; béton</text:p>
          </table:table-cell>
          <table:table-cell table:style-name="ce4"/>
          <table:table-cell table:style-name="ce4"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table:style-name="ce4"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592</text:p>
          </table:table-cell>
          <table:table-cell table:style-name="ce4" office:value-type="string" calcext:value-type="string">
            <text:p>pont de Pritz</text:p>
          </table:table-cell>
          <table:table-cell table:style-name="ce4" office:value-type="string" calcext:value-type="string">
            <text:p>pont</text:p>
          </table:table-cell>
          <table:table-cell table:style-name="ce4" office:value-type="string" calcext:value-type="string">
            <text:p>4e quart 20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89480707960576</text:p>
          </table:table-cell>
          <table:table-cell table:style-name="ce4" office:value-type="string" calcext:value-type="string">
            <text:p>-0.7772457445582105</text:p>
          </table:table-cell>
          <table:table-cell table:style-name="ce4"/>
          <table:table-cell table:style-name="ce4" office:value-type="string" calcext:value-type="string">
            <text:p>métal ; béton</text:p>
          </table:table-cell>
          <table:table-cell table:style-name="ce4" office:value-type="string" calcext:value-type="string">
            <text:p>Spielmann Alain (architecte)</text:p>
          </table:table-cell>
          <table:table-cell table:style-name="ce4" office:value-type="string" calcext:value-type="string">
            <text:p>Le pont a été édifié lors de l'établissement de la rocade de Laval en 1995. Il est l'oeuvre de l'architecte André Spielmann.</text:p>
          </table:table-cell>
          <table:table-cell table:style-name="ce4"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style-name="ce4"/>
          <table:table-cell table:style-name="ce4" office:value-type="string" calcext:value-type="string">
            <text:p>© Inventaire général</text:p>
          </table:table-cell>
          <table:table-cell table:style-name="ce4" table:number-columns-repeated="6"/>
          <table:table-cell table:style-name="ce4" office:value-type="string" calcext:value-type="string">
            <text:p>Mayenn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0624</text:p>
          </table:table-cell>
          <table:table-cell table:style-name="ce4" office:value-type="string" calcext:value-type="string">
            <text:p>pont de l'Europe</text:p>
          </table:table-cell>
          <table:table-cell table:style-name="ce4" office:value-type="string" calcext:value-type="string">
            <text:p>pont</text:p>
          </table:table-cell>
          <table:table-cell table:number-columns-repeated="2"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7329802392724</text:p>
          </table:table-cell>
          <table:table-cell table:style-name="ce4" office:value-type="string" calcext:value-type="string">
            <text:p>-0.7708769336270601</text:p>
          </table:table-cell>
          <table:table-cell table:style-name="ce4"/>
          <table:table-cell table:style-name="ce4" office:value-type="string" calcext:value-type="string">
            <text:p>béton ; métal</text:p>
          </table:table-cell>
          <table:table-cell table:style-name="ce4" office:value-type="string" calcext:value-type="string">
            <text:p>maître d'oeuvre inconnu</text:p>
          </table:table-cell>
          <table:table-cell table:style-name="ce4"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table:style-name="ce4"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style-name="ce4"/>
          <table:table-cell table:style-name="ce4" office:value-type="string" calcext:value-type="string">
            <text:p>© Région Pays de la Loire - Inventaire général ; © Ville de Laval</text:p>
          </table:table-cell>
          <table:table-cell table:style-name="ce4" table:number-columns-repeated="6"/>
          <table:table-cell table:style-name="ce4" office:value-type="string" calcext:value-type="string">
            <text:p>Laval centre</text:p>
          </table:table-cell>
          <table:table-cell table:style-name="ce4" office:value-type="float" office:value="2002" calcext:value-type="float">
            <text:p>200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1822</text:p>
          </table:table-cell>
          <table:table-cell table:style-name="ce4" office:value-type="string" calcext:value-type="string">
            <text:p>pont de Sainte-Tresme</text:p>
          </table:table-cell>
          <table:table-cell table:style-name="ce4" office:value-type="string" calcext:value-type="string">
            <text:p>pont</text:p>
          </table:table-cell>
          <table:table-cell table:style-name="ce4" office:value-type="string" calcext:value-type="string">
            <text:p>2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Forcé</text:p>
          </table:table-cell>
          <table:table-cell table:style-name="ce4" office:value-type="string" calcext:value-type="string">
            <text:p>Mayenne</text:p>
          </table:table-cell>
          <table:table-cell table:style-name="ce4" office:value-type="float" office:value="53099" calcext:value-type="float">
            <text:p>53099</text:p>
          </table:table-cell>
          <table:table-cell table:style-name="ce4" office:value-type="float" office:value="53" calcext:value-type="float">
            <text:p>53</text:p>
          </table:table-cell>
          <table:table-cell table:style-name="ce4" office:value-type="string" calcext:value-type="string">
            <text:p>48.03396455157313</text:p>
          </table:table-cell>
          <table:table-cell table:style-name="ce4" office:value-type="string" calcext:value-type="string">
            <text:p>-0.704258727754452</text:p>
          </table:table-cell>
          <table:table-cell table:style-name="ce4"/>
          <table:table-cell table:style-name="ce4" office:value-type="string" calcext:value-type="string">
            <text:p>calcaire ; moellon</text:p>
          </table:table-cell>
          <table:table-cell table:style-name="ce4" office:value-type="string" calcext:value-type="string">
            <text:p>maître d'oeuvre inconnu</text:p>
          </table:table-cell>
          <table:table-cell table:style-name="ce4"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style-name="ce4" table:number-columns-repeated="2"/>
          <table:table-cell table:style-name="ce4" office:value-type="string" calcext:value-type="string">
            <text:p>© Inventaire général ; © Conseil général de la Mayenne</text:p>
          </table:table-cell>
          <table:table-cell table:style-name="ce4" table:number-columns-repeated="4"/>
          <table:table-cell table:style-name="ce4" office:value-type="string" calcext:value-type="string">
            <text:p>vestiges</text:p>
          </table:table-cell>
          <table:table-cell table:style-name="ce4"/>
          <table:table-cell table:style-name="ce4" office:value-type="string" calcext:value-type="string">
            <text:p>Argentré</text:p>
          </table:table-cell>
          <table:table-cell table:style-name="ce4" office:value-type="float" office:value="2004" calcext:value-type="float">
            <text:p>2004</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53001963</text:p>
          </table:table-cell>
          <table:table-cell table:style-name="ce4" office:value-type="string" calcext:value-type="string">
            <text:p>pont sur les Roches</text:p>
          </table:table-cell>
          <table:table-cell table:style-name="ce4" office:value-type="string" calcext:value-type="string">
            <text:p>pont</text:p>
          </table:table-cell>
          <table:table-cell table:style-name="ce4" office:value-type="string" calcext:value-type="string">
            <text:p>18e siècle (?)</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Louvigné</text:p>
          </table:table-cell>
          <table:table-cell table:style-name="ce4" office:value-type="string" calcext:value-type="string">
            <text:p>Mayenne</text:p>
          </table:table-cell>
          <table:table-cell table:style-name="ce4" office:value-type="float" office:value="53141" calcext:value-type="float">
            <text:p>53141</text:p>
          </table:table-cell>
          <table:table-cell table:style-name="ce4" office:value-type="float" office:value="53" calcext:value-type="float">
            <text:p>53</text:p>
          </table:table-cell>
          <table:table-cell table:style-name="ce4" office:value-type="string" calcext:value-type="string">
            <text:p>48.049993014578405</text:p>
          </table:table-cell>
          <table:table-cell table:style-name="ce4" office:value-type="string" calcext:value-type="string">
            <text:p>-0.6372719232468981</text:p>
          </table:table-cell>
          <table:table-cell table:style-name="ce4"/>
          <table:table-cell table:style-name="ce4" office:value-type="string" calcext:value-type="string">
            <text:p>calcaire</text:p>
          </table:table-cell>
          <table:table-cell table:style-name="ce4" office:value-type="string" calcext:value-type="string">
            <text:p>maître d'oeuvre inconnu</text:p>
          </table:table-cell>
          <table:table-cell table:style-name="ce4" table:number-columns-repeated="3"/>
          <table:table-cell table:style-name="ce4" office:value-type="string" calcext:value-type="string">
            <text:p>© Inventaire général ; © Conseil général de la Mayenne</text:p>
          </table:table-cell>
          <table:table-cell table:style-name="ce4" table:number-columns-repeated="6"/>
          <table:table-cell table:style-name="ce4" office:value-type="string" calcext:value-type="string">
            <text:p>Argentré</text:p>
          </table:table-cell>
          <table:table-cell table:style-name="ce4" office:value-type="float" office:value="2004" calcext:value-type="float">
            <text:p>2004</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72000108</text:p>
          </table:table-cell>
          <table:table-cell table:style-name="ce4" office:value-type="string" calcext:value-type="string">
            <text:p>pont des carmes</text:p>
          </table:table-cell>
          <table:table-cell table:style-name="ce4" office:value-type="string" calcext:value-type="string">
            <text:p>pont</text:p>
          </table:table-cell>
          <table:table-cell table:style-name="ce4" office:value-type="string" calcext:value-type="string">
            <text:p>3e quart 11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lèche (La)</text:p>
          </table:table-cell>
          <table:table-cell table:style-name="ce4" office:value-type="string" calcext:value-type="string">
            <text:p>Sarthe</text:p>
          </table:table-cell>
          <table:table-cell table:style-name="ce4" office:value-type="float" office:value="72154" calcext:value-type="float">
            <text:p>72154</text:p>
          </table:table-cell>
          <table:table-cell table:style-name="ce4" office:value-type="float" office:value="72" calcext:value-type="float">
            <text:p>72</text:p>
          </table:table-cell>
          <table:table-cell table:style-name="ce4" office:value-type="string" calcext:value-type="string">
            <text:p>47.69563711171795</text:p>
          </table:table-cell>
          <table:table-cell table:style-name="ce4" office:value-type="string" calcext:value-type="string">
            <text:p>-0.07514080423736581</text:p>
          </table:table-cell>
          <table:table-cell table:style-name="ce4"/>
          <table:table-cell table:style-name="ce4" office:value-type="string" calcext:value-type="string">
            <text:p>calcaire ; grès ; moellon</text:p>
          </table:table-cell>
          <table:table-cell table:style-name="ce4" office:value-type="string" calcext:value-type="string">
            <text:p>maître d'oeuvre inconnu</text:p>
          </table:table-cell>
          <table:table-cell table:style-name="ce4"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604/ivr52_91720205x_p.jpg</text:p>
          </table:table-cell>
          <table:table-cell table:style-name="ce4" office:value-type="string" calcext:value-type="string">
            <text:p>Flèche (La)</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72000109</text:p>
          </table:table-cell>
          <table:table-cell table:style-name="ce4" office:value-type="string" calcext:value-type="string">
            <text:p>pont de la Boierie</text:p>
          </table:table-cell>
          <table:table-cell table:style-name="ce4" office:value-type="string" calcext:value-type="string">
            <text:p>pont</text:p>
          </table:table-cell>
          <table:table-cell table:style-name="ce4" office:value-type="string" calcext:value-type="string">
            <text:p>3e quart 17e siècle</text:p>
          </table:table-cell>
          <table:table-cell table:style-name="ce4" office:value-type="string" calcext:value-type="string">
            <text:p>1ère moitié 18e siècle</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Flèche (La)</text:p>
          </table:table-cell>
          <table:table-cell table:style-name="ce4" office:value-type="string" calcext:value-type="string">
            <text:p>Sarthe</text:p>
          </table:table-cell>
          <table:table-cell table:style-name="ce4" office:value-type="float" office:value="72154" calcext:value-type="float">
            <text:p>72154</text:p>
          </table:table-cell>
          <table:table-cell table:style-name="ce4" office:value-type="float" office:value="72" calcext:value-type="float">
            <text:p>72</text:p>
          </table:table-cell>
          <table:table-cell table:style-name="ce4" office:value-type="string" calcext:value-type="string">
            <text:p>47.693373105955935</text:p>
          </table:table-cell>
          <table:table-cell table:style-name="ce4" office:value-type="string" calcext:value-type="string">
            <text:p>-0.07583751318119065</text:p>
          </table:table-cell>
          <table:table-cell table:style-name="ce4"/>
          <table:table-cell table:style-name="ce4" office:value-type="string" calcext:value-type="string">
            <text:p>calcaire ; grès ; moellon ; fer</text:p>
          </table:table-cell>
          <table:table-cell table:style-name="ce4" office:value-type="string" calcext:value-type="string">
            <text:p>Jottu Urbain (maçon)</text:p>
          </table:table-cell>
          <table:table-cell table:style-name="ce4"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604/ivr52_91720205x_p.jpg</text:p>
          </table:table-cell>
          <table:table-cell table:style-name="ce4" office:value-type="string" calcext:value-type="string">
            <text:p>Flèche (La)</text:p>
          </table:table-cell>
          <table:table-cell table:style-name="ce4" office:value-type="float" office:value="1997" calcext:value-type="float">
            <text:p>1997</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1</text:p>
          </table:table-cell>
          <table:table-cell table:style-name="ce4" office:value-type="string" calcext:value-type="string">
            <text:p>pont dit Pont-Neuf</text:p>
          </table:table-cell>
          <table:table-cell table:style-name="ce4" office:value-type="string" calcext:value-type="string">
            <text:p>pont</text:p>
          </table:table-cell>
          <table:table-cell table:style-name="ce4" office:value-type="string" calcext:value-type="string">
            <text:p>4e quart 18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5947064421606</text:p>
          </table:table-cell>
          <table:table-cell table:style-name="ce4" office:value-type="string" calcext:value-type="string">
            <text:p>-0.8054560143974722</text:p>
          </table:table-cell>
          <table:table-cell table:style-name="ce4"/>
          <table:table-cell table:style-name="ce4" office:value-type="string" calcext:value-type="string">
            <text:p>calcaire ; pierre de taille</text:p>
          </table:table-cell>
          <table:table-cell table:style-name="ce4" office:value-type="string" calcext:value-type="string">
            <text:p>Parent de Curzon (ingénieur) ; Barbier J. (ingénieur) ; Boutin Emile (architecte)</text:p>
          </table:table-cell>
          <table:table-cell table:style-name="ce4"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565/ivr52_94850467v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2</text:p>
          </table:table-cell>
          <table:table-cell table:style-name="ce4" office:value-type="string" calcext:value-type="string">
            <text:p>pont des Sardines (ancien pont)</text:p>
          </table:table-cell>
          <table:table-cell table:style-name="ce4" office:value-type="string" calcext:value-type="string">
            <text:p>pont</text:p>
          </table:table-cell>
          <table:table-cell table:style-name="ce4" office:value-type="string" calcext:value-type="string">
            <text:p>3e quart 17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7421373973764</text:p>
          </table:table-cell>
          <table:table-cell table:style-name="ce4" office:value-type="string" calcext:value-type="string">
            <text:p>-0.8042382630778107</text:p>
          </table:table-cell>
          <table:table-cell table:style-name="ce4"/>
          <table:table-cell table:style-name="ce4" office:value-type="string" calcext:value-type="string">
            <text:p>calcaire ; pierre de taille</text:p>
          </table:table-cell>
          <table:table-cell table:style-name="ce4" office:value-type="string" calcext:value-type="string">
            <text:p>Robin (tailleur de pierre)</text:p>
          </table:table-cell>
          <table:table-cell table:style-name="ce4"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style-name="ce4" table:number-columns-repeated="2"/>
          <table:table-cell table:style-name="ce4" office:value-type="string" calcext:value-type="string">
            <text:p>© Inventaire général</text:p>
          </table:table-cell>
          <table:table-cell table:style-name="ce4" table:number-columns-repeated="4"/>
          <table:table-cell table:style-name="ce4" office:value-type="string" calcext:value-type="string">
            <text:p>détruit</text:p>
          </table:table-cell>
          <table:table-cell table:style-name="ce4" office:value-type="string" calcext:value-type="string">
            <text:p>http://www2.culture.gouv.fr/Wave/image/memoire/0564/ivr52_94850299x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IA85000483</text:p>
          </table:table-cell>
          <table:table-cell table:style-name="ce4" office:value-type="string" calcext:value-type="string">
            <text:p>pont des Sardines (pont actuel)</text:p>
          </table:table-cell>
          <table:table-cell table:style-name="ce4" office:value-type="string" calcext:value-type="string">
            <text:p>pont</text:p>
          </table:table-cell>
          <table:table-cell table:style-name="ce4" office:value-type="string" calcext:value-type="string">
            <text:p>1er quart 20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Fontenay-le-Comte</text:p>
          </table:table-cell>
          <table:table-cell table:style-name="ce4" office:value-type="string" calcext:value-type="string">
            <text:p>Vendée</text:p>
          </table:table-cell>
          <table:table-cell table:style-name="ce4" office:value-type="float" office:value="85092" calcext:value-type="float">
            <text:p>85092</text:p>
          </table:table-cell>
          <table:table-cell table:style-name="ce4" office:value-type="float" office:value="85" calcext:value-type="float">
            <text:p>85</text:p>
          </table:table-cell>
          <table:table-cell table:style-name="ce4" office:value-type="string" calcext:value-type="string">
            <text:p>46.467421373973764</text:p>
          </table:table-cell>
          <table:table-cell table:style-name="ce4" office:value-type="string" calcext:value-type="string">
            <text:p>-0.8042382630778107</text:p>
          </table:table-cell>
          <table:table-cell table:style-name="ce4"/>
          <table:table-cell table:style-name="ce4" office:value-type="string" calcext:value-type="string">
            <text:p>béton ; béton armé</text:p>
          </table:table-cell>
          <table:table-cell table:style-name="ce4" office:value-type="string" calcext:value-type="string">
            <text:p>Guiet (agent voyer) ; Rolland (agent voyer) ; Privat Léopold (entrepreneur) ; Chassin H. (entrepreneur)</text:p>
          </table:table-cell>
          <table:table-cell table:style-name="ce4"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style-name="ce4" table:number-columns-repeated="2"/>
          <table:table-cell table:style-name="ce4" office:value-type="string" calcext:value-type="string">
            <text:p>© Inventaire général</text:p>
          </table:table-cell>
          <table:table-cell table:style-name="ce4" table:number-columns-repeated="5"/>
          <table:table-cell table:style-name="ce4" office:value-type="string" calcext:value-type="string">
            <text:p>http://www2.culture.gouv.fr/Wave/image/memoire/0565/ivr52_94850508x_p.jpg</text:p>
          </table:table-cell>
          <table:table-cell table:style-name="ce4" office:value-type="string" calcext:value-type="string">
            <text:p>Fontenay-le-Comte commune</text:p>
          </table:table-cell>
          <table:table-cell table:style-name="ce4" office:value-type="float" office:value="2001" calcext:value-type="float">
            <text:p>2001</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592</text:p>
          </table:table-cell>
          <table:table-cell table:style-name="ce4" office:value-type="string" calcext:value-type="string">
            <text:p>Pont sur le Moine dit Pont Saint-Antoi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Clisson</text:p>
          </table:table-cell>
          <table:table-cell table:style-name="ce4" office:value-type="string" calcext:value-type="string">
            <text:p>Loire-Atlantique</text:p>
          </table:table-cell>
          <table:table-cell table:style-name="ce4" office:value-type="float" office:value="44043" calcext:value-type="float">
            <text:p>44043</text:p>
          </table:table-cell>
          <table:table-cell table:style-name="ce4" office:value-type="float" office:value="44" calcext:value-type="float">
            <text:p>44</text:p>
          </table:table-cell>
          <table:table-cell table:style-name="ce4" office:value-type="string" calcext:value-type="string">
            <text:p>47.0866571812394</text:p>
          </table:table-cell>
          <table:table-cell table:style-name="ce4" office:value-type="string" calcext:value-type="string">
            <text:p>-1.27802296904513</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262/sap01_19l00899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593</text:p>
          </table:table-cell>
          <table:table-cell table:style-name="ce4" office:value-type="string" calcext:value-type="string">
            <text:p>Pont de la Vallée sur la Sèvres</text:p>
          </table:table-cell>
          <table:table-cell table:style-name="ce4" office:value-type="string" calcext:value-type="string">
            <text:p>pont</text:p>
          </table:table-cell>
          <table:table-cell table:style-name="ce4" office:value-type="string" calcext:value-type="string">
            <text:p>2e quart 19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Clisson</text:p>
          </table:table-cell>
          <table:table-cell table:style-name="ce4" office:value-type="string" calcext:value-type="string">
            <text:p>Loire-Atlantique</text:p>
          </table:table-cell>
          <table:table-cell table:style-name="ce4" office:value-type="float" office:value="44043" calcext:value-type="float">
            <text:p>44043</text:p>
          </table:table-cell>
          <table:table-cell table:style-name="ce4" office:value-type="float" office:value="44" calcext:value-type="float">
            <text:p>44</text:p>
          </table:table-cell>
          <table:table-cell table:style-name="ce4" office:value-type="string" calcext:value-type="string">
            <text:p>47.087009421237</text:p>
          </table:table-cell>
          <table:table-cell table:style-name="ce4" office:value-type="string" calcext:value-type="string">
            <text:p>-1.27971273991042</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262/sap01_19l00893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8650</text:p>
          </table:table-cell>
          <table:table-cell table:style-name="ce4" office:value-type="string" calcext:value-type="string">
            <text:p>Pont dit Pont Romain</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uzillon</text:p>
          </table:table-cell>
          <table:table-cell table:style-name="ce4" office:value-type="string" calcext:value-type="string">
            <text:p>Loire-Atlantique</text:p>
          </table:table-cell>
          <table:table-cell table:style-name="ce4" office:value-type="float" office:value="44108" calcext:value-type="float">
            <text:p>44108</text:p>
          </table:table-cell>
          <table:table-cell table:style-name="ce4" office:value-type="float" office:value="44" calcext:value-type="float">
            <text:p>44</text:p>
          </table:table-cell>
          <table:table-cell table:style-name="ce4" office:value-type="string" calcext:value-type="string">
            <text:p>47.1381161934524</text:p>
          </table:table-cell>
          <table:table-cell table:style-name="ce4" office:value-type="string" calcext:value-type="string">
            <text:p>-1.28158266348686</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210</text:p>
          </table:table-cell>
          <table:table-cell table:style-name="ce4" office:value-type="string" calcext:value-type="string">
            <text:p>Pont de Bohardy sur l'Evr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Montrevault</text:p>
          </table:table-cell>
          <table:table-cell table:style-name="ce4" office:value-type="string" calcext:value-type="string">
            <text:p>Maine-et-Loire</text:p>
          </table:table-cell>
          <table:table-cell table:style-name="ce4" office:value-type="float" office:value="49218" calcext:value-type="float">
            <text:p>49218</text:p>
          </table:table-cell>
          <table:table-cell table:style-name="ce4" office:value-type="float" office:value="49" calcext:value-type="float">
            <text:p>49</text:p>
          </table:table-cell>
          <table:table-cell table:style-name="ce4" office:value-type="string" calcext:value-type="string">
            <text:p>47.2638574945007</text:p>
          </table:table-cell>
          <table:table-cell table:style-name="ce4" office:value-type="string" calcext:value-type="string">
            <text:p>-1.04663312998582</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550</text:p>
          </table:table-cell>
          <table:table-cell table:style-name="ce4" office:value-type="string" calcext:value-type="string">
            <text:p>Vieux pont sur la Mayen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Laval</text:p>
          </table:table-cell>
          <table:table-cell table:style-name="ce4" office:value-type="string" calcext:value-type="string">
            <text:p>Mayenne</text:p>
          </table:table-cell>
          <table:table-cell table:style-name="ce4" office:value-type="float" office:value="53130" calcext:value-type="float">
            <text:p>53130</text:p>
          </table:table-cell>
          <table:table-cell table:style-name="ce4" office:value-type="float" office:value="53" calcext:value-type="float">
            <text:p>53</text:p>
          </table:table-cell>
          <table:table-cell table:style-name="ce4" office:value-type="string" calcext:value-type="string">
            <text:p>48.068219981949404</text:p>
          </table:table-cell>
          <table:table-cell table:style-name="ce4" office:value-type="string" calcext:value-type="string">
            <text:p>-0.769423776537838</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175/sap01_lp006437_p.jpg</text:p>
          </table:table-cell>
          <table:table-cell table:style-name="ce4"/>
          <table:table-cell table:style-name="ce4" office:value-type="float" office:value="1992" calcext:value-type="float">
            <text:p>1992</text:p>
          </table:table-cell>
          <table:table-cell table:style-name="ce4" office:value-type="string" calcext:value-type="string">
            <text:p>IA53000399</text:p>
          </table:table-cell>
          <table:table-cell table:style-name="ce4" office:value-type="string" calcext:value-type="string">
            <text:p>Mérimée</text:p>
          </table:table-cell>
        </table:table-row>
        <table:table-row table:style-name="ro1">
          <table:table-cell table:style-name="ce4" office:value-type="string" calcext:value-type="string">
            <text:p>PA00109643</text:p>
          </table:table-cell>
          <table:table-cell table:style-name="ce4" office:value-type="string" calcext:value-type="string">
            <text:p>Pont muletier du moulin Fresnay (également sur commune de Auvers-le-Hamon, dans la Sarthe)</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Beaumont-Pied-de-Boeuf</text:p>
          </table:table-cell>
          <table:table-cell table:style-name="ce4" office:value-type="string" calcext:value-type="string">
            <text:p>Mayenne</text:p>
          </table:table-cell>
          <table:table-cell table:style-name="ce4" office:value-type="float" office:value="53027" calcext:value-type="float">
            <text:p>53027</text:p>
          </table:table-cell>
          <table:table-cell table:style-name="ce4" office:value-type="float" office:value="53" calcext:value-type="float">
            <text:p>53</text:p>
          </table:table-cell>
          <table:table-cell table:style-name="ce4" office:value-type="string" calcext:value-type="string">
            <text:p>47.9007459173878</text:p>
          </table:table-cell>
          <table:table-cell table:style-name="ce4" office:value-type="string" calcext:value-type="string">
            <text:p>-0.404178552614873</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664</text:p>
          </table:table-cell>
          <table:table-cell table:style-name="ce4" office:value-type="string" calcext:value-type="string">
            <text:p>Vieux Pont sur la Vègre</text:p>
          </table:table-cell>
          <table:table-cell table:style-name="ce4" office:value-type="string" calcext:value-type="string">
            <text:p>pont</text:p>
          </table:table-cell>
          <table:table-cell table:style-name="ce4" office:value-type="string" calcext:value-type="string">
            <text:p>1er quart 19e siècle</text:p>
          </table:table-cell>
          <table:table-cell table:style-name="ce4" office:value-type="string" calcext:value-type="string">
            <text:p>3e quart 19e siècle</text:p>
          </table:table-cell>
          <table:table-cell table:style-name="ce4" office:value-type="string" calcext:value-type="string">
            <text:p>2e moitié 20e siècle</text:p>
          </table:table-cell>
          <table:table-cell table:style-name="ce4" office:value-type="string" calcext:value-type="string">
            <text:p>milieu 20e siècle</text:p>
          </table:table-cell>
          <table:table-cell table:style-name="ce4" office:value-type="string" calcext:value-type="string">
            <text:p>Asnières-sur-Vègre</text:p>
          </table:table-cell>
          <table:table-cell table:style-name="ce4" office:value-type="string" calcext:value-type="string">
            <text:p>Sarthe</text:p>
          </table:table-cell>
          <table:table-cell table:style-name="ce4" office:value-type="float" office:value="72010" calcext:value-type="float">
            <text:p>72010</text:p>
          </table:table-cell>
          <table:table-cell table:style-name="ce4" office:value-type="float" office:value="72" calcext:value-type="float">
            <text:p>72</text:p>
          </table:table-cell>
          <table:table-cell table:style-name="ce4" office:value-type="string" calcext:value-type="string">
            <text:p>47.8893450017961</text:p>
          </table:table-cell>
          <table:table-cell table:style-name="ce4" office:value-type="string" calcext:value-type="string">
            <text:p>-0.23401753231565003</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183/ivr52_82721103x_p.jpg</text:p>
          </table:table-cell>
          <table:table-cell table:style-name="ce4"/>
          <table:table-cell table:style-name="ce4" office:value-type="float" office:value="1992" calcext:value-type="float">
            <text:p>1992</text:p>
          </table:table-cell>
          <table:table-cell table:style-name="ce4" office:value-type="string" calcext:value-type="string">
            <text:p>IA00058077</text:p>
          </table:table-cell>
          <table:table-cell table:style-name="ce4" office:value-type="string" calcext:value-type="string">
            <text:p>Mérimée</text:p>
          </table:table-cell>
        </table:table-row>
        <table:table-row table:style-name="ro1">
          <table:table-cell table:style-name="ce4" office:value-type="string" calcext:value-type="string">
            <text:p>PA00109671</text:p>
          </table:table-cell>
          <table:table-cell table:style-name="ce4" office:value-type="string" calcext:value-type="string">
            <text:p>Pont muletier du moulin Fresnay (également sur commune de Beaumont-Pied-de-Boeuf, dans la Mayenne)</text:p>
          </table:table-cell>
          <table:table-cell table:style-name="ce4" office:value-type="string" calcext:value-type="string">
            <text:p>pont</text:p>
          </table:table-cell>
          <table:table-cell table:style-name="ce4" office:value-type="string" calcext:value-type="string">
            <text:p>3e quart 18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Auvers-le-Hamon</text:p>
          </table:table-cell>
          <table:table-cell table:style-name="ce4" office:value-type="string" calcext:value-type="string">
            <text:p>Sarthe</text:p>
          </table:table-cell>
          <table:table-cell table:style-name="ce4" office:value-type="float" office:value="72016" calcext:value-type="float">
            <text:p>72016</text:p>
          </table:table-cell>
          <table:table-cell table:style-name="ce4" office:value-type="float" office:value="72" calcext:value-type="float">
            <text:p>72</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0407/ivr52_82721227x_p.jpg</text:p>
          </table:table-cell>
          <table:table-cell table:style-name="ce4"/>
          <table:table-cell table:style-name="ce4" office:value-type="float" office:value="1992" calcext:value-type="float">
            <text:p>1992</text:p>
          </table:table-cell>
          <table:table-cell table:style-name="ce4" office:value-type="string" calcext:value-type="string">
            <text:p>IA00058129</text:p>
          </table:table-cell>
          <table:table-cell table:style-name="ce4" office:value-type="string" calcext:value-type="string">
            <text:p>Mérimée</text:p>
          </table:table-cell>
        </table:table-row>
        <table:table-row table:style-name="ro1">
          <table:table-cell table:style-name="ce4" office:value-type="string" calcext:value-type="string">
            <text:p>PA00109686</text:p>
          </table:table-cell>
          <table:table-cell table:style-name="ce4" office:value-type="string" calcext:value-type="string">
            <text:p>Pont (ancien)</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Beaumont-sur-Sarthe</text:p>
          </table:table-cell>
          <table:table-cell table:style-name="ce4" office:value-type="string" calcext:value-type="string">
            <text:p>Sarthe</text:p>
          </table:table-cell>
          <table:table-cell table:style-name="ce4" office:value-type="float" office:value="72029" calcext:value-type="float">
            <text:p>72029</text:p>
          </table:table-cell>
          <table:table-cell table:style-name="ce4" office:value-type="float" office:value="72" calcext:value-type="float">
            <text:p>72</text:p>
          </table:table-cell>
          <table:table-cell table:style-name="ce4" office:value-type="string" calcext:value-type="string">
            <text:p>48.2237113704579</text:p>
          </table:table-cell>
          <table:table-cell table:style-name="ce4" office:value-type="string" calcext:value-type="string">
            <text:p>0.130272822707635</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879</text:p>
          </table:table-cell>
          <table:table-cell table:style-name="ce4" office:value-type="string" calcext:value-type="string">
            <text:p>Pont dit romain ou roman</text:p>
          </table:table-cell>
          <table:table-cell table:style-name="ce4" office:value-type="string" calcext:value-type="string">
            <text:p>pont</text:p>
          </table:table-cell>
          <table:table-cell table:style-name="ce4" office:value-type="string" calcext:value-type="string">
            <text:p>4e quart 18e siècle</text:p>
          </table:table-cell>
          <table:table-cell table:style-name="ce4" office:value-type="string" calcext:value-type="string">
            <text:p>15e siècle (?)</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aresché</text:p>
          </table:table-cell>
          <table:table-cell table:style-name="ce4" office:value-type="string" calcext:value-type="string">
            <text:p>Sarthe</text:p>
          </table:table-cell>
          <table:table-cell table:style-name="ce4" office:value-type="float" office:value="72186" calcext:value-type="float">
            <text:p>72186</text:p>
          </table:table-cell>
          <table:table-cell table:style-name="ce4" office:value-type="float" office:value="72" calcext:value-type="float">
            <text:p>72</text:p>
          </table:table-cell>
          <table:table-cell table:style-name="ce4" office:value-type="string" calcext:value-type="string">
            <text:p>48.222826295397354</text:p>
          </table:table-cell>
          <table:table-cell table:style-name="ce4" office:value-type="string" calcext:value-type="string">
            <text:p>0.13062235673428244</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09884</text:p>
          </table:table-cell>
          <table:table-cell table:style-name="ce4" office:value-type="string" calcext:value-type="string">
            <text:p>Pont sur l'Huisne</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Montfort-le-Gesnois</text:p>
          </table:table-cell>
          <table:table-cell table:style-name="ce4" office:value-type="string" calcext:value-type="string">
            <text:p>Sarthe</text:p>
          </table:table-cell>
          <table:table-cell table:style-name="ce4" office:value-type="float" office:value="72241" calcext:value-type="float">
            <text:p>72241</text:p>
          </table:table-cell>
          <table:table-cell table:style-name="ce4" office:value-type="float" office:value="72" calcext:value-type="float">
            <text:p>72</text:p>
          </table:table-cell>
          <table:table-cell table:style-name="ce4" office:value-type="string" calcext:value-type="string">
            <text:p>48.0458116200478</text:p>
          </table:table-cell>
          <table:table-cell table:style-name="ce4" office:value-type="string" calcext:value-type="string">
            <text:p>0.418675963626627</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79</text:p>
          </table:table-cell>
          <table:table-cell table:style-name="ce4" office:value-type="string" calcext:value-type="string">
            <text:p>Deux ponts du Port-la-Claye sur la rivière Le Lay (également sur communes de Curzon, Lairoux,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Claye (La)</text:p>
          </table:table-cell>
          <table:table-cell table:style-name="ce4" office:value-type="string" calcext:value-type="string">
            <text:p>Vendée</text:p>
          </table:table-cell>
          <table:table-cell table:style-name="ce4" office:value-type="float" office:value="85068" calcext:value-type="float">
            <text:p>85068</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86</text:p>
          </table:table-cell>
          <table:table-cell table:style-name="ce4" office:value-type="string" calcext:value-type="string">
            <text:p>Deux ponts du Port-la-Claye sur la rivière Le Lay (également sur communes de La Claye, Lairoux,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Curzon</text:p>
          </table:table-cell>
          <table:table-cell table:style-name="ce4" office:value-type="string" calcext:value-type="string">
            <text:p>Vendée</text:p>
          </table:table-cell>
          <table:table-cell table:style-name="ce4" office:value-type="float" office:value="85077" calcext:value-type="float">
            <text:p>8507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093</text:p>
          </table:table-cell>
          <table:table-cell table:style-name="ce4" office:value-type="string" calcext:value-type="string">
            <text:p>Pont de Fleuriau sur la Vendée (également sur commune de Puy-de-Serre)</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Faymoreau</text:p>
          </table:table-cell>
          <table:table-cell table:style-name="ce4" office:value-type="string" calcext:value-type="string">
            <text:p>Vendée</text:p>
          </table:table-cell>
          <table:table-cell table:style-name="ce4" office:value-type="float" office:value="85087" calcext:value-type="float">
            <text:p>8508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151</text:p>
          </table:table-cell>
          <table:table-cell table:style-name="ce4" office:value-type="string" calcext:value-type="string">
            <text:p>Deux ponts du Port-La-Claye sur la rivière Le Lay (également sur communes de La Claye, Curzon, Saint-Cyr-en-Talmondais)</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Lairoux</text:p>
          </table:table-cell>
          <table:table-cell table:style-name="ce4" office:value-type="string" calcext:value-type="string">
            <text:p>Vendée</text:p>
          </table:table-cell>
          <table:table-cell table:style-name="ce4" office:value-type="float" office:value="85117" calcext:value-type="float">
            <text:p>85117</text:p>
          </table:table-cell>
          <table:table-cell table:style-name="ce4" office:value-type="float" office:value="85" calcext:value-type="float">
            <text:p>85</text:p>
          </table:table-cell>
          <table:table-cell table:number-columns-repeated="2" table:style-name="ce4" office:value-type="float" office:value="0" calcext:value-type="float">
            <text:p>0</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168</text:p>
          </table:table-cell>
          <table:table-cell table:style-name="ce4" office:value-type="string" calcext:value-type="string">
            <text:p>Pont des Ouillères (vieux)</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6e siècle</text:p>
          </table:table-cell>
          <table:table-cell table:style-name="ce4" office:value-type="string" calcext:value-type="string">
            <text:p>4e quart 17e siècle</text:p>
          </table:table-cell>
          <table:table-cell table:style-name="ce4" office:value-type="string" calcext:value-type="string">
            <text:p>3e quart 19e siècle</text:p>
          </table:table-cell>
          <table:table-cell table:style-name="ce4" office:value-type="string" calcext:value-type="string">
            <text:p>Mervent</text:p>
          </table:table-cell>
          <table:table-cell table:style-name="ce4" office:value-type="string" calcext:value-type="string">
            <text:p>Vendée</text:p>
          </table:table-cell>
          <table:table-cell table:style-name="ce4" office:value-type="float" office:value="85143" calcext:value-type="float">
            <text:p>85143</text:p>
          </table:table-cell>
          <table:table-cell table:style-name="ce4" office:value-type="float" office:value="85" calcext:value-type="float">
            <text:p>85</text:p>
          </table:table-cell>
          <table:table-cell table:style-name="ce4" office:value-type="string" calcext:value-type="string">
            <text:p>46.5225986548005</text:p>
          </table:table-cell>
          <table:table-cell table:style-name="ce4" office:value-type="string" calcext:value-type="string">
            <text:p>-0.748370106693129</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07</text:p>
          </table:table-cell>
          <table:table-cell table:style-name="ce4" office:value-type="string" calcext:value-type="string">
            <text:p>Pont de Fleuriau sur la Vendée (également sur commune de Faymoreau)</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3e quart 20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Puy-de-Serre</text:p>
          </table:table-cell>
          <table:table-cell table:style-name="ce4" office:value-type="string" calcext:value-type="string">
            <text:p>Vendée</text:p>
          </table:table-cell>
          <table:table-cell table:style-name="ce4" office:value-type="float" office:value="85184" calcext:value-type="float">
            <text:p>85184</text:p>
          </table:table-cell>
          <table:table-cell table:style-name="ce4" office:value-type="float" office:value="85" calcext:value-type="float">
            <text:p>85</text:p>
          </table:table-cell>
          <table:table-cell table:style-name="ce4" office:value-type="string" calcext:value-type="string">
            <text:p>46.5394905760847</text:p>
          </table:table-cell>
          <table:table-cell table:style-name="ce4" office:value-type="string" calcext:value-type="string">
            <text:p>-0.6444960958742011</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18</text:p>
          </table:table-cell>
          <table:table-cell table:style-name="ce4" office:value-type="string" calcext:value-type="string">
            <text:p>Pont sur La Boulogne sur le C.D. 7</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4e quart 18e siècle</text:p>
          </table:table-cell>
          <table:table-cell table:style-name="ce4" office:value-type="string" calcext:value-type="string">
            <text:p>4e quart 19e siècle (détruit)</text:p>
          </table:table-cell>
          <table:table-cell table:style-name="ce4" office:value-type="string" calcext:value-type="string">
            <text:p>milieu 20e siècle</text:p>
          </table:table-cell>
          <table:table-cell table:style-name="ce4" office:value-type="string" calcext:value-type="string">
            <text:p>Rocheservière</text:p>
          </table:table-cell>
          <table:table-cell table:style-name="ce4" office:value-type="string" calcext:value-type="string">
            <text:p>Vendée</text:p>
          </table:table-cell>
          <table:table-cell table:style-name="ce4" office:value-type="float" office:value="85190" calcext:value-type="float">
            <text:p>85190</text:p>
          </table:table-cell>
          <table:table-cell table:style-name="ce4" office:value-type="float" office:value="85" calcext:value-type="float">
            <text:p>85</text:p>
          </table:table-cell>
          <table:table-cell table:style-name="ce4" office:value-type="string" calcext:value-type="string">
            <text:p>46.9355723376936</text:p>
          </table:table-cell>
          <table:table-cell table:style-name="ce4" office:value-type="string" calcext:value-type="string">
            <text:p>-1.51361833959641</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29</text:p>
          </table:table-cell>
          <table:table-cell table:style-name="ce4" office:value-type="string" calcext:value-type="string">
            <text:p>Deux ponts du Port-La-Claye sur la rivière Le Lay (également sur communes de La Claye, Curzon et Lairoux)</text:p>
          </table:table-cell>
          <table:table-cell table:style-name="ce4" office:value-type="string" calcext:value-type="string">
            <text:p>pont</text:p>
          </table:table-cell>
          <table:table-cell table:style-name="ce4" office:value-type="string" calcext:value-type="string">
            <text:p>18e siècle</text:p>
          </table:table-cell>
          <table:table-cell table:style-name="ce4" office:value-type="string" calcext:value-type="string">
            <text:p>13e siècle</text:p>
          </table:table-cell>
          <table:table-cell table:style-name="ce4" office:value-type="string" calcext:value-type="string">
            <text:p>15e siècle</text:p>
          </table:table-cell>
          <table:table-cell table:style-name="ce4" office:value-type="string" calcext:value-type="string">
            <text:p>17e siècle</text:p>
          </table:table-cell>
          <table:table-cell table:style-name="ce4" office:value-type="string" calcext:value-type="string">
            <text:p>Saint-Cyr-en-Talmondais</text:p>
          </table:table-cell>
          <table:table-cell table:style-name="ce4" office:value-type="string" calcext:value-type="string">
            <text:p>Vendée</text:p>
          </table:table-cell>
          <table:table-cell table:style-name="ce4" office:value-type="float" office:value="85206" calcext:value-type="float">
            <text:p>85206</text:p>
          </table:table-cell>
          <table:table-cell table:style-name="ce4" office:value-type="float" office:value="85" calcext:value-type="float">
            <text:p>85</text:p>
          </table:table-cell>
          <table:table-cell table:style-name="ce4" office:value-type="string" calcext:value-type="string">
            <text:p>46.4666031796118</text:p>
          </table:table-cell>
          <table:table-cell table:style-name="ce4" office:value-type="string" calcext:value-type="string">
            <text:p>-1.29082995955007</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34</text:p>
          </table:table-cell>
          <table:table-cell table:style-name="ce4" office:value-type="string" calcext:value-type="string">
            <text:p>Pont de Boisseau sur la R.N. 137</text:p>
          </table:table-cell>
          <table:table-cell table:style-name="ce4" office:value-type="string" calcext:value-type="string">
            <text:p>pont</text:p>
          </table:table-cell>
          <table:table-cell table:style-name="ce4" office:value-type="string" calcext:value-type="string">
            <text:p>15e siècle</text:p>
          </table:table-cell>
          <table:table-cell table:style-name="ce4" office:value-type="string" calcext:value-type="string">
            <text:p>3e quart 19e siècle</text:p>
          </table:table-cell>
          <table:table-cell table:style-name="ce4" office:value-type="string" calcext:value-type="string">
            <text:p>2e quart 20e siècle</text:p>
          </table:table-cell>
          <table:table-cell table:style-name="ce4" office:value-type="string" calcext:value-type="string">
            <text:p>Epoque contemporaine</text:p>
          </table:table-cell>
          <table:table-cell table:style-name="ce4" office:value-type="string" calcext:value-type="string">
            <text:p>Saint-Georges-de-Montaigu</text:p>
          </table:table-cell>
          <table:table-cell table:style-name="ce4" office:value-type="string" calcext:value-type="string">
            <text:p>Vendée</text:p>
          </table:table-cell>
          <table:table-cell table:style-name="ce4" office:value-type="float" office:value="85217" calcext:value-type="float">
            <text:p>85217</text:p>
          </table:table-cell>
          <table:table-cell table:style-name="ce4" office:value-type="float" office:value="85" calcext:value-type="float">
            <text:p>85</text:p>
          </table:table-cell>
          <table:table-cell table:style-name="ce4" office:value-type="string" calcext:value-type="string">
            <text:p>46.951159819797</text:p>
          </table:table-cell>
          <table:table-cell table:style-name="ce4" office:value-type="string" calcext:value-type="string">
            <text:p>-1.30378369551666</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47</text:p>
          </table:table-cell>
          <table:table-cell table:style-name="ce4" office:value-type="string" calcext:value-type="string">
            <text:p>Pont de Sénard sur la Maine</text:p>
          </table:table-cell>
          <table:table-cell table:style-name="ce4" office:value-type="string" calcext:value-type="string">
            <text:p>pont</text:p>
          </table:table-cell>
          <table:table-cell table:style-name="ce4" office:value-type="string" calcext:value-type="string">
            <text:p>2e moitié 18e siècle</text:p>
          </table:table-cell>
          <table:table-cell table:style-name="ce4" office:value-type="string" calcext:value-type="string">
            <text:p>11e siècle (?)</text:p>
          </table:table-cell>
          <table:table-cell table:style-name="ce4" office:value-type="string" calcext:value-type="string">
            <text:p>4e quart 19e siècle</text:p>
          </table:table-cell>
          <table:table-cell table:style-name="ce4" office:value-type="string" calcext:value-type="string">
            <text:p>Epoque contemporaine</text:p>
          </table:table-cell>
          <table:table-cell table:style-name="ce4" office:value-type="string" calcext:value-type="string">
            <text:p>Saint-Hilaire-de-Loulay</text:p>
          </table:table-cell>
          <table:table-cell table:style-name="ce4" office:value-type="string" calcext:value-type="string">
            <text:p>Vendée</text:p>
          </table:table-cell>
          <table:table-cell table:style-name="ce4" office:value-type="float" office:value="85224" calcext:value-type="float">
            <text:p>85224</text:p>
          </table:table-cell>
          <table:table-cell table:style-name="ce4" office:value-type="float" office:value="85" calcext:value-type="float">
            <text:p>85</text:p>
          </table:table-cell>
          <table:table-cell table:style-name="ce4" office:value-type="string" calcext:value-type="string">
            <text:p>47.0110362831461</text:p>
          </table:table-cell>
          <table:table-cell table:style-name="ce4" office:value-type="string" calcext:value-type="string">
            <text:p>-1.35712918655121</text:p>
          </table:table-cell>
          <table:table-cell table:style-name="ce4" table:number-columns-repeated="5"/>
          <table:table-cell table:style-name="ce4" office:value-type="string" calcext:value-type="string">
            <text:p>classé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7"/>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row table:style-name="ro1">
          <table:table-cell table:style-name="ce4" office:value-type="string" calcext:value-type="string">
            <text:p>PA00110289</text:p>
          </table:table-cell>
          <table:table-cell table:style-name="ce4" office:value-type="string" calcext:value-type="string">
            <text:p>Pont (vieux)</text:p>
          </table:table-cell>
          <table:table-cell table:style-name="ce4" office:value-type="string" calcext:value-type="string">
            <text:p>pont</text:p>
          </table:table-cell>
          <table:table-cell table:style-name="ce4" office:value-type="string" calcext:value-type="string">
            <text:p>3e quart 19e siècle</text:p>
          </table:table-cell>
          <table:table-cell table:style-name="ce4" office:value-type="string" calcext:value-type="string">
            <text:p>19e siècle</text:p>
          </table:table-cell>
          <table:table-cell table:style-name="ce4" office:value-type="string" calcext:value-type="string">
            <text:p>Temps modernes</text:p>
          </table:table-cell>
          <table:table-cell table:style-name="ce4" office:value-type="string" calcext:value-type="string">
            <text:p>Epoque contemporaine</text:p>
          </table:table-cell>
          <table:table-cell table:style-name="ce4" office:value-type="string" calcext:value-type="string">
            <text:p>Vouvant</text:p>
          </table:table-cell>
          <table:table-cell table:style-name="ce4" office:value-type="string" calcext:value-type="string">
            <text:p>Vendée</text:p>
          </table:table-cell>
          <table:table-cell table:style-name="ce4" office:value-type="float" office:value="85305" calcext:value-type="float">
            <text:p>85305</text:p>
          </table:table-cell>
          <table:table-cell table:style-name="ce4" office:value-type="float" office:value="85" calcext:value-type="float">
            <text:p>85</text:p>
          </table:table-cell>
          <table:table-cell table:style-name="ce4" office:value-type="string" calcext:value-type="string">
            <text:p>46.5716518219164</text:p>
          </table:table-cell>
          <table:table-cell table:style-name="ce4" office:value-type="string" calcext:value-type="string">
            <text:p>-0.766537445251644</text:p>
          </table:table-cell>
          <table:table-cell table:style-name="ce4" table:number-columns-repeated="5"/>
          <table:table-cell table:style-name="ce4" office:value-type="string" calcext:value-type="string">
            <text:p>inscrit MH</text:p>
          </table:table-cell>
          <table:table-cell table:style-name="ce4"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style-name="ce4" table:number-columns-repeated="5"/>
          <table:table-cell table:style-name="ce4" office:value-type="string" calcext:value-type="string">
            <text:p>http://www2.culture.gouv.fr/Wave/image/memoire/2179/sap01_mh0093781_p.jpg</text:p>
          </table:table-cell>
          <table:table-cell table:style-name="ce4"/>
          <table:table-cell table:style-name="ce4" office:value-type="float" office:value="1992" calcext:value-type="float">
            <text:p>1992</text:p>
          </table:table-cell>
          <table:table-cell table:style-name="ce4"/>
          <table:table-cell table:style-name="ce4" office:value-type="string" calcext:value-type="string">
            <text:p>Mérimée</text:p>
          </table:table-cell>
        </table:table-row>
      </table:table>
      <table:table table:name="Gertrude" table:style-name="ta1">
        <table:table-column table:style-name="co1" table:number-columns-repeated="24" table:default-cell-style-name="ce3"/>
        <table:table-row table:style-name="ro1">
          <table:table-cell table:style-name="ce5" office:value-type="string" calcext:value-type="string">
            <text:p>identifiant</text:p>
          </table:table-cell>
          <table:table-cell table:style-name="ce5" office:value-type="string" calcext:value-type="string">
            <text:p>nom</text:p>
          </table:table-cell>
          <table:table-cell table:style-name="ce5" office:value-type="string" calcext:value-type="string">
            <text:p>appellation</text:p>
          </table:table-cell>
          <table:table-cell table:style-name="ce5" office:value-type="string" calcext:value-type="string">
            <text:p>datation/0</text:p>
          </table:table-cell>
          <table:table-cell table:style-name="ce5" office:value-type="string" calcext:value-type="string">
            <text:p>datation/1</text:p>
          </table:table-cell>
          <table:table-cell table:style-name="ce5" office:value-type="string" calcext:value-type="string">
            <text:p>datation/2</text:p>
          </table:table-cell>
          <table:table-cell table:style-name="ce5" office:value-type="string" calcext:value-type="string">
            <text:p>commune</text:p>
          </table:table-cell>
          <table:table-cell table:style-name="ce5" office:value-type="string" calcext:value-type="string">
            <text:p>departement</text:p>
          </table:table-cell>
          <table:table-cell table:style-name="ce5" office:value-type="string" calcext:value-type="string">
            <text:p>insee</text:p>
          </table:table-cell>
          <table:table-cell table:style-name="ce5" office:value-type="string" calcext:value-type="string">
            <text:p>code_departement</text:p>
          </table:table-cell>
          <table:table-cell table:style-name="ce5" office:value-type="string" calcext:value-type="string">
            <text:p>localisation/lon</text:p>
          </table:table-cell>
          <table:table-cell table:style-name="ce5" office:value-type="string" calcext:value-type="string">
            <text:p>localisation/lat</text:p>
          </table:table-cell>
          <table:table-cell table:style-name="ce5" office:value-type="string" calcext:value-type="string">
            <text:p>appartient_a</text:p>
          </table:table-cell>
          <table:table-cell table:style-name="ce5" office:value-type="string" calcext:value-type="string">
            <text:p>materiau_du_gros_oeuvre</text:p>
          </table:table-cell>
          <table:table-cell table:style-name="ce5" office:value-type="string" calcext:value-type="string">
            <text:p>auteur</text:p>
          </table:table-cell>
          <table:table-cell table:style-name="ce5" office:value-type="string" calcext:value-type="string">
            <text:p>historique_du_batiment_ou_de_l_oeuvre</text:p>
          </table:table-cell>
          <table:table-cell table:style-name="ce5" office:value-type="string" calcext:value-type="string">
            <text:p>description_du_batiment</text:p>
          </table:table-cell>
          <table:table-cell table:style-name="ce5" office:value-type="string" calcext:value-type="string">
            <text:p>type_de_protection</text:p>
          </table:table-cell>
          <table:table-cell table:style-name="ce5" office:value-type="string" calcext:value-type="string">
            <text:p>copyright</text:p>
          </table:table-cell>
          <table:table-cell table:style-name="ce5" office:value-type="string" calcext:value-type="string">
            <text:p>chercheur/0</text:p>
          </table:table-cell>
          <table:table-cell table:style-name="ce5" office:value-type="string" calcext:value-type="string">
            <text:p>chercheur/1</text:p>
          </table:table-cell>
          <table:table-cell table:style-name="ce5" office:value-type="string" calcext:value-type="string">
            <text:p>chercheur/2</text:p>
          </table:table-cell>
          <table:table-cell table:style-name="ce5" office:value-type="string" calcext:value-type="string">
            <text:p>chercheur/3</text:p>
          </table:table-cell>
          <table:table-cell table:style-name="ce5" office:value-type="string" calcext:value-type="string">
            <text:p>Mérimée</text:p>
          </table:table-cell>
        </table:table-row>
        <table:table-row table:style-name="ro1">
          <table:table-cell office:value-type="string" calcext:value-type="string">
            <text:p>IA17047185</text:p>
          </table:table-cell>
          <table:table-cell office:value-type="string" calcext:value-type="string">
            <text:p>Pont ferroviair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rente-Maritime</text:p>
          </table:table-cell>
          <table:table-cell office:value-type="string" calcext:value-type="string">
            <text:p>Vendée</text:p>
          </table:table-cell>
          <table:table-cell office:value-type="float" office:value="17" calcext:value-type="float">
            <text:p>17</text:p>
          </table:table-cell>
          <table:table-cell office:value-type="float" office:value="85" calcext:value-type="float">
            <text:p>85</text:p>
          </table:table-cell>
          <table:table-cell office:value-type="string" calcext:value-type="string">
            <text:p>-0.9579330787020855</text:p>
          </table:table-cell>
          <table:table-cell office:value-type="string" calcext:value-type="string">
            <text:p>46.320964965358534</text:p>
          </table:table-cell>
          <table:table-cell/>
          <table:table-cell office:value-type="string" calcext:value-type="string">
            <text:p>parement</text:p>
          </table:table-cell>
          <table:table-cell/>
          <table:table-cell office:value-type="string" calcext:value-type="string">
            <text:p>Le pont a été construit en même temps que la ligne de chemin de fer La Rochelle / La Roche-sur-Yon, ouverte en 1871. A l'origine, une seule des deux piles du pont était en eau, mais l'élargissement de la Sèvre en 1925 a mis l'arche sèche en eau. Dynamité par les troupes allemandes lors de leur repli, le 11 septembre 1944, le pont a été reconstruit à l'identique par la suite.</text:p>
          </table:table-cell>
          <table:table-cell office:value-type="string" calcext:value-type="string">
            <text:p>Long de 80 mètres, le pont repose sur quatre piles en pierre, dont une sur chaque rive de la Sèvre et deux au milieu du fleuve. Chaque pile est couverte d'un parement en pierre de taille. Le tablier et les garde-corps du pont sont en métal riveté.</text:p>
          </table:table-cell>
          <table:table-cell/>
          <table:table-cell office:value-type="string" calcext:value-type="string">
            <text:p>(c) Région Nouvelle-Aquitaine, Inventaire général du patrimoine culturel</text:p>
          </table:table-cell>
          <table:table-cell office:value-type="string" calcext:value-type="string">
            <text:p>Yannis Suire</text:p>
          </table:table-cell>
          <table:table-cell table:number-columns-repeated="3"/>
          <table:table-cell table:formula="of:=VLOOKUP([.A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17047186</text:p>
          </table:table-cell>
          <table:table-cell office:value-type="string" calcext:value-type="string">
            <text:p>Passerelle de Rouillebouc</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Marans</text:p>
          </table:table-cell>
          <table:table-cell office:value-type="string" calcext:value-type="string">
            <text:p>Charente-Maritime</text:p>
          </table:table-cell>
          <table:table-cell office:value-type="float" office:value="17218" calcext:value-type="float">
            <text:p>17218</text:p>
          </table:table-cell>
          <table:table-cell office:value-type="float" office:value="17" calcext:value-type="float">
            <text:p>17</text:p>
          </table:table-cell>
          <table:table-cell office:value-type="string" calcext:value-type="string">
            <text:p>-0.9560620412442343</text:p>
          </table:table-cell>
          <table:table-cell office:value-type="string" calcext:value-type="string">
            <text:p>46.32077626963404</text:p>
          </table:table-cell>
          <table:table-cell table:number-columns-repeated="2"/>
          <table:table-cell office:value-type="string" calcext:value-type="string">
            <text:p>Eugène Espitallier</text:p>
          </table:table-cell>
          <table:table-cell office:value-type="string" calcext:value-type="string">
            <text:p>Le creusement du canal de Pomère en 1839 puis ses élargissements successifs facilitent la navigation, d'où la nécessité de bénéficier de chemins et passerelles de halage sur ses rives. Un plan de la tête aval du canal en 1870 montre qu'un bateau à chaîne permet alors de franchir la Vieille Sèvre à Rouillebouc, mais ce système est peu pratique. Le projet de passerelle à construire à chacune des deux extrémités du canal de Pomère (à Rouillebouc, entre L'Île-d'Elle et Marans, et à la Choletière, entre Saint-Jean-de-Liversay et L'Île-d'Elle) est présenté le 10 juillet 1873 par l'ingénieur ordinaire des Ponts et chaussées Espitallier, et approuvé le 11 novembre suivant. Les travaux, menés en régie par les Ponts et chaussées, ont lieu en 1875-1876 : les batardeaux pour la première passerelle sont construits en avril 1875, ceux de la seconde passerelle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Nouvelle-Aquitaine, Inventaire général du patrimoine culturel;(c) Centre vendéen de recherches historiques;(c) Région Pays de la Loire - Inventaire général</text:p>
          </table:table-cell>
          <table:table-cell office:value-type="string" calcext:value-type="string">
            <text:p>Yannis Suire</text:p>
          </table:table-cell>
          <table:table-cell table:number-columns-repeated="3"/>
          <table:table-cell table:formula="of:=VLOOKUP([.A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17048020</text:p>
          </table:table-cell>
          <table:table-cell office:value-type="string" calcext:value-type="string">
            <text:p>Passerell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a Ronde</text:p>
          </table:table-cell>
          <table:table-cell office:value-type="string" calcext:value-type="string">
            <text:p>Charente-Maritime</text:p>
          </table:table-cell>
          <table:table-cell office:value-type="float" office:value="17303" calcext:value-type="float">
            <text:p>17303</text:p>
          </table:table-cell>
          <table:table-cell office:value-type="float" office:value="17" calcext:value-type="float">
            <text:p>17</text:p>
          </table:table-cell>
          <table:table-cell office:value-type="string" calcext:value-type="string">
            <text:p>-0.7760351859474472</text:p>
          </table:table-cell>
          <table:table-cell office:value-type="string" calcext:value-type="string">
            <text:p>46.31860005820098</text:p>
          </table:table-cell>
          <table:table-cell table:number-columns-repeated="3"/>
          <table:table-cell office:value-type="string" calcext:value-type="string">
            <text:p>Une première passerelle est construite là à l'occasion de la création du barrage éclusé de la Vieille Sèvre, en 1858. En plus de l'autre passerelle enjambant ce barrage, et d'une troisième sur le Vieux Béjou, l'objectif est de permettre la continuité du chemin de halage sur la rive gauche de la Sèvre Niortaise. Le projet en est en tout cas présenté le 20 septembre 1855 par l'ingénieur en chef Joseph Maire, qui a conçu par ailleurs le barrage éclusé sur la Vieille Sèvre. Il propose une passerelle en bois constituée de deux rampes et d'une partie centrale droite, laquelle sera en partie tournante pour laisser passer les bateaux. Cette passerelle, sans doute réalisée en même temps que le barrage éclusé de la Vieille Sèvre en 1858, apparaît sur un plan du site de Bazoin établi par l'ingénieur Espitallier le 4 octobre 1865 dans le cadre d'un projet de construction d'une maison éclusière.Cette première passerelle en partie tournante, donc peu pratique, a probablement été remplacée à la fin du 19e siècle par un ouvrage à tablier droit en métal reposant sur des culées et une pile centrale en maçonnerie, le tout fixe et plus élevé que le précédent ouvrage. C'est cette passerelle qui apparaît sur des cartes postales au début du 20e siècle. Elle a été restaurée en 2018, sous maîtrise d'ouvrage du Département de la Charente-Maritime, par délégation de l'IIBSN. Son tablier a été reconstruit presque à l'identique.</text:p>
          </table:table-cell>
          <table:table-cell office:value-type="string" calcext:value-type="string">
            <text:p>La passerelle franchit la Sèvre Niortaise juste en aval de sa confluence avec le Nouveau et le Vieux Béjou, reliant l'îlot central du barrage éclusé de la Vieille Sèvre (côté Maillé) et la rive gauche (côté La Ronde). Son tablier en métal repose sur deux culées et une pile centrale en maçonnerie. Les garde-corps sont constitués de croisillons (ils étaient plus bas avant la reconstruction de 2018).</text:p>
          </table:table-cell>
          <table:table-cell/>
          <table:table-cell office:value-type="string" calcext:value-type="string">
            <text:p>(c) Région Nouvelle-Aquitaine, Inventaire général du patrimoine culturel;(c) Centre vendéen de recherches historiques</text:p>
          </table:table-cell>
          <table:table-cell office:value-type="string" calcext:value-type="string">
            <text:p>Yannis Suire</text:p>
          </table:table-cell>
          <table:table-cell table:number-columns-repeated="3"/>
          <table:table-cell table:formula="of:=VLOOKUP([.A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1</text:p>
          </table:table-cell>
          <table:table-cell office:value-type="string" calcext:value-type="string">
            <text:p>Pont de la Jonelière</text:p>
          </table:table-cell>
          <table:table-cell office:value-type="string" calcext:value-type="string">
            <text:p>viaduc</text:p>
          </table:table-cell>
          <table:table-cell office:value-type="string" calcext:value-type="string">
            <text:p>2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538985053152262</text:p>
          </table:table-cell>
          <table:table-cell office:value-type="string" calcext:value-type="string">
            <text:p>47.25572005734829</text:p>
          </table:table-cell>
          <table:table-cell table:number-columns-repeated="2"/>
          <table:table-cell office:value-type="string" calcext:value-type="string">
            <text:p>Geoffroy;Charles Dupuy;Albert Caquot</text:p>
          </table:table-cell>
          <table:table-cell office:value-type="string" calcext:value-type="string">
            <text:p>Le pont de la Jonelière, principal ouvrage d'art de la ligne, permet le franchissement de l'Erdre en partie centrale, de la route de la Jonelière côté Châteaubriant et d'un chemin pédestre côté Nantes. Il a été inauguré le 3 août 1948 en remplacement d'un pont métallique dynamité par les allemands en 1944.Le pont métalliqueLe premier pont est conçu en 1875 par M. Geoffroy, ingénieur de la Compagnie d'Orléans, et validé par Charles Dupuy et Louis-Charles Sèvene, ingénieurs du service des Ponts et Chaussées. Les travaux sont réalisés par la compagnie Fives-Lille et Joly. Les archives mentionnent la provenance de quelques matériaux de construction : chaux hydraulique de Paviers près de Tours, sable de Loire, moellons des bords de l'Erdre pour le fourrage et moellons parementés de Pontlevoy dans le Loir-et-Cher.Dès la construction du pont, le conseil d'arrondissement de Nantes et le conseil général de Loire-Inférieure demandent l'aménagement d'une passerelle pour piétons. La Compagnie d'Orléans ne voit pas d'objection mais estime que le coût des travaux ne doit pas lui revenir. En 1905, après délibération, le conseil général vote les crédits nécessaires. La passerelle est inaugurée en 1907. D'une largeur de un mètre, elle est supportée par 29 consoles fixées aux goussets d'encorbellement du viaduc et reliées entre elles à l'aide d'une poutre de rive sur laquelle est fixé le garde-corps. Le platelage, en madriers de chêne, repose sur deux files de cornières fixées l'une à la poutrelle de rive et l'autre à l'intérieur des fers en U du trottoir du viaduc. A chaque extrémité, un escalier est construit : à limons métalliques dans la partie haute fixée à l'arc et en ciment armé du système Hennebique, à trois volées ancrées dans la culée du pont. La voie ferrée est séparée de la voie pour piétons par une clôture.Le pont en béton arméLe pont est dynamité le 11 août 1944 par l'armée allemande. La travée métallique et une partie des arches côté Châteaubriant sont détruites. Sa reconstruction est confiée à l'entreprise L. Monod et à son ingénieur Albert Caquot. Ce dernier s'est rendu célèbre pour ses nombreuses constructions dans le domaine du génie civil mais aussi par la réalisation d'œuvres variées comme en 1931 la structure interne en béton armé de la grande statue du Christ rédempteur sur le Mont Corcovado à Rio de Janeiro. A la Jonelière, il conçoit un pont en béton armé s'appuyant sur les arches maçonnées d'origine. Les travaux débutent en août 1946. Un cintre en bois est construit par moitié sur chaque rive puis descendu à l'aide de treuils. L'intrados est ensuite ferraillé puis bétonné. Six palées en béton sont montées sur l'arc, permettant la mise en place du tablier lui aussi en béton. Le pont est inauguré le 3 août 1948.Les projets d'aménagement liés à la réouverture de la ligne Nantes-ChâteaubriantDans le cadre des travaux de réouverture de la ligne, le tablier a été élargi afin de permettre la circulation des piétons, des deux roues, du tram-train et plus tard du tramway. Les consoles métalliques supportant des dalles préfabriquées en béton ont été fixées dans une longrine béton pour les arches en maçonnerie et dans la structure béton existante, pour l'arc central.</text:p>
          </table:table-cell>
          <table:table-cell office:value-type="string" calcext:value-type="string">
            <text:p>Le pont-rail est constitué d'un arc principal de 95 mètres et de deux viaducs d'accès en maçonnerie, chacun composé de 3 arches de 8 mètres. Le cintre en bois a été construit par moitié sur chaque rive puis descendu à l'aide de treuils. L'intrados a ensuite été ferraillé puis bétonné. 6 palées en béton ont été montées sur l'arc permettant la mise en place du tablier lui aussi en béton. Le tablier supporte 3 voies : ferrée, piétonne et cyclable. Le parapet est en béton. Les arches des viaducs ont été construites en maçonnerie fourrée formée de moellons en fourrure et deux appareils de revêtement en parement légèrement bosselé. Les arches soutenant l'arc portent les traces des agrafes du pont métallique. Deux passerelles en béton et à garde-corps ajourés métalliques sont accolées aux arches côté aval permettant le franchissement du pont par les piéton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2</text:p>
          </table:table-cell>
          <table:table-cell office:value-type="string" calcext:value-type="string">
            <text:p>Pont-rail sur l'Hocmard</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3751460133579</text:p>
          </table:table-cell>
          <table:table-cell office:value-type="string" calcext:value-type="string">
            <text:p>47.31490464389914</text:p>
          </table:table-cell>
          <table:table-cell table:number-columns-repeated="2"/>
          <table:table-cell office:value-type="string" calcext:value-type="string">
            <text:p>Geoffroy Hersent</text:p>
          </table:table-cell>
          <table:table-cell office:value-type="string" calcext:value-type="string">
            <text:p>Le pont-rail sur la rivière l'Hocmard est construit entre le 29 mai 1875 (date de la décision autorisant la construction du pont par la Direction générale des Ponts et Chaussées et des Chemins de fer) et la fin de l'année 1877, sous la direction de l'ingénieur Geoffroy de la Compagnie d'Orléans. Les piles seraient réalisées par l'entreprise Hersent. Il est bombardé par les B17 américains le 24 juillet 1944, afin d'empêcher la remontée vers la Normandie de renforts allemands : destruction de la culée et de la première arche côté Châteaubriant. Les travaux de reconstruction débutent en 1944 pour s'achever en 1946.</text:p>
          </table:table-cell>
          <table:table-cell office:value-type="string" calcext:value-type="string">
            <text:p>Le pont-rail, d'une dimension de 30 mètres, se compose de trois arches maçonnées à voûtes surbaissées appuyées sur deux culées biaises avec des murs en retour. L'arche de la rive gauche permet un passage de 4 m du chemin rural reliant les villages de Naie au petit Naie. La maçonnerie des arches et des piles est fourrée en moellons et recouverte d'un appareil de revêtement en parement bosselé. Le garde-corps est en béton ajouré. La culée de la rive droite est fondée sur le rocher, à 6 mètres de profondeur sous l'étiage, au moyen d'un massif de béton coulé dans une enceinte en charpente. La culée de la rive gauche est fondée à sec et repose directement sur le rocher.</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3</text:p>
          </table:table-cell>
          <table:table-cell office:value-type="string" calcext:value-type="string">
            <text:p>Pont-rail maçonn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272253381634429</text:p>
          </table:table-cell>
          <table:table-cell office:value-type="string" calcext:value-type="string">
            <text:p>47.388838089947114</text:p>
          </table:table-cell>
          <table:table-cell table:number-columns-repeated="2"/>
          <table:table-cell office:value-type="string" calcext:value-type="string">
            <text:p>Geoffroy</text:p>
          </table:table-cell>
          <table:table-cell office:value-type="string" calcext:value-type="string">
            <text:p>Le pont-rail est construit entre 1875 et 1877 lors de la création de la voie ferrée Nantes-Châteaubriant sous la direction de M. Geoffroy, ingénieur de la Compagnie d'Orléans. Il permet le franchissement du chemin d'exploitation proche de la D69 (point kilométrique : 450.193).</text:p>
          </table:table-cell>
          <table:table-cell office:value-type="string" calcext:value-type="string">
            <text:p>Ce pont-rail est formé d'une voûte en plein cintre large de 4 m et haute de 4,57 m appuyée sur des culées prolongées par des murs de soutènement en aile talutée. La maçonnerie est fourrée de moellons et revêtue par deux types d'appareil : régulier en parement bosselé (voûte et chaînage d'angle) et irrégulier en moellon à tête dressée (mur de soutènement, partie inférieure des culées). Les gardes-corps métalliques sont en tubes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4</text:p>
          </table:table-cell>
          <table:table-cell office:value-type="string" calcext:value-type="string">
            <text:p>Pont-rail sur le canal de Nantes à Bres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216500369455292</text:p>
          </table:table-cell>
          <table:table-cell office:value-type="string" calcext:value-type="string">
            <text:p>47.404022016195164</text:p>
          </table:table-cell>
          <table:table-cell table:number-columns-repeated="2"/>
          <table:table-cell office:value-type="string" calcext:value-type="string">
            <text:p>Geoffroy Roussel</text:p>
          </table:table-cell>
          <table:table-cell office:value-type="string" calcext:value-type="string">
            <text:p>Le pont-rail sur le canal de Nantes à Brest (profils 225 et 226) est construit entre le 11 mai 1876 (date de la décision autorisant la construction du pont par la Direction générale des Ponts et Chaussées et des Chemins de fer) et la fin de l'année 1877. Il est conçu par M. Geoffroy, ingénieur de la Compagnie d'Orléans et construit par l'entreprise H. Roussel. Dans le cadre de la réouverture de la ligne Nantes-Châteaubriant et afin de mettre aux normes le franchissement du canal, il a fallu déposer l'ouvrage existant, puis modifier les appuis pour accueillir la nouvelle structure en charpente métallique. Pour des garanties de qualité, les éléments ont été assemblés et soudés en Saône-et-Loire. La structure de 52 tonnes a été acheminée par la route et posée en juillet 2011.</text:p>
          </table:table-cell>
          <table:table-cell office:value-type="string" calcext:value-type="string">
            <text:p>Le pont-rail franchit le chemin de halage (4 m), la banquette de contre-halage (2 m) et la voie navigable. Il est composé d'une seule travée supportée par des poutres latérales hautes en fer puddlé reposant sur des culées en maçonneries. La distance entre les deux culées est de 16,22 m. Les poutres latérales sont reliées par des entretoises et les voûtains en brique. Le pont a été endommagé pendant la Seconde Guerre mondiale et réparé avec des renforts en fer fixés par rivets. La dernière mise en peinture date de 1982. Dans le cadre de la réouverture de la ligne Nantes-Châteaubriant, le pont métallique existant a été remplacé par un pont-rail à poutres latérales. Les culées ont été élargies latéralement par des murs en béton armé solidarisés à la maçonnerie des culées existant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5</text:p>
          </table:table-cell>
          <table:table-cell office:value-type="string" calcext:value-type="string">
            <text:p>Pont-rail en portique dit Pont du Pâti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Sucé-sur-Erdre</text:p>
          </table:table-cell>
          <table:table-cell office:value-type="string" calcext:value-type="string">
            <text:p>Loire-Atlantique</text:p>
          </table:table-cell>
          <table:table-cell office:value-type="float" office:value="44201" calcext:value-type="float">
            <text:p>44201</text:p>
          </table:table-cell>
          <table:table-cell office:value-type="float" office:value="44" calcext:value-type="float">
            <text:p>44</text:p>
          </table:table-cell>
          <table:table-cell office:value-type="string" calcext:value-type="string">
            <text:p>-1.532587120158824</text:p>
          </table:table-cell>
          <table:table-cell office:value-type="string" calcext:value-type="string">
            <text:p>47.340767599317836</text:p>
          </table:table-cell>
          <table:table-cell table:number-columns-repeated="3"/>
          <table:table-cell office:value-type="string" calcext:value-type="string">
            <text:p>Le pont-rail est construit en 1996 lors de la création du lotissement du coteau de Saint-Michel (point kilométrique : 444.720).Les piédroits sont recouverts de peintures murales réalisées en 2000 par la MJC de Sucé-sur-Erdre en collaboration avec la mairie et la SNCF.</text:p>
          </table:table-cell>
          <table:table-cell office:value-type="string" calcext:value-type="string">
            <text:p>Ce pont-rail est un pont-portique ouvert en béton armé dit passage inférieur portique ouvert (PIPO). Il a une portée de 14 m et une hauteur libre de 4,30 m. Les murs de soutènement sont réalisés avec des éléments préfabriqués en béton.</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6</text:p>
          </table:table-cell>
          <table:table-cell office:value-type="string" calcext:value-type="string">
            <text:p>Pont-rail à poutres jumell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7163725616725</text:p>
          </table:table-cell>
          <table:table-cell office:value-type="string" calcext:value-type="string">
            <text:p>47.475521693884865</text:p>
          </table:table-cell>
          <table:table-cell table:number-columns-repeated="2"/>
          <table:table-cell office:value-type="string" calcext:value-type="string">
            <text:p>Geoffroy</text:p>
          </table:table-cell>
          <table:table-cell office:value-type="string" calcext:value-type="string">
            <text:p>Le pont-rail est construit lors de la création de la voie ferrée Nantes-Châteaubriant (entre 1875 et 1877) sous la direction de M. Geoffroy, ingénieur de la Compagnie d'Orléans. Il permet le franchissement du chemin reliant les villages de la Houssais et des Vigneaux (point kilométrique : 460.232). Le tablier a été remplacé en 1963 lors de la campagne de rénovation des ponts-rails à poutres jumelles menée entre 1963 et 1966.</text:p>
          </table:table-cell>
          <table:table-cell office:value-type="string" calcext:value-type="string">
            <text:p>Ce pont-rail est un pont à travée unique de type "pont à poutres jumelles" : chaque rail, posé sur un calage bois, est supporté par les entretoises sous rail, solidaires des deux poutres principales situées de part et d'autre du rail. Ces poutres sont maintenues à des accotements en béton. La portée est de 4,60 m et la hauteur libre de 3,73 m.La structure s'appuie sur deux culées avec des murs en retour. La maçonnerie est fourrée de moellons et revêtue par deux types d'appareil : parement régulier bosselé (chaînage d'angle) et appareil irrégulier à tête dressée (murs de soutènement et murs en retour).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7</text:p>
          </table:table-cell>
          <table:table-cell office:value-type="string" calcext:value-type="string">
            <text:p>Pont-rail à poutrelles enrobées dit pont de l'Epine blanch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Erbray</text:p>
          </table:table-cell>
          <table:table-cell office:value-type="string" calcext:value-type="string">
            <text:p>Loire-Atlantique</text:p>
          </table:table-cell>
          <table:table-cell office:value-type="float" office:value="44054" calcext:value-type="float">
            <text:p>44054</text:p>
          </table:table-cell>
          <table:table-cell office:value-type="float" office:value="44" calcext:value-type="float">
            <text:p>44</text:p>
          </table:table-cell>
          <table:table-cell office:value-type="string" calcext:value-type="string">
            <text:p>-1.3835172754261416</text:p>
          </table:table-cell>
          <table:table-cell office:value-type="string" calcext:value-type="string">
            <text:p>47.689613238890736</text:p>
          </table:table-cell>
          <table:table-cell table:number-columns-repeated="3"/>
          <table:table-cell office:value-type="string" calcext:value-type="string">
            <text:p>Le pont-rail de l'Epine Blanche est construit en 1968 pour franchir l'ancienne route départementale 178 (point kilométrique : 488.616), déviée depuis sous l'ouvrage situé au PK 488.518.</text:p>
          </table:table-cell>
          <table:table-cell office:value-type="string" calcext:value-type="string">
            <text:p>Ce pont-rail est un pont à travée unique de type "pont à poutrelles enrobées". Son tablier se compose de poutrelles métalliques (type IPN) enrobées dans une dalle en béton armé. Sa portée est de 10,30 m et la hauteur libre de 4,17 m. La structure repose sur deux culées biaises avec des murs en retour en pierres de taille calcaires. Les gardes-corps sont formés de tubes métalliques assemblés par emboîtage ou soudé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8</text:p>
          </table:table-cell>
          <table:table-cell office:value-type="string" calcext:value-type="string">
            <text:p>Pont-route en béton pré-contraint</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 Chapelle-sur-Erdre</text:p>
          </table:table-cell>
          <table:table-cell office:value-type="string" calcext:value-type="string">
            <text:p>Loire-Atlantique</text:p>
          </table:table-cell>
          <table:table-cell office:value-type="float" office:value="44035" calcext:value-type="float">
            <text:p>44035</text:p>
          </table:table-cell>
          <table:table-cell office:value-type="float" office:value="44" calcext:value-type="float">
            <text:p>44</text:p>
          </table:table-cell>
          <table:table-cell office:value-type="string" calcext:value-type="string">
            <text:p>-1.5407213438539418</text:p>
          </table:table-cell>
          <table:table-cell office:value-type="string" calcext:value-type="string">
            <text:p>47.27517856398161</text:p>
          </table:table-cell>
          <table:table-cell table:number-columns-repeated="3"/>
          <table:table-cell office:value-type="string" calcext:value-type="string">
            <text:p>Le pont-route est construit en 1991 pour permettre le franchissement de l'autoroute A11 (point kilométrique : 436.920).</text:p>
          </table:table-cell>
          <table:table-cell office:value-type="string" calcext:value-type="string">
            <text:p>Ce pont-route est un ouvrage d'art à trois travées. Le tablier d'une longueur de 45 m est de type hourdis en béton armé sur poutres préfabriquées en béton précontraint. Il repose sur 2 piles sur talus et 2 piles intermédiaires. La jonction entre les piles et les poutres s'effectue avec des appareils d'appui appelés bossages situés au-dessus du chevêtre (les bossages permettent le positionnement de vérins soulevant le tablier). La corniche métallique est en aluminium et le garde-corps en acier. La hauteur libre est de 5,10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09</text:p>
          </table:table-cell>
          <table:table-cell office:value-type="string" calcext:value-type="string">
            <text:p>Pont-route en maçonneri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4279630889849</text:p>
          </table:table-cell>
          <table:table-cell office:value-type="string" calcext:value-type="string">
            <text:p>47.448482708189175</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voie communale n° 106 La Houssais (point kilométrique 461.096).</text:p>
          </table:table-cell>
          <table:table-cell office:value-type="string" calcext:value-type="string">
            <text:p>Ce pont-route est un pont à voûte en berceau d'une portée de 25,60 m (taille standard) et d'une hauteur de 4,80 m. La voûte est en béton coffré (reprise sur la maçonnerie d'origine). La structure s'appuie sur deux culées perdues en empierrement et en maçonnerie fourrée de moellons et revêtue par deux types d'appareil : parement régulier bosselé (chaînage d'angle) et appareil irrégulier à tête dressée (murs de soutènement). Le parapet semble aussi en parement de pierre légèrement bosselé sur 4 rangées.</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10</text:p>
          </table:table-cell>
          <table:table-cell office:value-type="string" calcext:value-type="string">
            <text:p>Pont-route en fon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Nort-sur-Erdre</text:p>
          </table:table-cell>
          <table:table-cell office:value-type="string" calcext:value-type="string">
            <text:p>Loire-Atlantique</text:p>
          </table:table-cell>
          <table:table-cell office:value-type="float" office:value="44110" calcext:value-type="float">
            <text:p>44110</text:p>
          </table:table-cell>
          <table:table-cell office:value-type="float" office:value="44" calcext:value-type="float">
            <text:p>44</text:p>
          </table:table-cell>
          <table:table-cell office:value-type="string" calcext:value-type="string">
            <text:p>-1.5035786608086241</text:p>
          </table:table-cell>
          <table:table-cell office:value-type="string" calcext:value-type="string">
            <text:p>47.46167405520282</text:p>
          </table:table-cell>
          <table:table-cell table:number-columns-repeated="2"/>
          <table:table-cell office:value-type="string" calcext:value-type="string">
            <text:p>Geoffroy Roussel</text:p>
          </table:table-cell>
          <table:table-cell office:value-type="string" calcext:value-type="string">
            <text:p>Le pont-route est construit entre 1875 et 1877 lors de la création de la voie ferrée sous la direction de l'ingénieur Geoffroy de la Compagnie d'Orléans. Il permet le franchissement du chemin vicinal ordinaire n° 10 (Nort-sur-Erdre - la Haie de Nort ; point kilométrique : 458.697). Ce pont serait attribué à l'entreprise Roussel.</text:p>
          </table:table-cell>
          <table:table-cell office:value-type="string" calcext:value-type="string">
            <text:p>Ce pont-route est un pont à arc en fonte. La structure s'appuie sur deux culées perdues en empierrement, et en maçonnerie fourrée de moellons et revêtue par deux types d'appareil : parement régulier bosselé (chaînage d'angle et parapet) et appareil irrégulier à tête dressée (murs de soutènement). Le garde-corps en fonte se compose d'une travée unique formée de motifs ovales barlongs juxtaposés, et s'achève à chaque extrémité par un potelet en fonte. La portée du pont est de 16 m et la hauteur de 4,96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11</text:p>
          </table:table-cell>
          <table:table-cell office:value-type="string" calcext:value-type="string">
            <text:p>Pont-route en béton arm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Issé</text:p>
          </table:table-cell>
          <table:table-cell office:value-type="string" calcext:value-type="string">
            <text:p>Loire-Atlantique</text:p>
          </table:table-cell>
          <table:table-cell office:value-type="float" office:value="44075" calcext:value-type="float">
            <text:p>44075</text:p>
          </table:table-cell>
          <table:table-cell office:value-type="float" office:value="44" calcext:value-type="float">
            <text:p>44</text:p>
          </table:table-cell>
          <table:table-cell office:value-type="string" calcext:value-type="string">
            <text:p>-1.4493273780451534</text:p>
          </table:table-cell>
          <table:table-cell office:value-type="string" calcext:value-type="string">
            <text:p>47.62783989690002</text:p>
          </table:table-cell>
          <table:table-cell table:number-columns-repeated="2"/>
          <table:table-cell office:value-type="string" calcext:value-type="string">
            <text:p>Geoffroy</text:p>
          </table:table-cell>
          <table:table-cell office:value-type="string" calcext:value-type="string">
            <text:p>Le pont-route est construit entre 1875 et 1877 lors de la création de la voie ferrée sous la direction de l'ingénieur Geoffroy de la Compagnie d'Orléans. Il permet le franchissement de la route départementale 35 (ancien chemin vicinal de petite communication n° 3 Issé - Louisfert ; point kilométrique : 479.661). Le pont a été détruit par les bombardements de 1944. Les soldats américains construisent un pont en bois provisoire avant une reconstruction en béton en 1946. Les gardes-corps furent repris en 1976.</text:p>
          </table:table-cell>
          <table:table-cell office:value-type="string" calcext:value-type="string">
            <text:p>Ce pont-route est un pont en arc couvert d'une voûte en berceau à l'origine en fonte et reconstruit en 1946 en béton. La structure s'appuie sur deux culées perdues en empierrement, et en maçonnerie fourrée de moellons et revêtue par un parement régulier en schiste pour le mur de soutènement et les retours et en pierre bosselée pour le chaînage d'angle. Le garde-corps est en béton, composé de travées formées de sept motifs rectangulaires juxtaposés. La portée du pont est de 16,40 m (taille standard) et la hauteur de 4,62 m.</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4512</text:p>
          </table:table-cell>
          <table:table-cell office:value-type="string" calcext:value-type="string">
            <text:p>Les ponts sur la ligne ferroviaire Nantes-Châteaubriant</text:p>
          </table:table-cell>
          <table:table-cell office:value-type="string" calcext:value-type="string">
            <text:p>pont</text:p>
          </table:table-cell>
          <table:table-cell office:value-type="string" calcext:value-type="string">
            <text:p>4e quart 19e siècle</text:p>
          </table:table-cell>
          <table:table-cell table:number-columns-repeated="3"/>
          <table:table-cell office:value-type="string" calcext:value-type="string">
            <text:p>Loire-Atlantique</text:p>
          </table:table-cell>
          <table:table-cell/>
          <table:table-cell office:value-type="float" office:value="44" calcext:value-type="float">
            <text:p>44</text:p>
          </table:table-cell>
          <table:table-cell office:value-type="string" calcext:value-type="string">
            <text:p>-1.46152920984189</text:p>
          </table:table-cell>
          <table:table-cell office:value-type="string" calcext:value-type="string">
            <text:p>47.467830637448316</text:p>
          </table:table-cell>
          <table:table-cell office:value-type="string" calcext:value-type="string">
            <text:p>Pont-route en béton armé</text:p>
          </table:table-cell>
          <table:table-cell table:number-columns-repeated="2"/>
          <table:table-cell office:value-type="string" calcext:value-type="string">
            <text:p>Longue de 62 kilomètres, la ligne Nantes-Châteaubriant compte 63 ouvrages d'art (OA) de type ponts et 74 petits ouvrages d'art de type aqueducs ou buses. L'étude porte sur la première catégorie d'OA. 56 des OA sont construits lors de la création de la ligne en 1877 selon les plans-type de la Compagnie d'Orléans. Les ponts métalliques sont attribués à l'entreprise Roussel.Plusieurs ponts furent endommagés pendant les bombardements de 1944 et reconstruits soit à l'identique (pont sur l'Hocmard), soit dans le style de l'époque (pont de la Jonelière de l'ingénieur Albert Caquot). 7 ponts sont construits dans la seconde moitié du XXe siècle lors de la création de routes (rocade nord de Nantes en 1976, RD69 en 1989, autoroute A11 en 1991) ou de réaménagements urbains (lotissement du coteau de Saint-Michel à Sucé-sur-Erdre en 1996).</text:p>
          </table:table-cell>
          <table:table-cell office:value-type="string" calcext:value-type="string">
            <text:p>Les ouvrages d'art sont destinés soit au franchissement d'obstacles par la voie ferrée (ponts-rails), soit au maintien des circulations entravées par la ligne (ponts-routes), soit à l'écoulement des eaux (aqueducs ou buses). La typologie de la SCNF basée sur les dimensions des OA a été adoptée : tout passage inférieur de moins de 2 m d'ouverture est considéré comme une buse ou un aqueduc et comme un pont s'il dépasse cette dimension.1. Les ponts-railsLes ponts-rails au nombre de 46 dont 39 sont construits en 1877 et 5 par la suite.La taille de l'obstacle à franchir conditionne les matériaux de construction : pour les petites dimensions, les ouvrages en maçonnerie sont privilégiés, mais au-delà de 3 à 4 m, les structures métalliques sont utilisées. En fonction des matériaux de construction, 4 catégories de ponts-rails se dessinent :- pierre [13] : ponts-rails maçonnés : construits en moellons et pierre de taille avec une voûte en plein cintre [11] ou une voûte en berceau [2], la portée est en moyenne de 2 à 4 m,- béton/métal [28] : <text:s/>ponts-rails à poutres jumelles [20] : la portée est en moyenne de 3,50 à 7,70 m ; entre 1963 et 1966, l'ensemble des tabliers est remplacé (tablier de 55 cm d'épaisseur avec des poutres de 45 cm), les gardes-corps datent de cette époque, ponts-rails à poutrelles enrobées [8] : le tablier est composé de poutrelles métalliques (type IPN) enrobées dans une dalle en béton armé, la portée est en moyenne de 4,80 à 25,50 m, le remplacement des tabliers métalliques par les poutrelles enrobées date de la fin des années 1960 ou du début des années 1970.- métal [2] : ponts-rails à poutres latérales hautes : pont sur le canal de Nantes à Brest (1877) et pont franchissant la rocade nord de Nantes (1976),- béton armé [3] : pont en arc en BA pour la Jonelière (1946), poutres sous dalles en 1975 à Châteaubriant, pont-portique en 1996 à Sucé-sur-Erdre.2. Les ponts-routeLes ponts-routes sont au nombre de 17. 14 sont construits en 1877 et 3 par la suite (1979, 1991 et 1997). 3 ponts construits en 1877 ont subi des modifications : deux ont été reconstruits selon le même modèle (voûte en berceau), mais en béton et un a été élargi et reconstruit avec des poutrelles enrobées.En fonction des matériaux de construction, on distingue 3 catégories de ponts-routes :- en pierre [10] : ponts-routes maçonnés : construits en moellons et pierre de taille, de type à culées perdues, avec une voûte en berceau et un parapet en pierre, la portée est en moyenne de 25 m,- en métal [2] : ponts-routes en fonte : construits en fonte avec une voûte en berceau et un parapet en fonte, la portée est en moyenne de 16 m,- en béton [5] : pont-portique en béton armé (1979), pont en béton précontraint (années 1990).</text:p>
          </table:table-cell>
          <table:table-cell/>
          <table:table-cell office:value-type="string" calcext:value-type="string">
            <text:p>(c) Région Pays de la Loire - Inventaire général</text:p>
          </table:table-cell>
          <table:table-cell office:value-type="string" calcext:value-type="string">
            <text:p>Gaëlle Caudal</text:p>
          </table:table-cell>
          <table:table-cell table:number-columns-repeated="3"/>
          <table:table-cell table:formula="of:=VLOOKUP([.A1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5213</text:p>
          </table:table-cell>
          <table:table-cell office:value-type="string" calcext:value-type="string">
            <text:p>Pont de Cheviré</text:p>
          </table:table-cell>
          <table:table-cell office:value-type="string" calcext:value-type="string">
            <text:p>viaduc</text:p>
          </table:table-cell>
          <table:table-cell office:value-type="string" calcext:value-type="string">
            <text:p>4e quart 20e siècle</text:p>
          </table:table-cell>
          <table:table-cell table:number-columns-repeated="2"/>
          <table:table-cell office:value-type="string" calcext:value-type="string">
            <text:p>Nantes</text:p>
          </table:table-cell>
          <table:table-cell office:value-type="string" calcext:value-type="string">
            <text:p>Loire-Atlantique</text:p>
          </table:table-cell>
          <table:table-cell office:value-type="float" office:value="44109" calcext:value-type="float">
            <text:p>44109</text:p>
          </table:table-cell>
          <table:table-cell office:value-type="float" office:value="44" calcext:value-type="float">
            <text:p>44</text:p>
          </table:table-cell>
          <table:table-cell office:value-type="string" calcext:value-type="string">
            <text:p>-1.6140250617739735</text:p>
          </table:table-cell>
          <table:table-cell office:value-type="string" calcext:value-type="string">
            <text:p>47.19109970011253</text:p>
          </table:table-cell>
          <table:table-cell office:value-type="string" calcext:value-type="string">
            <text:p>Prairie industrielle du Bas-Chantenay</text:p>
          </table:table-cell>
          <table:table-cell/>
          <table:table-cell office:value-type="string" calcext:value-type="string">
            <text:p>Service d'Etudes Techniques des Routes et Autoroutes, Division des grands ouvrages;Philippe Fraleu;Pierre Loyer</text:p>
          </table:table-cell>
          <table:table-cell office:value-type="string" calcext:value-type="string">
            <text:p>Le pont de Cheviré a été mis en service en mai 1991, après 33 mois de travaux.Depuis 1948, le plan d'aménagement et de reconstruction établi par Michel Roux-Spitz envisage le franchissement de la Loire en aval de Nantes, au droit de l'île Cheviré. L'île Cheviré ainsi que l'île Botty et l'île-aux-Moutons, deux îles plus petites de la commune de Bouguenais, ont été, depuis la fin du XIXe siècle, progressivement raccordées à la rive gauche du fleuve. À la fin des années 1950, le rapport du plan directeur du groupement d'urbanisme de Nantes prévoit "une traversée aval essentielle pour une ville d'estuaire". Avant 1991, les liaisons nord-sud se font, en amont du pont, à Nantes, par des ponts urbains, en aval, par les bacs de Loire (Indre, La Montagne) et le pont de Saint-Nazaire, mis en service en 1975. Des solutions de pont basculant, pont tournant et pont levant, mais aussi de tunnel, ont été envisagées à la fin des années 1970. À la question du franchissement de la Loire (transits nord-sud urbain, périurbain, national et européen), dans la logique du périphérique nantais commencé dans les années 1970, en aval du port de Nantes, ainsi qu'à celle de la garantie de l'accès de gros navires au port de Nantes, répond la solution d'un pont construit sur une zone plate, mais ayant une hauteur sous tablier importante. La maîtrise d'œuvre du pont est assurée par la Direction Départementale de l'Équipement de Loire-Atlantique. Son financement est assuré par l'État et par le Syndicat Intercommunal à Vocation Multiple de l'Agglomération Nantaise. Les très nombreuses contraintes présentes sur le site (franchissement de nombreuses voies urbaines, de la voie ferrée, de la Loire navigable, du parc à bois de Cheviré, proximité de l'aéroport de Nantes-Atlantique, différence des terrains géologiques des rives nord et sud, structure des quais de Roche-Maurice) ont conduit à déterminer la forme et les modes de portée et de construction du pont. Le montant des travaux a été de 275 millions de francs TTC avec des prévisions de trafic de 40 000 véhicules par jour. En 2012, le trafic est estimé à 110 000 véhicules par jour.Travaux :La partie la plus spectaculaire du chantier a consisté dans le transport depuis Saint-Nazaire, du tablier métallique et surtout à son hissage. Constitué de 77 panneaux réalisés à Châteauneuf-sur-Loire, transportés par voie routière et assemblés par les Ateliers de Construction de Paimbœuf à Saint-Nazaire, il a été déplacé sur une barge construite à cette occasion jusqu'à Cheviré. Le tablier, de 2 200 tonnes, a été hissé en 27 heures. Il a été positionné par des systèmes de levage prenant appui sur les consoles en béton précontraints des deux piles principales terminées d'abouts métalliques en attente. Une fois le tablier positionné et assemblé aux abouts, l'ensemble a été redescendu sur les appuis définitifs. Le chantier représente un travail de 1 million d'heures pour 200 hommes simultanément sur site.</text:p>
          </table:table-cell>
          <table:table-cell office:value-type="string" calcext:value-type="string">
            <text:p>Le pont de Cheviré, d'une longueur totale de 1365 mètres, comporte une travée centrale de 242 mètres et assure un gabarit de navigation maritime de 52 mètres au-dessus des plus hautes eaux. Il s'agit d'un ouvrage de type pont à pourtes-caisson construit selon la méthode de l'encorbellement, constitué de deux viaducs d'accès en béton précontraint. Le pont comprend 22 piles : 2 piles principales qui encadrent la travée centrale et qui sont implantées au nord sur le quai de la Roche-Maurice, au sud sur l'île Cheviré et 21 piles courantes. La chaussée, supportant deux fois trois voies de circulation, est large de 24,60 mètres avec une pente de 2,5%.</text:p>
          </table:table-cell>
          <table:table-cell/>
          <table:table-cell office:value-type="string" calcext:value-type="string">
            <text:p>(c) Région Pays de la Loire - Inventaire général;(c) Ville de Nantes</text:p>
          </table:table-cell>
          <table:table-cell office:value-type="string" calcext:value-type="string">
            <text:p>Hélène Charron</text:p>
          </table:table-cell>
          <table:table-cell office:value-type="string" calcext:value-type="string">
            <text:p>Gaëlle Caudal</text:p>
          </table:table-cell>
          <table:table-cell office:value-type="string" calcext:value-type="string">
            <text:p>Olivier Absalon</text:p>
          </table:table-cell>
          <table:table-cell/>
          <table:table-cell table:formula="of:=VLOOKUP([.A1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7204</text:p>
          </table:table-cell>
          <table:table-cell office:value-type="string" calcext:value-type="string">
            <text:p>Pont de Bellevue</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Sainte-Luce-sur-Loire</text:p>
          </table:table-cell>
          <table:table-cell office:value-type="string" calcext:value-type="string">
            <text:p>Loire-Atlantique</text:p>
          </table:table-cell>
          <table:table-cell office:value-type="float" office:value="44172" calcext:value-type="float">
            <text:p>44172</text:p>
          </table:table-cell>
          <table:table-cell office:value-type="float" office:value="44" calcext:value-type="float">
            <text:p>44</text:p>
          </table:table-cell>
          <table:table-cell office:value-type="string" calcext:value-type="string">
            <text:p>-1.4732448737423807</text:p>
          </table:table-cell>
          <table:table-cell office:value-type="string" calcext:value-type="string">
            <text:p>47.23242206249826</text:p>
          </table:table-cell>
          <table:table-cell table:number-columns-repeated="3"/>
          <table:table-cell office:value-type="string" calcext:value-type="string">
            <text:p>Jusqu’au milieu des années 1960, la Loire n’est franchissable en amont de Nantes qu’à partir des ponts de Thouaré, et seulement pour les véhicules d’un tonnage inférieure à 8 tonnes. Situés à 16 km en amont de Nantes, les ponts de Mauves permettent le franchissement des véhicules plus lourds (jusqu’à 20 tonnes), mais le passage demeure soumis à autorisation administrative et nécessite l’interruption totale du trafic sur ces ouvrages. Les véhicules les plus lourds sont donc contraints de franchir la Loire sur les ponts de Nantes, générant un trafic routier important et un encombrement considérable de la circulation dans le centre-ville. Aussi en 1966, le service des Ponts et Chaussées estime que la récente inauguration de la seconde ligne de ponts à Nantes ne peut qu’améliorer partiellement la situation en délestant une partie du trafic des ponts existants. La solution envisagée consiste alors à construire un nouvel ouvrage de franchissement près du village de Bellevue, afin qu’il reçoive le trafic supplémentaire non susceptible d’être transité par les ouvrages de Thouaré-sur-Loire et Mauves-sur-Loire.Le pont de Bellevue est construit entre 1968 et 1970, avec pour objectif d’améliorer les conditions de franchissement de la Loire à l’amont de Nantes. Son inauguration officielle a lieu le 4 avril 1971. Déjà envisagé dans le projet des années 1960, le doublement du pont de Bellevue en 2x2 voies a lieu entre 1988 et 1990. L'ouvrage forme désormais un maillon essentiel du périphérique nantais.</text:p>
          </table:table-cell>
          <table:table-cell office:value-type="string" calcext:value-type="string">
            <text:p>Le pont de Bellevue est un pont en poutre-caisson construit selon la technique des voussoirs en béton précontraint. Avec 370 mètres de longueur, il comporte six travées avec des portées de 74 mètres. D’une longueur de 370 mètres, le tablier repose sur cinq piles et a été construit par encorbellement successif.Il est mis en connexion au nord avec l’échangeur de la Porte d’Anjou et au sud avec la Porte du Vignobl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7206</text:p>
          </table:table-cell>
          <table:table-cell office:value-type="string" calcext:value-type="string">
            <text:p>Ponts de Mauv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Mauves-sur-Loire</text:p>
          </table:table-cell>
          <table:table-cell office:value-type="string" calcext:value-type="string">
            <text:p>Loire-Atlantique</text:p>
          </table:table-cell>
          <table:table-cell office:value-type="float" office:value="44094" calcext:value-type="float">
            <text:p>44094</text:p>
          </table:table-cell>
          <table:table-cell office:value-type="float" office:value="44" calcext:value-type="float">
            <text:p>44</text:p>
          </table:table-cell>
          <table:table-cell office:value-type="string" calcext:value-type="string">
            <text:p>-1.379520736558215</text:p>
          </table:table-cell>
          <table:table-cell office:value-type="string" calcext:value-type="string">
            <text:p>47.29132694080682</text:p>
          </table:table-cell>
          <table:table-cell table:number-columns-repeated="2"/>
          <table:table-cell office:value-type="string" calcext:value-type="string">
            <text:p>Théodore-Marie Lorieux</text:p>
          </table:table-cell>
          <table:table-cell office:value-type="string" calcext:value-type="string">
            <text:p>A la fin des années 1850, le Conseil général de la Loire-Inférieure émet le vœu d'établir un pont sur la Loire en amont de Nantes et permettant de relier les deux rives opposées du fleuve. A la suite d'une étude lancée en 1973, le Conseil général opte en 1876 pour la solution de construire deux ponts au lieu d'un seul prévu initialement sur les communes de Thouaré-sur-Loire et Mauves-sur-Loire. Le choix de la commune de Mauves-sur-Loire s'appuie sur la position centrale de la localité entre Ancenis et Nantes, dont l'activité commerciale et le transit des marchandises étaient déjà importants. Le port de Mauves est en effet un passage d'eau important en usage depuis le Moyen Age. Au début de l'année 1877, Théodore-Marie Lorieux, ingénieur des Ponts et Chaussées, présente les projets définitifs des maçonneries et des abords des ponts de Mauves, qui avaient été demandés par le Conseil général dans sa session d'avril 1876 à la suite du choix des communes. Le 31 octobre 1877 a lieu, à la Préfecture de Nantes, l'adjudication des travaux de fondations et de maçonnerie des ponts de Thouaré et de Mauves. Les travées métalliques et les planchers font l'objet de projets dressés à part, et pour l'exécution desquels des soumissions sont également demandées à des usines de construction métallique.Comme pour les ponts de Thouaré, la construction des ponts de Mauves s'achève en 1882. Ils sont remis au Service vicinal en décembre 1883.En juin 1944, les bombardements alliés endommagèrent les travées 1, 2 et 3 du Grand Pont de Mauves et, en août 1944, les troupes allemandes en retraite détruisirent les travées 4 et 5. Le Service ordinaire des Ponts et Chaussées fit exécuter les travaux de reconstruction et remise en état des travées détruites. Les ponts de Mauves furent rendus à la circulation le 1er janvier 1948.</text:p>
          </table:table-cell>
          <table:table-cell office:value-type="string" calcext:value-type="string">
            <text:p>Le pont routier dit de Mauves enjambe la Loire entre les communes de Mauves-sur-Loire en rive nord et La Chapelle-Basse-Mer en rive sud. Il forme une ligne de ponts composée de deux ouvrages métalliques à poutres en treillis et tablier inférieur, reliés par une levée de terre traversant une ancienne île de Loire. Au nord, le Grand Pont permet le franchissement du bras principal du fleuve. Il s'étire sur 482 mètres et comporte 11 travées. Plus au sud, le pont de la Pinsonnière enjambe un bras mort de la Loire. Il compte deux travées et mesure 92 mètres de long.</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1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7254</text:p>
          </table:table-cell>
          <table:table-cell office:value-type="string" calcext:value-type="string">
            <text:p>Ponts de Thouaré</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309860796228544</text:p>
          </table:table-cell>
          <table:table-cell office:value-type="string" calcext:value-type="string">
            <text:p>47.259877432748155</text:p>
          </table:table-cell>
          <table:table-cell office:value-type="string" calcext:value-type="string">
            <text:p>Ponts de Mauves</text:p>
          </table:table-cell>
          <table:table-cell table:number-columns-repeated="2"/>
          <table:table-cell office:value-type="string" calcext:value-type="string">
            <text:p>Les plans du projet définitif des Ponts de Thouaré sont approuvés par délibération du Conseil général de Loire-Inférieure en date du 12 avril 1877. Les travaux démarrent en 1879 et s'achèvent en 1882.Ce projet de pont routier répond à la nécessité de faciliter les communications entre les deux rives, jusque-là assurées par un service de bac. Il témoigne aussi de l’importance prise par le transport terrestre sur le trafic fluvial à partir du dernier quart du XIXe siècle. Ce projet de pont routier répond à la nécessité de faciliter les communications entre les deux rives, jusque-là assurées par un service de bac. Il témoigne aussi de l’importance prise par le transport terrestre sur le trafic fluvial à partir du dernier quart du XIXe siècle. Des cales furent néanmoins établies dès la construction des deux ponts au pied des quatre culées pour les besoins de la navigation. Le 24 juin 1924, le Directeur des voies navigables et des ports maritimes autorise le projet de consolidation du pont par l’implantation, autour de chacune des piles, d’une enceinte de palplanches métalliques de type Lackawanna pour la somme de 600 000 francs. Ces travaux, analogues à ceux réalisés aux Ponts-de-Cé furent exécutés par voie de marché de gré à gré passé avec M. de Vaux, entrepreneur. Durant la Seconde Guerre mondiale, les ponts de Thouaré furent détruits partiellement à trois reprises et reconstruits à l’identique après le conflit. Jusqu’à la construction du pont de Bellevue à la fin des années 1960, ces deux ponts formaient le premier passage routier sur la Loire en amont de la ligne de ponts de Nantes. En rive sud, le tablier du Pont du Haut-Village est restauré entre 2005 et 2006. En 2017, une seconde phase de restauration a permis de renforcer les poutres métalliques situées sous la chaussée du Grand Pont sur la rive nord. Les voûtes en briques du tablier original ont été remplacées par une dalle en béton plus légère.</text:p>
          </table:table-cell>
          <table:table-cell office:value-type="string" calcext:value-type="string">
            <text:p>Les ponts de Thouaré se composent de deux ponts routiers consécutifs établis sur deux bras de Loire séparés par l’île de la Chesnaie. Supportant la route départementale n°37, ils mettent en relation les communes de Thouaré-sur-Loire (rive droite) et de Saint-Julien-de-Concelles (rive gauche). Il s’agit de deux ponts métalliques en poutres à treillis et tablier inférieur. Le pont nord est appelé « Grand Pont de Thouaré » et le sud « Pont du Haut-Village ». Ils ont une longueur respective de 392 m et 212 m.A l’exception des travées de rive dont la portée est de 39 m, les dix travées intermédiaires mesurent 45 m de long et repose sur douze piles maçonnées.</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4008863</text:p>
          </table:table-cell>
          <table:table-cell office:value-type="string" calcext:value-type="string">
            <text:p>Pont de la Chalandière dit aussi de l'Arche</text:p>
          </table:table-cell>
          <table:table-cell office:value-type="string" calcext:value-type="string">
            <text:p>pont</text:p>
          </table:table-cell>
          <table:table-cell office:value-type="string" calcext:value-type="string">
            <text:p>Moyen Age</text:p>
          </table:table-cell>
          <table:table-cell table:number-columns-repeated="2"/>
          <table:table-cell office:value-type="string" calcext:value-type="string">
            <text:p>Thouaré-sur-Loire</text:p>
          </table:table-cell>
          <table:table-cell office:value-type="string" calcext:value-type="string">
            <text:p>Loire-Atlantique</text:p>
          </table:table-cell>
          <table:table-cell office:value-type="float" office:value="44204" calcext:value-type="float">
            <text:p>44204</text:p>
          </table:table-cell>
          <table:table-cell office:value-type="float" office:value="44" calcext:value-type="float">
            <text:p>44</text:p>
          </table:table-cell>
          <table:table-cell office:value-type="string" calcext:value-type="string">
            <text:p>-1.4277387464781062</text:p>
          </table:table-cell>
          <table:table-cell office:value-type="string" calcext:value-type="string">
            <text:p>47.2673134341334</text:p>
          </table:table-cell>
          <table:table-cell table:number-columns-repeated="3"/>
          <table:table-cell office:value-type="string" calcext:value-type="string">
            <text:p>L'arche en pierre enjambant le ruisseau de la Chalandière pourrait dater du Moyen Âge. Le système de vanne attenant date de 1817.</text:p>
          </table:table-cell>
          <table:table-cell office:value-type="string" calcext:value-type="string">
            <text:p>Le pont est situé le long du chemin de halage de la Sauterelle, à environ 800 mètres en amont des ponts de Thouaré sur la rive droite du fleuve. Il se compose d'une arche en plein cintre en moellons de schiste enjambant le ruisseau de la Chalandière. La vanne accolée au sud de l'arche est également réalisée en moellons de schiste. Deux glissières en pierre de taille de grès permettaient à l'origine de maintenir des planches en bois afin d'éviter la pénétration des eaux dans la prairie de Mauves lors des crues de la Loire.</text:p>
          </table:table-cell>
          <table:table-cell/>
          <table:table-cell office:value-type="string" calcext:value-type="string">
            <text:p>(c) Région Pays de la Loire - Inventaire général</text:p>
          </table:table-cell>
          <table:table-cell office:value-type="string" calcext:value-type="string">
            <text:p>Julien Huon</text:p>
          </table:table-cell>
          <table:table-cell table:number-columns-repeated="3"/>
          <table:table-cell table:formula="of:=VLOOKUP([.A2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table:number-columns-repeated="2"/>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0.5583876125347393</text:p>
          </table:table-cell>
          <table:table-cell office:value-type="string" calcext:value-type="string">
            <text:p>47.47322828324562</text:p>
          </table:table-cell>
          <table:table-cell table:number-columns-repeated="2"/>
          <table:table-cell office:value-type="string" calcext:value-type="string">
            <text:p>Jules Dupuit</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XIVe et XVe siècles de nombreuses réparations sont attestées, le tablier étant plus particulièrement concerné. La plupart des maisons semblent, à l'instar des rues commerçantes de la ville, reconstruites au XVI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XVIII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XVIIe siècle : piles en schiste et tablier en bois porté par des arches en charpente ou maçonnées. XVIII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c) Région Pays de la Loire - Inventaire général;(c) Ville d'Angers</text:p>
          </table:table-cell>
          <table:table-cell office:value-type="string" calcext:value-type="string">
            <text:p>Dominique Letellier-d'Espinose</text:p>
          </table:table-cell>
          <table:table-cell office:value-type="string" calcext:value-type="string">
            <text:p>Olivier Biguet</text:p>
          </table:table-cell>
          <table:table-cell table:number-columns-repeated="2"/>
          <table:table-cell table:formula="of:=VLOOKUP([.A22];['file:///home/sbiay/telechargements/inventaire-pays-loire-complet-etape-2.ods'#$Mérimée.A$1:.C$1048576];1;0)" office:value-type="string" office:string-value="IA49000842" calcext:value-type="string">
            <text:p>IA49000842</text:p>
          </table:table-cell>
        </table:table-row>
        <table:table-row table:style-name="ro1">
          <table:table-cell office:value-type="string" calcext:value-type="string">
            <text:p>IA49010199</text:p>
          </table:table-cell>
          <table:table-cell office:value-type="string" calcext:value-type="string">
            <text:p>Pont, R.D. 89</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Châteauneuf-sur-Sarthe</text:p>
          </table:table-cell>
          <table:table-cell office:value-type="string" calcext:value-type="string">
            <text:p>Maine-et-Loire</text:p>
          </table:table-cell>
          <table:table-cell office:value-type="float" office:value="49080" calcext:value-type="float">
            <text:p>49080</text:p>
          </table:table-cell>
          <table:table-cell office:value-type="float" office:value="49" calcext:value-type="float">
            <text:p>49</text:p>
          </table:table-cell>
          <table:table-cell office:value-type="string" calcext:value-type="string">
            <text:p>-0.48685729417623086</text:p>
          </table:table-cell>
          <table:table-cell office:value-type="string" calcext:value-type="string">
            <text:p>47.67844490129848</text:p>
          </table:table-cell>
          <table:table-cell office:value-type="string" calcext:value-type="string">
            <text:p>Châteauneuf-sur-Sarthe : présentation de la commune</text:p>
          </table:table-cell>
          <table:table-cell/>
          <table:table-cell office:value-type="string" calcext:value-type="string">
            <text:p>Chevalier</text:p>
          </table:table-cell>
          <table:table-cell office:value-type="string" calcext:value-type="string">
            <text:p>L'existence d'un pont à Châteauneuf permettant le franchissement de la Sarthe semble attestée dès le deuxième quart du XIIe siècle, lors de l'implantation du castrum et de la fondation du bourg. Pendant la guerre de Cent Ans, il est abattu en partie pour prévenir des incursions anglaises. Les comptes de la seigneurie y mentionnent de nombreuses réparations à la fin du XVe siècle et au début du XVIe siècle, mais dès avant la deuxième moitié du XVIIIe siècle le pont est considéré comme ruiné et remplacé par un bac. Le 15 novembre 1766, Bastien, ingénieur des Ponts et Chaussées de la généralité de Tours évoque l'ancien "pont de pierre dont on voit encore les vestiges et dont la ruisne a occasionnée l'établissement d'un bac". Un batelier y assure le passage et perçoit un droit variable selon la nature du transport. Le pont actuel est reconstruit en amont du pont médiéval. Le projet des travaux est rédigé le 9 mai 1829 et approuvé le 17 mai 1830. Les plans de l'ouvrage s'inspirent d'un premier projet dressé en 1814 par l'ingénieur Chevalier. L'adjudication des travaux est confiée en 1932 à l'entrepreneur Adolphe Thierry, remplacé en 1834 pour incompétence par l'entrepreneur Jacques Sellé. Entre temps, le projet est légèrement modifié : le pont est construit quelques mètres en amont, "pour faire face à la superbe avenue de peupliers qui longe la route" et "où il serait dans les vues du Conseil municipal d'ouvrir une nouvelle rue qui viendrait aboutir au centre de Châteauneuf ; ce qui serait à la fois d'une grande beauté et d'un immense avantage pour la ville qui, par là acquerrait un grand développement". Le pont est inauguré le 16 novembre 1839. À la suite sont engagés les travaux de la grande percée de la rue Nationale. Endommagé pendant la Seconde Guerre mondiale, le pont est de nouveau restauré après guerre avant d'être élargi en 1990.</text:p>
          </table:table-cell>
          <table:table-cell office:value-type="string" calcext:value-type="string">
            <text:p>Pont constitué de quatre piles et de cinq travées. À l'origine en moellons de grès, il fut réenglobé dans une structure de béton. Les dimensions données par Chevalier en 1814 faisaient état d'une longueur de 63 m de longueur entre les culées et de 7 m de largeur pour le tablier ; chacune des piles mesurant 3 m d'épaisseur et les travées 10,20 m d'ouvertur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Camille Deslandes</text:p>
          </table:table-cell>
          <table:table-cell office:value-type="string" calcext:value-type="string">
            <text:p>Ronan Durandière</text:p>
          </table:table-cell>
          <table:table-cell table:number-columns-repeated="2"/>
          <table:table-cell table:formula="of:=VLOOKUP([.A2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0697</text:p>
          </table:table-cell>
          <table:table-cell office:value-type="string" calcext:value-type="string">
            <text:p>Pont de Montsoreau ou Pont de Varennes-Montsoreau</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Montsoreau</text:p>
          </table:table-cell>
          <table:table-cell office:value-type="string" calcext:value-type="string">
            <text:p>Maine-et-Loire</text:p>
          </table:table-cell>
          <table:table-cell office:value-type="float" office:value="49219" calcext:value-type="float">
            <text:p>49219</text:p>
          </table:table-cell>
          <table:table-cell office:value-type="float" office:value="49" calcext:value-type="float">
            <text:p>49</text:p>
          </table:table-cell>
          <table:table-cell office:value-type="string" calcext:value-type="string">
            <text:p>0.048254529700437226</text:p>
          </table:table-cell>
          <table:table-cell office:value-type="string" calcext:value-type="string">
            <text:p>47.22445041962996</text:p>
          </table:table-cell>
          <table:table-cell table:number-columns-repeated="2"/>
          <table:table-cell office:value-type="string" calcext:value-type="string">
            <text:p>René Philippe</text:p>
          </table:table-cell>
          <table:table-cell office:value-type="string" calcext:value-type="string">
            <text:p>Un premier pont, en bois, fut lancé par les Romains en 14 av. J.-C. à travers la Vienne et sans doute aussi la Loire, appuyé sur la pointe de la confluence, au droit de Candes-Saint-Martin. Reconstruit au début du Ier siècle ap. J.-C., on ignore la date à laquelle il fut définitivement détruit, assurément dès l'Antiquité. Dans l'état actuel des connaissances, on pense que le Haut Moyen Âge ne connut pas de telles réalisations et la construction du pont de Saumur, en 1162, confisqua durablement, par la suite, la traverse de la Loire, plus en aval.Montsoreau se contenta donc d'un bac jusqu'au début du XXe siècle.Dans le dernier quart du XIXe siècle, au moment où le transport terrestre s'imposait face au trafic de Loire, un projet de pont pour traverser le fleuve au niveau de Montsoreau s'affirma de manière nette, les populations locales déplorant l'éloignement des ponts de Saumur et de Port-Boulet (Indre-et-Loire), chacun distant d'une dizaine de kilomètres.Dès 1881, le Conseil départemental reconnut l'utilité qu'il y aurait à édifier un tel pont. Un avant-projet fut proposé en 1885, mais fut abandonné, tout comme celui qui fut élaboré peu après, en 1889. Ces deux projets envisageaient l'exhaussement de la route n° 147 pour la rendre insubmersible et impliquaient des coûts, selon les options retenues de 730.000 F, 860.000 F ou 960.000 F, sommes alors jugées trop élevées. Le projet de 1889 fut peut-être également repoussé du fait de ce qu'il ne suscitait pas l'adhésion des autorités municipales de Montsoreau : le tracé envisagé pour le pont paraissait en effet trop éloigné, en aval, de la traverse du bac et du centre du village. Surtout, le Conseil municipal craignait qu'un tel emplacement, bien plus éloigné encore des habitations de l'Île au Than, ne réveillât à nouveau le désir d'une partie de ceux-ci de voir cette enclave de Montsoreau en rive droite être rattachée aux communes de Varennes-sur-Loire ou de Chouzé-sur-Loire, sur cette même rive du fleuve, débat qui agitait la vie montsorélienne depuis près d'un demi-siècle. Sans aborder la question du tracé, un nouveau projet fut proposé en 1896, évalué à 630.000F, où il était envisagé que le Conseil général participât pour 300.000 F, les communes voisines pour 50.000F et l'État pour 280.000 F. Une fois encore, ce projet resta sans suite.En 1901, toutefois, le Préfet de Maine-et-Loire, André de Joly, se saisit du dossier et entendit le concrétiser. Il sollicita à de nombreuses reprises le Ministère des Travaux publics et plaça la réalisation d'un pont à Montsoreau sur un terrain politique, comme soutien de l'État aux Républicains de Maine-et-Loire face à un Conseil général conservateur (voir Annexe 1).En 1902, l'ingénieur ordinaire des Ponts-et-Chaussées de Maine-et-Loire, René Philippe, fut ainsi chargé de rédiger un nouvel avant-projet. Son argumentation insista sur l'utilité d'un tel pont pour les échanges locaux entre les deux rives de la Loire et l'ouverture facilitée à des marchés plus lointains par fret ferroviaire en gare de Varennes-sur-Loire (voir Annexe 2). Il proposa d'établir ce pont entre les bourgs de Turquant et Montsoreau, près de la Vignole, où le débouché, en rive droite, se ferait au droit de Varennes et de sa gare. Un tel emplacement, pourtant rejeté quelques années auparavant, ne sembla plus susciter d'hostilité de la part des instances municipales de Montsoreau et des habitants de l'Île au Than. L'avant-projet fut évalué à 790.000 F, avec un financement assuré par l'État (395.000F), le Conseil général de Maine-et-Loire (300.000F) et les communes de Montsoreau, Varennes-sur-Loire, Turquant, Fontevraud-l'Abbaye, Allonnes, Brain-sur-Allonnes, Parnay et Souzay-Champigny (95.000 F).Cet avant-projet fut soutenu par le Préfet jusqu'aux plus hautes instances de l'État, avec audiences auprès du Ministre des Travaux publics, puis échanges épistolaires avec la Présidence du Conseil, alors exercée par Émile Combes, qui était également Ministre de l'Intérieur. Cette correspondance ne transita d'ailleurs plus par la voie ordinaire, mais par le Cabinet du Président du Conseil, sous le sceau des « Affaires politiques ».Toutefois, et malgré ces échanges qui, en 1903, citaient expressément le « très réel intérêt politique qui s'attache à l'exécution, aussi prochaine que possible, du projet de construction d'un pont sur la Loire entre Turquant et Montsoreau », le Ministère des Travaux publics était engagé dans un financement sur plusieurs années d'autres ponts (Avignon, Orléans, Langon et La Bragne.) qui empêchèrent jusqu'au budget de 1908 l'octroi de crédits au projet du pont de Montsoreau. Dès 1907, le Ministre des Travaux publics informa le Préfet et les collectivités territoriales impliquées dans le projet de signes favorables à un engagement budgétaire dès l'exercice suivant, ce qui eut pour effet le lancement des études nécessaires au projet définitif.Le 3 avril 1908, le Président de la République, Armand Fallières, signa un décret qui déclarait d'utilité publique la construction d'un pont sur la Loire entre Turquant et Montsoreau et reprenait les engagements financiers proposés dans l'avant-projet de 1902.Dès l'été 1908 des sondages furent pratiqués dans le lit du fleuve jusqu'au rocher et diverses études furent menées en 1909 (élargissement du tablier en prévision d'un rail de tramway, etc.). En novembre 1909, René Philippe présenta la nouvelle estimation du coût du pont : au lieu des 790.000 F initialement prévus (déjà portés à 810.000F du fait de l'inflation), le chiffrage s'élevait à 1.600.000 F. Le surcoût s'expliquait par plusieurs différences entre l'avant-projet et ce premier projet définitif, dues soit à des contraintes de terrain, soit à l'introduction de nouvelles normes techniques (augmentation de charge au m2, meilleure résistance au vent, etc.) et qui se traduisaient par un allongement du pont (de 916m40 à 1157m76) et des travées, un élargissement du tablier ou encore l'accroissement des terrassements dû à la dérivation et au talutage du chemin d'accès au pont. L'évolution des normes techniques et des exigences de résistance faisaient que le poids de métal initialement prévu de 966 tonnes passait à 1.800 tonnes (surcoût de plus de 413.000F), avec des répercutions considérables sur la taille des piles, des culées, des massifs de fondations et donc sur le volume de maçonneries (surcoût de plus de 300.000 F).Un tel dépassement remit en question le projet et une commission spéciale fut chargée de réexaminer l'ensemble, voire de proposer un nouveau projet.On envisagea dès lors l'utilisation de nouveaux procédés techniques (emploi du béton armé, après contacts avec l'entreprise Hennebique ; réalisation des maçonneries des fondations submergées par la technique de caissons en tôle foncés à air comprimé) ; on privilégia des matériaux moins onéreux (vieux rails de récupération, banquettes de terre sur cordon de moellons au lieu de garde-corps métalliques pour les levées d'accès) ; on s'orienta même un temps vers un projet de pont suspendu.Le projet définitif fut livré par René Philippe fin juin 1910, où tout avait été mis en oeuvre pour revoir les coûts à la baisse. Plusieurs des solutions techniques furent adoptées, le tablier prévu était plus étroit et la portée du pont réduite à 594,90 m avec un accès au pont par une levée de plus de 250m de long depuis la route nationale n°147.L'adjudication des travaux devait avoir lieu le 3 décembre 1910, mais elle fut annulée, du fait de ce que les entreprises candidates au marché proposaient des tarifs jugés encore trop élevés.Une seconde adjudication fut organisée le 31 juillet 1911et douze entreprises (dont Schneider) répondirent à l'appel d'offre des travaux de construction. Par arrêté, ils furent adjugés à la Société des Ponts et Travaux en fer (siège social : 93, rue Taitbout à Paris).Le devis, fixé le 5 juillet 1911, porta désormais sur un montant de 1.166.000F, soit 1.048.842,27 F pour l'estimation en elle-même et 117.157,73F pour les dépenses imprévues. Le coût fut réparti entre les collectivités engagées, qui maintinrent un financement à hauteur des 395.000F promis, et l'État, qui s'engagea à couvrir le reste des dépenses, bien au-delà, donc, de son engagement initial de 1902.Dès lors, la construction put enfin débuter. Les élus locaux pressaient, en effet, la Préfecture d'entamer le chantier, si minime fut-il, dès l'été 1911, en prévision des élections municipales de 1912. Un arrêté préfectoral du 15 septembre 1911 désigna les terrains à acquérir pour y élever le pont, dont les acquisitions des terrains se firent à l'automne 1911. Les travaux commencèrent à la fin de l'année 1911.Cependant, les fondations et piles maçonnées n'étaient toujours pas achevées en totalité à la fin du printemps 1914, alors qu'il était prévu qu'à cette date la construction du tablier métallique fut déjà bien avancée, pour une livraison du pont à l'été 1914. L'entrepreneur imputa ce retard à des problèmes techniques, à des crues et à une raréfaction de la main-d’œuvre due à la multiplication de chantiers dans les villes voisines, notamment lors de travaux de casernement. Cette concurrence avait d'ailleurs entrainé la hausse du coût salarial des maçons et carriers, fixée par le devis de juillet 1910 respectivement à 0,40F et 0,50F par jour, et qui atteignait 0,60F fin 1911, puis 0,65F en juin 1912, 0,70F en août 1912 et 0,75F en mai 1914.Le déclenchement de la Première Guerre mondiale perturba totalement la construction du pont et les archives témoignent des dysfonctionnements que connut dès lors le chantier. La consommation de métal par les industries de l'armement rendit ainsi difficile l'approvisionnement. La mobilisation accrut encore le problème de la disponibilité de la main-d’œuvre. Le transport ferroviaire des matériaux fut ralenti du fait de la concentration prioritaire du matériel roulant en zone des armées. Les appareils d'appui sur lesquels le tablier métallique reposait devaient être fabriqués par des entreprises du nord-est de la France, zone envahie dès les premiers mois de la guerre par les troupes allemandes : il fut alors décidé, en attente d'une livraison de telles pièces par d'autres fournisseurs, de lancer le tablier sur des structures temporaires, simples maçonneries de galets.Mis en demeure de hâter la construction, l'entrepreneur, par manque de main-d’œuvre, demanda même à l'administration, à l'automne 1915, la possibilité de disposer de 25 prisonniers de guerre.Des aménagements de fortune permirent d'aménager un platelage provisoire ouvert dans un premier temps à la circulation des piétons, mais dont l'accès fut interrompu en 1915, car ce va-et-vient gênait la conduite des travaux et devenait dangereux pour les usagers eux-mêmes. C'est certainement à la fin de l'année 1915 que la Société des Ponts et Travaux en fer, incapable de tenir les délais, fut mise en régie sur ce chantier, afin d'accélérer par tous les moyens la livraison du pont.Face aux difficultés, les procédures de gré à gré se multiplièrent sur le chantier, au détriment des appels d'offres en règle. C'est ainsi que le marché d'appareils d'appui fut passé avec la Société des Acieries de Nanterre fin 1915. Fin 1916, ce fut aussi par une telle procédure que l'on se procura, notamment auprès de fournisseurs locaux, les divers matériaux nécessaires : le macadam de la chaussée du tablier auprès de Payard &amp;amp; Mialaud frères (à la Meilleraie-Tillay), des sables et graviers auprès de la société L'Indéformable (à Nantes), des armatures en acier chez E. Cessat (à La Roche-sur-Yon), etc.Par rapport au projet initial, quelques modifications furent introduites en cours de chantier : le tablier fut consolidé et la quantité de métal augmentée, pour assurer une plus grande résistance du pont (nécessité d'un contreventement inférieur en croix de Saint-André, épaisseur de métal accrue pour une meilleure résistance à la rouille, renforcement des attaches des entretoises, etc.), des escaliers vinrent ponctuellement donner accès à la chaussée depuis le bas de la levée du pont, etc.En décembre 1916, le pont était terminé et il fut livré à la circulation courant 1917, sans inauguration officielle, du fait de la guerre. La réception définitive des travaux eut lieu le 25 avril 1918.En septembre-octobre 1935, le tablier est refait en totalité.Durant la Seconde Guerre mondiale, le pont fut détruit partiellement à deux reprises : dans la nuit du 18 au 19 juin 1940, par l'armée française en retraite, puis le 10 août 1944, par l'armée allemande, en débâcle à son tour. Les éléments endommagés du pont furent reconstruits dans l'après-guerre en respectant le parti d'origine.Jugé étroit pour la circulation, on envisagea, en 1986, de détruire ce pont pour en reconstruire un nouveau. Le coût prévisionnel de ces travaux ayant été estimé à un total de 50.000.000 de francs, ce projet fut abandonné.</text:p>
          </table:table-cell>
          <table:table-cell office:value-type="string" calcext:value-type="string">
            <text:p>Établi sur le cours de la Loire, entre les communes de Montsoreau et de Varennes-sur-Loire, le pont de Montsoreau mit en relation les routes nationales n°147 (rive gauche) et n°152 (rive droite), au droit du chemin de grande communication n°35 qui conduit à <text:s/>Varennes. Le choix d'une telle implantation, nettement en aval de l'ancien bac de Montsoreau auquel ce pont se substitue, correspondait à l'importance qu'avait acquise la gare de Varennes-sur-Loire, du fait du trafic ferroviaire assuré par la ligne Tours-Saumur inaugurée en décembre 1848 et intégrée en 1851 à la liaison Paris-Orléans-Nantes.Le pont est précédé, sur la rive gauche, d'une levée de près de 250m qui surplombe des berges inondables lors des crues ordinaires, constituées, d'une part, des Prés Pacauds et, d'autre part, d'un tronçon de l'ancienne Île Verte. Du côté de la rive droite, le pont donne sur la route de la Levée.Ce pont métallique, d'une longueur de 594m, traverse la Loire. Il s'agit d'un pont à tablier inférieur, à poutres en treillis double, reposant sur onze piles maçonnées et deux culées. Une telle structure est déjà courante lorsque ce pont est conçu et ne présente aucune innovation ; un exemple voisin, plus long et plus massif, le viaduc ferroviaire de Saumur, inauguré en 1886, en a, localement, montré la fiabilité.Les piles, maçonnées, mesurent 8m30 de haut. Elles reposent sur des fondations en moellons de calcaire avec âme de béton, creusées dans le lit du fleuve à l'aide de caissons à air comprimé à des profondeurs situées entre 5 et 8m au-dessous de l'étiage. Un radier de galets protège la partie immergée des fondations. Les piles sont constituées d'assises de moellons, avec parement en pierres de taille de calcaire dur de Champigny, extrait dans les proches carrières de Souzay-Champigny. Le haut des piles, où reposent les appareils d'appui du tablier, est réalisé en pierres de taille de granite, issu de carrières d'Ille-et-Vilaine.Le tablier du pont est insubmersible, avec des longerons situés au moins à 1m30 (près de la culée) au-dessus du niveau des plus hautes eaux. Il porte une chaussée en bitume de 4m60 de large, qui repose sur des tôles concaves rivées sur les longerons. La chaussée est encadrée des poutres en treillis verticales et est flanquée, en encorbellement, de voies piétonnes. La charpente métallique, haute de 5m40 (4m55 au-dessus de la chaussée) est rigidifiée par sa structure en treillis double et est coiffée d'un contreventement supérieur horizontal en croix de Saint-André et entretoises. Un contreventement identique, inférieur, qui n'était pas prévu initialement, a été ajouté en cours de construction au niveau des longerons.Le pont est constitué 12 de travées : les deux travées de rives font chacune 42m de long et les dix travées intermédiaires 51m, avec longerons continus pour chaque travée et entretoises tous les 3m.Toutes les parties métalliques sont assemblées à l'aide de rivets et de boulons.C'est sans doute en cours de chantier que l'entrepreneur modifia partiellement les plans initiaux en substituant aux assises réglées du parement des piles un appareil irrégulier, en opus incertum, avec chaînes et plinthes en bossage rustique. Les talus des levées d'accès furent également appareillés de la sorte. Selon une esthétique commune à la fin du XIXe et au début du XXe siècle, ce choix conféra au pont une allure plus robuste, qui put ainsi sembler plus propre aux fondations et supports d'un tel ouvrage.Au-devant des culées sont ménagées, sous le pont, des chaussées afin de servir de chemin de halage, en rive gauche, et de passe-pied de contre-halage, en rive droite.</text:p>
          </table:table-cell>
          <table:table-cell/>
          <table:table-cell office:value-type="string" calcext:value-type="string">
            <text:p>(c) Région Pays de la Loire - Inventaire général;(c) Conseil départemental de Maine-et-Loire - Conservation départementale du patrimoine</text:p>
          </table:table-cell>
          <table:table-cell office:value-type="string" calcext:value-type="string">
            <text:p>Florian Stalder</text:p>
          </table:table-cell>
          <table:table-cell table:number-columns-repeated="3"/>
          <table:table-cell table:formula="of:=VLOOKUP([.A2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0798</text:p>
          </table:table-cell>
          <table:table-cell office:value-type="string" calcext:value-type="string">
            <text:p>Pont des Lombardières ou Grand Pon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490808569008298</text:p>
          </table:table-cell>
          <table:table-cell office:value-type="string" calcext:value-type="string">
            <text:p>47.37367787784911</text:p>
          </table:table-cell>
          <table:table-cell office:value-type="string" calcext:value-type="string">
            <text:p>Béhuard : présentation de la commune</text:p>
          </table:table-cell>
          <table:table-cell/>
          <table:table-cell office:value-type="string" calcext:value-type="string">
            <text:p>Henri Daydé;Auguste Pillé Lebrun</text:p>
          </table:table-cell>
          <table:table-cell office:value-type="string" calcext:value-type="string">
            <text:p>Le pont dit de Rochefort-sur-Loire, des Lombardières ou encore le Grand-Pont s'inscrit dans une série de trois nouveaux franchissements de la Loire – à Champtoceaux, à Rochefort-sur-Loire et à Montsoreau – projetés au début des années 1880. Reconnu d'utilité publique par le Conseil général en août 1881, le projet est adopté par le Département lors de la session du 5 mai 1886, qui assure le financement avec une participation des communes de Rochefort-sur- Loire, de Béhuard et de Savennières. Les travaux sont confiés par adjudication aux établissements Le Brun, Daydé et Pillet, basés à Creil dans l'Oise. Leur projet, préféré notamment à celui de Gustave Eiffel, prévoit la construction de deux "ponts-cages" à poutres en treillis, le premier – le Grand Pont – enjambant le bras principal de la Loire entre Rochefort-sur-Loire et Béhuard, le second – le pont de la Guillemette – franchissant la boire éponyme entre Béhuard et Savennières. Le Grand Pont présente quatre travées centrales de 52,87 m d'ouverture et deux travées de rives de 43,54 m dont les piles sont fondées à 7,50 m sous l'étiage. Détruites par les bombardements alliés, le 9 juillet 1944, deux d'entre-elles furent reconstruites en 1947. Le pont est rouvert à la circulation le 15 juin de la même année.</text:p>
          </table:table-cell>
          <table:table-cell office:value-type="string" calcext:value-type="string">
            <text:p>De type pont cage en treillis, le pont des Lombardières mesure 296,80 m de longueur pour une largeur totale de 7,80 m. Construit en fer forgé, il est constitué de six travées : les deux travées de rives mesurent chacune 43,54 m, les quatre travées intermédiaires 52,87 m. Les deux premières travées, côté Béhuard, furent remplacées en 1947. La chaussée était à l'origine empierrée et reposait sur des voutains de brique.</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office:value-type="string" calcext:value-type="string">
            <text:p>Chloé Le Corre</text:p>
          </table:table-cell>
          <table:table-cell table:number-columns-repeated="2"/>
          <table:table-cell table:formula="of:=VLOOKUP([.A2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0824</text:p>
          </table:table-cell>
          <table:table-cell office:value-type="string" calcext:value-type="string">
            <text:p>Ancien pont ferroviaire de Pruniers, actuellement pont piétonnier</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5964295604393729</text:p>
          </table:table-cell>
          <table:table-cell office:value-type="string" calcext:value-type="string">
            <text:p>47.444307313262485</text:p>
          </table:table-cell>
          <table:table-cell office:value-type="string" calcext:value-type="string">
            <text:p>Les réseaux et les voies de circulation sur le secteur de la confluence Maine-Loire</text:p>
          </table:table-cell>
          <table:table-cell/>
          <table:table-cell office:value-type="string" calcext:value-type="string">
            <text:p>Henri Daydé;Auguste Pillé</text:p>
          </table:table-cell>
          <table:table-cell office:value-type="string" calcext:value-type="string">
            <text:p>Le pont de Prunier permettait à la ligne de chemin de fer départementale secondaire dite "Petit-Anjou", reliant Angers à Candé, de franchir la Maine. Le tracé définitif de la ligne d'Angers à Candé fut adopté par la Commission départementale le 19 janvier 1906. Construit par les établissements Daydé-Pillé de Creil, le pont est "lancé" durant les mois de février et mars 1908 et mis en service le 8 mars 1909. Le pont est célèbre localement pour avoir permis aux troupes alliées de franchir la Maine et entrer dans Angers le 8 août 1944. La ligne de chemin de fer fut fermée définitivement le 20 août 1947. Le pont est actuellement réservé aux cyclistes et aux piétons.</text:p>
          </table:table-cell>
          <table:table-cell office:value-type="string" calcext:value-type="string">
            <text:p>D'une longueur totale de 150 m, le pont de Pruniers est construit en poutres métalliques reposant sur deux piles de maçonnerie pour un total de 260 tonnes. Les entretoises ont une hauteur de 90 cm. Le pont était destiné à porter des locomotives de 18 à 20 tonnes. Une passerelle métallique en encorbellement permettait également aux piétons de franchir la Maine à cette endroit.</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1090</text:p>
          </table:table-cell>
          <table:table-cell office:value-type="string" calcext:value-type="string">
            <text:p>Pont de la Guillemett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Béhuard</text:p>
          </table:table-cell>
          <table:table-cell office:value-type="string" calcext:value-type="string">
            <text:p>Maine-et-Loire</text:p>
          </table:table-cell>
          <table:table-cell office:value-type="float" office:value="49028" calcext:value-type="float">
            <text:p>49028</text:p>
          </table:table-cell>
          <table:table-cell office:value-type="float" office:value="49" calcext:value-type="float">
            <text:p>49</text:p>
          </table:table-cell>
          <table:table-cell office:value-type="string" calcext:value-type="string">
            <text:p>-0.6515621755547586</text:p>
          </table:table-cell>
          <table:table-cell office:value-type="string" calcext:value-type="string">
            <text:p>47.37675256031665</text:p>
          </table:table-cell>
          <table:table-cell table:number-columns-repeated="2"/>
          <table:table-cell office:value-type="string" calcext:value-type="string">
            <text:p>Henri Daydé;Auguste Pillé Lebrun</text:p>
          </table:table-cell>
          <table:table-cell office:value-type="string" calcext:value-type="string">
            <text:p>Le premier pont enjambant le bras de Loire dit de la Guillemette, entre Savennières et Béhuard, a été construit dans le même temps que celui des Lombardières, entre 1887 et 1889, par les établissements Le Brun, Daydé et Pillet, basés à Creil dans l'Oise. À l'instar de celui des Lombardières, il s'agissait d'un pont cage à poutres en treillis. D'une longueur de 81,20 m de long entre les murs des culées, pour 7,30 m de large, il comportait deux travées de 41,30 m reposant sur une pile centrale fondée à 12,50 m sous l'étiage. Détruit par les bombardements des Alliés le 9 juillet 1944, l'ouvrage fut remplacé en avril 1946 par un pont provisoire bâti à l'aide de quatre travées métalliques du port d'Arromanches de 24,30 m de portée chacune. Cette adaptation nécessita la construction de deux palées supplémentaires, de pieux battus en Loire, de part et d'autre de la pile centrale qui fut surhaussée en bois. Mis à l'étude dès les années 1950, le remplacement du système Arromanches par un nouveau pont est lancé par le Ministre de l'Intérieur en 1965. L'opération reprend le projet de reconstruction détaillé établi par le Service central d'études techniques en 1955. Elle consiste en la réalisation d'un pont métallique en treillis à poutre Waren (identique à ceux de Saint-Mathurin-sur-Loire et de Corbay à Chalonnes-sur-Loire). Le projet comprend une travée métallique de 68 m de portée franchissant la Loire et une travée d'accès en béton armé de 8,50 m de portée permettant le passage du chemin latéral au fleuve. Il tient notamment compte du gabarit de navigation imposé par le Service de navigation de la Loire qui implique la suppression de la pile centrale. Par ailleurs, il permet l'établissement d'une chaussée de 6 m de large et de deux trottoirs de 1 m. Les travaux sont adjugés le 19 septembre 1967 à l'entreprise Baudin-Châteauneuf basée à Châteauneuf-sur-Loire pour la somme 1 219 845 francs. Le coût de la reconstruction du pont, détruit pour faits de guerre, est pris en charge par l'État, la part du Département étant limitée aux améliorations apportées. Le pont est rouvert à la circulation le 10 mai 1969.</text:p>
          </table:table-cell>
          <table:table-cell office:value-type="string" calcext:value-type="string">
            <text:p>L'ouvrage comprend une travée principale métallique à poutres latérales triangulées de 66,60 m d'ouverture et une travée d'accès en béton armé, à quatre poutres sous chaussée de 8,50 m de portée. La travée métallique à une portée totale de 68 m. La couverture du tablier comporte une dalle en béton armé de 16 cm d'épaisseur. La culée rive gauche, en béton armé, repose sur les anciennes maçonneries arasées. La culée rive droite, également en béton armé, est fondée sur deux caissons circulaires.</text:p>
          </table:table-cell>
          <table:table-cell/>
          <table:table-cell office:value-type="string" calcext:value-type="string">
            <text:p>(c) Conseil départemental de Maine-et-Loire - Conservation départementale du patrimoine;(c) Région Pays de la Loire - Inventaire général</text:p>
          </table:table-cell>
          <table:table-cell office:value-type="string" calcext:value-type="string">
            <text:p>Ronan Durandière</text:p>
          </table:table-cell>
          <table:table-cell table:number-columns-repeated="3"/>
          <table:table-cell table:formula="of:=VLOOKUP([.A2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1134</text:p>
          </table:table-cell>
          <table:table-cell office:value-type="string" calcext:value-type="string">
            <text:p>Pont routier de Bouchemaine</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8022707212696</text:p>
          </table:table-cell>
          <table:table-cell office:value-type="string" calcext:value-type="string">
            <text:p>47.42016581907214</text:p>
          </table:table-cell>
          <table:table-cell office:value-type="string" calcext:value-type="string">
            <text:p>Quartier bourg de Bouchemaine-Gare</text:p>
          </table:table-cell>
          <table:table-cell/>
          <table:table-cell office:value-type="string" calcext:value-type="string">
            <text:p>Ferdinand Arnodin Freyssinet</text:p>
          </table:table-cell>
          <table:table-cell office:value-type="string" calcext:value-type="string">
            <text:p>Longtemps cantonné à un passage par bac, le franchissement de la Maine à Bouchemaine par un pont routier est adopté lors de la session départementale du 10 avril 1907. Les travaux sont confiés à Ferdinand Arnodin (1845-1924), célèbre ingénieur à l'origine de la seconde génération de ponts suspendus. L'innovation technique d'Arnodin consiste notamment à renforcer les tabliers et à remplacer les câbles de fer par des câbles d'acier à torsions alternées, souvent avec adjonction de haubans ; cette modification structurelle est connue sous le nom de "système Arnodin". Inauguré le 22 mai 1910, le pont routier de Bouchemaine est l'un des premiers ponts bâtis par l'ingénieur qui aient adopté le ciment armé. Le parapet prévu initialement est avantageusement remplacé par des croisillons "afin de ménager la vue en aval". Lors de sa séance du 27 août 1909, le Conseil général ne manquera pas d'adresser à Ferdinand Arnodin "ses très sincères compliments pour l'œuvre remarquable de grâce, de légèreté et d'audace que nous lui devons et qui fait l'admiration de tous". Détruit en 1944 par les Allemands, le pont sera reconstruit à partir de 1949, presque à l'identique. Il est de nouveau inauguré le 29 avril 1951. Par la suite, il sera régulièrement entretenu et rénové en 1979-1980, en 1989 et en 2008. En 2018, une importante restauration est entreprise par le Département afin de remplacer les câbles corrodés et de traiter les suspentes (entreprise Freyssinet). Il est aujourd'hui emprunté quotidiennement par 12 000 véhicules, dont 600 poids-lourds.</text:p>
          </table:table-cell>
          <table:table-cell office:value-type="string" calcext:value-type="string">
            <text:p>Long de 155 mètres, le pont de Bouchemaine traverse la Maine grâce à un tablier en arc tendu entre deux pylônes de 23,70 mètres de hauteur. En 1951, il est reconstruit sur les bases du pont de 1910. Sa chaussée est néanmoins élargie à 5,60 mètres et un trottoir est aménagé de chaque côté de la chaussée pour la sécurité des piétons.</text:p>
          </table:table-cell>
          <table:table-cell/>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49011135</text:p>
          </table:table-cell>
          <table:table-cell office:value-type="string" calcext:value-type="string">
            <text:p>Pont ferroviaire de Bouchemain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Bouchemaine</text:p>
          </table:table-cell>
          <table:table-cell office:value-type="string" calcext:value-type="string">
            <text:p>Maine-et-Loire</text:p>
          </table:table-cell>
          <table:table-cell office:value-type="float" office:value="49035" calcext:value-type="float">
            <text:p>49035</text:p>
          </table:table-cell>
          <table:table-cell office:value-type="float" office:value="49" calcext:value-type="float">
            <text:p>49</text:p>
          </table:table-cell>
          <table:table-cell office:value-type="string" calcext:value-type="string">
            <text:p>-0.6037879841837684</text:p>
          </table:table-cell>
          <table:table-cell office:value-type="string" calcext:value-type="string">
            <text:p>47.425733204883024</text:p>
          </table:table-cell>
          <table:table-cell office:value-type="string" calcext:value-type="string">
            <text:p>Les réseaux et les voies de circulation sur le secteur de la confluence Maine-Loire</text:p>
          </table:table-cell>
          <table:table-cell table:number-columns-repeated="2"/>
          <table:table-cell office:value-type="string" calcext:value-type="string">
            <text:p>La création de la ligne de chemin de fer de Paris à Nantes a révolutionné les transports et le rapport des habitants au fleuve. La construction en 1847 du viaduc de Bouchemaine, permettant au train de franchir la Maine, est l'un des principaux témoignages de cette modernisation à marche forcée. Long de 155 mètres, le pont franchit la rivière par un système de cinq arches en anse-de-panier de 9,60 mètres de haut et 24 mètres de portée. Dans la tradition des ponts de Loire du XVIIIe siècle, il fut bâti sur des pilotis de chêne, fondés sur le schiste à travers les alluvions, à environ douze mètres de profondeur sous l'étiage.</text:p>
          </table:table-cell>
          <table:table-cell table:number-columns-repeated="2"/>
          <table:table-cell office:value-type="string" calcext:value-type="string">
            <text:p>(c) Conseil départemental de Maine-et-Loire - Conservation départementale du patrimoine</text:p>
          </table:table-cell>
          <table:table-cell office:value-type="string" calcext:value-type="string">
            <text:p>Ronan Durandière</text:p>
          </table:table-cell>
          <table:table-cell table:number-columns-repeated="3"/>
          <table:table-cell table:formula="of:=VLOOKUP([.A2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399</text:p>
          </table:table-cell>
          <table:table-cell office:value-type="string" calcext:value-type="string">
            <text:p>Pont dit Vieux-Pont - Laval</text:p>
          </table:table-cell>
          <table:table-cell office:value-type="string" calcext:value-type="string">
            <text:p>pont</text:p>
          </table:table-cell>
          <table:table-cell office:value-type="string" calcext:value-type="string">
            <text:p>13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94211326236314</text:p>
          </table:table-cell>
          <table:table-cell office:value-type="string" calcext:value-type="string">
            <text:p>48.068216387324036</text:p>
          </table:table-cell>
          <table:table-cell office:value-type="string" calcext:value-type="string">
            <text:p>Les ponts de l'aire d'étude "Rivière Mayenne"</text:p>
          </table:table-cell>
          <table:table-cell table:number-columns-repeated="2"/>
          <table:table-cell office:value-type="string" calcext:value-type="string">
            <text:p>Pont construit au XIIIe siècle près de l'emplacement d'un gué et reconstruit en 1528 puis au début du XVIIe siècle. En 1779, le maire, Frin du Guy Boutier, fait démolir la porte Saint-Julien et la plupart des maisons à pan de bois qui le recouvraient. <text:s/>En 1852, les quatre maisons commerçantes qui subsistaient sont détruites et la cinquième arche est incluse dans le quai ouest au moment de sa construction. Très endommagé à la fin de la Seconde Guerre mondiale, le pont est en partie reconstruit à l'identique en 1945.</text:p>
          </table:table-cell>
          <table:table-cell office:value-type="string" calcext:value-type="string">
            <text:p>Pont en dos d'âne dont le gros œuvre est en moellons de schiste (moellons équarris au niveau du chaînage). Au XIIIe siècle, il comporte quatre arches en arc brisé reposant sur des piles à bec et une arche en plein cintre située dans l'actuelle cour de l'Arche noir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0];['file:///home/sbiay/telechargements/inventaire-pays-loire-complet-etape-2.ods'#$Mérimée.A$1:.C$1048576];1;0)" office:value-type="string" office:string-value="IA53000399" calcext:value-type="string">
            <text:p>IA53000399</text:p>
          </table:table-cell>
        </table:table-row>
        <table:table-row table:style-name="ro1">
          <table:table-cell office:value-type="string" calcext:value-type="string">
            <text:p>IA53000400</text:p>
          </table:table-cell>
          <table:table-cell office:value-type="string" calcext:value-type="string">
            <text:p>Pont Napoléon, puis Pont-Neuf, actuellement pont Aristide-Briand - Laval</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6455390543988</text:p>
          </table:table-cell>
          <table:table-cell office:value-type="string" calcext:value-type="string">
            <text:p>48.07093768591952</text:p>
          </table:table-cell>
          <table:table-cell office:value-type="string" calcext:value-type="string">
            <text:p>Les ponts de l'aire d'étude "Rivière Mayenne"</text:p>
          </table:table-cell>
          <table:table-cell/>
          <table:table-cell office:value-type="string" calcext:value-type="string">
            <text:p>François Le Bourgeois ;Louis-Xavier Deslandes de Lancelot</text:p>
          </table:table-cell>
          <table:table-cell office:value-type="string" calcext:value-type="string">
            <text:p>Envisagée dès 1758, la construction d'un deuxième pont à Laval est réalisée entre 1812 et 1821 sur les plans de l'ingénieur en chef des Ponts-et-Chaussées, Louis-Xavier Deslandes de Lancelot. Celui-ci succédait à François Le Bourgeois dont le projet avait été retenu mais qui était décédé en 1808. Les travaux sont exécutés par l'entrepreneur sarthois Chauveau. La construction ayant nécessité le recours à l'emprunt, la mairie décide d'établir un péage qui prendra fin en 1838. Les guérites des receveurs n'étant prêtes qu'à la fin de l'année 1823, le pont Napoléon, appelé ensuite Pont-Neuf puis pont Aristide-Briand, n'est ouvert à la circulation qu'en janvier 1824. Lors du débarquement, en 1944, il subit les bombardements de l'aviation alliée. A peine réparé, il est dynamité par les Allemands qui battent en retraite. L'entreprise lavalloise Brochard et Gaudichet le reconstruit quasiment à l'identique après la guerre.</text:p>
          </table:table-cell>
          <table:table-cell office:value-type="string" calcext:value-type="string">
            <text:p>Réalisé en pierre de taille de granite, le pont est doté d'un tablier droit et de trois arches en anse de panier de vingt mètres d'ouverture intérieure. Lors de sa reconstruction après la guerre, les gardes-corps ont été placés en encorbellement au-dessus de la rivière. Cette nouvelle mise en œuvre a permis de cacher les tuyaux d'évacuation des eaux de pluie.</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1];['file:///home/sbiay/telechargements/inventaire-pays-loire-complet-etape-2.ods'#$Mérimée.A$1:.C$1048576];1;0)" office:value-type="string" office:string-value="IA53000400" calcext:value-type="string">
            <text:p>IA53000400</text:p>
          </table:table-cell>
        </table:table-row>
        <table:table-row table:style-name="ro1">
          <table:table-cell office:value-type="string" calcext:value-type="string">
            <text:p>IA53000401</text:p>
          </table:table-cell>
          <table:table-cell office:value-type="string" calcext:value-type="string">
            <text:p>Viaduc de chemin de fer - Laval</text:p>
          </table:table-cell>
          <table:table-cell office:value-type="string" calcext:value-type="string">
            <text:p>viaduc</text:p>
          </table:table-cell>
          <table:table-cell office:value-type="string" calcext:value-type="string">
            <text:p>3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4022348390998</text:p>
          </table:table-cell>
          <table:table-cell office:value-type="string" calcext:value-type="string">
            <text:p>48.076693538304916</text:p>
          </table:table-cell>
          <table:table-cell office:value-type="string" calcext:value-type="string">
            <text:p>Les ponts de l'aire d'étude "Rivière Mayenne"</text:p>
          </table:table-cell>
          <table:table-cell/>
          <table:table-cell office:value-type="string" calcext:value-type="string">
            <text:p>Eugène Caillaux Hunebelle</text:p>
          </table:table-cell>
          <table:table-cell office:value-type="string" calcext:value-type="string">
            <text:p>Le viaduc est édifié de 1854 à 1856 par l'ingénieur des Ponts et Chaussées Eugène Caillaux et l'entrepreneur parisien Hunebelle pour permettre le passage de la voie de chemin de fer Paris-Brest. <text:s/>Les trains de marchandises l'empruntent pour la première fois le 15 avril 1857 et ceux de voyageurs le 1er mai de la même année. En 1866, une passerelle en fonte reliant les deux rives est installée en aval de ses piles. Endommagé pendant la guerre de 1870, le viaduc fait l'objet de travaux de restauration en 1871. Bombardé lors du débarquement des alliés en juin 1944, il est en partie détruit et reconstruit. En 1963, il est élargi grâce à des encorbellements ménagés sur les côtés pour recevoir les caténaires que l'électrification de la ligne a rendu nécessaires. En 1988, la passerelle est reconstruite. Placée en amont, elle est rehaussée d'1 m afin de rendre possible la navigation fluviale renaissant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Sylvie Garnavault</text:p>
          </table:table-cell>
          <table:table-cell/>
          <table:table-cell table:formula="of:=VLOOKUP([.A32];['file:///home/sbiay/telechargements/inventaire-pays-loire-complet-etape-2.ods'#$Mérimée.A$1:.C$1048576];1;0)" office:value-type="string" office:string-value="IA53000401" calcext:value-type="string">
            <text:p>IA53000401</text:p>
          </table:table-cell>
        </table:table-row>
        <table:table-row table:style-name="ro1">
          <table:table-cell office:value-type="string" calcext:value-type="string">
            <text:p>IA53000402</text:p>
          </table:table-cell>
          <table:table-cell office:value-type="string" calcext:value-type="string">
            <text:p>Pont d'Avénières - Laval</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615417102597495</text:p>
          </table:table-cell>
          <table:table-cell office:value-type="string" calcext:value-type="string">
            <text:p>48.05989207771296</text:p>
          </table:table-cell>
          <table:table-cell office:value-type="string" calcext:value-type="string">
            <text:p>Les ponts de l'aire d'étude "Rivière Mayenne"</text:p>
          </table:table-cell>
          <table:table-cell/>
          <table:table-cell office:value-type="string" calcext:value-type="string">
            <text:p>Joseph Chaley;Théodore Bordillon Lahougue</text:p>
          </table:table-cell>
          <table:table-cell office:value-type="string" calcext:value-type="string">
            <text:p>Un premier pont métallique suspendu est construit à la suite de l'ordonnance royale du 16 décembre 1838 près de l'emplacement d'un ancien gué et en remplacement du bac qui existait jusqu'alors. Sa construction est attribuée par adjudication le 5 novembre 1839 au négociant lavallois Louis-Pierre Martin et aux ingénieurs civils Joseph Chaley et Théodore Bordillon. Il est ouvert au public en 1842. Il se rompt en 1847 et est remplacé l'année suivante. Il fait l'objet d'un péage jusqu'en 1870. Fermé à la circulation en 1871 pour des raisons de sécurité, il est remplacé provisoirement en 1872 par une passerelle construite par le charpentier Meslier-Moran. Parallèlement, un nouveau pont est construit en pierre, sur les plan de l'ingénieur des Ponts et Chaussée Lahougue, par les entrepreneurs lavallois Théodore Maurin et Joseph Raveaux, choisi par adjudication le 18 mai 1872, et ouvert à la circulation en 1874. Il est dynamité en 1944. Un nouvel ouvrage en béton est édifié en 1948.</text:p>
          </table:table-cell>
          <table:table-cell office:value-type="string" calcext:value-type="string">
            <text:p>Construit en béton, le pont comprend 4 piles qui délimitent 3 arches de largeurs inégales. Une quatrième arche, plus étroite, permet le passage du chemin de halage, sur la rive droite.</text:p>
          </table:table-cell>
          <table:table-cell/>
          <table:table-cell office:value-type="string" calcext:value-type="string">
            <text:p>(c) Région Pays de la Loire - Inventaire général;(c) Conseil départemental de la Mayenne;(c) Ville de Laval</text:p>
          </table:table-cell>
          <table:table-cell office:value-type="string" calcext:value-type="string">
            <text:p>Dominique Eraud</text:p>
          </table:table-cell>
          <table:table-cell office:value-type="string" calcext:value-type="string">
            <text:p>Philippe Bohuon</text:p>
          </table:table-cell>
          <table:table-cell office:value-type="string" calcext:value-type="string">
            <text:p>Nicolas Foisneau</text:p>
          </table:table-cell>
          <table:table-cell office:value-type="string" calcext:value-type="string">
            <text:p>Sylvie Garnavault</text:p>
          </table:table-cell>
          <table:table-cell table:formula="of:=VLOOKUP([.A33];['file:///home/sbiay/telechargements/inventaire-pays-loire-complet-etape-2.ods'#$Mérimée.A$1:.C$1048576];1;0)" office:value-type="string" office:string-value="IA53000402" calcext:value-type="string">
            <text:p>IA53000402</text:p>
          </table:table-cell>
        </table:table-row>
        <table:table-row table:style-name="ro1">
          <table:table-cell office:value-type="string" calcext:value-type="string">
            <text:p>IA53000573</text:p>
          </table:table-cell>
          <table:table-cell office:value-type="string" calcext:value-type="string">
            <text:p>Pont dit pont neuf puis vieux pont, actuellement pont Mac-Racken - Mayenne</text:p>
          </table:table-cell>
          <table:table-cell office:value-type="string" calcext:value-type="string">
            <text:p>pont</text:p>
          </table:table-cell>
          <table:table-cell office:value-type="string" calcext:value-type="string">
            <text:p>2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51294466594079</text:p>
          </table:table-cell>
          <table:table-cell office:value-type="string" calcext:value-type="string">
            <text:p>48.3046420920559</text:p>
          </table:table-cell>
          <table:table-cell office:value-type="string" calcext:value-type="string">
            <text:p>Les ponts de l'aire d'étude "Rivière Mayenne"</text:p>
          </table:table-cell>
          <table:table-cell table:number-columns-repeated="2"/>
          <table:table-cell office:value-type="string" calcext:value-type="string">
            <text:p>En 1825, à l'occasion d'un projet de réparation et d'élargissement du vieux pont, une réflexion s'engage sur l'utilité de prévoir une nouvelle traverse pour la ville de Mayenne. Le 24 novembre 1826, le conseiller d’É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É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se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4];['file:///home/sbiay/telechargements/inventaire-pays-loire-complet-etape-2.ods'#$Mérimée.A$1:.C$1048576];1;0)" office:value-type="string" office:string-value="IA53000573" calcext:value-type="string">
            <text:p>IA53000573</text:p>
          </table:table-cell>
        </table:table-row>
        <table:table-row table:style-name="ro1">
          <table:table-cell office:value-type="string" calcext:value-type="string">
            <text:p>IA53000574</text:p>
          </table:table-cell>
          <table:table-cell office:value-type="string" calcext:value-type="string">
            <text:p>Pont de l'Impératrice, actuellement pont Notre-Dame -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table:number-columns-repeated="2" office:value-type="float" office:value="53" calcext:value-type="float">
            <text:p>53</text:p>
          </table:table-cell>
          <table:table-cell office:value-type="string" calcext:value-type="string">
            <text:p>-0.6165539290082921</text:p>
          </table:table-cell>
          <table:table-cell office:value-type="string" calcext:value-type="string">
            <text:p>48.30357169563294</text:p>
          </table:table-cell>
          <table:table-cell office:value-type="string" calcext:value-type="string">
            <text:p>Les ponts de l'aire d'étude "Rivière Mayenne"</text:p>
          </table:table-cell>
          <table:table-cell/>
          <table:table-cell office:value-type="string" calcext:value-type="string">
            <text:p>Charles Dupuy</text:p>
          </table:table-cell>
          <table:table-cell office:value-type="string" calcext:value-type="string">
            <text:p>Un pont est attesté à Mayenne au XIe siècle. Reconstruit à la fin du Moyen Age (?), il présentait trois arches brisées. Il a été une nouvelle fois reconstruit au XIX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semi-circulaires. L'arche sèche qui permet le passage de la partie amont à la partie aval du port est surmontée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5];['file:///home/sbiay/telechargements/inventaire-pays-loire-complet-etape-2.ods'#$Mérimée.A$1:.C$1048576];1;0)" office:value-type="string" office:string-value="IA53000574" calcext:value-type="string">
            <text:p>IA53000574</text:p>
          </table:table-cell>
        </table:table-row>
        <table:table-row table:style-name="ro1">
          <table:table-cell office:value-type="string" calcext:value-type="string">
            <text:p>IA53000575</text:p>
          </table:table-cell>
          <table:table-cell office:value-type="string" calcext:value-type="string">
            <text:p>Viaduc de chemin de fer - Mayenne</text:p>
          </table:table-cell>
          <table:table-cell office:value-type="string" calcext:value-type="string">
            <text:p>viaduc</text:p>
          </table:table-cell>
          <table:table-cell office:value-type="string" calcext:value-type="string">
            <text:p>1er quart 20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19616979795873</text:p>
          </table:table-cell>
          <table:table-cell office:value-type="string" calcext:value-type="string">
            <text:p>48.29958027939906</text:p>
          </table:table-cell>
          <table:table-cell office:value-type="string" calcext:value-type="string">
            <text:p>Les ponts de l'aire d'étude "Rivière Mayenne"</text:p>
          </table:table-cell>
          <table:table-cell/>
          <table:table-cell office:value-type="string" calcext:value-type="string">
            <text:p>Moisant, Laurent, Savey et Cie</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èmes légèrement plus courtes) soutenues par cinq piles métalliques. Seules les fondations des piles et les culées étaient en maçonneri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6];['file:///home/sbiay/telechargements/inventaire-pays-loire-complet-etape-2.ods'#$Mérimée.A$1:.C$1048576];1;0)" office:value-type="string" office:string-value="IA53000575" calcext:value-type="string">
            <text:p>IA53000575</text:p>
          </table:table-cell>
        </table:table-row>
        <table:table-row table:style-name="ro1">
          <table:table-cell office:value-type="string" calcext:value-type="string">
            <text:p>IA53000576</text:p>
          </table:table-cell>
          <table:table-cell office:value-type="string" calcext:value-type="string">
            <text:p>Pont - Saint-Baudell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0.6291965367715648</text:p>
          </table:table-cell>
          <table:table-cell office:value-type="string" calcext:value-type="string">
            <text:p>48.28174993394245</text:p>
          </table:table-cell>
          <table:table-cell office:value-type="string" calcext:value-type="string">
            <text:p>Les ponts de l'aire d'étude "Rivière Mayenne"</text:p>
          </table:table-cell>
          <table:table-cell table:number-columns-repeated="2"/>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7];['file:///home/sbiay/telechargements/inventaire-pays-loire-complet-etape-2.ods'#$Mérimée.A$1:.C$1048576];1;0)" office:value-type="string" office:string-value="IA53000576" calcext:value-type="string">
            <text:p>IA53000576</text:p>
          </table:table-cell>
        </table:table-row>
        <table:table-row table:style-name="ro1">
          <table:table-cell office:value-type="string" calcext:value-type="string">
            <text:p>IA53000577</text:p>
          </table:table-cell>
          <table:table-cell office:value-type="string" calcext:value-type="string">
            <text:p>Pont - Montgiroux, Alexain</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0.7043523594535548</text:p>
          </table:table-cell>
          <table:table-cell office:value-type="string" calcext:value-type="string">
            <text:p>48.212246442385315</text:p>
          </table:table-cell>
          <table:table-cell office:value-type="string" calcext:value-type="string">
            <text:p>Les ponts de l'aire d'étude "Rivière Mayenne"</text:p>
          </table:table-cell>
          <table:table-cell/>
          <table:table-cell office:value-type="string" calcext:value-type="string">
            <text:p>Charles Collignon;A. Simonet;Joseph Collet-Domaine</text:p>
          </table:table-cell>
          <table:table-cell office:value-type="string" calcext:value-type="string">
            <text:p>Site de passage ancien (des monnaies romaines ont été trouvées dans le lit de la rivière lors de la construction du pont). Un pont a existé à Montgiroux au moins au XV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38];['file:///home/sbiay/telechargements/inventaire-pays-loire-complet-etape-2.ods'#$Mérimée.A$1:.C$1048576];1;0)" office:value-type="string" office:string-value="IA53000577" calcext:value-type="string">
            <text:p>IA53000577</text:p>
          </table:table-cell>
        </table:table-row>
        <table:table-row table:style-name="ro1">
          <table:table-cell office:value-type="string" calcext:value-type="string">
            <text:p>IA53000578</text:p>
          </table:table-cell>
          <table:table-cell office:value-type="string" calcext:value-type="string">
            <text:p>Pont de Rochefort ou de Montflours - Rochefort, Andouill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0.7451648118047437</text:p>
          </table:table-cell>
          <table:table-cell office:value-type="string" calcext:value-type="string">
            <text:p>48.17694679745272</text:p>
          </table:table-cell>
          <table:table-cell office:value-type="string" calcext:value-type="string">
            <text:p>Les ponts de l'aire d'étude "Rivière Mayenne"</text:p>
          </table:table-cell>
          <table:table-cell/>
          <table:table-cell office:value-type="string" calcext:value-type="string">
            <text:p>Chemin;Julien Beldant;Pierre Colas;Pierre Caumont</text:p>
          </table:table-cell>
          <table:table-cell office:value-type="string" calcext:value-type="string">
            <text:p>Le conseil municipal de Montflours propose dès 1856, alors que la réalisation des écluses de la Fourmondière inférieure et de la Fourmondière supérieure est en cours, la construction d'une route reliant Andouillé à la route impériale n°12 (D 101) par Montflours et d'un pont sur la Mayenne à Rochefort. Un bac y est établi en 1858. Le pont est construit à partir de 1875, sur les plans de l'ingénieur des Ponts et Chaussées Chemin. Il est financé par le Conseil général. Les travaux sont adjugés le 30 octobre 1875 à l'entrepreneur manceau Julien Beldant. Celui-ci réclame à au moins deux reprises la résiliation de son contrat, justifiant sa requête, d'après le rapport de l'agent voyer cantonal du 24 septembre 1876, par "une augmentation des journées d'ouvriers et des prix d'achat de matériaux". Suite à l'effondrement partiel des parties construites, le 28 août 1877, à cause de la rupture du cintre de la troisième arche, et à la mort d'un ouvrier, un arrêté préfectoral <text:s/>est pris le 15 septembre suivant pour procéder à la réadjudication des travaux. Pierre Colas (déjà chargé de la section du chemin vicinal ordinaire d'Andouillé à Montsûrs entre le bourg d'Andouillé et le pont) et Pierre Caumont, entrepreneurs à Andouillé, sont choisis le 27 septembre. La réception définitive a lieu le 4 juin 1880. Dans la première moitié du XXe siècle, le pont sert aussi au passage de la ligne de tramway départemental reliant Laval à Landivy. L'une des arches est détruite par les troupes allemandes le 6 août 1944 et reconstruite l'année suivante.Le granite mis en œuvre pendant les travaux de construction provient de tranchées réalisées aux abords du pont, dans les communes de Montflours et d'Andouillé et des carrières marchandes exploitées le long de la Mayenne, dites carrières de Sacé et de Montflours. Le propriétaire de la parcelle du Taillis de la Guicherie (A 350) est notamment sollicité par Beldant afin d'y extraire des matériaux.</text:p>
          </table:table-cell>
          <table:table-cell office:value-type="string" calcext:value-type="string">
            <text:p>Pont à six arches, dont deux sèches sur les côtés, construit en maçonnerie de moellons de granite à tête dressée. Les arcs, les becs, semi-circulaires, et l'encadrement des quatre ouïes percées dans les écoinçons sont en granite taillé. Le tablier est protégé par un garde-corps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office:value-type="string" calcext:value-type="string">
            <text:p>Arnaud Bureau</text:p>
          </table:table-cell>
          <table:table-cell table:number-columns-repeated="2"/>
          <table:table-cell table:formula="of:=VLOOKUP([.A39];['file:///home/sbiay/telechargements/inventaire-pays-loire-complet-etape-2.ods'#$Mérimée.A$1:.C$1048576];1;0)" office:value-type="string" office:string-value="IA53000578" calcext:value-type="string">
            <text:p>IA53000578</text:p>
          </table:table-cell>
        </table:table-row>
        <table:table-row table:style-name="ro1">
          <table:table-cell office:value-type="string" calcext:value-type="string">
            <text:p>IA53000579</text:p>
          </table:table-cell>
          <table:table-cell office:value-type="string" calcext:value-type="string">
            <text:p>Pont - Saint-Jean-sur-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0.7498015302497159</text:p>
          </table:table-cell>
          <table:table-cell office:value-type="string" calcext:value-type="string">
            <text:p>48.130072763115756</text:p>
          </table:table-cell>
          <table:table-cell office:value-type="string" calcext:value-type="string">
            <text:p>Les ponts de l'aire d'étude "Rivière Mayenne"</text:p>
          </table:table-cell>
          <table:table-cell/>
          <table:table-cell office:value-type="string" calcext:value-type="string">
            <text:p>Du Jardin</text:p>
          </table:table-cell>
          <table:table-cell office:value-type="string" calcext:value-type="string">
            <text:p>Le pont de Saint-Jean est attesté en 1453. Au XVIIIe siècle, il se composait d'un tablier en bois posé sur des piles en maçonnerie. Au milieu se trouvait un édicule consacré à la Vierge (Angot). Il a été plusieurs fois réparé, notamment en 1786. Il est remplacé en 1842 par un pont en pierre de 4,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0];['file:///home/sbiay/telechargements/inventaire-pays-loire-complet-etape-2.ods'#$Mérimée.A$1:.C$1048576];1;0)" office:value-type="string" office:string-value="IA53000579" calcext:value-type="string">
            <text:p>IA53000579</text:p>
          </table:table-cell>
        </table:table-row>
        <table:table-row table:style-name="ro1">
          <table:table-cell office:value-type="string" calcext:value-type="string">
            <text:p>IA53000580</text:p>
          </table:table-cell>
          <table:table-cell office:value-type="string" calcext:value-type="string">
            <text:p>Pont - Changé</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0.7873027800382617</text:p>
          </table:table-cell>
          <table:table-cell office:value-type="string" calcext:value-type="string">
            <text:p>48.0992866599942</text:p>
          </table:table-cell>
          <table:table-cell office:value-type="string" calcext:value-type="string">
            <text:p>Les ponts de l'aire d'étude "Rivière Mayenne"</text:p>
          </table:table-cell>
          <table:table-cell/>
          <table:table-cell office:value-type="string" calcext:value-type="string">
            <text:p>Lahougue Boigues, Rambourg et Cie</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1];['file:///home/sbiay/telechargements/inventaire-pays-loire-complet-etape-2.ods'#$Mérimée.A$1:.C$1048576];1;0)" office:value-type="string" office:string-value="IA53000580" calcext:value-type="string">
            <text:p>IA53000580</text:p>
          </table:table-cell>
        </table:table-row>
        <table:table-row table:style-name="ro1">
          <table:table-cell office:value-type="string" calcext:value-type="string">
            <text:p>IA53000582</text:p>
          </table:table-cell>
          <table:table-cell office:value-type="string" calcext:value-type="string">
            <text:p>Pont - Port-Rhingeard, L'Huisseri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Huisserie</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0.7408932371956594</text:p>
          </table:table-cell>
          <table:table-cell office:value-type="string" calcext:value-type="string">
            <text:p>47.99667150163499</text:p>
          </table:table-cell>
          <table:table-cell office:value-type="string" calcext:value-type="string">
            <text:p>Les ponts de l'aire d'étude "Rivière Mayenne"</text:p>
          </table:table-cell>
          <table:table-cell/>
          <table:table-cell office:value-type="string" calcext:value-type="string">
            <text:p>Lahougue</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2];['file:///home/sbiay/telechargements/inventaire-pays-loire-complet-etape-2.ods'#$Mérimée.A$1:.C$1048576];1;0)" office:value-type="string" office:string-value="IA53000582" calcext:value-type="string">
            <text:p>IA53000582</text:p>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table:number-columns-repeated="2"/>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0.7241075890532277</text:p>
          </table:table-cell>
          <table:table-cell office:value-type="string" calcext:value-type="string">
            <text:p>47.912863910871074</text:p>
          </table:table-cell>
          <table:table-cell office:value-type="string" calcext:value-type="string">
            <text:p>Les ponts de l'aire d'étude "Rivière Mayenne"</text:p>
          </table:table-cell>
          <table:table-cell/>
          <table:table-cell office:value-type="string" calcext:value-type="string">
            <text:p>Charles Collignon</text:p>
          </table:table-cell>
          <table:table-cell office:value-type="string" calcext:value-type="string">
            <text:p>Le pont est construit lors de l'aménagement de la route stratégique n° 6 reliant Cossé-le-Vivien à Bais. Il est dessiné par Charles Collignon, ingénieur des routes stratégiques de la Mayenne, d'Il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É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3];['file:///home/sbiay/telechargements/inventaire-pays-loire-complet-etape-2.ods'#$Mérimée.A$1:.C$1048576];1;0)" office:value-type="string" office:string-value="IA53000583" calcext:value-type="string">
            <text:p>IA53000583</text:p>
          </table:table-cell>
        </table:table-row>
        <table:table-row table:style-name="ro1">
          <table:table-cell office:value-type="string" calcext:value-type="string">
            <text:p>IA53000585</text:p>
          </table:table-cell>
          <table:table-cell office:value-type="string" calcext:value-type="string">
            <text:p>Pont dit vieux pont - Château-Gonti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0.7021469679621762</text:p>
          </table:table-cell>
          <table:table-cell office:value-type="string" calcext:value-type="string">
            <text:p>47.82859869295074</text:p>
          </table:table-cell>
          <table:table-cell office:value-type="string" calcext:value-type="string">
            <text:p>Les ponts de l'aire d'étude "Rivière Mayenne"</text:p>
          </table:table-cell>
          <table:table-cell/>
          <table:table-cell office:value-type="string" calcext:value-type="string">
            <text:p>Pinsonnière;J. Legras</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XVII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XVII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É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4];['file:///home/sbiay/telechargements/inventaire-pays-loire-complet-etape-2.ods'#$Mérimée.A$1:.C$1048576];1;0)" office:value-type="string" office:string-value="IA53000585" calcext:value-type="string">
            <text:p>IA53000585</text:p>
          </table:table-cell>
        </table:table-row>
        <table:table-row table:style-name="ro1">
          <table:table-cell office:value-type="string" calcext:value-type="string">
            <text:p>IA53000586</text:p>
          </table:table-cell>
          <table:table-cell office:value-type="string" calcext:value-type="string">
            <text:p>Pont de chemin de fer - Saint- For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0.6940654518637549</text:p>
          </table:table-cell>
          <table:table-cell office:value-type="string" calcext:value-type="string">
            <text:p>47.81707000272736</text:p>
          </table:table-cell>
          <table:table-cell office:value-type="string" calcext:value-type="string">
            <text:p>Les ponts de l'aire d'étude "Rivière Mayenne"</text:p>
          </table:table-cell>
          <table:table-cell table:number-columns-repeated="2"/>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5];['file:///home/sbiay/telechargements/inventaire-pays-loire-complet-etape-2.ods'#$Mérimée.A$1:.C$1048576];1;0)" office:value-type="string" office:string-value="IA53000586" calcext:value-type="string">
            <text:p>IA53000586</text:p>
          </table:table-cell>
        </table:table-row>
        <table:table-row table:style-name="ro1">
          <table:table-cell office:value-type="string" calcext:value-type="string">
            <text:p>IA53000587</text:p>
          </table:table-cell>
          <table:table-cell office:value-type="string" calcext:value-type="string">
            <text:p>Pont - Dao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0.6417098917043572</text:p>
          </table:table-cell>
          <table:table-cell office:value-type="string" calcext:value-type="string">
            <text:p>47.748770403167086</text:p>
          </table:table-cell>
          <table:table-cell office:value-type="string" calcext:value-type="string">
            <text:p>Les ponts de l'aire d'étude "Rivière Mayenne"</text:p>
          </table:table-cell>
          <table:table-cell table:number-columns-repeated="2"/>
          <table:table-cell office:value-type="string" calcext:value-type="string">
            <text:p>Pont construit entre 1870 et 1874 en remplacement d'un bac (Angot). Il prend place sur l'ancien chemin vicinal (actuelle départementale 213) reliant le bourg de Daon à la route nationale Château-Gontier /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6];['file:///home/sbiay/telechargements/inventaire-pays-loire-complet-etape-2.ods'#$Mérimée.A$1:.C$1048576];1;0)" office:value-type="string" office:string-value="IA53000587" calcext:value-type="string">
            <text:p>IA53000587</text:p>
          </table:table-cell>
        </table:table-row>
        <table:table-row table:style-name="ro1">
          <table:table-cell office:value-type="string" calcext:value-type="string">
            <text:p>IA53000591</text:p>
          </table:table-cell>
          <table:table-cell office:value-type="string" calcext:value-type="string">
            <text:p>Les ponts de l'aire d'étude "Rivière Mayenne"</text:p>
          </table:table-cell>
          <table:table-cell office:value-type="string" calcext:value-type="string">
            <text:p>pont</text:p>
          </table:table-cell>
          <table:table-cell office:value-type="string" calcext:value-type="string">
            <text:p>15e siècle</text:p>
          </table:table-cell>
          <table:table-cell table:number-columns-repeated="3"/>
          <table:table-cell office:value-type="string" calcext:value-type="string">
            <text:p>Mayenne</text:p>
          </table:table-cell>
          <table:table-cell/>
          <table:table-cell office:value-type="float" office:value="53" calcext:value-type="float">
            <text:p>53</text:p>
          </table:table-cell>
          <table:table-cell office:value-type="string" calcext:value-type="string">
            <text:p>-0.46342860561653937</text:p>
          </table:table-cell>
          <table:table-cell office:value-type="string" calcext:value-type="string">
            <text:p>48.13258739527021</text:p>
          </table:table-cell>
          <table:table-cell office:value-type="string" calcext:value-type="string">
            <text:p>Présentation de l'aire d'étude "Rivière Mayenne"</text:p>
          </table:table-cell>
          <table:table-cell table:number-columns-repeated="2"/>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IXe et Xe siècles. Ils étaient protégés par des forteresses auprès desquelles les trois principales villes du département ont pu se développer. Seul le vieux pont de Laval, rebâti vers le XVe siècle, est encore médiéval. Les deux autres ont été reconstruits au XIXe siècle, comme celui de Saint-Jean-sur-Mayenne, qui a remplacé un ouvrage attesté en 1453. 13 autres nouveaux franchissement sont réalisés au XIX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Rhingeard, Daon, Rochefort) auxquels s'ajoute le pont d'Avénières qui remplace alors la passerelle métallique édifiée en 1839. Les 3 viaducs de chemin de fer (Laval, Mayenne, Saint-Fort) sont réalisés entre 1854 et 1903. La construction de ponts reprend dans la deuxième moitié du XX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XIXe siècle et 8 de la deuxième moitié du XXe siècle.</text:p>
          </table:table-cell>
          <table:table-cell office:value-type="string" calcext:value-type="string">
            <text:p>Sur la partie canalisée de la rivière Mayenne, les ponts du XIXe siècle, ont presque tous été réalisés en maçonnerie de pierre. Ceux situés en ville (5) sont entièrement en pierre de taille. Les autres (7) sont en moellon ; seuls leurs arches, leurs becs et leur parapet sont en pierres taillées. La première passerelle d'Avénières (remplacée dès 1873), le pont de Changé et le viaduc de Mayenne (détruits en 1944) se singularisaient par leur architecture métallique. Les ponts de la deuxième moitié du XXe siècle sont tous en béton, sauf celui de Pritz.</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7];['file:///home/sbiay/telechargements/inventaire-pays-loire-complet-etape-2.ods'#$Mérimée.A$1:.C$1048576];1;0)" office:value-type="string" office:string-value="IA53000591" calcext:value-type="string">
            <text:p>IA53000591</text:p>
          </table:table-cell>
        </table:table-row>
        <table:table-row table:style-name="ro1">
          <table:table-cell office:value-type="string" calcext:value-type="string">
            <text:p>IA53000611</text:p>
          </table:table-cell>
          <table:table-cell office:value-type="string" calcext:value-type="string">
            <text:p>Pont de chemin de fer - Brives, Mayenne</text:p>
          </table:table-cell>
          <table:table-cell office:value-type="string" calcext:value-type="string">
            <text:p>pont</text:p>
          </table:table-cell>
          <table:table-cell office:value-type="string" calcext:value-type="string">
            <text:p>3e quart 19e siècle</text:p>
          </table:table-cell>
          <table:table-cell table:number-columns-repeated="2"/>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0.605141983831732</text:p>
          </table:table-cell>
          <table:table-cell office:value-type="string" calcext:value-type="string">
            <text:p>48.316876970158916</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pour la ligne de chemin de fer reliant Mayenne à Flers mise en service en 1874 et désaffectée dans les années 1960.</text:p>
          </table:table-cell>
          <table:table-cell office:value-type="string" calcext:value-type="string">
            <text:p>Le pont est doté de cinq arches en plein-cintre, dont deux sèches sur les côtés. Il est construit en granite gris. La base des piles et les écoinçons sont en gros moellons à face redressée. Le parapet, l'intrados des arches et les chaînes des becs sont en pierre de taille. Les arcs sont soulignés par un parement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612</text:p>
          </table:table-cell>
          <table:table-cell office:value-type="string" calcext:value-type="string">
            <text:p>Pont <text:s/>- Saint-Fraimbault-de-Prièr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Fraimbault-de-Prières</text:p>
          </table:table-cell>
          <table:table-cell office:value-type="string" calcext:value-type="string">
            <text:p>Mayenne</text:p>
          </table:table-cell>
          <table:table-cell office:value-type="float" office:value="53216" calcext:value-type="float">
            <text:p>53216</text:p>
          </table:table-cell>
          <table:table-cell office:value-type="float" office:value="53" calcext:value-type="float">
            <text:p>53</text:p>
          </table:table-cell>
          <table:table-cell office:value-type="string" calcext:value-type="string">
            <text:p>-0.583942188163583</text:p>
          </table:table-cell>
          <table:table-cell office:value-type="string" calcext:value-type="string">
            <text:p>48.350353040390964</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 Il a été reconstruit après la Seconde Guerre mondiale.</text:p>
          </table:table-cell>
          <table:table-cell office:value-type="string" calcext:value-type="string">
            <text:p>Le pont du XIXe siècle était moellons à tête redressée en granite. Il comportait trois arches cintrées soulignées, de même que les deux becs semi-circulaires, par un parement en pierre de taille. L'actuel pont est doté d'un tablier en béton. Les deux massifs latéraux, réemployant sans doute une partie des anciens et les deux piles sont en granite, en moellon à chaînes d'angle en pierre de taille pour les premiers, en appareil à bossage pour les second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4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613</text:p>
          </table:table-cell>
          <table:table-cell office:value-type="string" calcext:value-type="string">
            <text:p>Pont - le Pont-Landry, Ambrières-les-vallé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6077514095744936</text:p>
          </table:table-cell>
          <table:table-cell office:value-type="string" calcext:value-type="string">
            <text:p>48.40425279513945</text:p>
          </table:table-cell>
          <table:table-cell office:value-type="string" calcext:value-type="string">
            <text:p>Les ponts de l'aire d'étude "Rivière Mayenne"</text:p>
          </table:table-cell>
          <table:table-cell table:number-columns-repeated="2"/>
          <table:table-cell office:value-type="string" calcext:value-type="string">
            <text:p>Le pont Landry figure sur le plan cadastral de 1836. Il a été reconstruit dans la 2e moitié du XIXe siècle.</text:p>
          </table:table-cell>
          <table:table-cell office:value-type="string" calcext:value-type="string">
            <text:p>Le pont est entièrement construit en pierre de taille de granite. Il est doté de trois arches et de becs semi-circulaire. Il prend place juste en aval de la confluence avec le ruisseau de la Vienne qu'enjambe un pont à une seule arche réalisé aussi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614</text:p>
          </table:table-cell>
          <table:table-cell office:value-type="string" calcext:value-type="string">
            <text:p>Pont - Torcé, Ambrières-les-Vallées (Cigné)</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Ambrières-les-Vallées</text:p>
          </table:table-cell>
          <table:table-cell office:value-type="string" calcext:value-type="string">
            <text:p>Mayenne</text:p>
          </table:table-cell>
          <table:table-cell office:value-type="float" office:value="53003" calcext:value-type="float">
            <text:p>53003</text:p>
          </table:table-cell>
          <table:table-cell office:value-type="float" office:value="53" calcext:value-type="float">
            <text:p>53</text:p>
          </table:table-cell>
          <table:table-cell office:value-type="string" calcext:value-type="string">
            <text:p>-0.5861049884681707</text:p>
          </table:table-cell>
          <table:table-cell office:value-type="string" calcext:value-type="string">
            <text:p>48.44538487527516</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après la réalisation du plan cadastral en 1837 et avant les travaux d'entretien de la portion de chemin vicinal "comprise entre le pont de Torcé, la limite d'Ambrières et la route impériale d'Angers à Caen" en 1858.</text:p>
          </table:table-cell>
          <table:table-cell office:value-type="string" calcext:value-type="string">
            <text:p>Le pont, formé de trois arches cintrées, est construit en moyen appareil de granite beige. Les arcs, les becs semi-circulaires et l'assise supérieure du parapet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615</text:p>
          </table:table-cell>
          <table:table-cell office:value-type="string" calcext:value-type="string">
            <text:p>Pont - le Gué-de-Loré, Lassay-les-Châteaux (Melleray-la-Vallée)</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assay-les-Châteaux</text:p>
          </table:table-cell>
          <table:table-cell office:value-type="string" calcext:value-type="string">
            <text:p>Mayenne</text:p>
          </table:table-cell>
          <table:table-cell office:value-type="float" office:value="53127" calcext:value-type="float">
            <text:p>53127</text:p>
          </table:table-cell>
          <table:table-cell office:value-type="float" office:value="53" calcext:value-type="float">
            <text:p>53</text:p>
          </table:table-cell>
          <table:table-cell office:value-type="string" calcext:value-type="string">
            <text:p>-0.5779955581122591</text:p>
          </table:table-cell>
          <table:table-cell office:value-type="string" calcext:value-type="string">
            <text:p>48.47063377341837</text:p>
          </table:table-cell>
          <table:table-cell office:value-type="string" calcext:value-type="string">
            <text:p>Les ponts de l'aire d'étude "Rivière Mayenne"</text:p>
          </table:table-cell>
          <table:table-cell table:number-columns-repeated="2"/>
          <table:table-cell office:value-type="string" calcext:value-type="string">
            <text:p>Le pont a été vraisemblablement construit durant la 2e moitié du XIXe siècle. Son garde-corps métallique a été refait durant la 2e moitié du XXe siècle.</text:p>
          </table:table-cell>
          <table:table-cell office:value-type="string" calcext:value-type="string">
            <text:p>Le pont est établi à cheval sur un ilôt. Il comprend trois arches à voûte segmentaire, deux au nord du côté de Loré et une au sud du côté de Melleray. Il est construit en moellons de granite. Les becs semi-circulaires et les arcs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0624</text:p>
          </table:table-cell>
          <table:table-cell office:value-type="string" calcext:value-type="string">
            <text:p>Pont Crossardière, actuellement pont de l'Europe - Laval</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08521339763691</text:p>
          </table:table-cell>
          <table:table-cell office:value-type="string" calcext:value-type="string">
            <text:p>48.07331701302341</text:p>
          </table:table-cell>
          <table:table-cell office:value-type="string" calcext:value-type="string">
            <text:p>Les ponts de l'aire d'étude "Rivière Mayenne"</text:p>
          </table:table-cell>
          <table:table-cell table:number-columns-repeated="2"/>
          <table:table-cell office:value-type="string" calcext:value-type="string">
            <text:p>Un quatrième pont s'avérant nécessaire du fait de l'augmentation de la circulation en ville, le pont de l'Europe, d'abord appelé pont Crossardière, est construit entre 1967 et avril 1968. A son emplacement, une passerelle construite par l'armée américaine a provisoirement remplacé le Pont-Neuf détruit au moment du débarquement.</text:p>
          </table:table-cell>
          <table:table-cell office:value-type="string" calcext:value-type="string">
            <text:p>Pont mesurant 65 m de long pour 15 m de large (la chaussée a une largeur de 9 m et les trottoirs de 3 m). Deux poutres rectangulaires de 2,80 m de large et 0,90 m de haut forment son tablier. Elles supportent une dalle centrale et deux dalles en encorbellement traversées longitudinalement par quinze câbles en acier à haute résistance. Chaque câble a été tendu avec une force de 150 t. Les poutres sont également traversées de manière transversale par 76 câbles tendus avec une force de 80 t. Les piles et les culées édifiées sur le roc à 4 m de profondeur ont demandé 700 m3 de béton, 37 t d'acier pour les armatures et 24 t de câble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office:value-type="string" calcext:value-type="string">
            <text:p>Sylvie Garnavault</text:p>
          </table:table-cell>
          <table:table-cell/>
          <table:table-cell table:formula="of:=VLOOKUP([.A53];['file:///home/sbiay/telechargements/inventaire-pays-loire-complet-etape-2.ods'#$Mérimée.A$1:.C$1048576];1;0)" office:value-type="string" office:string-value="IA53000624" calcext:value-type="string">
            <text:p>IA53000624</text:p>
          </table:table-cell>
        </table:table-row>
        <table:table-row table:style-name="ro1">
          <table:table-cell office:value-type="string" calcext:value-type="string">
            <text:p>IA53000653</text:p>
          </table:table-cell>
          <table:table-cell office:value-type="string" calcext:value-type="string">
            <text:p>Pont de Pritz - Laval</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0.7771257253539026</text:p>
          </table:table-cell>
          <table:table-cell office:value-type="string" calcext:value-type="string">
            <text:p>48.08955353350065</text:p>
          </table:table-cell>
          <table:table-cell office:value-type="string" calcext:value-type="string">
            <text:p>Les ponts de l'aire d'étude "Rivière Mayenne"</text:p>
          </table:table-cell>
          <table:table-cell/>
          <table:table-cell office:value-type="string" calcext:value-type="string">
            <text:p>Alain Spielmann</text:p>
          </table:table-cell>
          <table:table-cell office:value-type="string" calcext:value-type="string">
            <text:p>Le pont est construit lors de l'aménagement de la rocade nord de Laval en 1995. Imaginé par l'architecte André Spielmann, il est inauguré le 7 avril 1996 et ouvert aux usagers en juin de la même année.</text:p>
          </table:table-cell>
          <table:table-cell office:value-type="string" calcext:value-type="string">
            <text:p>D'une longueur de 160 m, le pont est constitué d'une arche enjambant la rivière et de deux arches sèches latérales. Elle sont construites en métal. Le tablier en béton est placé très bas au-dessus de la rivière (10 m). De chaque côté, deux belvédères semi-circulaires y sont greffés.</text:p>
          </table:table-cell>
          <table:table-cell/>
          <table:table-cell office:value-type="string" calcext:value-type="string">
            <text:p>(c) Région Pays de la Loire - Inventaire général;(c) Ville de Laval</text:p>
          </table:table-cell>
          <table:table-cell office:value-type="string" calcext:value-type="string">
            <text:p>Dominique Eraud</text:p>
          </table:table-cell>
          <table:table-cell office:value-type="string" calcext:value-type="string">
            <text:p>Carole Just</text:p>
          </table:table-cell>
          <table:table-cell table:number-columns-repeated="2"/>
          <table:table-cell table:formula="of:=VLOOKUP([.A5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0</text:p>
          </table:table-cell>
          <table:table-cell office:value-type="string" calcext:value-type="string">
            <text:p>Pont - le Boulay,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5446194057963</text:p>
          </table:table-cell>
          <table:table-cell office:value-type="string" calcext:value-type="string">
            <text:p>48.472758653940545</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urant la 2e moitié du XIXe siècle. Le garde corps métallique est sans doute venu remplacer dans la 2e moitié du XXe siècle un parapet en pierre.</text:p>
          </table:table-cell>
          <table:table-cell office:value-type="string" calcext:value-type="string">
            <text:p>Les trois arches à voûte segmentaire et les deux piles à becs semi-circulaires sont en pierre de taille de granite. Le reste de la maçonnerie est constitué de moellon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1</text:p>
          </table:table-cell>
          <table:table-cell office:value-type="string" calcext:value-type="string">
            <text:p>Pont de Sept-Forges - Le Housseau-Brétignolles</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Le Housseau-Brétignolles</text:p>
          </table:table-cell>
          <table:table-cell office:value-type="string" calcext:value-type="string">
            <text:p>Mayenne</text:p>
          </table:table-cell>
          <table:table-cell office:value-type="float" office:value="53118" calcext:value-type="float">
            <text:p>53118</text:p>
          </table:table-cell>
          <table:table-cell office:value-type="float" office:value="53" calcext:value-type="float">
            <text:p>53</text:p>
          </table:table-cell>
          <table:table-cell office:value-type="string" calcext:value-type="string">
            <text:p>-0.5366914830476225</text:p>
          </table:table-cell>
          <table:table-cell office:value-type="string" calcext:value-type="string">
            <text:p>48.490850190211304</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 Son parapet de pierre a été remplacé par une grille métallique au cours de la 2e moitié du XXe siècle.</text:p>
          </table:table-cell>
          <table:table-cell office:value-type="string" calcext:value-type="string">
            <text:p>Le pont, formé de trois arches cintrées, est construit en moyen appareil de granite beige. Les arcs et les becs semi-circulaires sont en grand appareil de granite gr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3</text:p>
          </table:table-cell>
          <table:table-cell office:value-type="string" calcext:value-type="string">
            <text:p>Pont de Haleine - Thuboeuf</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477011329486694</text:p>
          </table:table-cell>
          <table:table-cell office:value-type="string" calcext:value-type="string">
            <text:p>48.515329382773416</text:p>
          </table:table-cell>
          <table:table-cell office:value-type="string" calcext:value-type="string">
            <text:p>Les ponts de l'aire d'étude "Rivière Mayenne"</text:p>
          </table:table-cell>
          <table:table-cell/>
          <table:table-cell office:value-type="string" calcext:value-type="string">
            <text:p>Hétier</text:p>
          </table:table-cell>
          <table:table-cell office:value-type="string" calcext:value-type="string">
            <text:p>Le pont de Haleine a été construit à l'emplacement d'un gué, sur les plans définitivement établis par l'ingénieur ordinaire des Ponts-et-Chausssées Hétier le 20 novembre 1880. Les travaux ont été menés en 1881 et 1882 par l'entrepreneur de Pré-en-Pail Brout. Le décompte rectifié est approuvé par le préfet le 6 octobre 1882.</text:p>
          </table:table-cell>
          <table:table-cell office:value-type="string" calcext:value-type="string">
            <text:p>Le pont, constitué d'une seule arche surbaissée, est construit en moellons de granite actuellement en grande partie enduits. L'arc est souligné par un parement de grand appareil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5</text:p>
          </table:table-cell>
          <table:table-cell office:value-type="string" calcext:value-type="string">
            <text:p>Pont de Couterne - Saint-Julien-du-Terroux</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Saint-Julien-du-Terroux</text:p>
          </table:table-cell>
          <table:table-cell office:value-type="string" calcext:value-type="string">
            <text:p>Mayenne</text:p>
          </table:table-cell>
          <table:table-cell office:value-type="float" office:value="53230" calcext:value-type="float">
            <text:p>53230</text:p>
          </table:table-cell>
          <table:table-cell office:value-type="float" office:value="53" calcext:value-type="float">
            <text:p>53</text:p>
          </table:table-cell>
          <table:table-cell office:value-type="string" calcext:value-type="string">
            <text:p>-0.41731951439601206</text:p>
          </table:table-cell>
          <table:table-cell office:value-type="string" calcext:value-type="string">
            <text:p>48.50782011044055</text:p>
          </table:table-cell>
          <table:table-cell office:value-type="string" calcext:value-type="string">
            <text:p>Les ponts de l'aire d'étude "Rivière Mayenne"</text:p>
          </table:table-cell>
          <table:table-cell/>
          <table:table-cell office:value-type="string" calcext:value-type="string">
            <text:p>Le Conte Bertrand</text:p>
          </table:table-cell>
          <table:table-cell office:value-type="string" calcext:value-type="string">
            <text:p>Le pont de Couterne figure sur les cartes de Jaillot et de Cassini et sur le plan cadastral de 1812. Il était pourvu de quatre piles en pierre et d'un tablier en bois, reconstruit en 1841 par l'entrepreneur Peltier. Sa réédification est décidée à la fin du XIXe siècle afin d'améliorer la circulation sur la route départementale 7 qui relie Sablé à Couterne. Un premier rapport de l'ingénieur ordinaire des Ponts-et-Chaussées de la Mayenne E. Michaud rendu le 9 août 1894 propose la construction d'un pont métallique constitué d'une seule travée de 18 mètres de portée. Un second rapport établi le 19 avril 1895 par l'ingénieur ordinaire de la Mayenne Le Conte envisage trois hypothèses : la réutilisation des anciennes piles sur lesquelles un tablier métallique serait posé ; <text:s/>la construction d'un pont à pile centrale et tablier métallique supportant une voie charretière de 4,50 mètres ; une troisième possibilité proche de la seconde mais qui porterait la largeur de la voie charretière à 5 mètres pour permettre le passage d'un tramway. Dans un nouveau rapport du 8 octobre 1895, Le Conte, aidé de l'agent-voyer de l'Orne Bertrand, introduit la solution d'un pont en maçonnerie. Celle-ci est finalement adoptée, après modification, au début de 1896. Les travaux sont concédés le 8 juin 1896 à Amand Pitet, entrepreneur à Neuilly-le-Vendin. Entrepris en juillet 1896, ils sont provisoirement reçus le 20 mai 1897. Le tablier et le garde-corps métallique ont été refaits durant la 2e moitié du XXe siècle.</text:p>
          </table:table-cell>
          <table:table-cell office:value-type="string" calcext:value-type="string">
            <text:p>Le pont est constitué de trois arches à voûte segmentaire de 8 mètres d'ouverture. Il est construit en gros moellons de granite à tête dressée. Les arcs et les piles à becs semi-circulaires sont en pierre de taille de granit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7</text:p>
          </table:table-cell>
          <table:table-cell office:value-type="string" calcext:value-type="string">
            <text:p>Pont de Méhoudin -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Mayenne</text:p>
          </table:table-cell>
          <table:table-cell office:value-type="float" office:value="53142" calcext:value-type="float">
            <text:p>53142</text:p>
          </table:table-cell>
          <table:table-cell office:value-type="float" office:value="53" calcext:value-type="float">
            <text:p>53</text:p>
          </table:table-cell>
          <table:table-cell office:value-type="string" calcext:value-type="string">
            <text:p>-0.38535556477275956</text:p>
          </table:table-cell>
          <table:table-cell office:value-type="string" calcext:value-type="string">
            <text:p>48.49788155368597</text:p>
          </table:table-cell>
          <table:table-cell office:value-type="string" calcext:value-type="string">
            <text:p>Les ponts de l'aire d'étude "Rivière Mayenne"</text:p>
          </table:table-cell>
          <table:table-cell office:value-type="string" calcext:value-type="string">
            <text:p>enduit</text:p>
          </table:table-cell>
          <table:table-cell/>
          <table:table-cell office:value-type="string" calcext:value-type="string">
            <text:p>Le pont a été vraisemblablement construit durant la 2e moitié du XIXe siècle. Le garde-corps métallique est sans doute venu remplacer dans la 2e moitié du XXe siècle un parapet en pierre.</text:p>
          </table:table-cell>
          <table:table-cell office:value-type="string" calcext:value-type="string">
            <text:p>Le pont est formé de trois arches cintrées. Seuls les arcs et les becs semi-circulaires sont en pierre de taille de granite. Le reste de la maçonnerie est constitué de moellons. Les écoinçons ont été enduits de ciment.</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5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8</text:p>
          </table:table-cell>
          <table:table-cell office:value-type="string" calcext:value-type="string">
            <text:p>Pont - la Boutrouillère, Madré</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Madré</text:p>
          </table:table-cell>
          <table:table-cell office:value-type="string" calcext:value-type="string">
            <text:p>Orne</text:p>
          </table:table-cell>
          <table:table-cell office:value-type="float" office:value="53142" calcext:value-type="float">
            <text:p>53142</text:p>
          </table:table-cell>
          <table:table-cell office:value-type="float" office:value="61" calcext:value-type="float">
            <text:p>61</text:p>
          </table:table-cell>
          <table:table-cell office:value-type="string" calcext:value-type="string">
            <text:p>-0.3691326371120789</text:p>
          </table:table-cell>
          <table:table-cell office:value-type="string" calcext:value-type="string">
            <text:p>48.48850886348345</text:p>
          </table:table-cell>
          <table:table-cell office:value-type="string" calcext:value-type="string">
            <text:p>Les ponts de l'aire d'étude "Rivière Mayenne"</text:p>
          </table:table-cell>
          <table:table-cell office:value-type="string" calcext:value-type="string">
            <text:p>bossage</text:p>
          </table:table-cell>
          <table:table-cell/>
          <table:table-cell office:value-type="string" calcext:value-type="string">
            <text:p>Le pont a été construit durant la 2e moitié du XIXe siècle.</text:p>
          </table:table-cell>
          <table:table-cell office:value-type="string" calcext:value-type="string">
            <text:p>Le pont est doté d'une arche légèrement surbaissée. Il est construit en moellons de grès. L'arc et le parapet sont soulignés par un parement de granite en bossag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899</text:p>
          </table:table-cell>
          <table:table-cell office:value-type="string" calcext:value-type="string">
            <text:p>Pont -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4037088434870866</text:p>
          </table:table-cell>
          <table:table-cell office:value-type="string" calcext:value-type="string">
            <text:p>48.491526638384705</text:p>
          </table:table-cell>
          <table:table-cell office:value-type="string" calcext:value-type="string">
            <text:p>Les ponts de l'aire d'étude "Rivière Mayenne"</text:p>
          </table:table-cell>
          <table:table-cell table:number-columns-repeated="2"/>
          <table:table-cell office:value-type="string" calcext:value-type="string">
            <text:p>Le pont de Neuilly figure sur le plan cadastral de 1813. Il a été reconstruit durant la 2e moitié du XIXe siècle.</text:p>
          </table:table-cell>
          <table:table-cell office:value-type="string" calcext:value-type="string">
            <text:p>Le pont, doté de deux arches à voûte segmentaire, est construit en moyen appareil de grès. Ses arcs et le couronnement de ses becs semi-circulaires sont soulignés de pierres de taille de granite. Son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0</text:p>
          </table:table-cell>
          <table:table-cell office:value-type="string" calcext:value-type="string">
            <text:p>Pont - le Pont-Rouge, Neuilly-le-Vendin</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30595122462293817</text:p>
          </table:table-cell>
          <table:table-cell office:value-type="string" calcext:value-type="string">
            <text:p>48.48907158141421</text:p>
          </table:table-cell>
          <table:table-cell office:value-type="string" calcext:value-type="string">
            <text:p>Les ponts de l'aire d'étude "Rivière Mayenne"</text:p>
          </table:table-cell>
          <table:table-cell/>
          <table:table-cell office:value-type="string" calcext:value-type="string">
            <text:p>Binse</text:p>
          </table:table-cell>
          <table:table-cell office:value-type="string" calcext:value-type="string">
            <text:p>Le pont rouge existait en 1813. Il était constitué de deux piles et de culées en maçonnerie supportant un tablier en bois. Les trois travées mesuraient chacune 4 mètres de long. Un premier rapport de l'ingénieur ordinaire des Ponts-et-Chaussées Poincaré en 1852 proposait la reconstruction d'un pont en pierre à deux arches. Binse, l'ingénieur ordinaire chargé ensuite du projet, défendit d'abord, dans un rapport du 30 juin 1862, l'option d'un nouveau tablier en bois. Son projet définitif, présenté le 16 août 1864, revint à la solution d'un pont en pierre. Les travaux, attribués par adjudication le 29 octobre 1864 à François Bidard, entrepreneur à Saint-Pierre-sur-Orthe, <text:s/>furent achevés dans le courant d'octobre 1865. Les matériaux provenant de la destruction de l'ancien pont furent cédés en 1867 à la commune de Neuilly-le-Vendin pour l'édification d'un calvaire.</text:p>
          </table:table-cell>
          <table:table-cell office:value-type="string" calcext:value-type="string">
            <text:p>Le pont, construit en pierres de taille de granite, comporte deux arches surbaissé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1</text:p>
          </table:table-cell>
          <table:table-cell office:value-type="string" calcext:value-type="string">
            <text:p>Pont - près de l'Arrondeau, Neuilly-le-Vendin</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Neuilly-le-Vendin</text:p>
          </table:table-cell>
          <table:table-cell office:value-type="string" calcext:value-type="string">
            <text:p>Mayenne</text:p>
          </table:table-cell>
          <table:table-cell office:value-type="float" office:value="53164" calcext:value-type="float">
            <text:p>53164</text:p>
          </table:table-cell>
          <table:table-cell office:value-type="float" office:value="53" calcext:value-type="float">
            <text:p>53</text:p>
          </table:table-cell>
          <table:table-cell office:value-type="string" calcext:value-type="string">
            <text:p>-0.29702894967692156</text:p>
          </table:table-cell>
          <table:table-cell office:value-type="string" calcext:value-type="string">
            <text:p>48.48679140405336</text:p>
          </table:table-cell>
          <table:table-cell office:value-type="string" calcext:value-type="string">
            <text:p>Les ponts de l'aire d'étude "Rivière Mayenne"</text:p>
          </table:table-cell>
          <table:table-cell table:number-columns-repeated="3"/>
          <table:table-cell office:value-type="string" calcext:value-type="string">
            <text:p>Le pont, à une arche cintrée, est réalisé en pierre de taille de granite. L'arc et le parapet sont en grand appareil, les écoinçons, l'intrados de l'arc et la corniche en moyen appareil.</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2</text:p>
          </table:table-cell>
          <table:table-cell office:value-type="string" calcext:value-type="string">
            <text:p>Pont - près du Moulin-à-Papier,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689784179111163</text:p>
          </table:table-cell>
          <table:table-cell office:value-type="string" calcext:value-type="string">
            <text:p>48.49011577164019</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dans la 2e moitié du XIXe siècle.</text:p>
          </table:table-cell>
          <table:table-cell office:value-type="string" calcext:value-type="string">
            <text:p>Le pont, à une arche cintrée, est construit en moellons de grès. Les assises inférieure et supérieure du parapet et l'arc sont en granite taillé.</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3</text:p>
          </table:table-cell>
          <table:table-cell office:value-type="string" calcext:value-type="string">
            <text:p>Pont - le Pont-du-Maine,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5273959696601006</text:p>
          </table:table-cell>
          <table:table-cell office:value-type="string" calcext:value-type="string">
            <text:p>48.49147315212775</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L'arc et l'assise supérieure, supportant le garde-corps métallique, sont en pierre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4</text:p>
          </table:table-cell>
          <table:table-cell office:value-type="string" calcext:value-type="string">
            <text:p>Pont - L'Epinay, Saint-Calais-du-Déser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Saint-Calais-du-Désert</text:p>
          </table:table-cell>
          <table:table-cell office:value-type="string" calcext:value-type="string">
            <text:p>Mayenne</text:p>
          </table:table-cell>
          <table:table-cell office:value-type="float" office:value="53204" calcext:value-type="float">
            <text:p>53204</text:p>
          </table:table-cell>
          <table:table-cell office:value-type="float" office:value="53" calcext:value-type="float">
            <text:p>53</text:p>
          </table:table-cell>
          <table:table-cell office:value-type="string" calcext:value-type="string">
            <text:p>-0.24273162041940596</text:p>
          </table:table-cell>
          <table:table-cell office:value-type="string" calcext:value-type="string">
            <text:p>48.4894379210902</text:p>
          </table:table-cell>
          <table:table-cell office:value-type="string" calcext:value-type="string">
            <text:p>Les ponts de l'aire d'étude "Rivière Mayenne"</text:p>
          </table:table-cell>
          <table:table-cell table:number-columns-repeated="2"/>
          <table:table-cell office:value-type="string" calcext:value-type="string">
            <text:p>Le pont a vraisemblablement été construit durant la 2e moitié du XIXe siècle.</text:p>
          </table:table-cell>
          <table:table-cell office:value-type="string" calcext:value-type="string">
            <text:p>Le pont est constitué d'une arche surbaissée. Il est construit en moellons de grès. Son arc ainsi que les assises supérieure et inférieure de son parapet sont en pierres de taille de granit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5</text:p>
          </table:table-cell>
          <table:table-cell office:value-type="string" calcext:value-type="string">
            <text:p>Pont - Le Hec,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273873059449399</text:p>
          </table:table-cell>
          <table:table-cell office:value-type="string" calcext:value-type="string">
            <text:p>48.47741359404117</text:p>
          </table:table-cell>
          <table:table-cell office:value-type="string" calcext:value-type="string">
            <text:p>Les ponts de l'aire d'étude "Rivière Mayenne"</text:p>
          </table:table-cell>
          <table:table-cell table:number-columns-repeated="2"/>
          <table:table-cell office:value-type="string" calcext:value-type="string">
            <text:p>Le pont a été construit à la fin du XIXe siècle ou au début du XXe siècle.</text:p>
          </table:table-cell>
          <table:table-cell office:value-type="string" calcext:value-type="string">
            <text:p>Le pont est constitué de culées en moellons de grès avec des chaînes d'angle en granite taillé et d'un tablier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06</text:p>
          </table:table-cell>
          <table:table-cell office:value-type="string" calcext:value-type="string">
            <text:p>Pont - la Lande, Pré-en-Pail</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Pré-en-Pail</text:p>
          </table:table-cell>
          <table:table-cell office:value-type="string" calcext:value-type="string">
            <text:p>Mayenne</text:p>
          </table:table-cell>
          <table:table-cell office:value-type="float" office:value="53185" calcext:value-type="float">
            <text:p>53185</text:p>
          </table:table-cell>
          <table:table-cell office:value-type="float" office:value="53" calcext:value-type="float">
            <text:p>53</text:p>
          </table:table-cell>
          <table:table-cell office:value-type="string" calcext:value-type="string">
            <text:p>-0.2178521148193379</text:p>
          </table:table-cell>
          <table:table-cell office:value-type="string" calcext:value-type="string">
            <text:p>48.47281416674884</text:p>
          </table:table-cell>
          <table:table-cell office:value-type="string" calcext:value-type="string">
            <text:p>Les ponts de l'aire d'étude "Rivière Mayenne"</text:p>
          </table:table-cell>
          <table:table-cell table:number-columns-repeated="2"/>
          <table:table-cell office:value-type="string" calcext:value-type="string">
            <text:p>Le pont a vraisemblement été construit à la fin du XIXe siècle ou au début du XXe siècle. Son tablier, sans doute métallique à l'origine, a été refait en béton durant la 2e moitié du XXe siècle.</text:p>
          </table:table-cell>
          <table:table-cell office:value-type="string" calcext:value-type="string">
            <text:p>Le pont est constitué de culées en gros moellons à tête redressée avec des chaînes d'angle en granite taillé, d'un tablier en béton et de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1913</text:p>
          </table:table-cell>
          <table:table-cell office:value-type="string" calcext:value-type="string">
            <text:p>Pont - Corberie, Thuboeuf</text:p>
          </table:table-cell>
          <table:table-cell office:value-type="string" calcext:value-type="string">
            <text:p>pont</text:p>
          </table:table-cell>
          <table:table-cell office:value-type="string" calcext:value-type="string">
            <text:p>Temps modernes</text:p>
          </table:table-cell>
          <table:table-cell table:number-columns-repeated="2"/>
          <table:table-cell office:value-type="string" calcext:value-type="string">
            <text:p>Thubœuf</text:p>
          </table:table-cell>
          <table:table-cell office:value-type="string" calcext:value-type="string">
            <text:p>Mayenne</text:p>
          </table:table-cell>
          <table:table-cell office:value-type="float" office:value="53263" calcext:value-type="float">
            <text:p>53263</text:p>
          </table:table-cell>
          <table:table-cell office:value-type="float" office:value="53" calcext:value-type="float">
            <text:p>53</text:p>
          </table:table-cell>
          <table:table-cell office:value-type="string" calcext:value-type="string">
            <text:p>-0.42648118815901553</text:p>
          </table:table-cell>
          <table:table-cell office:value-type="string" calcext:value-type="string">
            <text:p>48.507763904445774</text:p>
          </table:table-cell>
          <table:table-cell office:value-type="string" calcext:value-type="string">
            <text:p>Les ponts de l'aire d'étude "Rivière Mayenne"</text:p>
          </table:table-cell>
          <table:table-cell table:number-columns-repeated="2"/>
          <table:table-cell office:value-type="string" calcext:value-type="string">
            <text:p>Le pont peut dater du XVIe siècle. Son tablier est en ruine.</text:p>
          </table:table-cell>
          <table:table-cell office:value-type="string" calcext:value-type="string">
            <text:p>Le pont est situé sur le chemin qui reliait le lieu-dit de Corberie au moulin de Chantepie. Il enjambe une dérivation (ancien bras ?) de la Mayenne. Ses deux culées et son unique pile à becs sont construites en moellons de granite et, aux angles, en grosses pierres équarries. Son tablier est en boi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3"/>
          <table:table-cell table:formula="of:=VLOOKUP([.A6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2314</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300922236275868</text:p>
          </table:table-cell>
          <table:table-cell office:value-type="string" calcext:value-type="string">
            <text:p>48.050172160498356</text:p>
          </table:table-cell>
          <table:table-cell table:number-columns-repeated="3"/>
          <table:table-cell office:value-type="string" calcext:value-type="string">
            <text:p>Un pont existait à cet emplacement lors du déplacement du cimetière. Il a vraisemblablement été reconstruit lors de l'aménagement du chemin vicinal d'intérêt commun n° 10 de Saint-Jean-sur-Erve à Rouessé-Vassé dans la deuxième moitié du XIXe siècle.</text:p>
          </table:table-cell>
          <table:table-cell office:value-type="string" calcext:value-type="string">
            <text:p>Pont à deux arches cintrées. Les arêtes des arches et le bandeau sont en pierre de taille. Le garde-corps est métalliqu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2318</text:p>
          </table:table-cell>
          <table:table-cell office:value-type="string" calcext:value-type="string">
            <text:p>Pont - D 210, Blandouet</text:p>
          </table:table-cell>
          <table:table-cell office:value-type="string" calcext:value-type="string">
            <text:p>pont</text:p>
          </table:table-cell>
          <table:table-cell office:value-type="string" calcext:value-type="string">
            <text:p>2e moitié 19e siècle</text:p>
          </table:table-cell>
          <table:table-cell table:number-columns-repeated="2"/>
          <table:table-cell office:value-type="string" calcext:value-type="string">
            <text:p>Blandouet</text:p>
          </table:table-cell>
          <table:table-cell office:value-type="string" calcext:value-type="string">
            <text:p>Mayenne</text:p>
          </table:table-cell>
          <table:table-cell office:value-type="float" office:value="53032" calcext:value-type="float">
            <text:p>53032</text:p>
          </table:table-cell>
          <table:table-cell office:value-type="float" office:value="53" calcext:value-type="float">
            <text:p>53</text:p>
          </table:table-cell>
          <table:table-cell office:value-type="string" calcext:value-type="string">
            <text:p>-0.3259090528239023</text:p>
          </table:table-cell>
          <table:table-cell office:value-type="string" calcext:value-type="string">
            <text:p>48.05194816794776</text:p>
          </table:table-cell>
          <table:table-cell office:value-type="string" calcext:value-type="string">
            <text:p>Blandouet, présentation de la commune</text:p>
          </table:table-cell>
          <table:table-cell table:number-columns-repeated="2"/>
          <table:table-cell office:value-type="string" calcext:value-type="string">
            <text:p>Le pont a vraisemblablement été construit lors de l'aménagement du chemin vicinal d'intérêt commun n° 10 de Saint-Jean-sur-Erve à Rouessé-Vassé durant la deuxième moitié du XIXe siècle.</text:p>
          </table:table-cell>
          <table:table-cell office:value-type="string" calcext:value-type="string">
            <text:p>Le pont est doté d'une seule arche, dont l'arête est en pierre de taille. Le bandeau est égaleme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2999</text:p>
          </table:table-cell>
          <table:table-cell office:value-type="string" calcext:value-type="string">
            <text:p>Pont - rue Nationale, Saint-Jean-sur-Erve</text:p>
          </table:table-cell>
          <table:table-cell office:value-type="string" calcext:value-type="string">
            <text:p>pont</text:p>
          </table:table-cell>
          <table:table-cell office:value-type="string" calcext:value-type="string">
            <text:p>3e quart 18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8934812129900115</text:p>
          </table:table-cell>
          <table:table-cell office:value-type="string" calcext:value-type="string">
            <text:p>48.03455462983307</text:p>
          </table:table-cell>
          <table:table-cell table:number-columns-repeated="3"/>
          <table:table-cell office:value-type="string" calcext:value-type="string">
            <text:p>Le pont a été construit lors de la réalisation de la route royale de Laval à Blois entre 1766 et 1770. Il a été épargné par le bombardement de 1940.</text:p>
          </table:table-cell>
          <table:table-cell office:value-type="string" calcext:value-type="string">
            <text:p>Le pont est construit en pierres de taille de calcaire. Son arche unique est surbaissée. Son tablier est bordé par des garde-corps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3040</text:p>
          </table:table-cell>
          <table:table-cell office:value-type="string" calcext:value-type="string">
            <text:p>Pont - rue des Lavandières, Saint-Jean-sur-Erve</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Saint-Jean-sur-Erve</text:p>
          </table:table-cell>
          <table:table-cell office:value-type="string" calcext:value-type="string">
            <text:p>Mayenne</text:p>
          </table:table-cell>
          <table:table-cell office:value-type="float" office:value="53228" calcext:value-type="float">
            <text:p>53228</text:p>
          </table:table-cell>
          <table:table-cell office:value-type="float" office:value="53" calcext:value-type="float">
            <text:p>53</text:p>
          </table:table-cell>
          <table:table-cell office:value-type="string" calcext:value-type="string">
            <text:p>-0.39079606471636524</text:p>
          </table:table-cell>
          <table:table-cell office:value-type="string" calcext:value-type="string">
            <text:p>48.034575261496464</text:p>
          </table:table-cell>
          <table:table-cell table:number-columns-repeated="2"/>
          <table:table-cell office:value-type="string" calcext:value-type="string">
            <text:p>de Sèze</text:p>
          </table:table-cell>
          <table:table-cell office:value-type="string" calcext:value-type="string">
            <text:p>Un premier pont a dû être réalisé à cet endroit lors de l'aménagement de l'actuel rue des lavandières dans la deuxième moitié du XIXe siècle. Détruit en 1940, il a été probablement reconstruit en 1941 selon le projet établi le 1er octobre 1940 par l'ingénieur ordinaire des Ponts et Chaussées De Sèze.</text:p>
          </table:table-cell>
          <table:table-cell office:value-type="string" calcext:value-type="string">
            <text:p>Le pont franchit de biais le canal d'alimentation du Moulin neuf qui dérive de l'Erve. Il est constitué d'un tablier en béton armé reposant sur deux culées en moellons de grès et à chaines d'angle en ciment. Les garde-corps sont métalliques.</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53003382</text:p>
          </table:table-cell>
          <table:table-cell office:value-type="string" calcext:value-type="string">
            <text:p>Pont - le Pont-du-Gué, Saulges</text:p>
          </table:table-cell>
          <table:table-cell office:value-type="string" calcext:value-type="string">
            <text:p>pont</text:p>
          </table:table-cell>
          <table:table-cell office:value-type="string" calcext:value-type="string">
            <text:p>1er quart 20e siècle</text:p>
          </table:table-cell>
          <table:table-cell table:number-columns-repeated="2"/>
          <table:table-cell office:value-type="string" calcext:value-type="string">
            <text:p>Saulges</text:p>
          </table:table-cell>
          <table:table-cell office:value-type="string" calcext:value-type="string">
            <text:p>Mayenne</text:p>
          </table:table-cell>
          <table:table-cell office:value-type="float" office:value="53257" calcext:value-type="float">
            <text:p>53257</text:p>
          </table:table-cell>
          <table:table-cell office:value-type="float" office:value="53" calcext:value-type="float">
            <text:p>53</text:p>
          </table:table-cell>
          <table:table-cell office:value-type="string" calcext:value-type="string">
            <text:p>-0.40825632936302825</text:p>
          </table:table-cell>
          <table:table-cell office:value-type="string" calcext:value-type="string">
            <text:p>47.986382498150576</text:p>
          </table:table-cell>
          <table:table-cell table:number-columns-repeated="3"/>
          <table:table-cell office:value-type="string" calcext:value-type="string">
            <text:p>Le pont a été construit lors de l'aménagement du chemin vicinal ordinaire de Saulges à Vaiges (aujourd'hui route départementale 544 de Vaiges à Bannes), conformément au projet établi en 1883 par l'agent voyer cantonal Lamare. Les travaux ont été exécutés en 1905 et 1906 par l'entrepreneur de Soulgé-le-Bruant, Bourdoiseau, choisi par adjudication le 8 juillet 1905.</text:p>
          </table:table-cell>
          <table:table-cell office:value-type="string" calcext:value-type="string">
            <text:p>Le pont est doté de deux arches cintrées. Il est construit principalement en moellon de calcaire marbrier. Les arcs, les becs hémi-circulaires et le bandeau situé à la base du parapet sont en pierre de taille.</text:p>
          </table:table-cell>
          <table:table-cell/>
          <table:table-cell office:value-type="string" calcext:value-type="string">
            <text:p>(c) Région Pays de la Loire - Inventaire général;(c) Conseil départemental de la Mayenne</text:p>
          </table:table-cell>
          <table:table-cell office:value-type="string" calcext:value-type="string">
            <text:p>Nicolas Foisneau</text:p>
          </table:table-cell>
          <table:table-cell table:number-columns-repeated="2"/>
          <table:table-cell office:value-type="string" calcext:value-type="string">
            <text:p>Christian Davy</text:p>
          </table:table-cell>
          <table:table-cell table:formula="of:=VLOOKUP([.A7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00776</text:p>
          </table:table-cell>
          <table:table-cell office:value-type="string" calcext:value-type="string">
            <text:p>Pont, Le Port</text:p>
          </table:table-cell>
          <table:table-cell office:value-type="string" calcext:value-type="string">
            <text:p>pont</text:p>
          </table:table-cell>
          <table:table-cell office:value-type="string" calcext:value-type="string">
            <text:p>limite 19e siècle 20e siècle</text:p>
          </table:table-cell>
          <table:table-cell table:number-columns-repeated="2"/>
          <table:table-cell office:value-type="string" calcext:value-type="string">
            <text:p>La Chapelle-aux-Choux</text:p>
          </table:table-cell>
          <table:table-cell office:value-type="string" calcext:value-type="string">
            <text:p>Sarthe</text:p>
          </table:table-cell>
          <table:table-cell office:value-type="float" office:value="72060" calcext:value-type="float">
            <text:p>72060</text:p>
          </table:table-cell>
          <table:table-cell office:value-type="float" office:value="72" calcext:value-type="float">
            <text:p>72</text:p>
          </table:table-cell>
          <table:table-cell office:value-type="string" calcext:value-type="string">
            <text:p>0.22728672319449328</text:p>
          </table:table-cell>
          <table:table-cell office:value-type="string" calcext:value-type="string">
            <text:p>47.63743300850076</text:p>
          </table:table-cell>
          <table:table-cell table:number-columns-repeated="3"/>
          <table:table-cell office:value-type="string" calcext:value-type="string">
            <text:p>Ce pont aurait été construit vers 1897. Il n'est pas sans rappeler le viaduc de Chenu. Il supporte la route départementale n° 100.</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00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Luché-Pringé</text:p>
          </table:table-cell>
          <table:table-cell office:value-type="string" calcext:value-type="string">
            <text:p>Sarthe</text:p>
          </table:table-cell>
          <table:table-cell office:value-type="float" office:value="72175" calcext:value-type="float">
            <text:p>72175</text:p>
          </table:table-cell>
          <table:table-cell office:value-type="float" office:value="72" calcext:value-type="float">
            <text:p>72</text:p>
          </table:table-cell>
          <table:table-cell office:value-type="string" calcext:value-type="string">
            <text:p>0.07820411246417558</text:p>
          </table:table-cell>
          <table:table-cell office:value-type="string" calcext:value-type="string">
            <text:p>47.7019031623548</text:p>
          </table:table-cell>
          <table:table-cell office:value-type="string" calcext:value-type="string">
            <text:p>Bourg de Luché</text:p>
          </table:table-cell>
          <table:table-cell table:number-columns-repeated="2"/>
          <table:table-cell office:value-type="string" calcext:value-type="string">
            <text:p>Il est difficile de dater avec précision la construction du premier pont sur le Loir à Luché. Il est possible d'avancer qu'un passage à gué était probable en aval du pont actuel face du premier portail de l'église. Le chemin d'accès longeait la Maison des Sœurs et aboutissait sur la place Sainte-Appoline, près de la fontaine du même nom. Le pont fut construit légèrement en amont pour permettre un accès tangent à l'est du bourg. En 1774, un très mauvais pont de bois est mentionné. Il est signalé sur le plan terrier de 1787. L'actuel pont est très semblable à celui de La Chapelle-aux-Choux : tablier en fer sur piles en pierre.</text:p>
          </table:table-cell>
          <table:table-cell table:number-columns-repeated="2"/>
          <table:table-cell office:value-type="string" calcext:value-type="string">
            <text:p>(c) Région Pays de la Loire - Inventaire général</text:p>
          </table:table-cell>
          <table:table-cell office:value-type="string" calcext:value-type="string">
            <text:p>Christine Toulier</text:p>
          </table:table-cell>
          <table:table-cell table:number-columns-repeated="3"/>
          <table:table-cell table:formula="of:=VLOOKUP([.A7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01541</text:p>
          </table:table-cell>
          <table:table-cell office:value-type="string" calcext:value-type="string">
            <text:p>Ensemble des trois ponts de Guémansais</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4780328874446873</text:p>
          </table:table-cell>
          <table:table-cell office:value-type="string" calcext:value-type="string">
            <text:p>48.25235357002807</text:p>
          </table:table-cell>
          <table:table-cell office:value-type="string" calcext:value-type="string">
            <text:p>Ecart de Guémansais</text:p>
          </table:table-cell>
          <table:table-cell table:number-columns-repeated="2"/>
          <table:table-cell office:value-type="string" calcext:value-type="string">
            <text:p>D'après le plan de 1747-1748, un pont de trois arches à deux piles munies d'avant-becs et deux ponceaux, portant une section de voie pavée, sont prévus à Guémansais pour franchir les bras du ruisseau de Mortève. Les trois sont attestés en 1791. Vers 1800, le grand pont de Gémansais, l'un des deux seuls existants sur le tracé de la route nationale 138 bis entre le Mans et la limite départementale (les autres sont des ponceaux), est décrit comme un ouvrage en pierre et moellons, de 9,74 m, 11,69 m entre les têtes et de 6,49 m de débouché total. La longueur de chacun des deux ponceaux, dont l'un est situé à Saint-Cosme-en-Vairais, est estimée à 11,69 m, et l'ouverture de leur arche respectivement de 3,90 et 2,92 m. La chaussée, pavée sur le tablier du grand pont et empierrée pour le reste, est régulièrement réparée par la suite. En 1816, les trois ponts sont à réparer, il est précisé en 1824 que des fournitures en moellons et en pierre de taille (grès) pour les parements sont affectés chaque année à l'entretien de l'ensemble des ponts. En 1838, les parapets de Guémansais sont réparés.SynthèseLes trois ponts de Guémansais datent du XVIIIe siècle, mais il est difficile d'affirmer qu'ils existent en 1747-1748, le plan levé à cette date n'étant peut-être qu'un projet : la chaussée pavée qu'il indique n'a été que très partiellement réalisée. La longueur du pont donnée vers 1800 est erronée. L'une des arches du grand pont est comblée, aucun parapet ne subsiste.</text:p>
          </table:table-cell>
          <table:table-cell office:value-type="string" calcext:value-type="string">
            <text:p>Les ponts de Guémansais sur le tracé de la R.D. 301 consistent en un pont de trois arches en berceau plein cintre sur deux piles munies d'avant-becs, et deux ponceaux, dont l'un à Saint-Cosme-en-Vairais. Seul le pont a été étudié. Long de 18 m et large de 12 m environ, il est construit en pierre de taille de grè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01552</text:p>
          </table:table-cell>
          <table:table-cell office:value-type="string" calcext:value-type="string">
            <text:p>Pont de la ligne des tramways de la Sarthe</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Rouperroux-le-Coquet</text:p>
          </table:table-cell>
          <table:table-cell office:value-type="string" calcext:value-type="string">
            <text:p>Sarthe</text:p>
          </table:table-cell>
          <table:table-cell office:value-type="float" office:value="72259" calcext:value-type="float">
            <text:p>72259</text:p>
          </table:table-cell>
          <table:table-cell office:value-type="float" office:value="72" calcext:value-type="float">
            <text:p>72</text:p>
          </table:table-cell>
          <table:table-cell office:value-type="string" calcext:value-type="string">
            <text:p>0.46649678015795154</text:p>
          </table:table-cell>
          <table:table-cell office:value-type="string" calcext:value-type="string">
            <text:p>48.215539209992194</text:p>
          </table:table-cell>
          <table:table-cell office:value-type="string" calcext:value-type="string">
            <text:p>Rouperroux-le-Coquet, présentation de la commune</text:p>
          </table:table-cell>
          <table:table-cell/>
          <table:table-cell office:value-type="string" calcext:value-type="string">
            <text:p>Louis Harel de la Noé</text:p>
          </table:table-cell>
          <table:table-cell office:value-type="string" calcext:value-type="string">
            <text:p>Le pont des Ecoubeaux, absent des premiers plans parcellaires de la ligne des tramways de la Sarthe du Mans à Mamers par la Détourbe, est demandé en 1896 par les propriétaires riverains pour faciliter l'accès à la ferme et aux terres avoisinantes. Il est précisé qu'il s'agit d'un nouveau pont de 3,50 m construit <text:s/>dans les mêmes conditions que le pont de 3,50 m prévu près de la station de Bonnétable. La ligne est en service de 1898 à 1947.</text:p>
          </table:table-cell>
          <table:table-cell office:value-type="string" calcext:value-type="string">
            <text:p>Le pont permet le franchissement du chemin d'accès à la ferme des Ecoubeaux. Les deux culées en maçonnerie (et béton ?) avec parements de pierre de taille (grès) frettés de fer supportent le tablier constitué de poutres en treillis de fer hourdées de briques. L'ouverture est de 3,50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475</text:p>
          </table:table-cell>
          <table:table-cell office:value-type="string" calcext:value-type="string">
            <text:p>Pont-tournant</text:p>
          </table:table-cell>
          <table:table-cell office:value-type="string" calcext:value-type="string">
            <text:p>pont mobile</text:p>
          </table:table-cell>
          <table:table-cell office:value-type="string" calcext:value-type="string">
            <text:p>4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192340940587297</text:p>
          </table:table-cell>
          <table:table-cell office:value-type="string" calcext:value-type="string">
            <text:p>48.173501280397915</text:p>
          </table:table-cell>
          <table:table-cell table:number-columns-repeated="3"/>
          <table:table-cell office:value-type="string" calcext:value-type="string">
            <text:p>Le pont tournant de la Compagnie des chemins de fer de l'Ouest puis de la S.N.C.F., fabriqué en 1895 par l'entreprise Baume et Marpent, fut racheté par la Chambre de commerce du Mans pour être installé aux Magasins Généraux de cette ville avant 1982, date à laquelle il fit l'objet d'un reportage photographique in situ (cf références documentaires). Démonté au début des années 2000, il fut racheté par le Conseil départemental de la Sarthe et remonté à la gare de Bonnétable en 2012.</text:p>
          </table:table-cell>
          <table:table-cell office:value-type="string" calcext:value-type="string">
            <text:p>Le pont est constitué d'un tablier métallique de 17 m de long portant les rails, et tourne sur un pivot central également métallique installé dans une fosse ceinte d'un mur en béton. Les extrémités du tablier reposent chacune sur deux roues tournant sur un rail circulaire. Un cabestan à moteur électrique et cinq poupées de rappel en fonte entourent la fosse. Une plaque vissée sur le tablier du pont porte l'inscription en relief CHEMINS DE FER DE L'OUEST / PONT TOURNANT DE 17 M / N° 3 - 1895 / BAUME - MARPENT. L'inscription BAUME - MARPENT / 1895 N° 3 <text:s/>est moulée sur le pied du pivot. L'inscription HILLAIRET PARIS-PERSAN est moulée sur le marchepied du cabestan et sur chacune des poupées.</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7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476</text:p>
          </table:table-cell>
          <table:table-cell office:value-type="string" calcext:value-type="string">
            <text:p>Pont-rail maçonné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10617282891556</text:p>
          </table:table-cell>
          <table:table-cell office:value-type="string" calcext:value-type="string">
            <text:p>48.1759276972112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vouté de 3 m d'ouverture fut construit entre 1869 et 1872 par l'ingénieur en chef Faliès, au-dessus d'un chemin d'exploitation au piquet 153-76. Le rapport de l'ingénieur fait mention de remblais de 10 m de haut supportant la ligne, de fondations en béton ou maçonnerie de moellons portant des piédroits soutenus par des murs en aile construit en moellons régulièrement assisés et à joints incertains sur les parements vus.</text:p>
          </table:table-cell>
          <table:table-cell office:value-type="string" calcext:value-type="string">
            <text:p>Le pont-rail est constitué d'une voûte en plein cintre en briques appuyée sur des culées contrebutées par des murs en aile talutée. Culées et ailes sont revêtues d'un parement irrégulier en moellons de grès à tête dressée, les rampants des ailes sont assisés en granite. L'ouverture est de 3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477</text:p>
          </table:table-cell>
          <table:table-cell office:value-type="string" calcext:value-type="string">
            <text:p>Pont-rail à tablier métallique de la ligne de chemin de fer de Mamers à Saint-Calai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Bonnétable</text:p>
          </table:table-cell>
          <table:table-cell office:value-type="string" calcext:value-type="string">
            <text:p>Sarthe</text:p>
          </table:table-cell>
          <table:table-cell office:value-type="float" office:value="72039" calcext:value-type="float">
            <text:p>72039</text:p>
          </table:table-cell>
          <table:table-cell office:value-type="float" office:value="72" calcext:value-type="float">
            <text:p>72</text:p>
          </table:table-cell>
          <table:table-cell office:value-type="string" calcext:value-type="string">
            <text:p>0.4470713329557301</text:p>
          </table:table-cell>
          <table:table-cell office:value-type="string" calcext:value-type="string">
            <text:p>48.17688521127535</text:p>
          </table:table-cell>
          <table:table-cell/>
          <table:table-cell office:value-type="string" calcext:value-type="string">
            <text:p>parement</text:p>
          </table:table-cell>
          <table:table-cell office:value-type="string" calcext:value-type="string">
            <text:p>Alfred Faliès</text:p>
          </table:table-cell>
          <table:table-cell office:value-type="string" calcext:value-type="string">
            <text:p>Le passage inférieur à tablier de tôle de 4 m d'ouverture fut construit entre 1869 et 1872 par l'ingénieur en chef Faliès, au piquet 149, <text:s/>pour franchir le chemin vicinal n° 2 de Saint-Célerin à Saint-Georges-du-Rosay redressé pour l'occasion. Le devis prévoyait un tablier métallique de 4,70 m de long, porté à près de 5 m de hauteur par des culées avec murs en aile talutée construites en moellons.</text:p>
          </table:table-cell>
          <table:table-cell office:value-type="string" calcext:value-type="string">
            <text:p>Le tablier métallique est constitué de deux poutres principales et de deux secondaires réunies par des entretoises, portant un plancher en bois. Le tablier s'appuie sur des culées contrebutées par des murs en aile talutée. Culées et murs en ailes sont revêtus d'un parement irrégulier en moellons de grès à tête dressée. Les rampants des ailes sont assisés en granite. L'ouverture est de 4 m et la hauteur libre d'environ 5 m.</text:p>
          </table:table-cell>
          <table:table-cell/>
          <table:table-cell office:value-type="string" calcext:value-type="string">
            <text:p>(c) Région Pays de la Loire - Inventaire général</text:p>
          </table:table-cell>
          <table:table-cell office:value-type="string" calcext:value-type="string">
            <text:p>Julien Hardy</text:p>
          </table:table-cell>
          <table:table-cell table:number-columns-repeated="3"/>
          <table:table-cell table:formula="of:=VLOOKUP([.A8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772</text:p>
          </table:table-cell>
          <table:table-cell office:value-type="string" calcext:value-type="string">
            <text:p>Ponts du bourg de Connerré</text:p>
          </table:table-cell>
          <table:table-cell office:value-type="string" calcext:value-type="string">
            <text:p>pont</text:p>
          </table:table-cell>
          <table:table-cell office:value-type="string" calcext:value-type="string">
            <text:p>17e siècle</text:p>
          </table:table-cell>
          <table:table-cell office:value-type="string" calcext:value-type="string">
            <text:p>1er quart 19e siècle</text:p>
          </table:table-cell>
          <table:table-cell office:value-type="string" calcext:value-type="string">
            <text:p>3e quart 19e siècle</text:p>
          </table:table-cell>
          <table:table-cell/>
          <table:table-cell office:value-type="string" calcext:value-type="string">
            <text:p>Sarthe</text:p>
          </table:table-cell>
          <table:table-cell/>
          <table:table-cell office:value-type="float" office:value="72" calcext:value-type="float">
            <text:p>72</text:p>
          </table:table-cell>
          <table:table-cell office:value-type="string" calcext:value-type="string">
            <text:p>0.493050907538061</text:p>
          </table:table-cell>
          <table:table-cell office:value-type="string" calcext:value-type="string">
            <text:p>48.05977219623172</text:p>
          </table:table-cell>
          <table:table-cell table:number-columns-repeated="3"/>
          <table:table-cell office:value-type="string" calcext:value-type="string">
            <text:p>Les premiers franchissements du DuéLe bourg de Connerré s'est implanté à proximité de deux sites de franchissement de rivières qui ont influencé son développement : l'un sur le Dué et le Gué-aux-Ânes, l'autre sur l'Huisne. Le premier est certainement le plus ancien et le plus important, puisqu'il était nécessaire au passage de la voie romaine de Paris au Mans. Au même endroit, l’île de la Motte, qui pourrait correspondre à l'emplacement de l'ancien château (motte féodale), devait commander l'un des principaux accès au bourg. En témoigne également la jonction de plusieurs chemins médiévaux vers le nord et l'est à cet endroit. Pendant très longtemps, la traversée des rivières s'effectue à gué : les archives indiquent que c'est encore le cas au XIXe siècle, lorsque l'un des ponts se trouve hors service (ce qui peut devenir périlleux l'hiver). La première mention d'un pont à Connerré remonte au début du XVIIe siècle dans les registres du chapitre du Mans : enlevé par une inondation, les habitants demandent son rétablissement. Toutefois, il n'est pas précisé où ce pont se trouvait ni s'il s'agissait d'un pont de pierre ou de bois...Les anciens ponts du Dué et du Gué-aux-ÂnesLes anciens ponts en pierre reliant le centre-bourg au faubourg de Groisillé passent généralement pour avoir été édifiés en même temps que les remparts, c'est-à-dire dans les dernières années du XVIe siècle. Un document de 1632, au sujet de la porte des Vieux ponts (qui ne portait pas encore ce nom) suggère toutefois le rajeunissement de leur construction de quelques décennies, puisqu'il ne fait référence à aucun pont mais mentionne un gué. De plus, les documents concernant l'établissement de la fortification font état de ponts levis et non de ponts en pierre. La carte du diocèse du Mans par Sanson d'Abbeville (1653) ne figure aucun pont à Connerré, mais elle semble incomplète. En revanche, ces ponts sont attestés par la carte de Jaillot, réalisée à la toute fin du XVIIe siècle et publiée en 1706. Au regard de ces éléments, on peut supposer que ces ponts datent du XVIIe siècle, en attendant la découverte de documents plus précis. Un franchissement plus aisé des rivières du Dué et du Gué-aux-Ânes était en effet devenu indispensable pour la continuité du trafic sur la route de Paris au Mans. Les ponts ont probablement été remaniés à plusieurs reprises : par exemple, les archives font état de la reconstruction d'une des arches du premier pont en venant de Paris en 1800.Le nouveau franchissement du Dué, au début du XIXe siècleLa construction de la route royale de Paris à Nantes par Connerré dès 1771 (à partir des années 1780 pour le tronçon Le Mans-La Ferté-Bernard) prévoyait de traverser le bourg de la manière la plus rectiligne possible. Un dessin de 1771 figure deux tracés possibles : l'un en face des vieux ponts au cœur du bourg, probablement abandonné car il nécessitait de coûteuses démolitions, l'autre arrivant au carrefour du Lion. Ce deuxième tracé fut retenu et réalisé : il s'agit de l'actuelle avenue Carnot. Un nouveau pont devait être construit pour raccorder ce tronçon à la nouvelle rue de Paris, de l'autre côté du Dué, mais faute de moyens, on continua d'utiliser les vieux ponts.Ce n'est qu'en 1805, alors que les vieux ponts menacent ruine, qu'on lance la construction d'un nouveau pont à trois arches dans le prolongement de la rue de Paris, afin de supprimer le détour et les difficultés posées par la sinuosité et l'étroitesse de la rue des Vieux ponts. Les plans sont dressés par Destourmeau, ingénieur en chef des Ponts et Chaussées, et les travaux sont confiés à l'entrepreneur Luc Rouillon. Principal pont de Connerré tout au long du XIXe siècle, il porte même le nom de pont royal sous la Restauration. Les virages dans le bourg étant devenus très accidentogènes avec le développement de l'automobile dans la 1ère moitié du XXe siècle, une véritable déviation avec un nouveau pont est finalement établie en 1968-1969.Le pont sur l'Huisne, une histoire mouvementéeLa première mention d'un pont sur l'Huisne remonte à un acte de 1638 (on note toutefois qu'il ne figure pas sur la carte de Samson d'Abbeville de 1653, mais bien sur celle de Jaillot de 1706). Auparavant, le franchissement de la rivière s'effectuait à gué, ou bien en amont à la Ferté-Bernard ou en aval au Pont-de-Gennes. Connu par des dessins, le pont de pierre sur l'Huisne de Connerré formait un dos d'âne supporté par cinq arches en plein cintre. Les piles étaient en forme d'éperon pour fendre le courant. Au milieu du XVIIIe siècle, le cours de la rivière est modifié, paraît-il suite au creusement d'un fossé dans la prairie par des paysans voulant se soustraire à la perception du droit de vaine pâture par le seigneur de Bresteau. A la première crue, l'Huisne s'engouffre dans le fossé et le pont se retrouve au sec. Devenu inutile, il est complété par une passerelle en 1824 et tombe peu à peu en ruine faute d'entretien. Pendant des décennies, les voitures devront franchir l'Huisne à gué, ce qui entraînera nombre d'accidents.A partir de 1830, on envisage la reconstruction complète du pont pour permettre le passage de la route de Mamers à Saint-Calais. Faute de moyens, il faut attendre 1843 pour que celle-ci soit réalisée : le nouveau pont, construit par voie d'économie par les entrepreneurs Lechable et Louvel, est en bois avec des piles de pierre et prolongé par une levée de terre insubmersible. Trop fragile (une pile s'effondre) et mal conçu (il cause une inondation du bourg en 1846), il est finalement remplacé par le pont actuel en 1858, afin de mieux raccorder Connerré à la nouvelle ligne de chemin de fer et à la gare de Connerré-Beillé. L'entrepreneur adjudicataire des travaux est François Georget. Le tracé de l'Huisne et du Dué est corrigé à l'occasion des travaux et l'ancien bras de l'Huisne est définitivement comblé.Les ponts de la voie ferrée Mamers-Saint-CalaisL'inventaire des ponts du bourg de Connerré ne serait pas complet sans mentionner ceux aménagés pour le passage de la voie ferrée Mamers-Saint-Calais (1872-1977). Le grand pont métallique sur l'Huisne a été détruit suite à la désaffectation de la ligne. En revanche, il subsiste, au cœur du bourg, le pont de l'avenue Carnot enjambant l'ancienne voie (élargi au milieu du XXe siècle), ainsi qu'un petit pont sur le Gué-aux-Ânes canalisé, à l'extrémité du lotissement à la limite de la commune de Thorigné-sur-Dué.</text:p>
          </table:table-cell>
          <table:table-cell office:value-type="string" calcext:value-type="string">
            <text:p>La rue des Vieux Ponts compte trois ponts construits en moellons, enjambant le Gué-aux-Ânes et le Dué. Du cœur du bourg vers l'extérieur, le premier compte une arche, le second trois et le troisième deux. Les piles sont en forme d'éperon du côté face au courant. Les ponts des rues de Paris et de la Gare, respectivement sur le Dué et l'Huisne, sont construits en pierre de taille et présentent trois arches chacun ainsi que des piles aux extrémités arrondi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797</text:p>
          </table:table-cell>
          <table:table-cell office:value-type="string" calcext:value-type="string">
            <text:p>Ponts et gués du bourg de Valennes</text:p>
          </table:table-cell>
          <table:table-cell office:value-type="string" calcext:value-type="string">
            <text:p>pont</text:p>
          </table:table-cell>
          <table:table-cell office:value-type="string" calcext:value-type="string">
            <text:p>19e siècle</text:p>
          </table:table-cell>
          <table:table-cell office:value-type="string" calcext:value-type="string">
            <text:p>20e siècle</text:p>
          </table:table-cell>
          <table:table-cell table:number-columns-repeated="2"/>
          <table:table-cell office:value-type="string" calcext:value-type="string">
            <text:p>Sarthe</text:p>
          </table:table-cell>
          <table:table-cell/>
          <table:table-cell office:value-type="float" office:value="72" calcext:value-type="float">
            <text:p>72</text:p>
          </table:table-cell>
          <table:table-cell office:value-type="string" calcext:value-type="string">
            <text:p>0.8100491134209294</text:p>
          </table:table-cell>
          <table:table-cell office:value-type="string" calcext:value-type="string">
            <text:p>47.99639831956594</text:p>
          </table:table-cell>
          <table:table-cell table:number-columns-repeated="3"/>
          <table:table-cell office:value-type="string" calcext:value-type="string">
            <text:p>Le bourg de Valennes est traversé par deux ruisseaux, le Boutry (ou Boutrie) et le Fresnay (parfois dit la Bonde), pourtant l'établissement de ponts y est une préoccupation tardive. Le cadastre napoléonien de 1829 figure ainsi quatre passages à gué pourvus d'étroites passerelles en bois pour le passage des piétons et aucun pont. Il aurait néanmoins existé, selon un document d'archives, une arche de pierre près de l'actuel lavoir communal, emportée en 1743 par une inondation. Elle ressemblait peut-être au petit pont de pierre encore visible rue des Sabotiers, qui n'est pas dessiné sur le plan de 1829 malgré son apparente ancienneté (il est toutefois difficilement datable en l'absence de textes) : celui-ci n'étant pas dans la continuité de la rue, il s'agit vraisemblablement d'un ancien passage privé entre l'ancienne maison seigneuriale de Valennes et peut-être son jardin sur l'autre rive du Boutry.Au XIXe siècle, les rues du bourg sont boueuses et presque impraticables une bonne partie de l'année du fait de leur manque d'entretien et des inondations générées par les cours d'eau qui se rejoignent en ce fond de vallée. Les efforts d'amélioration se concentrent d'abord sur le chemin de Mondoubleau (aujourd'hui rue de l'Industrie), qui est redressé à la sortie du bourg de Valennes et doté d'un premier pont en pierre, dit pont de la Guivarderie, en 1842 : les plans et devis en sont donnés par l'agent voyer cantonal Plais et la première pierre est posée par le sous-préfet Alphonse Leret-d'Aubigny. Les travaux sont ensuite menés à bien par l'entrepreneur Michel Gautier. En 1845, la route Dollon-Mondoubleau par Valennes est classée chemin d'intérêt commun n° 42 : les travaux qui s'ensuivent comprennent la construction de ponts sur la Braye en 1862 (à moins d'un kilomètre du bourg).En 1864, la municipalité obtient l'incorporation de la traverse du bourg dans la vicinalité afin de remédier à l'état déplorable des rues. C'est dans ce contexte qu'est édifié en 1867 un deuxième pont dans le centre du bourg, celui de la rue de l'église également sur le Boutry. Il s'agit de supprimer un passage à gué très fréquenté (reliant le cœur du bourg à l'église, à la mairie et à l'école) et dangereux à la nuit tombée. Ce pont sera entièrement reconstruit en béton armé en 1931, par l'entrepreneur Justin Crépin. Un autre pont en béton a remplacé le passage métallique qui fut édifié entre 1901 et 1905 sur la nouvelle section du chemin d'intérêt commun n°102, de Vibraye à Saint-Calais (en direction de Vibraye).Subsistent donc au XXe siècle les gués de la rue de la Bonde (sur le Fresnay) et de la rue des Sabotiers (sur le Boutry). Les deux ont conservé leurs passerelles métalliques, reconstruites sur d'anciennes planches de bois menaçant ruine : celle de la Bonde a été édifiée en 1895, par François Bellanger, sur les plans de l'agent voyer cantonal André Pioger, tous deux de Vibraye ; celle de la rue des Sabotiers a été reconstruite et surhaussée en 1959, semble-t-il par M. Parisien, charpentier à Valennes. Toutefois, le gué de la Bonde a été supprimé par la pose de buses en 1976. Celui de la rue des Sabotiers est donc le dernier témoignage des anciens passages à gué du bourg de Valennes et l'un des rares subsistant en Perche sarthois.</text:p>
          </table:table-cell>
          <table:table-cell office:value-type="string" calcext:value-type="string">
            <text:p>Deux ponts en pierre sont à signaler dans le bourg de Valennes : une étroite arche en pierres non taillées visible derrière l'ancienne maison seigneuriale (rue des Sabotiers) et un pont en moellons et pierre de taille à arche surbaissée (rue de l'Industrie), tous deux sur le Boutry.Le gué sur le Boutry (rue des Sabotiers) est flanqué d'une passerelle en béton sur poutres métalliques. Une autre, à planches de bois sur poutres métalliques, témoigne de l'ancien gué sur le Fresnay (rue de la Bond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827</text:p>
          </table:table-cell>
          <table:table-cell office:value-type="string" calcext:value-type="string">
            <text:p>Pont sur l'Huisne, dit "pont romain"</text:p>
          </table:table-cell>
          <table:table-cell office:value-type="string" calcext:value-type="string">
            <text:p>pont</text:p>
          </table:table-cell>
          <table:table-cell office:value-type="string" calcext:value-type="string">
            <text:p>1ère moitié 15e siècle</text:p>
          </table:table-cell>
          <table:table-cell office:value-type="string" calcext:value-type="string">
            <text:p>2e moitié 17e siècle</text:p>
          </table:table-cell>
          <table:table-cell office:value-type="string" calcext:value-type="string">
            <text:p>2e quart 19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0.4180566493459031</text:p>
          </table:table-cell>
          <table:table-cell office:value-type="string" calcext:value-type="string">
            <text:p>48.04600994064615</text:p>
          </table:table-cell>
          <table:table-cell table:number-columns-repeated="2"/>
          <table:table-cell office:value-type="string" calcext:value-type="string">
            <text:p>Dupuit;Jacques-Gabriel Hamelin</text:p>
          </table:table-cell>
          <table:table-cell office:value-type="string" calcext:value-type="string">
            <text:p>Certains auteurs considèrent que la voie romaine Le Mans-Chartres franchissait l'Huisne à cet emplacement, d'où l'appellation courante de "pont romain" dont on affuble le pont de Montfort-le-Gesnois comme beaucoup de ponts anciens. En réalité, le tracé de cette voie demeure très incertain et d'autres auteurs lui font plutôt traverser l'Huisne à hauteur de Champagné. Quoi qu'il en soit, il ne reste probablement rien, dans la construction actuelle, qui puisse remonter à l'Antiquité, époque à laquelle la traversée aurait aussi bien pu se faire à gué ou sur un pont de bois. En revanche, au Moyen-Age, l'important grand chemin du Mans à Paris passe bien à cet emplacement, il sera détrôné au XVIIIe siècle par les grandes routes royales passant par Savigné-l'Evêque et Connerré. Le pont constitue également un raccourci pour les voyageurs entre Alençon et Saint-Calais, évitant Le Mans (voir annexe).La toponymie ne fait semble-t-il apparaître un pont qu'au milieu du XIVe siècle : entre 1330 et 1357, selon le dictionnaire topographique de Vallée et Latouche, l'ancienne "Geneda" ou "Gena" prend le nom de "Pont de Gene". Fait-on alors écho à la construction d'un premier pont en pierre, qui sera pendant plusieurs siècles le principal sur l'Huisne ? La partie est (vers l'extérieur du bourg), aujourd'hui en grande partie dans les terres suite au rétrécissement du cours de l'Huisne, présente des arches en arc brisé caractéristiques de la 1ère moitié du XVe siècle. On peut légitimement supposer que le pont précédent ait pu être détruit lors des conflits de la guerre de Cent Ans : la région fut occupée par les Anglais de 1356 à 1370 et de 1417 à 1450. Cependant, aucun document ne vient pour l'heure confirmer ces hypothèses.En 1652, le pont aurait été partiellement rompu pour arrêter la marche des troupes du duc de Beaufort, tentant de rejoindre Rohan-Chabot en Anjou lors de la Fronde. Les quatre premières arches du côté du bourg datent de toute évidence d'une reconstruction dans la 2e moitié du XVIIe siècle. A la fin du XVIIIe siècle, le pont de Pont-de-Gennes est encore considéré comme le seul praticable entre Le Mans et La Ferté-Bernard. Son maintien est également essentiel au bon déroulement des marchés de Montfort et de Bonnétable. Dans les archives conservées, depuis le début du XIXe siècle, l'entretien du pont est une préoccupation constante. Les parapets notamment sont victimes de l'étroitesse de l'ouvrage et régulièrement dégradés par le frottement des moyeux des voitures. On trouve aussi mention de consolidations des arches et de réparations aux éperons. En 1809, le maire prend un arrêté pour empêcher les habitants de prélever les pierres du pont et de faire rouir le chanvre sous les arches.En 1802, une arche (vraisemblablement la quatrième du côté du bourg) est partiellement emportée par une inondation ; la brèche est provisoirement remplacée par les battants d'une porte avant d'être comblée. La cinquième arche, qui menace ruine, est réparée à la même occasion. La partie centrale du pont (cinquième, sixième et septième arches en partant du bourg) est reconstruite en 1834 : trois arches en plein cintre viennent remplacer trois arches médiévales en arc brisé, menaçant de s'effondrer. L'ingénieur ordinaire Dupuit encadre les travaux, dévolus à l'entrepreneur manceau Gabriel-Jacques Hamelin. Au cours des travaux, on se rend compte que la maçonnerie d'origine est encore solide, si bien que le maire demande de limiter les travaux à une seule arche, ce que le préfet refuse.A partir des années 1840, le pont est régulièrement menacé d'élargissement voire de reconstruction totale. Avec la construction de la voie ferrée Paris-Brest via Le Mans, en 1854, Pont-de-Gennes se voit dotée d'une station en rive gauche de l'Huisne (aujourd'hui détruite). Le pont constitue une difficulté entre la gare et le bourg, si bien que sa transformation est demandée avec insistance par la municipalité. Toutefois, le projet s'avère très complexe dans sa mise en œuvre. Un élargissement, rendu difficile par la courbure et l'irrégularité de l'ouvrage, pourrait également fragiliser le pont et le rendre inesthétique ; d'un autre côté, une reconstruction générerait de coûteuses indemnités pour les propriétés riveraines dépréciées par le surhaussement de la route. Finalement, la construction d'une gare à marchandises face à Montfort-le-Rotrou en 1878 puis la suppression de la station de Pont-de-Gennes, concentrent les efforts et les financements sur la construction du pont de la Pécardière. Devenu de moindre intérêt, celui de Pont-de-Gennes est épargné.Bien que l'idée d'élargir ou reconstruire le pont soit réapparue à plusieurs reprises, celui-ci est finalement conservé. Des réparations aux parapets et la création de trottoirs sont signalées en 1920. L'édifice est inscrit à l'Inventaire Supplémentaire des Monuments Historiques le 26 Mars 1927. Une baignade publique fut aménagée en aval du pont en 1943, réduisant la largeur du lit de la rivière. Pour faciliter la circulation sur le pont, des feux de signalisation ont été placés dès 1962.</text:p>
          </table:table-cell>
          <table:table-cell office:value-type="string" calcext:value-type="string">
            <text:p>Le pont, qui enjambe le cours de l'Huisne, se trouve à l'entrée sud de l'ancien bourg de Pont-de-Gennes. D'une longueur totale d'environ 145 mètres pour une largeur d'environ 4,5 mètres, il est aujourd'hui pour moitié hors d'eau. Il est construit en pierre de taille pour la base des piles, les éperons et l'arête des arcs, en moellons pour le reste de la maçonnerie. Le nombre d'arches fait débat selon les auteurs : Pesche en compte douze, Alphonse Robveille quatorze, le conseil municipal en dénombre treize dans une délibération de 1832 (voir annexe). Aujourd'hui, on en compte en réalité quatorze, dont certaines sont presque entièrement enterrées. L'élévation très progressive du niveau de la chaussée indique que le pont possédait un profil en dos d'âne, aujourd'hui très atténué par la reconstruction des trois arches centrales à l'horizontale.Du côté de l'extérieur du bourg, le pont présente six arches irrégulièrement espacées, en arc brisé plus ou moins prononcé. Seules deux sont entièrement dégagées : les piles sont renforcées d'éperons pour fendre le courant côté amont et de contreforts côté aval. A l'extrémité de cette section du pont se trouve, côté aval, un gros contrefort surmonté d'un refuge permettant aux piétons d'éviter les voitures. Il est possible que ce refuge, ou bien un autre aujourd'hui disparu, ait servi de support à un calvaire dont Alphonse Robveille fait mention dans ses écrits. Il aurait été abattu à la Révolution. A l'occasion des reconstructions du pont, les sept arches restantes ont adopté un profil en plein cintre. La maçonnerie et la forme différente des éperons qui protègent les piles, aussi bien côté amont que côté aval, permettent de distinguer les quatre arches les plus anciennes (du côté du bourg) des trois arches les plus récentes (au centre du pont).</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900</text:p>
          </table:table-cell>
          <table:table-cell office:value-type="string" calcext:value-type="string">
            <text:p>Pont, route des Treize-Vents</text:p>
          </table:table-cell>
          <table:table-cell office:value-type="string" calcext:value-type="string">
            <text:p>pont</text:p>
          </table:table-cell>
          <table:table-cell office:value-type="string" calcext:value-type="string">
            <text:p>limite 16e siècle 17e siècle</text:p>
          </table:table-cell>
          <table:table-cell office:value-type="string" calcext:value-type="string">
            <text:p>1er quart 19e siècle</text:p>
          </table:table-cell>
          <table:table-cell/>
          <table:table-cell office:value-type="string" calcext:value-type="string">
            <text:p>Conflans-sur-Anille</text:p>
          </table:table-cell>
          <table:table-cell office:value-type="string" calcext:value-type="string">
            <text:p>Sarthe</text:p>
          </table:table-cell>
          <table:table-cell office:value-type="float" office:value="72087" calcext:value-type="float">
            <text:p>72087</text:p>
          </table:table-cell>
          <table:table-cell office:value-type="float" office:value="72" calcext:value-type="float">
            <text:p>72</text:p>
          </table:table-cell>
          <table:table-cell office:value-type="string" calcext:value-type="string">
            <text:p>0.7456207644680932</text:p>
          </table:table-cell>
          <table:table-cell office:value-type="string" calcext:value-type="string">
            <text:p>47.94302126129927</text:p>
          </table:table-cell>
          <table:table-cell table:number-columns-repeated="3"/>
          <table:table-cell office:value-type="string" calcext:value-type="string">
            <text:p>Avant la réalisation de la route actuelle entre Tours et La Ferté-Bernard, dans les années 1820, ce pont permettait le franchissement de l’Axone (ou Roule-Crottes) à quelques mètres de sa confluence avec l’Anille, sur le vieux chemin de Saint-Calais à La Ferté-Bernard. Dans sa monographie sur Conflans-sur-Anille, Louis Chéron en situe la construction vers 1600 à la suite d’un passage à gué. Aucun document permettant d’établir la date de construction de ce pont n’a été retrouvé, et l'analyse architecturale de cette ouvrage très rustique ne permet guère de s'avancer sur une datation précise. Toutefois, un "pont de Conflans" (bois ou pierre ?) est cité dès 1511 dans le cartulaire de l'abbaye de Saint-Calais, et le "pont en pierre de Conflans" est mentionné dans un aveu du seigneur de la Barre au duché de Vendôme en 1609. Ainsi, une réalisation à la fin du XVIe ou au début du XVIIe siècle, voire antérieurement, reste plausible. Lorsque fut levé le plan cadastral napoléonien de 1829, c'était le seul véritable pont du bourg. En 1801, il est question de travaux dans les délibérations municipales, mais on trouve également mention d’un devis pour la construction d’un pont en bas du bourg en 1823, qui pourrait aussi bien correspondre au pont actuel. Le plan d’alignement de 1872 mentionne un petit lavoir contigu au pont, probablement privé, aujourd’hui disparu.</text:p>
          </table:table-cell>
          <table:table-cell office:value-type="string" calcext:value-type="string">
            <text:p>Le pont, construit en moellons, comprend une unique arche en pierre, en anse de panier. L’arc est formé de larges pierres plates posées à la verticale les unes contre les autres. Il enjambe le ruisseau Axone dit aussi Roulecrott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8939</text:p>
          </table:table-cell>
          <table:table-cell office:value-type="string" calcext:value-type="string">
            <text:p>Pont, lavoir et abreuvoir communaux, rue de l'Étang</text:p>
          </table:table-cell>
          <table:table-cell office:value-type="string" calcext:value-type="string">
            <text:p>pont</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2e quart 19e siècle</text:p>
          </table:table-cell>
          <table:table-cell office:value-type="string" calcext:value-type="string">
            <text:p>Tuffé Val de la Chéronne</text:p>
          </table:table-cell>
          <table:table-cell office:value-type="string" calcext:value-type="string">
            <text:p>Sarthe</text:p>
          </table:table-cell>
          <table:table-cell office:value-type="float" office:value="72363" calcext:value-type="float">
            <text:p>72363</text:p>
          </table:table-cell>
          <table:table-cell office:value-type="float" office:value="72" calcext:value-type="float">
            <text:p>72</text:p>
          </table:table-cell>
          <table:table-cell office:value-type="string" calcext:value-type="string">
            <text:p>0.5197953308298018</text:p>
          </table:table-cell>
          <table:table-cell office:value-type="string" calcext:value-type="string">
            <text:p>48.114929777494275</text:p>
          </table:table-cell>
          <table:table-cell office:value-type="string" calcext:value-type="string">
            <text:p>Bourg de Tuffé Val de la Chéronne, rue de l'Étang</text:p>
          </table:table-cell>
          <table:table-cell table:number-columns-repeated="2"/>
          <table:table-cell office:value-type="string" calcext:value-type="string">
            <text:p>Le cours de la Chéronne dans le bourg de Tuffé a été fortement contraint par les travaux hydrauliques des moines du prieuré, pour l’aménagement de leur moulin et de leurs étangs, et ce dès le XIIe siècle. Il est établi, au regard de plusieurs documents d’archives, du plan terrier du prieuré réalisé entre 1757 et 1759 et d’un dessin de 1827, que l’ancien grand étang des moines arrivait jusqu’au chemin de La Ferté-Bernard (actuelle rue de l’Étang). En témoigne la surélévation de la rue, formant une digue, la présence d’une ancienne bonde d’évacuation, ainsi que le pont lui-même. La datation de l’ouvrage, très frustre et sans doute régulièrement rafistolé, est malaisée. Aménagé par les moines, il accueillait entre ses arches les portes ou "palles" qui permettaient de vidanger le grand étang, alors semble-t-il surmontées de simples tabliers en bois. Cette fonction est confirmée par le plan terrier, mentionnant les "portes de l’étang de Tuffé", ainsi que des documents des années 1827-1832 relatives à l’édification de la maison de Louis Hérode devant les deux arches du pont (actuellement 3 rue de l’Étang). Sa construction avait causé une vive émotion parmi les riverains qui craignaient qu’elle ne génère de graves inondations telles qu’il s’en produisait lorsque le pont se trouvait obstrué. Il fut même suggéré que Hérode fasse percer une troisième arche à l’emplacement de la petite bonde, ce qui ne fut jamais réalisé. D’après une délibération municipale de 1832, André Bigot, nouveau propriétaire de la maison, aurait fait reconstruire en maçonnerie la terrasse reliant son logis au pont, alors en bois. Pour assurer la solidité de l’ensemble, il aurait également posé à ses frais les voûtes des arches du pont en remplacement des tabliers en bois.Au début du XIXe siècle déjà, l’ouvrage était flanqué d’un ancien lavoir et d’un abreuvoir plus ou moins à l’abandon, qu’il est question de remettre en état. Un cahier des charges des travaux, dressé en 1818 puis rayé, précise que l’abreuvoir et le lavoir devaient être reconstruits après avoir recreusé et nivelé le bassin et qu’un "portereau" en bois devait permettre de réguler le niveau de l’eau sans que celle-ci puisse refluer dans les prés en amont. Rien n’indique que les travaux furent bien réalisés, au contraire les demandes répétées de la municipalité semblent rester sans réponse. Le rétablissement du lavoir et de l’abreuvoir resurgit en 1841, mais malgré les relances répétées de la commune et de multiples devis, les travaux ne sont réalisés qu’en 1850. Le bâtiment est alors couvert en bardeau pour éviter que des tuiles ne soient cassées par les élèves de l’école de garçons voisine. En 1861, un barrage avec vanne mobile est aménagé en aval pour maintenir un niveau d’eau suffisant : il est rectifié en 1883 pour éviter l’inondation de propriétés riveraines. Le lavoir, qui <text:s/>ne comprend alors qu’une aile (celle adossée au pont), est restauré et agrandi en 1893 d’une aile en retour : les travaux sont réalisés par Anatole Chevalier, maçon à Tuffé. En 1921, le lavoir est réparé, le déversoir cimenté et un nouvel empellement est mis en place.</text:p>
          </table:table-cell>
          <table:table-cell office:value-type="string" calcext:value-type="string">
            <text:p>Le pont, aménagé dans l’ancienne digue du grand étang, comprend deux arches segmentaires avec, à proximité, l’ancienne bonde de l’étang. Au nord, il est masqué par une maison construite sur l’emprise de l’ancien étang et dont la terrasse surplombe la Chéronne qui effectue un coude pour la contourner. Au sud, soutenu par un gros contrefort, il est flanqué du lavoir public et de l’ancien abreuvoir. Le lavoir, de plan en L, est couvert en appentis et repose sur des poteaux en bois sur plots maçonnés. On observe dans le mur de soutènement deux cavités, la première est une ancienne évacuation des eaux provenant du coteau, la seconde avec encadrement en brique pourrait l'avoir remplacée lorsque le lavoir fut agrandi et que la première se trouva condamnée. La bassin aujourd’hui cimenté servait également d’abreuvoir pour les animaux.</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9009</text:p>
          </table:table-cell>
          <table:table-cell office:value-type="string" calcext:value-type="string">
            <text:p>Pont, rue du Gué-Hubert</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Semur-en-Vallon</text:p>
          </table:table-cell>
          <table:table-cell office:value-type="string" calcext:value-type="string">
            <text:p>Sarthe</text:p>
          </table:table-cell>
          <table:table-cell office:value-type="float" office:value="72333" calcext:value-type="float">
            <text:p>72333</text:p>
          </table:table-cell>
          <table:table-cell office:value-type="float" office:value="72" calcext:value-type="float">
            <text:p>72</text:p>
          </table:table-cell>
          <table:table-cell office:value-type="string" calcext:value-type="string">
            <text:p>0.6528708584239892</text:p>
          </table:table-cell>
          <table:table-cell office:value-type="string" calcext:value-type="string">
            <text:p>48.022347565740716</text:p>
          </table:table-cell>
          <table:table-cell table:number-columns-repeated="2"/>
          <table:table-cell office:value-type="string" calcext:value-type="string">
            <text:p>Deniau;Louis Touchard</text:p>
          </table:table-cell>
          <table:table-cell office:value-type="string" calcext:value-type="string">
            <text:p>Le gué Hubert, dont la rue porte toujours le nom, permettait de franchir le ruisseau de la Longuève en sortant du bourg de Semur, en direction de Coudredieux. En 1862, il est décidé de construire un pont dit "aqueduc à trois voies" pour remplacer le gué et sa passerelle piétonne en bois, passage dangereux lors des fréquentes crues. Les plans et devis de l’ouvrage sont dressés par l’agent voyer cantonal Deniau et les travaux sont adjugés à Louis Touchard entrepreneur à Soulitré.</text:p>
          </table:table-cell>
          <table:table-cell office:value-type="string" calcext:value-type="string">
            <text:p>Le linteau de l’arche du pont sur la Longuève, en pierre de taille, repose sur deux piles aux extrémités arrondies. Le parapet est en brique et en pierre de taille.</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72059144</text:p>
          </table:table-cell>
          <table:table-cell office:value-type="string" calcext:value-type="string">
            <text:p>Ponts sur la Braye, dits ponts Rouge et Blanc, rue Gambetta</text:p>
          </table:table-cell>
          <table:table-cell office:value-type="string" calcext:value-type="string">
            <text:p>pont</text:p>
          </table:table-cell>
          <table:table-cell office:value-type="string" calcext:value-type="string">
            <text:p>milieu 18e sièc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Bessé-sur-Braye</text:p>
          </table:table-cell>
          <table:table-cell office:value-type="string" calcext:value-type="string">
            <text:p>Sarthe</text:p>
          </table:table-cell>
          <table:table-cell office:value-type="float" office:value="72035" calcext:value-type="float">
            <text:p>72035</text:p>
          </table:table-cell>
          <table:table-cell office:value-type="float" office:value="72" calcext:value-type="float">
            <text:p>72</text:p>
          </table:table-cell>
          <table:table-cell office:value-type="string" calcext:value-type="string">
            <text:p>0.7565443034003614</text:p>
          </table:table-cell>
          <table:table-cell office:value-type="string" calcext:value-type="string">
            <text:p>47.83201785153858</text:p>
          </table:table-cell>
          <table:table-cell table:number-columns-repeated="3"/>
          <table:table-cell office:value-type="string" calcext:value-type="string">
            <text:p>Selon les registres paroissiaux de Bessé-sur-Braye, le grand pont sur la Braye fut construit en 1596 par la volonté du roi Henri IV et de Gilles de Souvré, seigneur de Courtanvaux. Le 17 mai, celui-ci en posait les premières pierres avec un représentant du roi, César Forget de Baudrye, trésorier général au bureau des finances de Tours. Parmi les personnalités présentes à la cérémonie, Nicolas de la Cordelle, "maistre architecte et conducteur dudit œuvre", et Charles Lasneau, sieur de Plainchamps, "entrepreneur et adjudicatayre de la construction dudit pont". L'ouvrage, baptisé pont Saint-Gilles, est entièrement en pierre de taille et possède un profil en dos d’âne et sept arches en plein cintre de taille décroissante vers les extrémités du pont. A l'hiver 1784-1785, deux des arches centrales sont emportées par une débâcle puis remplacées par un tablier en bois, selon la tradition peint en rouge, d'où l'appellation de "pont Rouge" que l'on retrouve dans les archives à partir des années 1830. Malgré cela, Julien-Rémy Pesche y voyait au début du XIXe siècle l’un des ponts les plus intéressants du département.L'entretien du pont Rouge est un souci constant de la municipalité de Bessé, afin que soit maintenues les communications avec Montoire et le Loir-et-Cher, et notamment le trafic des vins de la région du Loir et de la Touraine vers Saint-Calais et La Ferté-Bernard. Néanmoins, le financement des travaux est toujours l'objet de litiges avec l'administration et les différentes communes intéressées. En 1812, le conseil municipal indique que "les arches du pont vieu [ont] besoin de réparations, plusieurs pierres de soutien sont carriées, il faudroit en substituer d'autres par sous-œuvre". En 1818, la remise en état d'une arche menaçant de tomber est confiée au maçon Ferchaux. Une réfection de la section en bois dégradée par l’usure et de fortes pluies, par le charpentier Trottereau, est mentionnée vers 1820. En 1833, de nouveaux travaux sont adjugés aux sieurs Ferchaux et Habert, maîtres maçons à Bessé. Dans les années 1850, de nouvelles inquiétudes sont formulées sur une possible chute du tablier du pont. En 1864, les projets des commissaires voyers de Vendôme et de Saint-Calais sont soumis aux municipalités : le premier, prévoyant une coûteuse reconstruction, est rejeté, tandis que le second, se bornant à la restauration de la partie en bois, est finalement adopté et réalisé l'année suivante. Le pont fut semble-t-il reconstruit en 1937 : les culées et les piles en moellons et pierre de taille pourraient dater de cette période. Emporté en 1961 par une crue exceptionnelle de la Braye, de fréquence cinquantenaire, le tablier fut reconstruit en béton dans le 3e quart du XXe siècle.Le petit pont, dit pont Blanc, situé sur un bras secondaire, se fait beaucoup plus discret dans les archives et ses origines ne sont pas claires. Selon la monographie de Jeanine Lallemand et Jean Méry, il aurait été construit en 1754 en remplacement de plusieurs petites arches. Il devait également posséder un profil en dos d'âne, si bien qu'en 1880-1881, la commune demandait qu'il soit surbaissé afin de faciliter son franchissement, d'où son apparence actuelle.</text:p>
          </table:table-cell>
          <table:table-cell office:value-type="string" calcext:value-type="string">
            <text:p>Les deux ponts sur la Braye se trouvent à la sortie sud-est du bourg en direction de Montoire, de part et d’autre d’une île. Le plus grand, dit pont Rouge, est à cheval sur les communes de Bessé-sur-Braye et de Bonneveau, à la limite des départements de la Sarthe et du Loir-et-Cher, des régions Pays de la Loire et Centre-Val de Loire. Les culées et les deux piles à bec du grand pont (pont Rouge), en moellons et pierres de taille calcaire, sont celles d’un ouvrage antérieur, sur lesquelles a été posé un tablier en béton à garde-corps métallique. Le petit pont (pont Blanc), entièrement en pierre de taille, possède une seule arche en anse de panier. Tous deux sont reliés par une levée insubmersible maintenue par deux rangées d’arbres.</text:p>
          </table:table-cell>
          <table:table-cell/>
          <table:table-cell office:value-type="string" calcext:value-type="string">
            <text:p>(c) Région Pays de la Loire - Inventaire général;(c) Pays du Perche sarthois</text:p>
          </table:table-cell>
          <table:table-cell office:value-type="string" calcext:value-type="string">
            <text:p>Pierrick Barreau</text:p>
          </table:table-cell>
          <table:table-cell table:number-columns-repeated="3"/>
          <table:table-cell table:formula="of:=VLOOKUP([.A8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0942</text:p>
          </table:table-cell>
          <table:table-cell office:value-type="string" calcext:value-type="string">
            <text:p>Pont mobile du Brault (ancien)</text:p>
          </table:table-cell>
          <table:table-cell office:value-type="string" calcext:value-type="string">
            <text:p>pont mobile</text:p>
          </table:table-cell>
          <table:table-cell office:value-type="string" calcext:value-type="string">
            <text:p>1er quart 20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89370756148195</text:p>
          </table:table-cell>
          <table:table-cell office:value-type="string" calcext:value-type="string">
            <text:p>46.37752218249948</text:p>
          </table:table-cell>
          <table:table-cell table:number-columns-repeated="3"/>
          <table:table-cell office:value-type="string" calcext:value-type="string">
            <text:p>A la fin du XIXe siècle, les autorités se plaignent de plus en plus du caractère aléatoire et dangereux de l'antique passage par bac du Brault. Le Conseil général de la Vendée et celui de la Charente-Inférieure tentent alors de s'entendre pour construire un pont mobile, en lieu et place du passage par bac. Un premier projet est émis en 1878, mais il n'aboutit pas, faute d'accord entre les parties. La question est régulièrement reposée dans les années 1880-1890 en raison de la dangerosité et du caractère aléatoire du passage par bac. Le 3 février 1897, une commission interdépartementale constituée sur le sujet décide le lancement d'études de financement. On hésite encore sur l'emplacement du pont par rapport à la nouvelle écluse du canal de Marans à la mer, ouverte en 1888, pour ne pas gêner le passage des bateaux. Sous la pression des autorités de Marans notamment, il est décidé en 1898 de placer le futur pont près de l'écluse mais en amont de son débouché dans la Sèvre Niortaise. En 1903, on envisage la construction d'un pont transbordeur, comme au Martrou, près de Rochefort.La liaison doit en tout cas parachever un nouvel axe routier devant relier la Vendée et la Charente-Maritime, en contournant le vieux passage par bac du Brault. La nouvelle route, qui formera une grande boucle vers l'est, prendra naissance entre le passage du Brault et Bourg-Chapon, suivra une ligne droite à travers les marais, franchira les canaux de dessèchement et l'écluse du canal de Marans à la mer, et rejoindra la rive de la Sèvre Niortaise quelques centaines de mètres au nord-ouest. Sur l'autre rive, une nouvelle chaussée sera également créée en ligne droite à travers les marais, pour rejoindre l'ancienne route au sud de la ferme de Saint-André. Un pont en béton devra être jeté d'une rive à l'autre ; son tablier sera mobile de manière à pouvoir s'ouvrir pour laisser passer les bateaux.Le 2 mai 1905, les deux départements s'entendent sur un plan de financement par moitié. Les plans du futur ouvrage sont présentés le 16 mars 1906 par le Bureau technique de l'Ouest, exploitant les brevets Hennebique. Le dossier technique est finalisé le 11 avril suivant par l'ingénieur ordinaire des Ponts et chaussées Lombard. Le pont, en béton armé, "à l'épreuve du feu", aura une ouverture totale de 105,5 mètres, dont 93 pour la partie fixe. Le pont tournant sera en acier, pour une longueur de 26,6 mètres, laissant aux bateaux un passage large de 12,5 mètres. Des ponts fixes en béton armé seront aussi créés au sud du pont mobile, par-dessus les canaux de dessèchement.Approuvé par les deux assemblées départementales le 24 avril 1906, le projet est retardé par l'attente du soutien financier de l'Etat et par de nouvelles hésitations. Le 17 novembre 1906, une conférence mixte entre les deux départements définit la dimension du passage libre et les conditions d'emprunt du pont tournant placé sur l'écluse du canal de Marans à la mer. En février 1908, Lombard présente un nouvel avant-projet. Une autre conférence mixte, le 14 avril, scelle l'accord définitif entre les deux départements. Le projet est finalement déclaré d'utilité publique le 29 décembre 1909.La construction de la route ne commence toutefois qu'en mars 1911, celle des ponts en octobre, d'abord par celui sur le canal de la Brune. En mars 1912, l'entrepreneur, Abel Dodin, de Rochefort, se plaint de ne pas trouver les ouvriers nécessaires au chantier : "Les quelques-uns qu'il a pu trouver ont abandonné le chantier. Ils ont été effrayés par la vase dans laquelle on est obligé de vivre". La terre utilisée pour les remblais de la route, est prise dans les remblais du canal de Marans à la mer. En mai, la fabrication des pieux en béton armé du pont mobile se poursuit, avec le ciment Portland acheminé depuis l'usine de Mortagne-sur-Gironde, en Charente-Maritime, et le gravier des carrières de Coulon, dans les Deux-Sèvres. Une passerelle provisoire est établie en juin pour pouvoir procéder au battage des pieux du pont à l'aide d'une grande sonnette. Le battage commence le 10 juillet. Le 13 décembre, la construction du tablier métallique mobile est adjugée à l'entrepreneur J. Jeaudeau, de Marennes, atelier de serrurerie et de constructions en fer. En octobre 1913, sans attendre l'achèvement de la route, des essais de charge sont effectués sur les ponts. En mai 1914, le tablier métallique mobile est terminé. En juin, la réalisation d'une chaussée en macadam armé "indéformable", est adjugée à l'entreprise Genevière-Bonniot, de Saintes, mais celle-ci se rétracte en octobre, en raison de la guerre qui mobilise ses employés. La nouvelle route est finalement ouverte en janvier 1915.Détruit par les parachutistes français en 1944, reconstruit puis abandonné après la construction du nouveau pont mobile en 1977, l'ancien pont tournant est alors privé de son tablier central, interrompant de fait la communication entre les deux rives. La liaison est rétablie en septembre 2012, uniquement pour les piétons et les cyclistes, avec la construction d'une passerelle en métal par-dessus l'ancien ouvrage. Les travaux sont réalisés par le Département de la Charente-Maritime, avec un co-financement par celui de la Vendée.</text:p>
          </table:table-cell>
          <table:table-cell office:value-type="string" calcext:value-type="string">
            <text:p>Le pont mobile se trouve au milieu des marais, au point d'étranglement de l'anse du Brault (une bande de terre d'à peine plus de 70 mètres de large), au nord des portes ou écluses du même nom. Il assure la jonction entre deux axes routiers venant l'un de Vendée (rive droite, à l'ouest), l'autre de Charente-Maritime (rive gauche, à l'est). L'ouvrage, en béton armé, se compose de deux parties, appuyées sur chacune des deux rives et que reliait un tablier tournant. L'ensemble mesure plus de 100 mètres de long au total, avec une travée libre centrale de 12 mètr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8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807</text:p>
          </table:table-cell>
          <table:table-cell office:value-type="string" calcext:value-type="string">
            <text:p>Pont à Didot, Route départementale n° 50</text:p>
          </table:table-cell>
          <table:table-cell office:value-type="string" calcext:value-type="string">
            <text:p>pont</text:p>
          </table:table-cell>
          <table:table-cell office:value-type="string" calcext:value-type="string">
            <text:p>limite 18e siècle 19e siècle</text:p>
          </table:table-cell>
          <table:table-cell table:number-columns-repeated="2"/>
          <table:table-cell office:value-type="string" calcext:value-type="string">
            <text:p>Luçon</text:p>
          </table:table-cell>
          <table:table-cell office:value-type="string" calcext:value-type="string">
            <text:p>Vendée</text:p>
          </table:table-cell>
          <table:table-cell office:value-type="float" office:value="85128" calcext:value-type="float">
            <text:p>85128</text:p>
          </table:table-cell>
          <table:table-cell office:value-type="float" office:value="85" calcext:value-type="float">
            <text:p>85</text:p>
          </table:table-cell>
          <table:table-cell office:value-type="string" calcext:value-type="string">
            <text:p>-1.1466009295024742</text:p>
          </table:table-cell>
          <table:table-cell office:value-type="string" calcext:value-type="string">
            <text:p>46.43727382473116</text:p>
          </table:table-cell>
          <table:table-cell office:value-type="string" calcext:value-type="string">
            <text:p>Luçon, présentation du territoire communal</text:p>
          </table:table-cell>
          <table:table-cell table:number-columns-repeated="2"/>
          <table:table-cell office:value-type="string" calcext:value-type="string">
            <text:p>Le premier pont, datant de la fin du XVIIIe siècle ou du début du XIXe, était en bois. En 1827, les garde-corps furent réparés. La reconstruction de l'ouvrage est entreprise en 1860.</text:p>
          </table:table-cell>
          <table:table-cell office:value-type="string" calcext:value-type="string">
            <text:p>Le pont à Didot est un pont routier permettant de franchir le canal des Hollandais, sur la route allant de Luçon à Champagné-les-Marais. C'est un ouvrage en pierre de taille de calcaire, comportant deux arches voutées en berceau, avec une pile centrale. Son utilité est double ; d'une part, il est nécessaire à la circulation au sein du marais, d'autre part, il facilite l'écoulement des eaux du marais mouillé en direction du canal de Luçon.</text:p>
          </table:table-cell>
          <table:table-cell/>
          <table:table-cell office:value-type="string" calcext:value-type="string">
            <text:p>(c) Région Pays de la Loire - Inventaire général</text:p>
          </table:table-cell>
          <table:table-cell office:value-type="string" calcext:value-type="string">
            <text:p>Marie-Thérèse Réau</text:p>
          </table:table-cell>
          <table:table-cell table:number-columns-repeated="3"/>
          <table:table-cell table:formula="of:=VLOOKUP([.A9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885</text:p>
          </table:table-cell>
          <table:table-cell office:value-type="string" calcext:value-type="string">
            <text:p>Pont, rue Galerne</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er quart 19e siècle</text:p>
          </table:table-cell>
          <table:table-cell/>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900609000670156</text:p>
          </table:table-cell>
          <table:table-cell office:value-type="string" calcext:value-type="string">
            <text:p>46.374885768032655</text:p>
          </table:table-cell>
          <table:table-cell office:value-type="string" calcext:value-type="string">
            <text:p>Puyravault : présentation de la commune</text:p>
          </table:table-cell>
          <table:table-cell table:number-columns-repeated="2"/>
          <table:table-cell office:value-type="string" calcext:value-type="string">
            <text:p>La date de construction du pont actuel n'est pas déterminée. Il peut remonter à la fin du 18e siècle ou au début du 19e. Le pont existe en tout cas probablement depuis le creusement du canal de Vienne au milieu du 17e siècle. Il figure sur une carte de la région par Claude Masse en 1701. Le plan cadastral de 1834 le dénomme "Grand pont". Le pont a perdu son parapet en pierre vers le milieu du 20e siècle.</text:p>
          </table:table-cell>
          <table:table-cell office:value-type="string" calcext:value-type="string">
            <text:p>Le pont est situé à l'ouest du bourg de Puyravault. Il permet à la route départementale D25 de franchir le canal de Vienne. Construit en pierre de taille, le pont comprend une seule arche avec arc en plein cintre et à claveaux réguliers. En aval du pont, sur la rive gauche du canal, se trouve un ancien abreuvoir.</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905</text:p>
          </table:table-cell>
          <table:table-cell office:value-type="string" calcext:value-type="string">
            <text:p>Pont du Temple</text:p>
          </table:table-cell>
          <table:table-cell office:value-type="string" calcext:value-type="string">
            <text:p>pont</text:p>
          </table:table-cell>
          <table:table-cell office:value-type="string" calcext:value-type="string">
            <text:p>17e siècle</text:p>
          </table:table-cell>
          <table:table-cell table:number-columns-repeated="2"/>
          <table:table-cell office:value-type="string" calcext:value-type="string">
            <text:p>Puyravault</text:p>
          </table:table-cell>
          <table:table-cell office:value-type="string" calcext:value-type="string">
            <text:p>Vendée</text:p>
          </table:table-cell>
          <table:table-cell office:value-type="float" office:value="85185" calcext:value-type="float">
            <text:p>85185</text:p>
          </table:table-cell>
          <table:table-cell office:value-type="float" office:value="85" calcext:value-type="float">
            <text:p>85</text:p>
          </table:table-cell>
          <table:table-cell office:value-type="string" calcext:value-type="string">
            <text:p>-1.0738810965041448</text:p>
          </table:table-cell>
          <table:table-cell office:value-type="string" calcext:value-type="string">
            <text:p>46.37763824118633</text:p>
          </table:table-cell>
          <table:table-cell office:value-type="string" calcext:value-type="string">
            <text:p>Puyravault : présentation de la commune</text:p>
          </table:table-cell>
          <table:table-cell table:number-columns-repeated="2"/>
          <table:table-cell office:value-type="string" calcext:value-type="string">
            <text:p>Ce pont était, jusqu'au 19e siècle au moins, doublé par un autre, appelé le Vieux pont du Temple, qui se trouvait en amont, face à la grange-étable de la ferme du Grand Temple. Il permettait de relier celle-ci à la ferme du Petit Temple qui se trouvait sur l'autre rive du canal du Temple. Ces ponts ont dû être créés au moment du creusement de ce canal et du dessèchement des marais du Commandeur, au 13e siècle. Mentionnés sur la carte de la région par Claude Masse en 1701, les deux ponts apparaissent sur le plan cadastral de 1834. L'ouvrage actuel a pu être construit au 17e siècle, au moment du recreusement du canal.</text:p>
          </table:table-cell>
          <table:table-cell office:value-type="string" calcext:value-type="string">
            <text:p>Le pont est situé à la limite entre les communes de Puyravault et de Sainte-Radégonde-des-Noyers, sur le canal du Temple. Construit en moellons équarris (sauf les parapets, en pierre de taille), il comprend une seule arch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926</text:p>
          </table:table-cell>
          <table:table-cell office:value-type="string" calcext:value-type="string">
            <text:p>Pont de la Courbe</text:p>
          </table:table-cell>
          <table:table-cell office:value-type="string" calcext:value-type="string">
            <text:p>pont</text:p>
          </table:table-cell>
          <table:table-cell office:value-type="string" calcext:value-type="string">
            <text:p>4e quart 18e siècle</text:p>
          </table:table-cell>
          <table:table-cell table:number-columns-repeated="2"/>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374090046134687</text:p>
          </table:table-cell>
          <table:table-cell office:value-type="string" calcext:value-type="string">
            <text:p>46.409250077038706</text:p>
          </table:table-cell>
          <table:table-cell table:number-columns-repeated="3"/>
          <table:table-cell office:value-type="string" calcext:value-type="string">
            <text:p>Le pont a probablement été construit en même temps que la route Nantes-La Rochelle qui le franchit, à la fin du 18e siècle. Il présente une architecture similaire à celle du pont de pierre de Marans, édifié sur le même axe en 1782. Le pont tient probablement son nom de la courbe qu'effectue la route à cet endroit. Le parapet du pont a pu être repris au 19e siècle.</text:p>
          </table:table-cell>
          <table:table-cell office:value-type="string" calcext:value-type="string">
            <text:p>Le pont permet à la route D137 de franchir le canal du Clain. Il se trouve au nord-ouest de Chaillé-les-Marais, à la frontière entre cette commune et celle de Sainte-Radégonde-des-Noyers. Construit en moellons et pierre de taille, le pont est encadré par des bajoyers qui renforcent ses abords. Le pont lui-même présente une seule arche, surbaissée, avec claveaux en pierre de taille. Un bandeau souligne le parapet, en moellons et chaînage en pierre de taille. L'ouvrage mesure 17 mètres de long (bajoyers compris ; 8 mètres pour le pont seul) et 13 de larg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933</text:p>
          </table:table-cell>
          <table:table-cell office:value-type="string" calcext:value-type="string">
            <text:p>Passage par bac puis pont mobile du Brault</text:p>
          </table:table-cell>
          <table:table-cell office:value-type="string" calcext:value-type="string">
            <text:p>pont mobile</text:p>
          </table:table-cell>
          <table:table-cell office:value-type="string" calcext:value-type="string">
            <text:p>4e quart 20e siècle</text:p>
          </table:table-cell>
          <table:table-cell table:number-columns-repeated="2"/>
          <table:table-cell office:value-type="string" calcext:value-type="string">
            <text:p>Sainte-Radégonde-des-Noyers</text:p>
          </table:table-cell>
          <table:table-cell office:value-type="string" calcext:value-type="string">
            <text:p>Charente-Maritime</text:p>
          </table:table-cell>
          <table:table-cell office:value-type="float" office:value="85267" calcext:value-type="float">
            <text:p>85267</text:p>
          </table:table-cell>
          <table:table-cell office:value-type="float" office:value="17" calcext:value-type="float">
            <text:p>17</text:p>
          </table:table-cell>
          <table:table-cell office:value-type="string" calcext:value-type="string">
            <text:p>-1.0827901085850309</text:p>
          </table:table-cell>
          <table:table-cell office:value-type="string" calcext:value-type="string">
            <text:p>46.31689456880908</text:p>
          </table:table-cell>
          <table:table-cell table:number-columns-repeated="3"/>
          <table:table-cell office:value-type="string" calcext:value-type="string">
            <text:p>Le Brault constitue, depuis le Moyen Age, un point de franchissement de la Sèvre Niortaise privilégié entre Bas-Poitou et Aunis, notamment pour le commerce des récoltes issues des marais desséchés environnants. Pourtant, de part et d'autre, les voies d'accès à travers les marais depuis La Rochelle et Charron d'une part, Luçon et Puyravault de l'autre, ne sont pas aisées. Le passage lui-même, en bateau voire à gué (à la saison sèche seulement), a mauvaise réputation. En septembre 1469, c'est pourtant au passage du Brault que le roi Louis XI rencontre son frère, Charles, duc de Guyenne, alors en guerre contre lui. La réconciliation a lieu sur un pont de bateaux construit pour l'occasion, "à l'endroit du chastel de Charon, on lieu que l'on dit le pont du Bron". Enfin, en 1484, les précomptes des seigneuries de l'île de Ré et de Marans mentionnent parmi les redevances celle due sur "le passaige du Berault, nouvellement ediffié par le seigneur de Charon".Au XVIe siècle, plusieurs témoins rapportent les difficultés à franchir le passage du Brault : Antoine Bernard, dans sa Chronique du Langon, explique qu'en 1568, des troupes "s'en allèrent jusqu'à Marans par le passage du Braud, dont les aucuns étoient fort mouillés et embrisés jusqu'aux fesses, car le Braud n'est en ce temps assez propre pour passer" ; en 1569, La Popelinière précise que "pour aller au bourg de Marans, après estre passé le bourg de Champagné, on trouve un grand canal d'eau de mer qu'on nomme le passage du Berauld, qui est large, profond et si vaseux qu'on n'y peut passer à pied ne à cheval". En 1579, "la Beraude" est indiquée sur la carte du Poitou par Pierre Rogier. En ces temps de guerres de Religion, Marans est défendu par une série de fortins, dont l'un se situe au passage du Brault, verrouillant l'entrée de la Sèvre Niortaise. Ce "fort ruiné" est mentionné en 1701 sur une carte de la région par Claude Masse.Choisi comme site d'aboutissement de la plupart des grands canaux de dessèchement du Marais poitevin au Moyen Age puis au XVIIe siècle, le Brault demeure sous l'Ancien Régime un lieu de passage important, d'autant que l'autre axe entre Bas-Poitou et Aunis, via Sérigny, Marans, la rivière Vendée et Le Poiré-sur-Velluire, est lui-même peu aisé d'utilisation. Dans les années 1640, la construction du canal de Vienne et de la digue ou "bot" qui le longe, permet d'améliorer l'accès au passage du Brault, grâce au chemin qui emprunte cette digue. Au-delà de l'embouchure du canal de Vienne, l'itinéraire se prolonge vers le sud, à l'ouest de l'anse du Brault, en empruntant les premières encablures de la digue du Vieux desséché de Champagné (entre les actuels lieux-dits Saint-André et le Brault).Les cartes de la région par Claude Masse, en 1701 et 1704, qualifient ce tronçon de "chemin de Luçon ou du Bas Poitou". Il aboutit au bord de la Sèvre, là où se trouve aujourd'hui le pont mobile édifié en 1977. Une fois traversé la Sèvre, le voyageur trouve, sur l'autre rive, les ruines de l'ancien fort du Brault, et le "chemin de La Rochelle ou du Brau" qui, comme sur l'autre rive, emprunte une digue, jusqu'aux terres hautes de Charron. L'itinéraire est repris dans la seconde moitié du XVIIIe siècle sur la carte de Cassini. Il est alors pourtant relativement sur le déclin, avec la construction de la route royale entre Nantes et La Rochelle, via Marans, et d'autant que la dangerosité du passage par bac du Brault reste un handicap. Claude Masse le souligne dès 1705, indiquant, de manière prémonitoire, qu'il "n’y a point de remède à moins que d’y faire un pont de charpente brisée par le milieu pour laisser passer les bâtiments qui remontent la Sèvre".Après la Révolution, la gestion du passage du Brault, par un bac, est confiée par l'Etat à un passagier. Le passage du Brault figure sur la carte du bassin de la Sèvre Niortaise par Mesnager, en 1818, avec un bâtiment sur la rive gauche, côté Charron. Le plan cadastral de Charron, en 1820, et celui de Sainte-Radégonde-des-Noyers, en 1834, indiquent que le passage se trouve à la jonction entre les deux portions de la route de La Rochelle à Luçon. Un plan de 1872 montre les installations du passage (maison du passagier, appontements, cale d'embarquement), juste en amont du pont actuel (là où se trouvent encore une construction et des appontements). Divers aménagements sont ponctuellement apportés au passage et à ses équipements, par exemple la construction d'un nouvel abri, en dur, pour le passagier, en 1848 ; ou la reconstruction du bac, par Louis Mahé, entrepreneur, en 1858. La propriété du bac est transférée par l'Etat au Département de la Charente-Inférieure en 1871.La dangerosité du passage et son caractère aléatoire poussent régulièrement les autorités locales à demander des aménagements, voire la construction d'un pont, comme cela est envisagé dès 1828. Le 8 novembre 1868, à la suite d'un accident qui a coûté la vie à deux personnes, la municipalité de Charron réclame le remplacement du bac par un pont tournant, considérant par ailleurs que l'absence d'un tel ouvrage nuit au développement de la mytiliculture et au commerce des moules. <text:s/>Cette demande est à son tour rejetée par l'Etat.La question revient sur le devant de la scène dans les années 1880-1890, notamment après l'ouverture du canal de Marans à la mer. Une réflexion plus poussée, menée à partir de 1897, aboutit en 1912-1915 (seulement) à la construction d'un nouvel axe routier reliant la Vendée et la Charente-Maritime, en contournant par l'est le vieux passage par bac. La nouvelle route forme une grande boucle vers l'est, en franchissant les portes des canaux et l'écluse du canal de Marans à la mer, puis un nouveau pont mobile en béton.Après 1945, l'augmentation du trafic routier oblige à envisager l'abandon du pont mobile et la construction d'un nouvel ouvrage plus adapté. Le site de l'ancien passage par bac, délaissé depuis le début du XXe siècle, est dès lors réinvesti pour construire un nouveau pont mobile, bien plus long et large que son prédécesseur. L'ouvrage voit le jour en 1977.Quant aux anciens bâtiments qui accompagnaient le passage par bac jusqu'en 1915, ils évoluent encore au XXe siècle, avec notamment la construction d'une maison dans les années 1950 à la place de l'ancien logement du passagier. Cette maison est démolie peu après 2010, dans le cadre de la procédure des zones dites danger extrême ou "zones noires" qui a suivi la tempête Xynthia. De même est démolie une maison de la seconde moitié du XIXe siècle ou du début du XXe, qui se trouvait au sud du site.</text:p>
          </table:table-cell>
          <table:table-cell office:value-type="string" calcext:value-type="string">
            <text:p>Le pont mobile constitue le point de franchissement de la Sèvre Niortaise le plus à l'ouest et le plus proche de l'embouchure du fleuve. Il se situe à la jonction entre la route D9 qui vient de la Charente-Maritime, au sud ; et la route D10A, en Vendée, au nord. Le pont, en béton armé, est constitué de trois travées droites. La travée centrale, mobile, est formée d'un tablier en métal qui se soulève par effet de bascule, les contre-poids se trouvant sur la rive gauche. De part et d'autre du pont, en amont et en aval, quatre piles en béton indiquent aux bateaux la voie d'accès à la travée centrale.En amont du pont, rive gauche, commune de Charron, le site de l'ancien passage par bac est encore occupé par une construction (2e moitié du 20e siècle) et par des appontements en bois, héritiers de ceux qui existaient à l'époque du passage par bac.</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961</text:p>
          </table:table-cell>
          <table:table-cell office:value-type="string" calcext:value-type="string">
            <text:p>Ponts (2) de Sainte-Radegonde</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milieu 20e siècle</text:p>
          </table:table-cell>
          <table:table-cell/>
          <table:table-cell office:value-type="string" calcext:value-type="string">
            <text:p>Sainte-Radégonde-des-Noyers</text:p>
          </table:table-cell>
          <table:table-cell office:value-type="string" calcext:value-type="string">
            <text:p>Vendée</text:p>
          </table:table-cell>
          <table:table-cell office:value-type="float" office:value="85267" calcext:value-type="float">
            <text:p>85267</text:p>
          </table:table-cell>
          <table:table-cell office:value-type="float" office:value="85" calcext:value-type="float">
            <text:p>85</text:p>
          </table:table-cell>
          <table:table-cell office:value-type="string" calcext:value-type="string">
            <text:p>-1.0543827446357679</text:p>
          </table:table-cell>
          <table:table-cell office:value-type="string" calcext:value-type="string">
            <text:p>46.37327392740861</text:p>
          </table:table-cell>
          <table:table-cell table:number-columns-repeated="3"/>
          <table:table-cell office:value-type="string" calcext:value-type="string">
            <text:p>Le pont figure sur la carte de la région par Claude Masse, en 1701, puis sur le plan cadastral de 1834. La première indique qu'il permet le franchissement d'un chemin reliant Sainte-Radégonde-des-Noyers au Petit Sableau, à travers les marais desséchés, axe qui n'apparaît pas ni sur la carte de Cassini, au milieu du 18e siècle, ni sur le plan cadastral, et que la carte d'état-major, au début du 19e siècle, reporte (par erreur ?) au nord. Sur ces documents, le pont ne sert qu'à traverser le canal du Clain, pour relier ses deux rives longées par des chemins. La route D25 allant vers l'est n'a été créée qu'à la fin du 19e siècle. Le pont lui-même, tel qu'il se présente aujourd'hui, a pu être construit dans la première moitié du 19e siècle.En 1954, pour faciliter la circulation sur la route D25 et éviter l'angle droit formé par la route et le pont, il est décidé de construire un nouveau pont en amont de l'ancien. Les plans en sont établis le 29 juillet 1954 par M. Texier, ingénieur TPE des Ponts et chaussées. Le nouveau pont comprend des culées en maçonnerie fondées sur le rocher calcaire, un tablier en béton armé, et des garde-corps en tubes d'acier. Pour faciliter le passage du bac dévaseur de la Société des marais du Petit-Poitou dans le canal du Clain, les culées seront prolongées par des murs en ailes.</text:p>
          </table:table-cell>
          <table:table-cell office:value-type="string" calcext:value-type="string">
            <text:p>Le pont le plus ancien, le plus en aval, perpendiculaire au canal, est une construction à une seule arche, en moellons, avec arc et parapets en pierre de taille. Le pont le plus récent, en amont de l'autre, croise le canal de manière oblique. Il possède un tablier droit en béton, des culées en moellons et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1996</text:p>
          </table:table-cell>
          <table:table-cell office:value-type="string" calcext:value-type="string">
            <text:p>Passerelle du Renfermis ou de la Choletière</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L'Île-d'Elle</text:p>
          </table:table-cell>
          <table:table-cell office:value-type="string" calcext:value-type="string">
            <text:p>Charente-Maritime</text:p>
          </table:table-cell>
          <table:table-cell office:value-type="float" office:value="85111" calcext:value-type="float">
            <text:p>85111</text:p>
          </table:table-cell>
          <table:table-cell office:value-type="float" office:value="17" calcext:value-type="float">
            <text:p>17</text:p>
          </table:table-cell>
          <table:table-cell office:value-type="string" calcext:value-type="string">
            <text:p>-0.8932865022658512</text:p>
          </table:table-cell>
          <table:table-cell office:value-type="string" calcext:value-type="string">
            <text:p>46.32300134117441</text:p>
          </table:table-cell>
          <table:table-cell office:value-type="string" calcext:value-type="string">
            <text:p>Passerelle de Rouillebouc</text:p>
          </table:table-cell>
          <table:table-cell table:number-columns-repeated="2"/>
          <table:table-cell office:value-type="string" calcext:value-type="string">
            <text:p>Le projet de passerelle à construire à chacune des deux extrémités du canal de Pomère (dont une à Rouillebouc, entre L'Île-d'Elle et Marans, et l'autre au Renfermis, entre L'Île-d'Elle et Saint-Jean-de-Liversay) est présenté le 10 juillet 1873 par l'ingénieur ordinaire des Ponts et chaussées Espitallier, et approuvé le 11 novembre suivant. Jusqu'à présent, les cours d'eau qui interrompaient le chemin de halage étaient franchis à l'aide de petits bateaux à chaîne, système peu pratique. Les travaux, menés en régie par les Ponts et chaussées, ont lieu en 1875-1876 : les batardeaux pour la passerelle de Rouillbouc sont construits en avril 1875, ceux de la passerelle du Renfermis en août 1876. La partie métallique et la charpente des tabliers sont fournies par Alfred Cayer, serrurier à Niort ; la maçonnerie et la charpente des fondations sont réalisées par Alexis Boutin, de Taugon. Les travaux sont réceptionnés le 31 décembre 1877.</text:p>
          </table:table-cell>
          <table:table-cell office:value-type="string" calcext:value-type="string">
            <text:p>Longue de 43 mètres, la passerelle enjambe le lit de la Vieille Sèvre Niortaise, permettant la continuité du chemin de halage qui longe la rive gauche du canal de Pomère puis de la Sèvre Niortaise. Le tablier, en bois goudronné, possède un garde-corps métallique. L'ensemble repose sur deux culées et quatre piles en pierre de taille, reliées par une charpente en métal. Deux rampes prolongent la passerelle sur les deux riv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058</text:p>
          </table:table-cell>
          <table:table-cell office:value-type="string" calcext:value-type="string">
            <text:p>Pont de Pomère, rue des Ponts Neufs</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3323518804381</text:p>
          </table:table-cell>
          <table:table-cell office:value-type="string" calcext:value-type="string">
            <text:p>46.320610769668676</text:p>
          </table:table-cell>
          <table:table-cell office:value-type="string" calcext:value-type="string">
            <text:p>Canal de Pomère</text:p>
          </table:table-cell>
          <table:table-cell table:number-columns-repeated="2"/>
          <table:table-cell office:value-type="string" calcext:value-type="string">
            <text:p>Le creusement du canal de Pomère en 1839 entraîne une coupure dans les marais mouillés de L'Île-d'Elle, tant du point de vue des paysages que de la circulation des biens et des personnes. La nécessité de pouvoir aller d'une rive à l'autre pousse à la construction d'une passerelle mobile par-dessus le barrage construit en 1841 à la tête aval du canal, juste en amont de l'actuelle passerelle de Rouillebouc, 400 mètres en aval du pont actuel. Le barrage lui-même comprend deux travées séparées par une pile en pierre, celle de la rive gauche étant plus courte que celle de la rive droite, soutenue par des poteaux en bois. Sur la rive gauche du canal, une maison est établie à proximité immédiate du barrage, pour loger son gardien.En 1870, décision est prise de remplacer la passerelle mobile par un pont carrossable, jeté sur le barrage qu'on aura surélevé au préalable. L'ingénieur ordinaire des Ponts et chaussées Maucher en dresse le projet le 5 novembre 1870. Le pont comprendra un tablier métallique, des voûtes en brique et une chaussée empierrée. Les travaux sont adjugés le 21 octobre 1871 à André Deschamps, entrepreneur à Marans, et ils sont achevés en 1873. Ils provoquent toutefois un affaissement du barrage et nécessitent des ajustements dès 1875. Ce pont-barrage est régulièrement dénoncé comme un obstacle à la navigation et à l'écoulement de l'eau, notamment les deux poteaux en bois de la travée de droite. Après qu'un bateau les ait heurtés, leur démolition est décidée en 1893, tandis que le tablier métallique du pont, trop lourd, est remplacé par un tablier en bois. Au début du 20e siècle, ce pont s'avère insuffisant et surtout trop court, le canal devant être élargi. Le 3 octobre 1920, le conseil municipal examine et accepte la proposition du Syndicat des marais mouillés de la Vendée de construire un nouveau pont en amont de l'ancien pont-barrage, au droit du pont du Quaireau qui enjambe le Contrebot, avec création d'un chemin entre deux. Ce nouveau pont facilitera l'accès aux marais mouillés situés sur la rive gauche du canal de Pomère et aux fermes et maisons qui s'y trouvent. Le 13 juin 1921, le Bureau technique de l'Ouest, établi à Nantes, présente un projet de pont en béton armé de type Hennebique, à construire 400 mètres en amont de l'ancien pont-barrage. Il comprendra une voie charretière de 2,40 mètres de large, avec trottoirs et garde-corps en béton armé. Des ponts du même type seront aussi construits sur le canal évacuateur (route N137) et au pont de la Loge, à Marans (les ponts de Pomère et celui de la Loge, encore visible de nos jours, seront identiques). Les travaux, adjugés à l'entreprise Coudrais et Robiou du Pont, et réalisés sous la surveillance de M. Jomier, ingénieur en chef des Ponts et chaussées, sont réceptionnés le 22 mai 1924. Il faut toutefois attendre 1926 pour que des rampes d'accès au pont soient construites, par Auguste Braud, entrepreneur à L'Île-d'Elle. Quant à l'ancien pont-barrage de 1841 en aval du nouveau pont, il est démoli en 1924 sauf une partie de son radier, puis totalement en 1926. Au fond du canal, ses fondations ne seront retirées que lors du curage de celui-ci, en 1958.Remplaçant ce premier pont, le pont actuel a été construit en 1998.</text:p>
          </table:table-cell>
          <table:table-cell office:value-type="string" calcext:value-type="string">
            <text:p>Le pont, en béton armé, franchit le canal de Pomère au droit du bourg de L'Île-d'Elle, permettant l'accès aux terres et aux habitations qui se trouvent sur la rive gauche du canal. Il comprend trois travées, s'appuyant sur deux piles, avec un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059</text:p>
          </table:table-cell>
          <table:table-cell office:value-type="string" calcext:value-type="string">
            <text:p>Ponts du Quaireau, rue des Ponts Neuf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94953835105754</text:p>
          </table:table-cell>
          <table:table-cell office:value-type="string" calcext:value-type="string">
            <text:p>46.324594436245974</text:p>
          </table:table-cell>
          <table:table-cell table:number-columns-repeated="2"/>
          <table:table-cell office:value-type="string" calcext:value-type="string">
            <text:p>Ateliers de Montataire, H. Joret, Paris</text:p>
          </table:table-cell>
          <table:table-cell office:value-type="string" calcext:value-type="string">
            <text:p>Lorsque le canal de Vix est creusé dans les années 1650, il entraîne une rupture dans l'accès depuis le bourg de L'ïle-d'Elle au marais communal et, plus généralement, à tous les marais situés entre le nouveau canal et la Vieille Sèvre. Les habitants de L'Île-d'Elle s'en émeuvent et, le 12 octobre 1657, ils passent un accord avec la nouvelle Société des marais desséchés de Vix-Maillezais, propriétaire du canal de Vix. En plus d'une indemnité en argent, ils obtiennent la construction et l’entretien aux frais de la Société d’un pont enjambant le nouveau canal afin d’accéder à leur communal. Le pont ne devra toutefois être accessible qu'aux piétons et aux bestiaux. Un second pont devra être construit si le premier n’est pas suffisant. En outre, la Société accepte de ne rien réclamer aux Nellezais si leurs bestiaux vont "fortuitement" endommager les bords du canal de Vix. Les Nellezais obtiennent comme autre garantie, de pouvoir pratiquer une ouverture dans la Grande levée de Vix si l’eau inonde l’espace entre la digue et les terres hautes du bourg. Quelques années plus tard, en 1662, lorsque le Contrebot de Vix est à son tour creusé, un second pont est construit au même endroit, dans le prolongement de celui qui enjambe le canal de Vix, toujours pour pouvoir accéder aux marais qui se trouvent au sud.Les deux ponts apparaissent alors sur les différents plans qui se succèdent au cours des siècles, et en particulier sur le plan cadastral de 1834. Le pont sur le canal de Vix est un ouvrage à une seule arche en plein cintre, de 6,18 mètres de diamètre, sous une chaussée à deux pans, sans parapets, comme le précise un plan de 1869. L'entretien des deux ouvrages est régulièrement l'objet de litiges entre la Société de Vix-Maillezais et les habitants de L'Île-d'Elle. En novembre 1753, profitant d'une visite d'experts sur l'état du Contrebot, ces derniers accusent la Société de négliger l'entretien du pont qui enjambe ce canal : dépourvu de parapets, dégarni au point que les pierres de la voûte affleurent, il est tellement étroit que "deux boeufs attelés ont peine à y passer de front sans risque (...) en telle sorte qu'encore ce matin, il est tombé un boeuf du nommé Cardin, métayer de la métairie de Bellevue".En 1867, le conseil municipal demande à la Société de Vix-Maillezais l'autorisation de reconstruire celui sur le canal de Vix afin de pouvoir y faire passer non plus seulement des piétons et des bestiaux, comme le stipule l'accord de 1657, mais aussi des véhicules, étant donné l'augmentation de l'activité agricole dans les marais. La municipalité s'engage à effectuer les travaux à ses frais puis à entretenir l'ouvrage, à condition que la Société lui transfère la propriété du pont. La Société donne son accord le 31 août, sous réserve de maintenir la même distance entre les culées du pont pour ne pas entraver l'écoulement de l'eau. Le 27 avril 1869, l'ingénieur ordinaire des Ponts et chaussées Maucher présente un projet de reconstruction du pont. Il comprendra désormais une arche surbaissée et un tablier plat, avec trottoirs et parapets, le tout en pierre de taille des Charentes (et non en fonte, comme un temps envisagé). Approuvés le 15 mai, les travaux sont adjugés le 1er août à André Deschamps, entrepreneur à Marans, qui les achève en décembre. Ils ne sont réceptionnés que le 17 janvier 1871.Peu après, c'est au tour du pont sur le Contrebot d'être reconstruit à la demande de la Société du Contrebot en vue d'en limiter l'entravement. Comprenant jusqu'à présent deux arches, on envisage d'abord d'en créer une troisième, rive gauche, mais en octobre 1872, il est décidé de ne créer qu'une seule arche de 9,82 mètres d'ouverture, de manière à réduire encore plus l'étranglement du canal à cet endroit. Le 16 juillet 1874, le sous-ingénieur des Ponts et chaussées Espitallier (auquel l'on doit aussi les passerelles de Rouillebouc et du Renfermis) présente les plans du nouveau pont. Considérant que, sur ce pont, "il ne passera jamais de voitures lourdement chargées comme sur une route", il écarte l'idée d'une chaussée en pierre sur voûtes en briques et propose un simple tablier métallique avec plancher en charpente et trottoirs en encorbellement. Le tablier du nouveau pont sera 50 centimètres plus haut que le précédent. Le coût de l'ouvrage est estimé à 5200 francs, dont 1000 à la charge de la commune. Mais celle-ci s'oppose à la Société du Contrebot sur la question de l'entretien du futur pont. Un accord est passé le 6 juillet 1875, partageant les frais entre les deux parties. En octobre 1876, les travaux sont enfin en cours.En 1931, le pont du Contrebot, vétuste, est à nouveau reconstruit. Le 20 février, le conseil municipal en accepte le principe. Le 23 août, le projet est confié à l'agent-voyer Chaillou qui propose un hourdis en béton à la place de l'ancien tablier métallique, tout en conservant et en restaurant les garde-corps métalliques d'origine. On conserve toutefois le principe de poutres métalliques ; celle en aval porte encore aujourd'hui la marque du fabricant "Ateliers de Montataire, H. Joret et Cie, Paris".En 1995, contrairement à ce qu'avait prédit Espitallier en 1874, les ponts s'avèrent trop étroits pour pouvoir absorber la circulation des camions de l'usine voisine et celle des engins agricoles. Les deux ouvrages sont donc délaissés et deux nouveaux ponts en béton sont construits à peine quelques mètres en amont.</text:p>
          </table:table-cell>
          <table:table-cell office:value-type="string" calcext:value-type="string">
            <text:p>Les deux anciens ponts qui enjambent successivement, en venant du nord, le canal de Vix puis le Contrebot de Vix, sont tous les deux des ponts à une seule travée et à tablier droit, en béton, soutenu par des culées en pierre, avec garde-corps en métal. Tous deux mesurent environ 20 mètres de long sur environ 4 de large. Le pont sur le canal de Vix est accompagné, côté aval, sur la rive droite du canal, d'une cale permettant l'accostage des bateaux. Elle présente une rampe inclinée, renforcée par un perré en pierre, avec aussi un quai vertical sur le bord du can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082</text:p>
          </table:table-cell>
          <table:table-cell office:value-type="string" calcext:value-type="string">
            <text:p>Passerelle ; Grande levée de Vix</text:p>
          </table:table-cell>
          <table:table-cell office:value-type="string" calcext:value-type="string">
            <text:p>passerelle</text:p>
          </table:table-cell>
          <table:table-cell office:value-type="string" calcext:value-type="string">
            <text:p>limite 19e siècle 20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045735244111955</text:p>
          </table:table-cell>
          <table:table-cell office:value-type="string" calcext:value-type="string">
            <text:p>46.32633038704291</text:p>
          </table:table-cell>
          <table:table-cell table:number-columns-repeated="3"/>
          <table:table-cell office:value-type="string" calcext:value-type="string">
            <text:p>Cette passerelle, qui ne figure pas sur le plan cadastral de 1834, a été créée en 1858 pour faciliter les communications entre les marais mouillés, situés au sud, les marais desséchés et le bourg de L'Île-d'Elle, au nord. En effet, venant des bords de Sèvre au sud-est de la commune, on pouvait grâce à cette passerelle accéder à la digue ou Grande levée de Vix puis la suivre vers l'ouest jusqu'à Touvent où un chemin commençait à travers les marais desséchés, vers Soulisse puis le bourg. Une autre passerelle devait prolonger celle-ci au nord, enjambant le canal de Vix, en direction du Grousseau.Le 11 mai 1858, l'assemblée générale de la Société du Contrebot de Vix autorise M. de Bessay et M. Bridault, propriétaires de la ferme du Grousseau, à établir une passerelle en bois par-dessus le Contrebot, pour accéder aux marais mouillés. L'ouvrage aura 18 mètres de long et 1,35 de large. Il sera soutenu par quatre poteaux qui délimiteront une arche de 6 mètres d'ouverture. Cette première passerelle a sans doute été reconstruite au tout début du 20e siècle. La passerelle actuelle a en effet été réalisée selon le même modèle que deux autres jetées en 1904 par-dessus le canal de Vix et le Contrebot entre Touvent et Soulisse, toujours dans le même objectif d'améliorer les communications dans les marais.</text:p>
          </table:table-cell>
          <table:table-cell office:value-type="string" calcext:value-type="string">
            <text:p>La passerelle est située au sud du Grousseau et au nord des Cornardeaux. Elle franchit le Contrebot de Vix. Son tablier est supporté par quatre pieux en bois renforcés de pieux en béton. Le tablier est formé de deux poutres métalliques en arc surbaissé, sur lesquelles sont disposées des traverses en bois et fixés les montants des garde-corps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9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086</text:p>
          </table:table-cell>
          <table:table-cell office:value-type="string" calcext:value-type="string">
            <text:p>Ponts ferroviaires du Quaireau</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557479503161497</text:p>
          </table:table-cell>
          <table:table-cell office:value-type="string" calcext:value-type="string">
            <text:p>46.323974259619504</text:p>
          </table:table-cell>
          <table:table-cell table:number-columns-repeated="3"/>
          <table:table-cell office:value-type="string" calcext:value-type="string">
            <text:p>Les ponts ont été construits en même temps que la ligne La Rochelle/La Roche-sur-Yon, ouverte en 1871. Leur construction a suscité de vives discussions entre l'Etat d'une part, la Société des marais de Vix-Maillezais et celle du Contrebot de Vix, d'autre part, ces dernières soucieuses du bon écoulement de l'eau dans leurs canaux. La forte inondation de l'hiver 1872-1873 semble justifier ces craintes. Interpellé, le Conseil général des Ponts et chausées réfute ces accusations lors de sa séance du 29 mars 1873. A la demande de la Société de Vix-Maillezais, une commission est toutefois constituée sur le sujet et ordonne des aménagements.</text:p>
          </table:table-cell>
          <table:table-cell office:value-type="string" calcext:value-type="string">
            <text:p>Les deux ponts sont situés à l'ouest du hameau du Quaireau, par-dessus le canal de Vix et le Contrebot de Vix. Leurs tabliers droits, aujourd'hui en béton, sont soutenus par des culées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129</text:p>
          </table:table-cell>
          <table:table-cell office:value-type="string" calcext:value-type="string">
            <text:p>Passerelles de halage (2) ; chemin de Halage de la Vendée</text:p>
          </table:table-cell>
          <table:table-cell office:value-type="string" calcext:value-type="string">
            <text:p>passerelle</text:p>
          </table:table-cell>
          <table:table-cell office:value-type="string" calcext:value-type="string">
            <text:p>19e siècle</text:p>
          </table:table-cell>
          <table:table-cell table:number-columns-repeated="2"/>
          <table:table-cell office:value-type="string" calcext:value-type="string">
            <text:p>L'Île-d'Elle</text:p>
          </table:table-cell>
          <table:table-cell office:value-type="string" calcext:value-type="string">
            <text:p>Vendée</text:p>
          </table:table-cell>
          <table:table-cell office:value-type="float" office:value="85111" calcext:value-type="float">
            <text:p>85111</text:p>
          </table:table-cell>
          <table:table-cell office:value-type="float" office:value="85" calcext:value-type="float">
            <text:p>85</text:p>
          </table:table-cell>
          <table:table-cell office:value-type="string" calcext:value-type="string">
            <text:p>-0.9451731294766633</text:p>
          </table:table-cell>
          <table:table-cell office:value-type="string" calcext:value-type="string">
            <text:p>46.33548161484084</text:p>
          </table:table-cell>
          <table:table-cell table:number-columns-repeated="3"/>
          <table:table-cell office:value-type="string" calcext:value-type="string">
            <text:p>Ces passerelles, sans doute construites au 19e siècle, font partie de celles, nombreuses, qui permettaient au chemin de halage le long de la rivière Vendée de franchir la foule de cours d'eau qui, perpendiculaires à la rivière, la reliaient aux habitations du bourg de L'Île-d'Elle. La plupart de ces passerelles ont disparu lors du comblement de ces cours d'eau, dans les années 1950-1960. La passerelle au nord du bourg, près de la Ridelière, franchit un cours d'eau plus important que les autres, appelé la Route, une de ces "routes d'eau" qui traversaient les marais mouillés au nord de la commune.</text:p>
          </table:table-cell>
          <table:table-cell office:value-type="string" calcext:value-type="string">
            <text:p>Les deux passerelles sont situées au nord du bourg, sur le chemin de halage qui borde la rivière Vendée. L'une se trouve au niveau du 49 rue Nationale, l'autre au lieu-dit la Ridelière. Elles sont construites sur le même modèle. Enjambant un petit cours d'eau qui se jette dans la rivière Vendée, chacune comprend deux culées en pierre de taille, reliées par un tablier en bois. La passerelle nord a toutefois perdu son tablier ; celui de la passerelle sud a été restauré.</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06</text:p>
          </table:table-cell>
          <table:table-cell office:value-type="string" calcext:value-type="string">
            <text:p>Pont dit le pont aux Chèvres</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83938846045934</text:p>
          </table:table-cell>
          <table:table-cell office:value-type="string" calcext:value-type="string">
            <text:p>46.35657487129051</text:p>
          </table:table-cell>
          <table:table-cell office:value-type="string" calcext:value-type="string">
            <text:p>Canal du Pont aux chèvres</text:p>
          </table:table-cell>
          <table:table-cell table:number-columns-repeated="2"/>
          <table:table-cell office:value-type="string" calcext:value-type="string">
            <text:p>L'origine du pont est difficile à établir. La tradition orale veut qu'il tienne son nom des premiers êtres vivants qui l'aient franchi après sa construction. Si le canal qu'il enjambe n'a été creusé qu'à la fin du 17e siècle, il semble qu'il existait là un trou ou fosse, selon le témoignage de Françoise Moinet épouse Audineau, habitante de Vix, en 1760. Cette fosse devait être franchie par un pont comme semble l'indiquer un acte notarié du 28 juin 1652 portant partages de biens de René Revillaud, époux de Marie Fonteniou : parmi ces biens se trouvent une motte et bois au lieu "du pont aux chèvres".Le pont est toutefois reconstruit au moment du creusement du canal, en 1696. Le 26 juin, devant l'assemblée générale de la Société des marais de Vix-Maillezais, le directeur indique qu'on a commencé à travailler au canal et qu'il faudra "faire faire le pont à neuf (...), et pour faire lequel pont ledit sieur directeur, en présence du caissier et commis, étant au bourg de Vix, le douze de ce mois, a fait marché avec Charles Dupuy, Pierre Bernard et Pierre Paillé, maçons et tailleurs de pierres (...). Ledit pont aura neuf pieds d'ouverture, les murailles de quatre pieds d'épaisseur et la voûte élevée de neuf pieds, et sera de douze pieds de longueur et douze pieds de largeur, avec un bon pavé au-dessus de la voûte, et des garde-fous aux deux côtés". A l'assemblée suivante, le 13 octobre 1696, on indique que le pont est achevé.Bien plus tard, le pont apparaît sur le plan cadastral de 1836. En 1865, la réfection et l'allongement vers Maillé de la route D25 entraînent un accroissement de la circulation sur le pont. Le conseil municipal du 26 juillet 1871 constate que le pont est dans un état déplorable. Sa reconstruction, urgente, est dès lors nécessaire. Elle n'est pourtant réalisée qu'à la fin du printemps 1874 : les 28 et 29 avril, les commissaires de la Société des marais de Vix-Maillezais indiquent dans leur rapport annuel que ces travaux vont avoir lieu "d'ici peu de jours". La Société a obtenu à cette occasion un élargissement de 50 centimètres du débouché du pont, pour faciliter l'écoulement de l'eau. Cette largeur (4,5 mètres au total) sera la même que celle du barrage établi en 1871 en aval du pont pour, si nécessaire, retenir l'eau en amont à la saison sèche. Dans le même temps, l'abreuvoir en amont du pont est lui aussi reconstruit, suivant décision du conseil municipal du 6 janvier 1874.En septembre 1953, le conseil municipal décide d'installer une pompe électrique à proximité du pont, pour que chacun puisse puiser de l'eau dans le canal, l'ancien puits qui se trouve en aval n'étant plus suffisant. A noter que les parapets du pont ont été surélevés d'une assise de pierre en 2018, avant le passage du Tour de France cycliste.</text:p>
          </table:table-cell>
          <table:table-cell office:value-type="string" calcext:value-type="string">
            <text:p>Le pont se situe à l'intersection entre la route départementale D25, rue du Pont aux chèvres, et le canal qui porte aussi son nom et qu'il permet de franchir. Le pont, probablement en moellons revêtus de pierre de taille, possède une seule arche. Un bandeau marque le niveau du tablier, sous un parapet en pierre de taille. Ce parapet est ponctué de graffiti sans doute réalisés par des riverains. On reconnaît un char d'assaut avec son canon et différents personnages. L'un d'eux, une femme coiffée de la coiffe traditionnelle des marais de Vix (la "cabanière"), le menton proéminent, tient un verre qu'elle porte à la bouche.En aval du pont, sur la rive gauche du canal, se trouve un ancien lavoir. Deux glissières en pierre de taille étaient destinées à recevoir un batardeau, en cas de besoin. Un peu plus loin, rive droite, se trouve un ancien puits commun, couvert d'un édicule en pierre de taille (18e siècle ?). L'entrée de cet édicule est en plein cintre, avec jambages chanfreinés et clé de linteau.</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27</text:p>
          </table:table-cell>
          <table:table-cell office:value-type="string" calcext:value-type="string">
            <text:p>Pont de la Touchantée ; le Pont aux chèvres, rue du canal, rue du Sablon</text:p>
          </table:table-cell>
          <table:table-cell office:value-type="string" calcext:value-type="string">
            <text:p>pont</text:p>
          </table:table-cell>
          <table:table-cell office:value-type="string" calcext:value-type="string">
            <text:p>2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496974098780451</text:p>
          </table:table-cell>
          <table:table-cell office:value-type="string" calcext:value-type="string">
            <text:p>46.35477570013058</text:p>
          </table:table-cell>
          <table:table-cell office:value-type="string" calcext:value-type="string">
            <text:p>Vix : présentation de la commune</text:p>
          </table:table-cell>
          <table:table-cell/>
          <table:table-cell office:value-type="string" calcext:value-type="string">
            <text:p>Théophile Loriou</text:p>
          </table:table-cell>
          <table:table-cell office:value-type="string" calcext:value-type="string">
            <text:p>Le pont aux Chèvres est longtemps resté le seul moyen de franchir le canal du même nom. Sur le plan cadastral de 1836 encore, aucune passerelle ou pont n'apparaît à cet endroit, seulement ce qui ressemble à un petit port ou cale, située comme aujourd'hui en amont du point de jonction entre le canal et la rue de la Touchantée. C'est pour faciliter la communication d'une rive à l'autre du canal, alors que le nombre d'habitants et d'exploitants agricoles augmente dans le quartier, qu'il est d'abord décidé de construire une simple passerelle piétonne. C'est chose faite en 1886 et, le 8 octobre, un arrêté du maire "défend de laisser circuler les animaux sur les passerelles du Bourbia [ou de la Foutaise] et de la Touchantée nouvellement établie pour les piétons".La passerelle est remplacée par un pont charretier en 1933. Sa construction est confiée à Théophile (ou Auguste) Loriou, époux de Blanche Loriou, entrepreneur de maçonnerie demeurant près de là, 40 rue du Pont aux chèvres. L'entrepreneur "Loriou-Chabirand" a présenté les plans de l'ouvrage le 4 octobre 1932, et le marché a été passé avec la municipalité le 15 décembre. Le projet prévoit la construction d'un pont à tablier unique, en béton armé, avec culées en maçonnerie, selon le procédé Hennebique de l'Agence de l'Ouest, siégeant à Nantes. L'entrepreneur a laissé son nom ("A. LORIOU") et la date de construction (1933) inscrits sur le tablier du pont, côté amont.</text:p>
          </table:table-cell>
          <table:table-cell office:value-type="string" calcext:value-type="string">
            <text:p>Le pont enjambe le canal du Pont aux chèvres au débouché de la rue de la Touchantée. Il comprend une seule travée, avec tablier plat en béton et garde-corps en fonte. Les culées sont en pier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41</text:p>
          </table:table-cell>
          <table:table-cell office:value-type="string" calcext:value-type="string">
            <text:p>Pont ; le Petit Thairé, route D938 ter</text:p>
          </table:table-cell>
          <table:table-cell office:value-type="string" calcext:value-type="string">
            <text:p>pont</text:p>
          </table:table-cell>
          <table:table-cell office:value-type="string" calcext:value-type="string">
            <text:p>1er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780595730440452</text:p>
          </table:table-cell>
          <table:table-cell office:value-type="string" calcext:value-type="string">
            <text:p>46.348429311305914</text:p>
          </table:table-cell>
          <table:table-cell office:value-type="string" calcext:value-type="string">
            <text:p>Vix : présentation de la commune</text:p>
          </table:table-cell>
          <table:table-cell table:number-columns-repeated="2"/>
          <table:table-cell office:value-type="string" calcext:value-type="string">
            <text:p>Le pont a probablement été construit en même temps que la route D938 ter, ancienne route stratégique de Saumur à La Rochelle, tracée en 1834-1835. Il se trouve sur l'ancien itinéraire de cette voie, redressé en 1978.</text:p>
          </table:table-cell>
          <table:table-cell office:value-type="string" calcext:value-type="string">
            <text:p>Le pont permet à la route départementale d'enjamber le canal de la Grange, un des principaux canaux de dessèchement des marais de Vix et du Gué-de-Velluire. Construit en pierre de taille, il comprend une seule arche avec arc en plein cintre et à claveaux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42</text:p>
          </table:table-cell>
          <table:table-cell office:value-type="string" calcext:value-type="string">
            <text:p>Ponts (3) dit les ponts de la Bijettrie ; la Bijettrie</text:p>
          </table:table-cell>
          <table:table-cell office:value-type="string" calcext:value-type="string">
            <text:p>pont</text:p>
          </table:table-cell>
          <table:table-cell office:value-type="string" calcext:value-type="string">
            <text:p>2e quart 20e siècle</text:p>
          </table:table-cell>
          <table:table-cell office:value-type="string" calcext:value-type="string">
            <text:p>3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9101374540026</text:p>
          </table:table-cell>
          <table:table-cell office:value-type="string" calcext:value-type="string">
            <text:p>46.33062788167561</text:p>
          </table:table-cell>
          <table:table-cell office:value-type="string" calcext:value-type="string">
            <text:p>Vix : présentation de la commune</text:p>
          </table:table-cell>
          <table:table-cell table:number-columns-repeated="2"/>
          <table:table-cell office:value-type="string" calcext:value-type="string">
            <text:p>Jusqu'au milieu du 20e siècle, les fermes de la Bijettrie et de Drapelle ne sont pas reliées au bourg de Vix par voie terrestre. Le moyen le plus facile de rejoindre le bourg depuis les marais est alors d'emprunter la Grande levée de Vix et le canal de Vix puis, par bateau, le canal du Pont aux chèvres jusqu'au village du même nom, et de là le bourg. Le plan cadastral de 1836 montre qu'à l'emplacement des ponts actuels, sur la Grande levée de Vix, s'élevait une "hutte", la hutte à Guérin, habitation d'un des nombreux huttiers chargés par la Société des marais de Vix-Maillezais de surveiller la digue. Cette hutte a été démolie en 1931. Une autre hutte, la "hutte à Guéret" se trouvait en amont. Elle appartenait en 1836 à François Guéret (1779-1852), huttier, veuf de Marie Augereau. Cette hutte a disparu en 1953.Le projet de construction du chemin de la Bijettrie entre Montnommé et les fermes de la Bijettrie est engagé en 1939 mais il ne reçoit un début d'exécution qu'en 1941. Il entraîne la nécessité, pour rallier Drapelle via un sentier, de franchir, du nord au sud, le Petit canal de la Société, le canal de Vix et le Contrebot de Vix. Or, dès 1936, on établit une passerelle par-dessus le Contrebot. La construction de ce petit ouvrage (encore visible de nos jours) est confiée le 28 mars 1936 par la municipalité à Gustave Grimaud, entrepreneur à Bouillé-Courdault, "inventaire des pieux à vis en béton armé" grâce auxquels l'ouvrage, lui-même en béton armé, avec garde-corps métallique, sera fiché dans la vase. Mais la passerelle montre très vite des défauts de conception et construction. Malgré ses pieux à vis fichés dans le sol argileux, elle s'enfonce jusqu'à ce que son tablier touche le bord du canal !Débutée en 1941 mais interrompue par la guerre, la construction du chemin de la Bijettrie reprend en 1946 et est achevée en 1948. La passerelle sur le Contrebot, en plus de sa fragilité, s'avère trop petite. Son remplacement par un pont, la construction de deux autres sur le Petit canal de la Société et sur le canal de Vix, et le prolongement du chemin jusqu'à Drapelle sont décidés par le conseil municipal le 4 décembre 1949. Les travaux commencent en juin 1950 mais sont interrompus par l'inondation de décembre 1950 et janvier 1951. L'entrepreneur chargé de l'opération, M. Cornet est autorisé à prolonger le chantier. Le 7 juin 1953, enfin, une fête nautique est organisée à Drapelle pour l'inauguration des ponts et du chemin, en collaboration avec le Moteur Yacht Club. En 1964, lorsque le Petit canal de la Société est supprimé, on conserve le pont nord qui l'enjambait, avec au-dessous un morceau qui l'ancienne digue qui séparait ce canal du canal de Vix.</text:p>
          </table:table-cell>
          <table:table-cell office:value-type="string" calcext:value-type="string">
            <text:p>Au débouché de la route de Vix-Montnommé à Drapelle (ou chemin de la Bijettrie), trois ponts permettent d'accéder aux marais mouillés depuis les marais desséchés. Ils franchissent successivement, du nord au sud, le Petit canal de la Société et sa digue (dont il ne reste ici que des morceaux de part et d'autre du premier pont), le canal de Vix, la Grande levée de Vix et le Contrebot de Vix. Les trois ponts ont en commun la forme (en croisillons) et la couleur (verte) de leurs garde-corps, en fonte. Chaque pont comprend un tablier droit en béton, soutenu par quatre piles également en béton reliées latéralement par des croisillons. En amont du pont sur le Contrebot de Vix, se trouve encore une des anciennes passerelles en béton qui, avant la construction des ponts, permettaient l'accès aux marais mouillés depuis le chemin venant de Montnommé. Construite sur des pieux à vis, cette passerelle s'est enfoncée dans le sol peu après sa construction.</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52</text:p>
          </table:table-cell>
          <table:table-cell office:value-type="string" calcext:value-type="string">
            <text:p>Ponts (3) dits le pont de Vix ; le Pont de Vix</text:p>
          </table:table-cell>
          <table:table-cell office:value-type="string" calcext:value-type="string">
            <text:p>pont</text:p>
          </table:table-cell>
          <table:table-cell office:value-type="string" calcext:value-type="string">
            <text:p>18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293733909048766</text:p>
          </table:table-cell>
          <table:table-cell office:value-type="string" calcext:value-type="string">
            <text:p>46.344647793355435</text:p>
          </table:table-cell>
          <table:table-cell office:value-type="string" calcext:value-type="string">
            <text:p>Vix : présentation de la commune</text:p>
          </table:table-cell>
          <table:table-cell table:number-columns-repeated="2"/>
          <table:table-cell office:value-type="string" calcext:value-type="string">
            <text:p>Les ponts de Vix, destinés à faciliter l'accès depuis les terres hautes à la digue ou Grande levée de Vix, mais aussi aux marais mouillés qui s'étendent au-delà, au sud, ne sont pas mentionnés sur le plan de partage des marais desséchés de Vix-Maillezais en 1663 (au contraire, par exemple, des ponts du Quaireau, à L'Île-d'Elle, établis dans le même objectif). En revanche, le pont de Vix est bien indiqué sur le plan des mêmes marais desséchés établi par A. de La Maisonneuve en 1678. Et les ponts de Vix sont portés sur la carte des environs par Claude Masse en 1720, puis sur le plan cadastral de 1836. Les ponts de Vix sont alors au nombre de deux seulement, soit les deux ponts nord actuels. Ils permettent de franchir le Petit canal de la Société et le canal de Vix pour rejoindre la Grande levée de Vix et les maisons ou huttes qui s'y trouvent. Ces deux ponts, encore en place de nos jours, ont pu être construits au 18e siècle ou au début du 19e.Le troisième pont, au sud, le plus grand, par-dessus le Contrebot de Vix, n'est construit qu'en 1856 lorsque la route pour rejoindre le passage (futur pont) du Sablon, en direction de Taugon, est tracée à travers les marais mouillés. La construction du pont sur le Contrebot est confiée le 9 août 1856 par la commune de Vix à Pierre Prosper Sauvaget, entrepreneur à Fontenay-le-Comte ; les travaux d'empierrement du nouveau chemin sont adjugés le 23 janvier 1858, et la plantation de peupliers, de frênes et de saules le long de l'itinéraire est décidée par le conseil municipal en 1860. Le pont de 1856 est connu par une photographie de Jules Robuchon, sans doute prise peu après. Elle montre l'ouvrage qui ne présente alors qu'un tablier droit en bois, avec trois pertuis séparés par des piles en pierre, et reposant sur des culées également en pierre.Le 26 février 1885, le conseil municipal constate que le pont menace ruine, notamment son tablier. Il a fallu limiter le poids des charges pouvant passer dessus, ce qui gêne les échanges de marchandises. Le conseil décide alors de reconstruire le pont, en demandant une subvention au département. C'est à cette occasion que le pont actuel, entièrement en pierre et avec arches, a dû remplacer le premier pont en bois de 1856. Les garde-corps des trois ponts ont alors dû être harmonisés mais il semble bien (au vu de l'architecture des ouvrages) que l'on ait conservé les deux ponts nord, paraissant plus anciens que le grand pont sud.Régulièrement, l'inondation vient lécher les arches et les piles du ponts, notamment à l'hiver 1935-1936, comme le rappelle une marque sur la culée nord du pont, côté aval. En 1964, lorsque le Petit canal de la Société a été supprimé, on a conservé les deux petits ponts nord ainsi que le morceau de digue sur lequel ils reposent et qui séparait ce canal du canal de Vix.</text:p>
          </table:table-cell>
          <table:table-cell office:value-type="string" calcext:value-type="string">
            <text:p>Les trois ponts enjambent successivement, du nord au sud, le Petit canal de la Société, le canal de Vix et le Contrebot de Vix, assurant ainsi la continuité entre les terres hautes de Vix, via la rue du Pont de Vix, et les marais qui se trouvent au sud, via la route D25b qui se dirige vers la Sèvre Niortaise, Taugon et la Charente-Maritime. Construits en pierre de taille, les ponts ont en commun leurs garde-corps, en fonte, en forme de croisillons. Ils se différencient ensuite par leur taille et leur maçonnerie. Les deux ponts au nord (sans doute plus anciens) ne possèdent en effet qu'une seule arche en plein cintre chacun, et leur maçonnerie paraît moins régulière que pour le troisième pont. Celui-ci, au sud, présente trois arches en arc segmentaire, retombant sur des piles également en pierre, avec des claveaux et des assises de pierre bien plus régulier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60</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603766850203027</text:p>
          </table:table-cell>
          <table:table-cell office:value-type="string" calcext:value-type="string">
            <text:p>46.324214382047494</text:p>
          </table:table-cell>
          <table:table-cell office:value-type="string" calcext:value-type="string">
            <text:p>Vix : présentation de la commune</text:p>
          </table:table-cell>
          <table:table-cell table:number-columns-repeated="2"/>
          <table:table-cell office:value-type="string" calcext:value-type="string">
            <text:p>A la fin du 19e siècle, la municipalité de Vix cherche le moyen de faciliter l'accès aux très nombreuses petites parcelles qui composent l'île de Charouin depuis plus d'un siècle. Elle constate que les fossés qui les séparent sont souvent petits et sinueux, ce qui ne facilite pas l'évacuation de l'eau et entrave la circulation des bateaux. En 1892, décision est donc prise de creuser un fossé "de dessèchement et de navigation" à travers l'île et ses marais, en prenant soin de créer des passerelles de halage à ses extrémités.Les plans du projet sont présentés par les Ponts et Chaussées le 9 novembre 1892, mais leur approbation par déclaration d'utilité publique puis par arrêté préfectoral n'intervient que les 12 juin et 12 septembre 1895, en raison des difficultés d'acquisition des nombreux terrains nécessaires. Le projet précise que chaque passerelle sera formée de deux culées en maçonnerie laissant entre elles une largeur libre de 5 mètres. Elles supporteront un tablier métallique avec platelage en bois de 1,30 mètre de largeur, muni d’un garde-corps seulement du côté opposé à la rivière. La charpente métallique du tablier sera composée de deux poutrelles en fer double T, reliées entre elles par six entretoises en fer cornière. Le dessus des culées sera raccordé avec le chemin de halage par des rampes inclinées. Il sera aménagé dans chaque culée, en dehors du tablier, un coulisseau pouvant recevoir des poutrelles destinées à former une retenue en cas d’une inondation passagère. Tout l’ouvrage reposera sur un radier général établi sur un grillage en bois de pin noyé dans le béton. Les travaux de creusement du fossé et de construction des passerelles sont adjugés le 20 octobre 1895.</text:p>
          </table:table-cell>
          <table:table-cell office:value-type="string" calcext:value-type="string">
            <text:p>La passerelle se situe sur la rive droite de la Vieille Sèvre Niortaise, dans les marais de l'île de Charouin. Elle enjambe le canal qui traverse l'île et qui sépare aujourd'hui sa partie nord, remembrée, de sa partie sud, en réserve naturelle. Une autre passerelle identique se trouvait à l'origine à la tête amont du canal. La passerelle, en ruines, comprend encore ses deux culées en pierre de taille et une partie de son tablier en fonte, en arc segmentair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71</text:p>
          </table:table-cell>
          <table:table-cell office:value-type="string" calcext:value-type="string">
            <text:p>Passerelle de halage ; île de Charouin</text:p>
          </table:table-cell>
          <table:table-cell office:value-type="string" calcext:value-type="string">
            <text:p>passerelle</text:p>
          </table:table-cell>
          <table:table-cell office:value-type="string" calcext:value-type="string">
            <text:p>2e moitié 19e siècle</text:p>
          </table:table-cell>
          <table:table-cell office:value-type="string" calcext:value-type="string">
            <text:p>4e quart 20e siècle</text:p>
          </table:table-cell>
          <table:table-cell/>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47286605812132</text:p>
          </table:table-cell>
          <table:table-cell office:value-type="string" calcext:value-type="string">
            <text:p>46.33104888102735</text:p>
          </table:table-cell>
          <table:table-cell office:value-type="string" calcext:value-type="string">
            <text:p>Canal du Sablon</text:p>
          </table:table-cell>
          <table:table-cell table:number-columns-repeated="2"/>
          <table:table-cell office:value-type="string" calcext:value-type="string">
            <text:p>Cette passerelle a dû être créée dans la seconde moitié du 19e siècle, lors de l'aménagement du chemin de halage longeant le canal du Sablon. L'ouvrage actuel a sans doute été (re)construit à la fin du 20e siècle.</text:p>
          </table:table-cell>
          <table:table-cell office:value-type="string" calcext:value-type="string">
            <text:p>La passerelle, en partie en ruines, est située sur l'itinéraire de l'ancien chemin de halage qui longeait le canal du Sablon sur sa rive gauche. Elle enjambe un large fossé qui relie la Sèvre Niortaise à l'ancienne ferme des Brûlis située en arrière. Construite en béton armé, elle comprend un tablier droit soutenu par deux piles et prolongé par des ramp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82</text:p>
          </table:table-cell>
          <table:table-cell office:value-type="string" calcext:value-type="string">
            <text:p>Pont dit le pont Bailey ; île de Charouin</text:p>
          </table:table-cell>
          <table:table-cell office:value-type="string" calcext:value-type="string">
            <text:p>pont</text:p>
          </table:table-cell>
          <table:table-cell office:value-type="string" calcext:value-type="string">
            <text:p>4e quart 20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79662511340088</text:p>
          </table:table-cell>
          <table:table-cell office:value-type="string" calcext:value-type="string">
            <text:p>46.33027748714921</text:p>
          </table:table-cell>
          <table:table-cell office:value-type="string" calcext:value-type="string">
            <text:p>Vix : présentation de la commune</text:p>
          </table:table-cell>
          <table:table-cell table:number-columns-repeated="2"/>
          <table:table-cell office:value-type="string" calcext:value-type="string">
            <text:p>Le remembrement des marais de l'île de Charouin peu avant 1970, le développement de l'agriculture qu'il y entraîne et la nécessité d'y accéder plus facilement, entraîne la construction de ce pont. Il s'agit d'un ouvrage de type Bailey, pont préfabriqué portatif mis au point en 1941 pour un usage militaire par Donald Bailey, ingénieur américain. Ce type de pont fut très utilisé par les forces alliées pendant la Seconde Guerre mondiale, notamment en Normandie en juin 1944, et l'est encore de nos jours par l'armée française.Dès 1968, la commune de Vix sollicite le ministère de l'Equipement pour obtenir un pont de type Bailey, afin de desservir les terres nouvellement mises en valeur de l'île de Charouin. Autorisée par de la service de la navigation des Deux-Sèvres le 9 janvier 1970, la construction du pont intervient en décembre suivant, réalisée par l'entreprise de travaux publics Grimaud frères, de Bouillé-Courdault. Si le pont est gratuitement mis à disposition par l'Etat, la construction les pieux de fondations et des rampes d'accès ainsi que les frais d'installation sont pris en charge par la commune.</text:p>
          </table:table-cell>
          <table:table-cell office:value-type="string" calcext:value-type="string">
            <text:p>Le pont traverse le canal du Sablon pour accéder à l'île de Charouin. Long de 68 mètres et large de 4,5, il prend appui sur des terre-pleins en terre et, au milieu, sur deux piles en béton. Sur la rive droite du canal, il franchit le chemin de halage avant de traverser le canal lui-même. Comme tous les ponts de type Bailey, conçus pour un montage rapide et facile, le pont est en acier à poutres latérales, avec platelage en bois et de hauts garde-corps doubles, en acier égalemen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0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383</text:p>
          </table:table-cell>
          <table:table-cell office:value-type="string" calcext:value-type="string">
            <text:p>Pont dit le pont du Petit Bot</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08667746881616</text:p>
          </table:table-cell>
          <table:table-cell office:value-type="string" calcext:value-type="string">
            <text:p>46.36824994100556</text:p>
          </table:table-cell>
          <table:table-cell office:value-type="string" calcext:value-type="string">
            <text:p>Vix : présentation de la commune</text:p>
          </table:table-cell>
          <table:table-cell table:number-columns-repeated="2"/>
          <table:table-cell office:value-type="string" calcext:value-type="string">
            <text:p>Le 26 juin 1696, la Société des marais desséchés de Vix décide de construire "un petit pontreau de cinq à six pieds de large pour facliter l'entrée et passage de Vix dans les marais de Boisdieu et Maillezais et des derrières de Vix". Il s'agit probablement du pont du Petit Bot. Le pont est situé sur ce qui, jusqu'en 1865 et la construction de la route D 20, constituait le seul chemin reliant Vix et Doix à travers les marais desséchés. L'itinéraire apparaît sur le plan cadastral de 1836, avec à cet endroit une différence par rapport à aujourd'hui. A cette époque en effet, le chemin suivait le coude formé ici par la route d'eau puis franchissait celle-ci, en formant un autre coude, par un pont situé un peu plus au sud-est que le pont actuel (le parcellaire des terrains voisins a conservé la forme de cet ancien franchissement). Le chemin a été rectifié, et ces coudes successifs supprimés, en 1862, selon le cadastre.Le pont est reconstruit à la même occasion mais semble rester dans un premier temps à son emplacement initial : le conseil municipal du 21 juin 1863 précise que le chantier, confié à MM. Bourgoin et Mignonneau, sera achevé d'ici juillet. Ce n'est qu'en 1879, semble-t-il, que le pont est déplacé sur le nouvel itinéraire du chemin de Vix à Doix, et donc reconstruit. Le 2 mars, le conseil municipal indique que le terrain nécessaire à la construction du pont du Petit Bot sur le chemin de Vix à Doix a été acheté. La date 1891 est cependant inscrite sur le parapet nord du pont (angle ouest). Elle pourrait se rapporter à la construction du pont, ou bien être un simple graffiti réalisé postérieurement.</text:p>
          </table:table-cell>
          <table:table-cell office:value-type="string" calcext:value-type="string">
            <text:p>Le pont est situé sur le chemin du Petit Bot qui relie le bourg de Vix aux marais situés au nord, jusqu'au canal du Pont aux chèvres. Le pont franchit la route d'eau du Petit Bot, un des cours d'eau qui serpente encore dans ces marais remembrés. L'ouvrage, en pierre de taille, présente une architecture similaire à celle du pont aux Chèvres. Il possède une seule arche en plein cintre, avec claveau réguliers, sous deux parapets droits. L'assise de chaque parapet est marquée par un large bandeau. Des inscriptions, le plus souvent incomplètes ou illisibles, ainsi que quelques graffitis, également lacunaires, sont visibles sur les parapets. On lit toutefois, sur le parapet nord, la date 1891, les initiales BP au-dessus d'une croix de Lorraine (inscrites à l'occasion de la Libération en 1944 ?), le surnom "Labonette" ou encore le nom de famille Tardy.</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413</text:p>
          </table:table-cell>
          <table:table-cell office:value-type="string" calcext:value-type="string">
            <text:p>Passerelle dite le pont de la Foutaise ; le Bourbia</text:p>
          </table:table-cell>
          <table:table-cell office:value-type="string" calcext:value-type="string">
            <text:p>passerelle</text:p>
          </table:table-cell>
          <table:table-cell office:value-type="string" calcext:value-type="string">
            <text:p>4e quart 19e siècle</text:p>
          </table:table-cell>
          <table:table-cell table:number-columns-repeated="2"/>
          <table:table-cell office:value-type="string" calcext:value-type="string">
            <text:p>Vix</text:p>
          </table:table-cell>
          <table:table-cell office:value-type="string" calcext:value-type="string">
            <text:p>Vendée</text:p>
          </table:table-cell>
          <table:table-cell office:value-type="float" office:value="85303" calcext:value-type="float">
            <text:p>85303</text:p>
          </table:table-cell>
          <table:table-cell office:value-type="float" office:value="85" calcext:value-type="float">
            <text:p>85</text:p>
          </table:table-cell>
          <table:table-cell office:value-type="string" calcext:value-type="string">
            <text:p>-0.8584386912033455</text:p>
          </table:table-cell>
          <table:table-cell office:value-type="string" calcext:value-type="string">
            <text:p>46.366573006867675</text:p>
          </table:table-cell>
          <table:table-cell office:value-type="string" calcext:value-type="string">
            <text:p>Vix : présentation de la commune</text:p>
          </table:table-cell>
          <table:table-cell table:number-columns-repeated="2"/>
          <table:table-cell office:value-type="string" calcext:value-type="string">
            <text:p>La passerelle n'apparaît pas sur le plan cadastral de 1836 qui ne représente ici qu'un des nombreux petits ports jalonnant les rives de la route d'eau. Le 8 octobre 1886, un arrêté du maire "défend de laisser circuler les animaux sur les passerelles du Bourbia et de la Touchantée nouvellement établie pour les piétons". La passerelle a été réhabilitée en 2003.</text:p>
          </table:table-cell>
          <table:table-cell office:value-type="string" calcext:value-type="string">
            <text:p>La passerelle franchit la route d'eau du Port du Noyer qui contourne le bourg de Vix et le quartier du Bourbia par le nord. Au débouché d'un passage commun relié à la rue du Bourbia, elle permet d'accéder depuis les maisons aux jardins situés de l'autre côté. Elle comprend un simple tablier droit, en bois, avec un seul garde-corps en fon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450</text:p>
          </table:table-cell>
          <table:table-cell office:value-type="string" calcext:value-type="string">
            <text:p>Port puis pont de Saint-Nicola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95511963847692</text:p>
          </table:table-cell>
          <table:table-cell office:value-type="string" calcext:value-type="string">
            <text:p>46.34571928747611</text:p>
          </table:table-cell>
          <table:table-cell table:number-columns-repeated="3"/>
          <table:table-cell office:value-type="string" calcext:value-type="string">
            <text:p>Aucun accès terrestre au bourg de Maillé n'existait de ce côté-ci de l'ancienne île avant la création de la route départementale D 25 ou route de Vix à Lesson, en 1865. Le plan cadastral de 1835 montre le port de Saint-Nicolas qui se trouvait là, à l'extrémité de l'actuelle rue Saint-Nicolas, en contrebas du pont. A cette date, l'eau arrivait jusqu'à l'actuel 6 rue Saint-Nicolas. Sur ce bâtiment comme sur le pont lui-même, des plaques rappellent le niveau atteint par l'eau lors de la grande crue de décembre 1872. Construit en même temps que la route, en 1865, le pont a été reconstruit en septembre 1961, peu après le recalibrage de la Jeune Autise. Le chemin de halage qui arrivait de l'est, le long de la Jeune Autise, a alors été interrompu, et la passerelle qui enjambait l'entrée du petit port a été supprimée. L'opération a été menée par l'entreprise Ducos, de Nantes, chargée dans le même temps de reconstruire quatre ponts sur la Jeune Autise en amont de Maillé, et le pont sur le nouveau canal de la Rabatière, à La Ronde.</text:p>
          </table:table-cell>
          <table:table-cell office:value-type="string" calcext:value-type="string">
            <text:p>Le pont, en béton, avec garde-corps en fonte, comprend trois travées, deux piles soutenant son tablier droi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624</text:p>
          </table:table-cell>
          <table:table-cell office:value-type="string" calcext:value-type="string">
            <text:p>Ponts (2) ; le Pont de la Rout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10010748493926</text:p>
          </table:table-cell>
          <table:table-cell office:value-type="string" calcext:value-type="string">
            <text:p>46.34859242882486</text:p>
          </table:table-cell>
          <table:table-cell office:value-type="string" calcext:value-type="string">
            <text:p>Maisons, fermes : l'habitat à Maillé</text:p>
          </table:table-cell>
          <table:table-cell office:value-type="string" calcext:value-type="string">
            <text:p>enduit;parement</text:p>
          </table:table-cell>
          <table:table-cell/>
          <table:table-cell office:value-type="string" calcext:value-type="string">
            <text:p>Ces deux ponts ont été créés au moment de la construction de la route de Vix à Lesson (route D25) dans les années 1850-1860. Le hameau du Pont de la Route s'est alors développé à proximité.</text:p>
          </table:table-cell>
          <table:table-cell office:value-type="string" calcext:value-type="string">
            <text:p>Les ponts permettent à la route D25 de franchir, au nord, le canal de Vix et, au sud, le Contrebot de Vix. Le pont sur le canal de Vix comprend une seule travée, voûtée en arc segmentaire, avec claveaux réguliers et sommier saillant. Son ancien parapet en pierre a été remplacé par un garde-corps en métal, tout comme pour le pont sur le Contrebot de Vix. Le tablier de celui-ci repose sur deux culées en moellons, avec parement en pierre de taille, de part et d'autre d'une travée unique. Des reprises de ces culées en béton laissent toutefois penser qu'il a pu exister là aussi une voût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630</text:p>
          </table:table-cell>
          <table:table-cell office:value-type="string" calcext:value-type="string">
            <text:p>Passage de la Pichonnière puis ponts de la Croix des Mary</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74367720577955</text:p>
          </table:table-cell>
          <table:table-cell office:value-type="string" calcext:value-type="string">
            <text:p>46.321149300650816</text:p>
          </table:table-cell>
          <table:table-cell/>
          <table:table-cell office:value-type="string" calcext:value-type="string">
            <text:p>parement</text:p>
          </table:table-cell>
          <table:table-cell office:value-type="string" calcext:value-type="string">
            <text:p>Joseph Maire;Eugène Espitallier;Félix Lebreton;Egysthe Lebreton</text:p>
          </table:table-cell>
          <table:table-cell office:value-type="string" calcext:value-type="string">
            <text:p>Du passage de la Pichonnière à la Croix des MarieLes ponts de la Croix des Mary ont succédé à un passage à travers les marais, très emprunté dès le Moyen Âge. Le passage de la Pichonnière, reliant les terres hautes de Maillé, en Poitou, et celles de La Ronde, en Aunis, et, au-delà, Fontenay-le-Comte et Surgères, est en effet mentionné dès 1232, dans un accord entre Geoffroi de Lusignan et l'abbaye de Maillezais. Le passage prend en fait la forme incertaine d'une chaussée submersible, encadrée par des cours d'eau (comme le montre les plans cadastraux du début du XIXe siècle, et comme aujourd'hui la route départementale de part et d'autre du site). Le tout converge depuis la Pichonnière, à Maillé, d'une part, et le Passage de La Ronde d'autre part. En 1578, l'évêque de Maillezais ordonne de "faire relever une terre sur les marais près le lieu de la Pichonnière, afin de faciliter le passage dudit lieu de la Pichonnière à La Ronde". En 1621, à l'occasion du passage par cet endroit de troupes protestantes soulevées contre le roi, l'axe est qualifié d'un "des principaux passages qui favorise la communication des provinces d'Anjou et de Poitou avec celles de Saintonge et de La Rochelle". Vers 1755, un état des péages exercés sur les cours d'eau de la généralité de Poitiers indique encore que le passage de la Pichonnière est "d'une nécessité absolue pour communiquer de l'Aunis en Poitou par la rivière de Sèvre". Au point de rencontre des deux directions, sur la Sèvre Niortaise, la carte de la région par Claude Masse en 1720 situe une des écluses ou pêcheries qui parsèment alors le fleuve, en l'occurrence l'écluse de la Croix (elle tire sans doute son nom de la configuration du lieu, au croisement entre la Sèvre et la chaussée). Le même Claude Masse précise cependant dans ses différents mémoires que le passage de la Pichonnière, bien que très fréquenté, est très mauvais et dangereux, étant formé d'une chaussée étroite formée avec de la terre et des roseaux.Jusqu'au XVIe siècle, la propriété et l'exploitation du passage de la Pichonnière dépendent de l'évêque de Maillezais puis sont liées sous l'Ancien Régime au domaine de la Pichonnière, à Maillé, au nord. Le passage est ainsi compris dans la vente de ce domaine, le 8 mai 1680, par Messire Gabriel Dorin, écuyer, seigneur du Poiron, et Dame Catherine Carrel son épouse, demeurant au Poirou, à Pissotte, à Geoffroy Picoron, sieur de la Brenegoue, demeurant à La Rochelle. L'acte concerne en fait "la tierce partie des droits du passage, port, arrivage de la Pichonnière à La Ronde" (les époux Dorin conservant les deux autres tiers), ainsi que l'écluse et pêcherie dépendant également de la Pichonnière.La Pichonnière et ses dépendances, dont le passage, restent dans les mains de la famille Picoron jusqu'en 1781. Le 24 juillet de cette année-là, Marie Picoron, veuve de Pierre Alexis Bonvallet des Brosses, demeurant à La Rochelle, vend, pour 24500 livres, à Anne Guérin veuve Quoy, demeurant à Maillé, la métairie et maison de la Pichonnière, ainsi que ses dépendances dont le port et passage de la Pichonnière à La Ronde, avec le droit de péage, et le fief de la Grande Bernegoue. Anne Guérin (1731-1784), veuve de Dominique Quoy (1729-1774), marchand, assoit ainsi son influence à Maillé où elle est déclarée "maîtresse chirurgienne" au décès de son mari, et où va naître, en 1790, son petit-fils, le chirurgien de marine et scientifique Jean René Constant Quoy. En 1798, l'écluse appartient à Pierre Marie, sans doute Pierre Marie (1741-1807), époux de Jeanne Priou. Pêcheur, il possède et exploite l'écluse jusqu'à sa suppression par l'Etat vers 1800. Après lui, les différentes branches de la famille Marie continuent à habiter sur le site auquel elle donne son nom, la Croix des Marie. Son gendre et cousin notamment, Louis Marie dit Cartier ou l'aîné (1772-1850), époux de Marie Marie, pêcheur, possède, avec son cousin Louis Marie dit le jeune (1785-1854), époux de Jeanne Veillat, les deux habitations mentionnées à cet endroit sur le plan cadastral de Maillé en 1835, à l'emplacement des maisons et anciennes fermes présentes aujourd'hui sur l'îlot (juste en aval du pont). Cet îlot n'existe pas encore, le bras de dérivation de la Sèvre au nord n'ayant pas encore été creusé. A sa place, l'endroit est sillonné de fossés délimitant de petites parcelles en bois, roseaux ou jardins.Passant à travers ces terrains, l'ancienne chaussée venant de la Pichonnière aboutit aux deux habitations de la famille Marie (comme les ponts actuels). C'est ce que montre non seulement le plan cadastral de 1835, mais aussi un plan du passage de la Pichonnière établi en 1825 par l'ingénieur Salomon. On y distingue nettement la chaussée, soit une levée de terre encadrée par des canaux que les bateaux peuvent utiliser. Salomon précise que cette levée "n'est praticable que dans l'été, le reste de l'année elle est couverte d'eau". Côté La Ronde, la configuration est la même, avec une rupture de charge au "bouchaud [ou pêcherie] de Brénégaud" (vers l'actuel pont de Bernaga, sur la canal de la Rabatière). Entre les deux, sur la rive droite de la Sèvre Niortaise, Salomon situe la "maison de la Croix", où vit la famille Marie. La chaussée, les canaux qui l'encadrent et le bouchaud appartiennent à François Simonneau, par ailleurs propriétaire de la Pichonnière.La construction des ponts à partir de 1856 : le projet MaireAu milieu du XIXe siècle, la Croix des Marie se trouve sur l'itinéraire de la route devant relier Rochefort (Charente-Maritime) à Faymoreau, site industriel en pleine expansion. Les autorités entendent développer cet axe afin de développer le commerce et les échanges d'une rive à l'autre de la Sèvre Niortaise, et pour cela, moderniser l'antique passage de la Pichonnière. La création de cette nouvelle route est décidée en 1838, mais sa mise en œuvre va prendre plusieurs années, voire plusieurs décennies, surtout pour ce qui concerne le franchissement de la Sèvre Niortaise. Concernant la route elle-même, le tracé de l'ancien passage est repris, de même que le principe de deux canaux encadrant la voie. La rupture de charge qui s'opérait au bouchaud de Brénégaud, côté La Ronde, est supprimée et le tracé du passage est rectifié, unifié.Le 20 septembre 1846, le conseil municipal de Maillé approuve le projet de construction d'un pont en bois à la Croix des Marie. Le 6 août 1853, l'ingénieur en chef des Ponts et Chaussées Mesnager, auteur d'un vaste programme d'aménagement du bassin de la Sèvre Niortaise, présente, inclus dans celui-ci, un projet de construction de deux ponts là où aboutit l'antique chaussée de la Pichonnière. Modifié par décision ministérielle du 22 août 1855, et de nouveau présenté le 3 mars 1856, le projet consiste à créer d'une part un pont fixe, en pierre, sur la Sèvre Niortaise ; d'autre part un pont mobile, permettant le passage des bateaux, un pont jeté sur une dérivation à creuser sur la rive droite du fleuve, à travers les nombreuses petites parcelles situées en arrière des habitations de la famille Marie. Celle-ci occuperont donc une nouvelle île ainsi créée. Les deux ponts seront construits sur pilotis et grilles en bois de pin. En attendant leur réalisation, un bac géré par l'Etat est construit pour assurer la traversée de la Sèvre. Les plans en sont présentés le 10 juin 1854 par le conducteur principal Boubeau. Des rampes d'accès sont créées de part et d'autre de la rivière (juste en aval de l'actuel grand pont), notamment rive droite au pied des habitations de la famille Marie.Le projet de ponts est finalement entériné par une déclaration d'utilité publique du 10 mai 1856. Une enquête publique est menée en novembre. Elle fait apparaître des difficultés avec les riverains et propriétaires des terrains et des habitations concernés, qui doivent être expropriés. On discute ferme sur le tracé du canal de dérivation, réclamé tantôt au nord, tantôt plus au sud. C'est finalement la version sud, la plus proche de la Sèvre Niortaise et du pont fixe, qui est retenue par les autorités.L'opération, cofinancée par les deux départements de la Vendée et de la Charente-Inférieure, est adjugée dès le le 29 novembre 1856, par décret impérial, à Félix Lebreton, entrepreneur de travaux publics à Niort. Il se voit confier non seulement la construction des ponts et le creusement du canal de dérivation, pour 86 000 francs, mais aussi la concession gratuite du péage à prélever sur le passage pendant cinquante ans. Le 14 mars 1857, Lebreton présente les plans et mémoires de son projet, adaptés du projet Maire, et établis par son frère, Egysthe Lebreton. Celui-ci en profite pour proposer de construire sur l'îlot (actuellement 5, la Croix des Mary, ancienne auberge) un logement pour le préposé au péage (ou pontonnier), idée pour l'instant écartée. Le reste de son projet est approuvé sous condition par l'Etat, après que l'ingénieur Maire a relevé de nombreuses imprécisions et différences avec son projet initial.Un chantier très chaotique : l'affaire Lebreton-Laprade (1857-1859)De fait, le chantier va connaître de nombreux soubresauts. Commencés au printemps 1857, les travaux n'ont que peu avancé quand vient l'automne et la saison des inondations. En octobre, le canal de dérivation a été en partie creusé, et on a commencé à construire les pilotis du pont mobile, rien de plus. 40 800 francs ont déjà été versés aux frères Lebreton. Les difficultés se multiplient avec les riverains, notamment pour le tracé du chemin de halage et le dépôt des matériaux. Le 26 décembre, Egysthe Lebreton prend la fuite, suivi par son frère Félix et leur commis, M. Mayer, le 7 janvier 1858. Ils emportent avec eux les registres de comptabilité de leur entreprise, les mémoires des fournisseurs et les carnets du chef d'atelier, M. Dallet qui y notait les journées de travail des ouvriers, et qui ignore maintenant où sont ses patrons ! Le 15 janvier, le chantier est abandonné, les ouvriers l'ayant déserté faute d'être payés. Le 1er février, ils sont définitivement dispersés, recevant des bons de pain pour paiement de leur dû.Le 12 février, l'ingénieur chargé de la surveillance de l'opération informe le préfet de la Vendée de tous ces événements et fait le point sur l'état du chantier : les terrassements et déblais du canal de dérivation ne sont exécutés qu'aux deux tiers, les culées du pont mobile ont été construites mais celle de la rive droite montre des signes inquiétants de malfaçons (lézardes, écartement...), les terres de comblement ayant été ramenées derrière l'ouvrage en trop grande quantité et de façon trop précoce, alors que la maçonnerie n'était pas bien sèche. Pour ce qui est du pont fixe, sa construction n'a pas commencé. On a juste fait livrer 350 pieux de 12 mètres de long chacun pour les pilotis de fondations, ainsi que les deux tiers de la pierre de taille nécessaire, provenant de Gourgé et de Saint-Hilaire-des-Loges. Pour éviter qu'elle ne gèle, on l'a recouverte de paille. Il manque encore les deux tiers des moellons ainsi que le bois pour les cintres d'échafaudage. Il reste aussi sur place une partie du matériel et des outils des ouvriers, placés sous la surveillance de Dallet et du garde-rivière François Chessé. Les frères Lebreton ont manifestement quitté le pays.Le 15 février, le préfet de la Vendée demande de nouvelles explications à l'ingénieur : "Ma responsabilité est déjà trop engagée. J'espère donc qu'un rapport de votre part ne se fera pas attendre." Las, rien ne bouge pendant encore plusieurs mois. Félix Lebreton redonne signe de vie le 30 octobre 1858. Depuis Paris, il écrit au préfet de la Vendée pour démissionner et transmettre sa concession du chantier et du péage à Xavier Laprade, propriétaire à Civaux (Vienne). Déjà concessionnaire de ponts à Coulon et la Garette (Sansais), celui-ci s'engage à achever les travaux de la Croix des Marie dans un délai d'un an, tout en demandant des ajustements au projet, notamment sur la largeur du pont fixe. Le 29 novembre, une visite des lieux est organisée. Convoqué, Félix Lebreton ne se présente pas. Malgré tout, le 6 janvier 1859, une décision ministérielle entérine la passation du chantier au profit de Laprade.L'affaire n'est pourtant pas terminé ! Dès le 9 avril 1859, on constate que le chantier est une nouvelle fois en état d'abandon. Laprade fait savoir qu'il a découvert l'existence d'un traité secret passé le 20 janvier 1857 par Félix Lebreton avec un certain Eugène Léopold Crevet, clerc de notaire de son état, demeurant à Meaux (Seine-et-Marne). Par cet accord, Lebreton a promis à Crevet la moitié des recettes du péage. Laprade dénonce cet accord secret et déclare ne se sentir ement engagé envers Crevet. Le 12 juillet, le ministre de l'Intérieur, saisi du dossier, demande si on ne devrait pas procéder à une nouvelle adjudication des travaux. Le 6 septembre, un arrêté préfectoral entérine le désistement de Laprade. Pour la seconde fois en deux ans, les ponts de la Croix des Marie, en partie commencés, se retrouvent donc sans entrepreneur.L'affaire Lebreton connaîtra un dernier rebondissement quelques années plus tard. En 1863, Félix Lebreton se manifeste de nouveau, pour exiger cette fois le versement d'une somme de 3582 francs. Quinze ans plus tard, en 1878, son frère Egysthe réclame au ministère de l'Intérieur la restitution ou le paiement compensatoire du matériel qu'il a laissé sur le chantier fin 1857, accusant l'ingénieur en chef Sallebert d'avoir promis à son frère de le lui restituer. Il demande aussi une indemnisation à la suite de la résiliation de la concession du péage. Niant avoir pris la fuite, il explique que ses affaires l'ont accaparé à Paris, dans des travaux menés pour l'Etat, la Ville de Paris et de grands propriétaires, avant d'être enrôlé dans l'armée comme officier pendant la guerre de 1870. Il affirme demeurer désormais à Paris, boulevard Voltaire, ou chez ses parents, Auguste Lebreton (entrepreneur comme ses fils) et Virginie Sureau, route de Grange, à Niort. Réitéré en 1881, vingt quatre ans après le début des travaux à la Croix des Marie, sa réclamation est rejetée par l'Etat. En 1886, au décès de leur père, les frères Lebreton, entrepreneurs, habitent encore à Niort, chemin des Chaboissières.L'affaire Crevet et l'achèvement du chantier (1859-1884)Entre temps, à l'automne 1859, le chantier des ponts de la Croix des Marie restant en attente, l'Etat lance un nouvel appel à soumission. Le 19 novembre, le conseil de préfecture de la Vendée se réunit pour examiner les propositions. L'une d'elles est portée par... Eugène Léopold Crevet, demeurant 56 boulevard Beaumarchais, à Paris, l'un des protagonistes de l'accord secret de janvier 1857 ! Mais le conseil de préfecture relève qu'il n'a fourni qu'une partie des pièces demandées pour le dossier, et attribue donc le chantier aux frères Aubert, entrepreneurs à Niort. Crevet n'en reste toutefois pas là... Pour une raison inconnue, le ministère des Travaux publics déjuge le conseil de préfecture le 6 décembre et, le 21 janvier 1860, un décret impérial confirme l'attribution de l'opération à Crevet ! Celui-ci prend en mains le chantier le 24 avril suivant. Il se fait représenter par Maxime Frager, son homme de chantier, également chargé de lever le péage.Les travaux, interrompus depuis un an, peuvent dès lors enfin reprendre en ce printemps 1860. Un an plus tard, ils sont pourtant toujours en cours. Le 20 juin 1861, un arrêté préfectoral enjoint Crevet d'utiliser des moellons "proprement équarris" pour construire les voûtes du pont fixe. En septembre, les cintres d'échafaudage de celui-ci sont encore en cours de construction.Comme Lebreton l'avait envisagé en 1857, Crevet souhaite établir sur place son agent chargé de la manoeuvre du pont mobile et de la perception du péage. Le 12 février 1862, il demande l'autorisation de construire pour lui un logement de fonctions sur la rive droite du canal de dérivation, à l'angle formé par la route venant de la Pichonnière et le chemin de halage (actuellement 3, la Croix des Mary). Le terrain appartient alors à Louis Marie époux Bouchet, dit Desmarest, qui devra être exproprié. L'administration hésite, d'autant qu'un autre riverain, François Simonneau, propriétaire de la Pichonnière et de l'ancien passage, propose une autre maison, récemment construite sur l'îlot (actuellement 5, la Croix des Mary), là où Lebreton l'envisageait déjà en 1857. Un plan des lieux, établi le 28 mars 1863 par l'ingénieur ordinaire Brésillac, de Marans, montre les deux options. IL sera finalement décidé en 1866 d'établir le passagier dans une maison située sur l'îlot, appartenant aux héritiers Girard.Pendant ce temps, le 6 mai 1862, pressé de pouvoir lever le péage et d'en percevoir les recettes, Crevet demande l'ouverture du pont au public dès le 10, mais le service des Ponts et Chaussées indiquent que les travaux ne sont pas tout à fait terminés : la rampe d'accès sur la rive gauche est inachevée, de même que les parapets du pont fixe, et des tassements sont observés dans les maçonneries. Par arrêté du 22 mai, le préfet de la Vendée autorise pourtant l'ouverture du pont le 26, sous réserve de terminer en urgence ces opérations. Le bac utilisé depuis 1854 pour le franchissement de la Sèvre Niortaise, désormais inutile à la Croix des Marie, est remployé au passage du Rouleau, entre Maillé et Taugon (futur pont du Sablon).Or, moins d'un an plus tard, le 2 février 1863, le préfet informe l'ingénieur en chef Evrard que Crevet est à son tour en faillite qu'il a pris la fuite ! Le pont fixe se tasse et menacerait ruine. Egalement pressé de rendre son avis par le préfet de Charente-Inférieure, Evrard se veut toutefois rassurant sur l'état du pont, qui reste donc ouvert à la circulation. En 1866, Crevet refait surface et réclame une indemnité et le versement du solde qui lui est dû. En 1869, il est mis en demeure d'achever les travaux, ce qu'il est évidemment incapable d'assurer. La construction des ponts de la Croix des Marie et l'aménagement du site sont finalement achevés en régie par les Ponts et Chaussées, suivant le projet présenté les 13 avril et 5 juin 1870 par l'ingénieur Espitallier. Quant à Crevet, le Journal officiel des 9 décembre 1893 et 18 mars 1895 le déclare absent, "disparu en 1867, date de son départ pour l'Amérique où il a résidé à New-York", "d'où il n'a plus donné de nouvelles depuis 1882".Dès janvier 1880, on constate que le pont mobile sur le canal de dérivation a besoin de réparations urgentes, notamment parce que ses bois sont pourris. Les travaux sont aussitôt engagés mais, le 11 juin 1883, sa traversée est interdite. En tout état de cause, la navigation fluviale sur la Sèvre est alors en déclin, et le besoin de disposer d'un pont mobile pour laisser passer les plus gros bateaux se fait moins pressant. En décembre 1883, le pont mobile est alors remplacé par un pont fixe, avec tablier en métal appuyé sur les culées en maçonnerie. Le canal de dérivation reçoit des riverains le surnom de "canal inutile". En 1912, à la suite des inondations catastrophiques qui ont frappé les marais, la transformation du grand pont et de ses trois travées en un pont métallique à une seule travée (à l'image du pont du Sablon), est réclamée par les cultivateurs des environs, en vain.</text:p>
          </table:table-cell>
          <table:table-cell office:value-type="string" calcext:value-type="string">
            <text:p>De l'ancien passage de la Pichonnière reliant le Passage de La Ronde et la Pichonnière de Maillé, les routes départementales D15 (en Vendée) et D116 (en Charente-Maritime), aménagées au milieu du XIXe siècle, ont conservé le principe d'une chaussée encadrée par des canaux. Le site de la Croix de Mary comprend deux ponts qui se succèdent du nord au sud, de part et d'autre d'une île longiligne. Au nord, le petit pont, long de 23 mètres, enjambe un bras de dérivation de la Sèvre Niortaise. Son tablier droit repose sur deux culées en pierre (moellons avec parement en pierre de taille). Après être passée entre des habitations, la chaussée arrive au pont sud, le plus grand. Long de 60 mètres et large de 8,5, il franchit cette fois le cours principal de la Sèvre Niortaise. Entièrement construit en pierre (moellons avec parement en pierre de taille), il est le seul ouvrage de ce type sur la Sèvre avant Marans. Il comprend trois arches en plein cintre. Leurs deux piles sont renforcées par des musoirs. Les garde-corps, à croisillons en fonte, prolongent de courts parapets en pierre de taille. Rive gauche, le pont est encadré par des perrés et par des escaliers en pierre qui descendent au bord du fleuv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646</text:p>
          </table:table-cell>
          <table:table-cell office:value-type="string" calcext:value-type="string">
            <text:p>Passerelles de halage (2)</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594416537397186</text:p>
          </table:table-cell>
          <table:table-cell office:value-type="string" calcext:value-type="string">
            <text:p>46.32480419980054</text:p>
          </table:table-cell>
          <table:table-cell table:number-columns-repeated="2"/>
          <table:table-cell office:value-type="string" calcext:value-type="string">
            <text:p>Eugène Espitallier</text:p>
          </table:table-cell>
          <table:table-cell office:value-type="string" calcext:value-type="string">
            <text:p>Les passerelles n'apparaissent pas sur les plans cadastraux de Maillé et Damvix en 1835. La passerelle nord-est a dû être créée vers le milieu du XIXe siècle, en tout cas après le creusement du canal de la Vieille Autise à la fin des années 1830. La passerelle sud-ouest quant à elle semble avoir été remployée ici au moment de la reconstruction, en 1958, du pont sur le canal de la Vieille Autise au pied duquel elle se situe maintenant. Auparavant, c'est elle qui permettait le franchissement du canal à son embouchure dans la Sèvre Niortaise. C'est à cet effet qu'elle a été conçue par l'ingénieur ordinaire Espitallier qui en a présenté le projet le 24 juin 1868. Le devis prévoyait un ouvrage d'une seule travée de 10 mètres de portée, avec un tablier en bois soutenu par deux arcs en fer forgé, et des garde-corps également en fer forgé, le tout jeté entre deux culées de maçonnerie reposant sur un grillage en charpente de bois de sapin. Ce projet, approuvé par décision ministérielle du 3 août 1868, fut réalisé en 1869.</text:p>
          </table:table-cell>
          <table:table-cell office:value-type="string" calcext:value-type="string">
            <text:p>Les deux passerelles permettent la continuité du chemin de halage qui longe le canal de la Vieille Autise. La passerelle sud enjambe le cours de rivière de la Vieille Autise qui se jette là dans la Sèvre Niortaise. Son tablier en bois est soutenu par des arceaux en métal. Les garde-corps sont aussi en métal. Quant à la passerelle nord, sont tablier, droit cette fois, repose sur deux culées en maç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5];['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731</text:p>
          </table:table-cell>
          <table:table-cell office:value-type="string" calcext:value-type="string">
            <text:p>Pont de la Pichonnière</text:p>
          </table:table-cell>
          <table:table-cell office:value-type="string" calcext:value-type="string">
            <text:p>pont</text:p>
          </table:table-cell>
          <table:table-cell office:value-type="string" calcext:value-type="string">
            <text:p>milieu 19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813881427894058</text:p>
          </table:table-cell>
          <table:table-cell office:value-type="string" calcext:value-type="string">
            <text:p>46.331562651981145</text:p>
          </table:table-cell>
          <table:table-cell table:number-columns-repeated="3"/>
          <table:table-cell office:value-type="string" calcext:value-type="string">
            <text:p>Le pont a dû être construit au moment de l'aménagement de la route de la Pichonnière au milieu du XIXe siècle.</text:p>
          </table:table-cell>
          <table:table-cell office:value-type="string" calcext:value-type="string">
            <text:p>Le pont permet à la route départementale 15 de franchir le canal de Bourneau. Construit en pierre de taille, long de 36 mètres, il comprend trois travées en arc segmentaire, la travée centrale étant plus large que les deux autres. Les parapets, soulignés par une corniche, sont en pierre de taill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6];['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736</text:p>
          </table:table-cell>
          <table:table-cell office:value-type="string" calcext:value-type="string">
            <text:p>Passerelle</text:p>
          </table:table-cell>
          <table:table-cell office:value-type="string" calcext:value-type="string">
            <text:p>passerelle</text:p>
          </table:table-cell>
          <table:table-cell office:value-type="string" calcext:value-type="string">
            <text:p>1er quart 20e siècle</text:p>
          </table:table-cell>
          <table:table-cell table:number-columns-repeated="2"/>
          <table:table-cell office:value-type="string" calcext:value-type="string">
            <text:p>Maillé</text:p>
          </table:table-cell>
          <table:table-cell office:value-type="string" calcext:value-type="string">
            <text:p>Vendée</text:p>
          </table:table-cell>
          <table:table-cell office:value-type="float" office:value="85132" calcext:value-type="float">
            <text:p>85132</text:p>
          </table:table-cell>
          <table:table-cell office:value-type="float" office:value="85" calcext:value-type="float">
            <text:p>85</text:p>
          </table:table-cell>
          <table:table-cell office:value-type="string" calcext:value-type="string">
            <text:p>-0.7954050958541231</text:p>
          </table:table-cell>
          <table:table-cell office:value-type="string" calcext:value-type="string">
            <text:p>46.34077311427569</text:p>
          </table:table-cell>
          <table:table-cell table:number-columns-repeated="3"/>
          <table:table-cell office:value-type="string" calcext:value-type="string">
            <text:p>Une première passerelle a dû être construite dans les années 1860-1880, au moment de l'aménagement du grand port de Maillé. Cet ouvrage était alors placé dans l'axe de la rive du chenal du port, comme le montre le plan de reconstruction présenté le 13 février 1905 par le conducteur des Ponts et Chaussées Texier. Suivant son projet, les éléments métalliques de la passerelle seront acheminés en bateau depuis Marans, puis montés sur site et placés sur les culées construites en moellons de Maillé.</text:p>
          </table:table-cell>
          <table:table-cell office:value-type="string" calcext:value-type="string">
            <text:p>La passerelle enjambe l'embouchure de la Jeune Autise, là où elle se jette dans la Sèvre Niortaise et le chenal du port de Maillé. Entre deux culées en pierre de taille, sa travée unique est composée d'un tablier en bois sur une charpente en métal, sous des garde-corps également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7];['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764</text:p>
          </table:table-cell>
          <table:table-cell office:value-type="string" calcext:value-type="string">
            <text:p>Pont, rue des Petites Cabanes</text:p>
          </table:table-cell>
          <table:table-cell office:value-type="string" calcext:value-type="string">
            <text:p>pont</text:p>
          </table:table-cell>
          <table:table-cell office:value-type="string" calcext:value-type="string">
            <text:p>4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25716825707137</text:p>
          </table:table-cell>
          <table:table-cell office:value-type="string" calcext:value-type="string">
            <text:p>46.31362895926817</text:p>
          </table:table-cell>
          <table:table-cell office:value-type="string" calcext:value-type="string">
            <text:p>Damvix : présentation de la commune</text:p>
          </table:table-cell>
          <table:table-cell table:number-columns-repeated="2"/>
          <table:table-cell office:value-type="string" calcext:value-type="string">
            <text:p>La création d'une passerelle de halage, qui n'existe pas sur le plan cadastral de 1835, est comprise dans le projet d'aménagement du port de Damvix présenté le 28 avril 1857 par l'ingénieur Joseph Maire. Le pont actuel a toutefois dû être construit un peu plus tard, au moment du développement du quartier des Cabanes. En février 1888, les habitants de celui-ci, en pleine expansion, acceptent de céder à la commune de Damvix le chemin de halage qui passe devant leurs maisons et fermes, à condition qu'un pont soit construit pour franchir la conche des OIsillers et ainsi desservir leur nouveau quartier.</text:p>
          </table:table-cell>
          <table:table-cell office:value-type="string" calcext:value-type="string">
            <text:p>Le pont relie le grand port d'une part, le quartier des Petites Cabanes et le chemin de halage de la rive droite de la Sèvre Niortaise d'autre part. Il franchit la route ou bief des Oisiliers, cours d'eau qui longe la partie est du bourg et vient se jeter ici dans la Sèvre Niortaise. Le pont est constitué de deux culées en maçonnerie et d'un tablier droit, avec garde-corps en métal. Le tablier est lui-même constitué de deux poutres en métal entre lesquels se succèdent des voûtins en briqu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8];['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857</text:p>
          </table:table-cell>
          <table:table-cell office:value-type="string" calcext:value-type="string">
            <text:p>Pont, les Lavaudries, route D104</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4e quart 19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244112932700355</text:p>
          </table:table-cell>
          <table:table-cell office:value-type="string" calcext:value-type="string">
            <text:p>46.30974851163501</text:p>
          </table:table-cell>
          <table:table-cell office:value-type="string" calcext:value-type="string">
            <text:p>Damvix : présentation de la commune</text:p>
          </table:table-cell>
          <table:table-cell office:value-type="string" calcext:value-type="string">
            <text:p>parement</text:p>
          </table:table-cell>
          <table:table-cell office:value-type="string" calcext:value-type="string">
            <text:p>Veuve Taza-Villain</text:p>
          </table:table-cell>
          <table:table-cell office:value-type="string" calcext:value-type="string">
            <text:p>Le pont a été construit dans le cadre de l'achèvement de la route de Damvix à Arçais, dans les années 1880. Il en est question lors du conseil municipal du 15 mars 1885, puis le 16 février 1886. Au cours de cette séance, le devis, d'un montant de 7000 francs, est examiné. Faute de ressources suffisantes, la commune refuse d'y participer, et envisage même de faire combler la conche franchie ! Le 8 juillet 1886, le conseil municipal revoit sa position et adopte le projet de pont... qui a sans doute déjà été construit : la date 1885 ainsi que la marque du fondeur, l'entreprise de la veuve Taza-Villain, à Anzin dans le Nord, sont en effet inscrites sur la poutre du tablier côté sud.</text:p>
          </table:table-cell>
          <table:table-cell office:value-type="string" calcext:value-type="string">
            <text:p>Le pont permet à la route D104 qui relie Damvix et Arçais, parallèlement à la Sèvre Niortaise, de franchir un cours d'eau appelé le Longet d'Oulmes. Le pont a conservé sa structure d'origine : deux culées en maçonnerie de moellons avec parement en pierre de taille ; un tablier droit constitué de deux poutres en fonte et de voutains en brique ; des parapets en pierre de taille reliés par des garde-corps en ferronnerie.</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19];['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2923</text:p>
          </table:table-cell>
          <table:table-cell office:value-type="string" calcext:value-type="string">
            <text:p>Pont des Loges</text:p>
          </table:table-cell>
          <table:table-cell office:value-type="string" calcext:value-type="string">
            <text:p>pont</text:p>
          </table:table-cell>
          <table:table-cell office:value-type="string" calcext:value-type="string">
            <text:p>3e quart 20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482198074659087</text:p>
          </table:table-cell>
          <table:table-cell office:value-type="string" calcext:value-type="string">
            <text:p>46.31871244180189</text:p>
          </table:table-cell>
          <table:table-cell office:value-type="string" calcext:value-type="string">
            <text:p>Damvix : présentation de la commune</text:p>
          </table:table-cell>
          <table:table-cell table:number-columns-repeated="2"/>
          <table:table-cell office:value-type="string" calcext:value-type="string">
            <text:p>Comme le montrent les vues aériennes de l'IGN, le pont a été construit entre 1958 et 1964. Il a été créé dans le cadre des travaux d'amélioration de l'aménagement des marais et de leur desserte, entrepris dans les années 1950-1960.</text:p>
          </table:table-cell>
          <table:table-cell office:value-type="string" calcext:value-type="string">
            <text:p>Le pont franchit la Vieille Sèvre au niveau du hameau des Loges. Long d'environ 23 mètres et large d'environ 4,5, il est construit en béton armé, avec garde-corps en tuyaux de fonte. Il comprend trois travées séparées par des piles ajourées, formées d'éléments triangulaires assemblés. La travée centrale est droite, les deux autres sont incliné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0];['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3013</text:p>
          </table:table-cell>
          <table:table-cell office:value-type="string" calcext:value-type="string">
            <text:p>Pont de la Petite Bernegoue</text:p>
          </table:table-cell>
          <table:table-cell office:value-type="string" calcext:value-type="string">
            <text:p>pont</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512877342628372</text:p>
          </table:table-cell>
          <table:table-cell office:value-type="string" calcext:value-type="string">
            <text:p>46.334788043167855</text:p>
          </table:table-cell>
          <table:table-cell office:value-type="string" calcext:value-type="string">
            <text:p>Damvix : présentation de la commune</text:p>
          </table:table-cell>
          <table:table-cell/>
          <table:table-cell office:value-type="string" calcext:value-type="string">
            <text:p>Eugène Espitallier</text:p>
          </table:table-cell>
          <table:table-cell office:value-type="string" calcext:value-type="string">
            <text:p>Dès 1838, alors que le canal de la Vieille Autise est en cours de creusement, les communes de Maillé, Maillezais et Damvix demandent à l'Etat et au Syndicat des marais de la Vieille Autise d'envisager un pont sur l'ouvrage de manière à relier Damvix et les terres hautes de Maillé et Maillezais. L'objectif est de permettre les échanges économiques et commerciaux de part et d'autre du nouveau canal. Le 26 mai, un projet de pont en bois est présenté. Il comprendra cinq travées soutenues par des rangées de pieux, le tout en chêne provenant du Gros Noyer, à Fontenay-le-Comte. L'ouvrage, réalisé par M. Mansaus, entrepreneur, est réceptionné le 30 août 1842, quelques mois après l'achèvement du canal.Mais dix ans plus tard, la construction de la route départementale dite de Vix à Lesson (actuelle D25), qui doit franchir le pont, nécessite de l'élargir et de le renforcer. Suivant le projet présenté le 17 mars 1855 par l'agent voyer de l'arrondissement de Fontenay-le-Comte, M. Fourier, le nouveau pont comprendrait une seule travée avec un tablier droit en bois, entre deux culées en maçonnerie. Finalement, on préfère le reconstruire à l'identique, en bois de chêne, opération achevée en février 1856.Un troisième pont, celui toujours en place aujourd'hui, est édifié en 1872. Le projet en est présenté le 25 août 1871 par l'ingénieur des Ponts et Chaussées Espitallier. Il s'agit d'élargir et renforcer l'ouvrage, cette fois entièrement en pierre. On prendra soin de laisser la hauteur et la largeur suffisantes sous le pont pour le passage de l'eau, tout en abaissant son radier à 3,60 mètres au lieu des 4 mètres requis, tel qu'on l'a déjà pratiqué par exemple au pont de pierre de Marans. Les batardeaux nécessaires à la mise en place du chantier sont posés le 20 juin 1872. On préfère les établir en planches de bois plutôt qu'en terre de manière à les retirer rapidement si nécessaire : l'année est en effet particulièrement pluvieuse et a été marquée par de graves inondations.</text:p>
          </table:table-cell>
          <table:table-cell office:value-type="string" calcext:value-type="string">
            <text:p>Le pont est situé à l'ouest du hameau de la Petite Bernegoue. Il permet à la route départementale D25 de franchir le canal de la Vieille Autise. Le pont est construit en pierre de taille. Son arche unique est en arc segmentaire, avec claveaux réguliers et sommiers saillants. Un bandeau souligne le parapet.</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1];['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3050</text:p>
          </table:table-cell>
          <table:table-cell office:value-type="string" calcext:value-type="string">
            <text:p>Pont de Damvix</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4e quart 20e siècle</text:p>
          </table:table-cell>
          <table:table-cell/>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37417651690128</text:p>
          </table:table-cell>
          <table:table-cell office:value-type="string" calcext:value-type="string">
            <text:p>46.313699986956145</text:p>
          </table:table-cell>
          <table:table-cell office:value-type="string" calcext:value-type="string">
            <text:p>Damvix : présentation de la commune</text:p>
          </table:table-cell>
          <table:table-cell table:number-columns-repeated="2"/>
          <table:table-cell office:value-type="string" calcext:value-type="string">
            <text:p>Le pont n'existe pas encore sur le plan cadastral de 1835. Sa construction est rendue nécessaire par celle, dans les années 1860-1870, de la route de Damvix à Arçais, sur la rive gauche de la Sèvre Niortaise. Le 4 janvier 1872, le conseil municipal de Damvix demande justement que cette route, inachevée du côté d'Arçais, soit terminée et émet le souhait d'un pont franchissant la Sèvre, dans la continuité de ladite route. En 1880, la construction de la portion inachevée de la route est enfin en cours, ce qui rend celle du pont encore plus d'actualité. Le 10 août, le conseil municipal examine le devis présenté par l'agent voyer d'arrondissement, d'un montant de 130 000 francs. Après avoir décidé d'en financer 39 000, la commune sollicite l'aide du Conseil général et de l'Etat. Le dossier est de nouveau mis sur le devant de la scène par la commune en 1881 et 1882. Le 12 novembre 1882, le conseil municipal adopte le projet de pont. L'expropriation des propriétaires des parcelles concernées est évoquée en 1883, mais il en est encore question en 1885. Le 26 mars 1886 enfin, l'achèvement de la route d'Arçais décrété d'utilité publique, ce qui renforce le projet de pont. Celui-ci voit le jour peu après. Il est terminé en 1888, date à laquelle il est intégré dans le réaménagement du port de Damvix. Le pont métallique, trop étroit, sera démoli en février 1979. Il fera place aussitôt au pont actuel.</text:p>
          </table:table-cell>
          <table:table-cell office:value-type="string" calcext:value-type="string">
            <text:p>Le pont franchit la Sèvre Niortaise au niveau du grand port de Damvix. D'une seule travée, il est construit en béton, avec garde-corps en métal. Sa culée nord, rive droite, est percée d'un passage piéton et se prolonge par une longue rampe d'accès, vestige de l'ancien pont.Celui-ci, démoli en 1979, était un ouvrage d'une seule travée en métal, à croisillons, reposant sur chaque rive sur une culée en maçonnerie, couverte d'un parement en moellons équarris. Chaque culée se prolongeait, comme aujourd'hui, par une rampe d'accès. Celle de la rive nord était plus longue et, maçonnée, avançait en direction du bourg, comme aujourd'hui. Le chemin de halage passait déjà au-dessou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2];['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3051</text:p>
          </table:table-cell>
          <table:table-cell office:value-type="string" calcext:value-type="string">
            <text:p>Passerelle de halage, les Vergnaies</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Damvix</text:p>
          </table:table-cell>
          <table:table-cell office:value-type="string" calcext:value-type="string">
            <text:p>Vendée</text:p>
          </table:table-cell>
          <table:table-cell office:value-type="float" office:value="85078" calcext:value-type="float">
            <text:p>85078</text:p>
          </table:table-cell>
          <table:table-cell office:value-type="float" office:value="85" calcext:value-type="float">
            <text:p>85</text:p>
          </table:table-cell>
          <table:table-cell office:value-type="string" calcext:value-type="string">
            <text:p>-0.7377304843854489</text:p>
          </table:table-cell>
          <table:table-cell office:value-type="string" calcext:value-type="string">
            <text:p>46.31376191687318</text:p>
          </table:table-cell>
          <table:table-cell office:value-type="string" calcext:value-type="string">
            <text:p>Damvix : présentation de la commune</text:p>
          </table:table-cell>
          <table:table-cell table:number-columns-repeated="2"/>
          <table:table-cell office:value-type="string" calcext:value-type="string">
            <text:p>La passerelle a dû être construite dans la seconde moitié du 19e siècle. Son architecture est proche d'autres situées aux environs, par exemple celle près du pont de l'Ouillette, construite en 1869.</text:p>
          </table:table-cell>
          <table:table-cell office:value-type="string" calcext:value-type="string">
            <text:p>La passerelle se situe sur la rive gauche de la Sèvre Niortaise. Elle permet au chemin de halage de franchir la conche de la Baronnerie qui commence là. L'ouvrage est constitué d'une seule travée entre deux piles maçonnées en pierre de taille. Le tablier, en bois (disparu), est soutenu par des poutrelles et deux arcs en métal, avec garde-corp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3];['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3243</text:p>
          </table:table-cell>
          <table:table-cell office:value-type="string" calcext:value-type="string">
            <text:p>Passerelle du Village de la Sèvre</text:p>
          </table:table-cell>
          <table:table-cell office:value-type="string" calcext:value-type="string">
            <text:p>passerelle</text:p>
          </table:table-cell>
          <table:table-cell office:value-type="string" calcext:value-type="string">
            <text:p>4e quart 19e siècle</text:p>
          </table:table-cell>
          <table:table-cell office:value-type="string" calcext:value-type="string">
            <text:p>2e quart 20e siècle</text:p>
          </table:table-cell>
          <table:table-cell office:value-type="string" calcext:value-type="string">
            <text:p>1er quart 21e siècle</text:p>
          </table:table-cell>
          <table:table-cell office:value-type="string" calcext:value-type="string">
            <text:p>Le Mazeau</text:p>
          </table:table-cell>
          <table:table-cell office:value-type="string" calcext:value-type="string">
            <text:p>Deux-Sèvres</text:p>
          </table:table-cell>
          <table:table-cell office:value-type="float" office:value="85139" calcext:value-type="float">
            <text:p>85139</text:p>
          </table:table-cell>
          <table:table-cell office:value-type="float" office:value="79" calcext:value-type="float">
            <text:p>79</text:p>
          </table:table-cell>
          <table:table-cell office:value-type="string" calcext:value-type="string">
            <text:p>-0.6670543568386549</text:p>
          </table:table-cell>
          <table:table-cell office:value-type="string" calcext:value-type="string">
            <text:p>46.31668249523271</text:p>
          </table:table-cell>
          <table:table-cell office:value-type="string" calcext:value-type="string">
            <text:p>Le Mazeau : présentation de la commune</text:p>
          </table:table-cell>
          <table:table-cell/>
          <table:table-cell office:value-type="string" calcext:value-type="string">
            <text:p>Jean-Marc Weill;Alfred Cayer;Isidore Vallée</text:p>
          </table:table-cell>
          <table:table-cell office:value-type="string" calcext:value-type="string">
            <text:p>Cet ouvrage se situait à l'origine au pont d'Irleau, entre les communes du Vanneau-Irleau et de Coulon. C'est là que fut construite la passerelle, en 1891, suivant les plans de Isidore Vallée, agent voyer d'arrondissement, travaux confiés à Alfred Cayer, serrurier constructeur à Niort. Insuffisant pour le trafic routier qui s'y développe à cette époque, la passerelle est remplacée en 1928 par un pont en béton armé. Demeurée quelques années à côté du nouveau pont, mais inutilisée, elle est transférée dans les années 1940 à son emplacement actuel. Le 11 septembre 1942, suivant la demande du conseil municipal du Mazeau exprimée le 30 août, le préfet de la Vendée autorise ce transfert destiné à faciliter les échanges entre les deux rives du fleuve au niveau du Village de la Sèvre qui n'a cessé de se développer depuis un demi-siècle. La commune du Vanneau-Irleau est chargée de l'opération, avec participation financière de celle du Mazeau qui, pour cela, met en vente un lot de peupliers coupés sur son marais communal. Le transfert a lieu en octobre, avant le début de la saison des inondations, et sous la surveillance du service des Ponts et Chaussées des Deux-Sèvres. Lors de sa reconstruction, la passerelle est légèrement modifiée, avec notamment la création de rampes d'accès.A partir des années 1960, l'insuffisance de la passerelle, limitée aux piétons, pour assurer la traversée d'une rive à l'autre de la Sèvre, est de plus en plus pointée du doigt. Un syndicat intercommunal est même constitué pour demander la construction d'un véritable pont routier. En 1972, on envisage d'établir un pont de type Bailey, comme celui qui dessert l'île de Charouin, à Vix. En 1978, c'est le grand pont de Damvix que l'on envisage de transférer au Village de la Sèvre alors qu'il est prévu de le désaffecter et de le remplacer.Après des décennies de discussions, décision est finalement prise dans les années 2000 de restaurer à l'identique la passerelle, vétuste et dangereuse. Alors que le tourisme se développe dans le Marais et que la qualité de son environnement est une priorité, on préfère ainsi faciliter les déplacements piétons ou à vélo d'une rive à l'autre de la Sèvre. Le Parc naturel interrégional du Marais poitevin est chargé de piloter l'opération, confiée à Jean-Marc Weill, architecte à Paris. Les travaux commencent en mai 2007, réalisés principalement par l'entreprise AB Construction, de Paris, spécialisée en charpente métallique. La passerelle est alors reconstruite quasiment à l'identique. Tout en conservant et restaurant le tablier et les garde-corps, on construit trois nouvelles piles ainsi que de nouvelles rampes, le tout en respectant l'esprit architectural de l'ouvrage.</text:p>
          </table:table-cell>
          <table:table-cell office:value-type="string" calcext:value-type="string">
            <text:p>La passerelle est construite en métal. Accessible par deux rampes inclinées, le tablier central, équipé de garde-corps en croisillons et d'un plancher en bois, est soutenu par trois piles également en métal.</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4];['file:///home/sbiay/telechargements/inventaire-pays-loire-complet-etape-2.ods'#$Mérimée.A$1:.C$1048576];1;0)" office:value-type="string" office:string-value="" calcext:value-type="error">
            <text:p>#N/D</text:p>
          </table:table-cell>
        </table:table-row>
        <table:table-row table:style-name="ro1">
          <table:table-cell office:value-type="string" calcext:value-type="string">
            <text:p>IA85003268</text:p>
          </table:table-cell>
          <table:table-cell office:value-type="string" calcext:value-type="string">
            <text:p>Passerelle de halage</text:p>
          </table:table-cell>
          <table:table-cell office:value-type="string" calcext:value-type="string">
            <text:p>passerelle</text:p>
          </table:table-cell>
          <table:table-cell office:value-type="string" calcext:value-type="string">
            <text:p>3e quart 19e siècle</text:p>
          </table:table-cell>
          <table:table-cell table:number-columns-repeated="2"/>
          <table:table-cell office:value-type="string" calcext:value-type="string">
            <text:p>Benet</text:p>
          </table:table-cell>
          <table:table-cell office:value-type="string" calcext:value-type="string">
            <text:p>Deux-Sèvres</text:p>
          </table:table-cell>
          <table:table-cell office:value-type="float" office:value="85020" calcext:value-type="float">
            <text:p>85020</text:p>
          </table:table-cell>
          <table:table-cell office:value-type="float" office:value="79" calcext:value-type="float">
            <text:p>79</text:p>
          </table:table-cell>
          <table:table-cell office:value-type="string" calcext:value-type="string">
            <text:p>-0.6481535234097094</text:p>
          </table:table-cell>
          <table:table-cell office:value-type="string" calcext:value-type="string">
            <text:p>46.31712070533414</text:p>
          </table:table-cell>
          <table:table-cell office:value-type="string" calcext:value-type="string">
            <text:p>Benet : présentation de la commune</text:p>
          </table:table-cell>
          <table:table-cell/>
          <table:table-cell office:value-type="string" calcext:value-type="string">
            <text:p>Eugène Espitallier</text:p>
          </table:table-cell>
          <table:table-cell office:value-type="string" calcext:value-type="string">
            <text:p>La passerelle a dû être créée dans les années 1860-1870, au moment où, suivant le projet de l'ingénieur en chef Joseph Maire, le cours de la Sèvre Niortaise a été recalibré, élargi et en partie redressé. On a alors mis de côté l'ancien contour de l'Adressoir et repris, en le redressant, un ancien fossé de redressement appelé "redressement d'Auzeille". Le projet présenté en ce sens par Maire en 1856, mentionne ainsi la création d'une passerelle de halage à cet endroit. L'architecture de la passerelle rappelle celle d'autres ouvrages du même type dans les environs, par exemple celle proche du pont de l'Ouillette, entre Damvix et Maillé, réalisée en 1868-1869 par l'ingénieur des Ponts et Chaussées Espitallier.</text:p>
          </table:table-cell>
          <table:table-cell office:value-type="string" calcext:value-type="string">
            <text:p>La passerelle suit le chemin de halage sur la rive droite de la Sèvre Niortaise, à la limite entre les communes de Benet (Vendée), à l'ouest, et du Vanneau-Irleau (Deux-Sèvres), à l'est. Elle permet de franchir le canal de contour de l'Adressoir, qui prolonge le bief d'Ambreuil et qui constitue probablement un ancien méandre de la Sèvre, là encore à la frontière entre les deux communes. La passerelle comprend deux culées maçonnées reliées par une travée en charpente métallique, tablier en bois et garde-corps métalliques.</text:p>
          </table:table-cell>
          <table:table-cell/>
          <table:table-cell office:value-type="string" calcext:value-type="string">
            <text:p>(c) Région Pays de la Loire - Inventaire général;(c) Conseil départemental de la Vendée</text:p>
          </table:table-cell>
          <table:table-cell office:value-type="string" calcext:value-type="string">
            <text:p>Yannis Suire</text:p>
          </table:table-cell>
          <table:table-cell table:number-columns-repeated="3"/>
          <table:table-cell table:formula="of:=VLOOKUP([.A125];['file:///home/sbiay/telechargements/inventaire-pays-loire-complet-etape-2.ods'#$Mérimée.A$1:.C$1048576];1;0)" office:value-type="string" office:string-value="" calcext:value-type="error">
            <text:p>#N/D</text:p>
          </table:table-cell>
        </table:table-row>
      </table:table>
      <table:table table:name="Mérimée" table:style-name="ta1">
        <table:table-column table:style-name="co1" table:number-columns-repeated="29" table:default-cell-style-name="ce4"/>
        <table:table-row table:style-name="ro1">
          <table:table-cell table:style-name="ce6" office:value-type="string" calcext:value-type="string">
            <text:p>identifiant</text:p>
          </table:table-cell>
          <table:table-cell table:style-name="ce6" office:value-type="string" calcext:value-type="string">
            <text:p>nom</text:p>
          </table:table-cell>
          <table:table-cell table:style-name="ce6" office:value-type="string" calcext:value-type="string">
            <text:p>appellation</text:p>
          </table:table-cell>
          <table:table-cell table:style-name="ce6" office:value-type="string" calcext:value-type="string">
            <text:p>datation/0</text:p>
          </table:table-cell>
          <table:table-cell table:style-name="ce6" office:value-type="string" calcext:value-type="string">
            <text:p>datation/1</text:p>
          </table:table-cell>
          <table:table-cell table:style-name="ce6" office:value-type="string" calcext:value-type="string">
            <text:p>datation/2</text:p>
          </table:table-cell>
          <table:table-cell table:style-name="ce6" office:value-type="string" calcext:value-type="string">
            <text:p>datation/3</text:p>
          </table:table-cell>
          <table:table-cell table:style-name="ce6" office:value-type="string" calcext:value-type="string">
            <text:p>commune</text:p>
          </table:table-cell>
          <table:table-cell table:style-name="ce6" office:value-type="string" calcext:value-type="string">
            <text:p>departement</text:p>
          </table:table-cell>
          <table:table-cell table:style-name="ce6" office:value-type="string" calcext:value-type="string">
            <text:p>insee</text:p>
          </table:table-cell>
          <table:table-cell table:style-name="ce6" office:value-type="string" calcext:value-type="string">
            <text:p>code_departement</text:p>
          </table:table-cell>
          <table:table-cell table:style-name="ce6" office:value-type="string" calcext:value-type="string">
            <text:p>localisation/lat</text:p>
          </table:table-cell>
          <table:table-cell table:style-name="ce6" office:value-type="string" calcext:value-type="string">
            <text:p>localisation/lon</text:p>
          </table:table-cell>
          <table:table-cell table:style-name="ce6" office:value-type="string" calcext:value-type="string">
            <text:p>appartient_a</text:p>
          </table:table-cell>
          <table:table-cell table:style-name="ce6" office:value-type="string" calcext:value-type="string">
            <text:p>materiau_du_gros_oeuvre</text:p>
          </table:table-cell>
          <table:table-cell table:style-name="ce6" office:value-type="string" calcext:value-type="string">
            <text:p>auteur</text:p>
          </table:table-cell>
          <table:table-cell table:style-name="ce6" office:value-type="string" calcext:value-type="string">
            <text:p>historique_du_batiment_ou_de_l_oeuvre</text:p>
          </table:table-cell>
          <table:table-cell table:style-name="ce6" office:value-type="string" calcext:value-type="string">
            <text:p>description_du_batiment</text:p>
          </table:table-cell>
          <table:table-cell table:style-name="ce6" office:value-type="string" calcext:value-type="string">
            <text:p>type_de_protection</text:p>
          </table:table-cell>
          <table:table-cell table:style-name="ce6" office:value-type="string" calcext:value-type="string">
            <text:p>copyright</text:p>
          </table:table-cell>
          <table:table-cell table:style-name="ce6" office:value-type="string" calcext:value-type="string">
            <text:p>chercheur/0</text:p>
          </table:table-cell>
          <table:table-cell table:style-name="ce6" office:value-type="string" calcext:value-type="string">
            <text:p>chercheur/1</text:p>
          </table:table-cell>
          <table:table-cell table:style-name="ce6" office:value-type="string" calcext:value-type="string">
            <text:p>chercheur/2</text:p>
          </table:table-cell>
          <table:table-cell table:style-name="ce6" office:value-type="string" calcext:value-type="string">
            <text:p>chercheur/3</text:p>
          </table:table-cell>
          <table:table-cell table:style-name="ce6" office:value-type="string" calcext:value-type="string">
            <text:p>etat</text:p>
          </table:table-cell>
          <table:table-cell table:style-name="ce6" office:value-type="string" calcext:value-type="string">
            <text:p>image</text:p>
          </table:table-cell>
          <table:table-cell table:style-name="ce6" office:value-type="string" calcext:value-type="string">
            <text:p>nom_de_l_aire_d_etude_a_laquelle_est_liee_la_notice</text:p>
          </table:table-cell>
          <table:table-cell table:style-name="ce6" office:value-type="string" calcext:value-type="string">
            <text:p>redaction_notice</text:p>
          </table:table-cell>
          <table:table-cell table:style-name="ce6" office:value-type="string" calcext:value-type="string">
            <text:p>renvoi</text:p>
          </table:table-cell>
        </table:table-row>
        <table:table-row table:style-name="ro1">
          <table:table-cell office:value-type="string" calcext:value-type="string">
            <text:p>IA00031548</text:p>
          </table:table-cell>
          <table:table-cell office:value-type="string" calcext:value-type="string">
            <text:p>pont des Sept Voies</text:p>
          </table:table-cell>
          <table:table-cell office:value-type="string" calcext:value-type="string">
            <text:p>pont</text:p>
          </table:table-cell>
          <table:table-cell office:value-type="string" calcext:value-type="string">
            <text:p>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office:value-type="string" calcext:value-type="string">
            <text:p>47.26159023168086</text:p>
          </table:table-cell>
          <table:table-cell office:value-type="string" calcext:value-type="string">
            <text:p>-0.07195682991924497</text:p>
          </table:table-cell>
          <table:table-cell/>
          <table:table-cell office:value-type="string" calcext:value-type="string">
            <text:p>calcaire ; pierre de taille</text:p>
          </table:table-cell>
          <table:table-cell office:value-type="string" calcext:value-type="string">
            <text:p>maître d'oeuvre inconnu</text:p>
          </table:table-cell>
          <table:table-cell office:value-type="string" calcext:value-type="string">
            <text:p>Pont 17e siècle sur la berge sud de l'île d'Offard</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2</text:p>
          </table:table-cell>
          <table:table-cell office:value-type="string" calcext:value-type="string">
            <text:p>Pont Fouchard</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Lecreulx (ingénieur civil) ; Aubert (ingénieur civil)</text:p>
          </table:table-cell>
          <table:table-cell office:value-type="string" calcext:value-type="string">
            <text:p>Pont construit entre 1774 et 1778, commencé par l'ingénieur Lecreulx et achevé par l'ingénieur Aubert. Détruit par bombardements de 1940, reconstruit après 1945</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1773</text:p>
          </table:table-cell>
          <table:table-cell office:value-type="string" calcext:value-type="string">
            <text:p>pont Cessart</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umur</text:p>
          </table:table-cell>
          <table:table-cell office:value-type="string" calcext:value-type="string">
            <text:p>Maine-et-Loire</text:p>
          </table:table-cell>
          <table:table-cell office:value-type="float" office:value="49328" calcext:value-type="float">
            <text:p>49328</text:p>
          </table:table-cell>
          <table:table-cell office:value-type="float" office:value="49" calcext:value-type="float">
            <text:p>49</text:p>
          </table:table-cell>
          <table:table-cell table:number-columns-repeated="2" office:value-type="float" office:value="0" calcext:value-type="float">
            <text:p>0</text:p>
          </table:table-cell>
          <table:table-cell/>
          <table:table-cell office:value-type="string" calcext:value-type="string">
            <text:p>calcaire ; pierre de taille</text:p>
          </table:table-cell>
          <table:table-cell office:value-type="string" calcext:value-type="string">
            <text:p>Cessart Louis-Alexandre de (ingénieur civil)</text:p>
          </table:table-cell>
          <table:table-cell office:value-type="string" calcext:value-type="string">
            <text:p>Pont construit en 1756, 1770 par Cessart, ingénieur des ponts et chaussé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restauré</text:p>
          </table:table-cell>
          <table:table-cell office:value-type="string" calcext:value-type="string">
            <text:p>http://www2.culture.gouv.fr/Wave/image/memoire/1291/sap10_67l03176_p.jpg</text:p>
          </table:table-cell>
          <table:table-cell office:value-type="string" calcext:value-type="string">
            <text:p>Saumur</text:p>
          </table:table-cell>
          <table:table-cell office:value-type="string" calcext:value-type="string">
            <text:p>1987 AVANT</text:p>
          </table:table-cell>
          <table:table-cell/>
        </table:table-row>
        <table:table-row table:style-name="ro1">
          <table:table-cell office:value-type="string" calcext:value-type="string">
            <text:p>IA00032430</text:p>
          </table:table-cell>
          <table:table-cell office:value-type="string" calcext:value-type="string">
            <text:p>Pont des Fé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Baugé</text:p>
          </table:table-cell>
          <table:table-cell office:value-type="string" calcext:value-type="string">
            <text:p>Maine-et-Loire</text:p>
          </table:table-cell>
          <table:table-cell office:value-type="float" office:value="49018" calcext:value-type="float">
            <text:p>49018</text:p>
          </table:table-cell>
          <table:table-cell office:value-type="float" office:value="49" calcext:value-type="float">
            <text:p>49</text:p>
          </table:table-cell>
          <table:table-cell office:value-type="string" calcext:value-type="string">
            <text:p>47.269790477743946</text:p>
          </table:table-cell>
          <table:table-cell office:value-type="string" calcext:value-type="string">
            <text:p>-0.08435843056572073</text:p>
          </table:table-cell>
          <table:table-cell/>
          <table:table-cell office:value-type="string" calcext:value-type="string">
            <text:p>grès ; moellon ; enduit partiel</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399/ivr52_84490197x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58</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ieil-Baugé (Le)</text:p>
          </table:table-cell>
          <table:table-cell office:value-type="string" calcext:value-type="string">
            <text:p>Maine-et-Loire</text:p>
          </table:table-cell>
          <table:table-cell office:value-type="float" office:value="49372" calcext:value-type="float">
            <text:p>49372</text:p>
          </table:table-cell>
          <table:table-cell office:value-type="float" office:value="49" calcext:value-type="float">
            <text:p>49</text:p>
          </table:table-cell>
          <table:table-cell office:value-type="string" calcext:value-type="string">
            <text:p>47.531429834684566</text:p>
          </table:table-cell>
          <table:table-cell office:value-type="string" calcext:value-type="string">
            <text:p>-0.11725805860929388</text:p>
          </table:table-cell>
          <table:table-cell/>
          <table:table-cell office:value-type="string" calcext:value-type="string">
            <text:p>calcaire ; grès ; moellon ; appareil mixte</text:p>
          </table:table-cell>
          <table:table-cell office:value-type="string" calcext:value-type="string">
            <text:p>Cossin (architecte)</text:p>
          </table:table-cell>
          <table:table-cell office:value-type="string" calcext:value-type="string">
            <text:p>Deux ponts à Arches en arc segmentaire et en anse de panier construits en 1846 sur les plans de l'architecte Coss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00/ivr52_80493712z_p.jpg</text:p>
          </table:table-cell>
          <table:table-cell office:value-type="string" calcext:value-type="string">
            <text:p>Baugé</text:p>
          </table:table-cell>
          <table:table-cell office:value-type="string" calcext:value-type="string">
            <text:p>1987 AVANT</text:p>
          </table:table-cell>
          <table:table-cell/>
        </table:table-row>
        <table:table-row table:style-name="ro1">
          <table:table-cell office:value-type="string" calcext:value-type="string">
            <text:p>IA00032988</text:p>
          </table:table-cell>
          <table:table-cell office:value-type="string" calcext:value-type="string">
            <text:p>Pont</text:p>
          </table:table-cell>
          <table:table-cell office:value-type="string" calcext:value-type="string">
            <text:p>pont</text:p>
          </table:table-cell>
          <table:table-cell office:value-type="string" calcext:value-type="string">
            <text:p>3e quart 18e siècle (détruit)</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oncourson-sur-Layon</text:p>
          </table:table-cell>
          <table:table-cell office:value-type="string" calcext:value-type="string">
            <text:p>Maine-et-Loire</text:p>
          </table:table-cell>
          <table:table-cell office:value-type="float" office:value="49104" calcext:value-type="float">
            <text:p>49104</text:p>
          </table:table-cell>
          <table:table-cell office:value-type="float" office:value="49" calcext:value-type="float">
            <text:p>49</text:p>
          </table:table-cell>
          <table:table-cell office:value-type="string" calcext:value-type="string">
            <text:p>47.17359907285617</text:p>
          </table:table-cell>
          <table:table-cell office:value-type="string" calcext:value-type="string">
            <text:p>-0.34373054137662346</text:p>
          </table:table-cell>
          <table:table-cell/>
          <table:table-cell office:value-type="string" calcext:value-type="string">
            <text:p>grison ; pierre de taille</text:p>
          </table:table-cell>
          <table:table-cell office:value-type="string" calcext:value-type="string">
            <text:p>maître d'oeuvre inconnu</text:p>
          </table:table-cell>
          <table:table-cell office:value-type="string" calcext:value-type="string">
            <text:p>Pont sur le layon construit en 1773 ; reconstruit au 19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031</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rigné</text:p>
          </table:table-cell>
          <table:table-cell office:value-type="string" calcext:value-type="string">
            <text:p>Maine-et-Loire</text:p>
          </table:table-cell>
          <table:table-cell office:value-type="float" office:value="49047" calcext:value-type="float">
            <text:p>49047</text:p>
          </table:table-cell>
          <table:table-cell office:value-type="float" office:value="49" calcext:value-type="float">
            <text:p>49</text:p>
          </table:table-cell>
          <table:table-cell office:value-type="string" calcext:value-type="string">
            <text:p>47.22463574989338</text:p>
          </table:table-cell>
          <table:table-cell office:value-type="string" calcext:value-type="string">
            <text:p>-0.38592480790439215</text:p>
          </table:table-cell>
          <table:table-cell/>
          <table:table-cell office:value-type="string" calcext:value-type="string">
            <text:p>calcaire ; moellon ; grison ; pierre de taille ; appareil mixte</text:p>
          </table:table-cell>
          <table:table-cell office:value-type="string" calcext:value-type="string">
            <text:p>maître d'oeuvre inconnu</text:p>
          </table:table-cell>
          <table:table-cell office:value-type="string" calcext:value-type="string">
            <text:p>Pont d'une arche datant du 18e siècle (?). Dos d'âne supprimé 20e siècle</text:p>
          </table:table-cell>
          <table:table-cell table:number-columns-repeated="2"/>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265</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artigné-Briand</text:p>
          </table:table-cell>
          <table:table-cell office:value-type="string" calcext:value-type="string">
            <text:p>Maine-et-Loire</text:p>
          </table:table-cell>
          <table:table-cell office:value-type="float" office:value="49191" calcext:value-type="float">
            <text:p>49191</text:p>
          </table:table-cell>
          <table:table-cell office:value-type="float" office:value="49" calcext:value-type="float">
            <text:p>49</text:p>
          </table:table-cell>
          <table:table-cell office:value-type="string" calcext:value-type="string">
            <text:p>47.22400974473675</text:p>
          </table:table-cell>
          <table:table-cell office:value-type="string" calcext:value-type="string">
            <text:p>-0.41984955864769063</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39</text:p>
          </table:table-cell>
          <table:table-cell office:value-type="string" calcext:value-type="string">
            <text:p>Pont</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17750997515594</text:p>
          </table:table-cell>
          <table:table-cell office:value-type="string" calcext:value-type="string">
            <text:p>-0.3801580470171967</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640</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Georges-sur-Layon</text:p>
          </table:table-cell>
          <table:table-cell office:value-type="string" calcext:value-type="string">
            <text:p>Maine-et-Loire</text:p>
          </table:table-cell>
          <table:table-cell office:value-type="float" office:value="49282" calcext:value-type="float">
            <text:p>49282</text:p>
          </table:table-cell>
          <table:table-cell office:value-type="float" office:value="49" calcext:value-type="float">
            <text:p>49</text:p>
          </table:table-cell>
          <table:table-cell office:value-type="string" calcext:value-type="string">
            <text:p>47.20227239663785</text:p>
          </table:table-cell>
          <table:table-cell office:value-type="string" calcext:value-type="string">
            <text:p>-0.3762027959340016</text:p>
          </table:table-cell>
          <table:table-cell/>
          <table:table-cell office:value-type="string" calcext:value-type="string">
            <text:p>grison ;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Doué-la-Fontaine</text:p>
          </table:table-cell>
          <table:table-cell office:value-type="string" calcext:value-type="string">
            <text:p>1987 AVANT</text:p>
          </table:table-cell>
          <table:table-cell/>
        </table:table-row>
        <table:table-row table:style-name="ro1">
          <table:table-cell office:value-type="string" calcext:value-type="string">
            <text:p>IA00033854</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ongué-Jumelles</text:p>
          </table:table-cell>
          <table:table-cell office:value-type="string" calcext:value-type="string">
            <text:p>Maine-et-Loire</text:p>
          </table:table-cell>
          <table:table-cell office:value-type="float" office:value="49180" calcext:value-type="float">
            <text:p>49180</text:p>
          </table:table-cell>
          <table:table-cell office:value-type="float" office:value="49" calcext:value-type="float">
            <text:p>49</text:p>
          </table:table-cell>
          <table:table-cell office:value-type="string" calcext:value-type="string">
            <text:p>47.36132697312683</text:p>
          </table:table-cell>
          <table:table-cell office:value-type="string" calcext:value-type="string">
            <text:p>-0.1600338679970539</text:p>
          </table:table-cell>
          <table:table-cell/>
          <table:table-cell office:value-type="string" calcext:value-type="string">
            <text:p>tufeau ; pierre de taill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3972</text:p>
          </table:table-cell>
          <table:table-cell office:value-type="string" calcext:value-type="string">
            <text:p>Pont</text:p>
          </table:table-cell>
          <table:table-cell office:value-type="string" calcext:value-type="string">
            <text:p>pont</text:p>
          </table:table-cell>
          <table:table-cell office:value-type="string" calcext:value-type="string">
            <text:p>1ère moitié 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ernantes</text:p>
          </table:table-cell>
          <table:table-cell office:value-type="string" calcext:value-type="string">
            <text:p>Maine-et-Loire</text:p>
          </table:table-cell>
          <table:table-cell office:value-type="float" office:value="49368" calcext:value-type="float">
            <text:p>49368</text:p>
          </table:table-cell>
          <table:table-cell office:value-type="float" office:value="49" calcext:value-type="float">
            <text:p>49</text:p>
          </table:table-cell>
          <table:table-cell office:value-type="string" calcext:value-type="string">
            <text:p>47.41662637849329</text:p>
          </table:table-cell>
          <table:table-cell office:value-type="string" calcext:value-type="string">
            <text:p>0.010401215293122606</text:p>
          </table:table-cell>
          <table:table-cell/>
          <table:table-cell office:value-type="string" calcext:value-type="string">
            <text:p>schiste ; grès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Longue-Jumelles</text:p>
          </table:table-cell>
          <table:table-cell office:value-type="string" calcext:value-type="string">
            <text:p>1987 AVANT</text:p>
          </table:table-cell>
          <table:table-cell/>
        </table:table-row>
        <table:table-row table:style-name="ro1">
          <table:table-cell office:value-type="string" calcext:value-type="string">
            <text:p>IA00034063</text:p>
          </table:table-cell>
          <table:table-cell office:value-type="string" calcext:value-type="string">
            <text:p>Pont</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pelle-Rainsouin (La)</text:p>
          </table:table-cell>
          <table:table-cell office:value-type="string" calcext:value-type="string">
            <text:p>Mayenne</text:p>
          </table:table-cell>
          <table:table-cell office:value-type="float" office:value="53059" calcext:value-type="float">
            <text:p>53059</text:p>
          </table:table-cell>
          <table:table-cell office:value-type="float" office:value="53" calcext:value-type="float">
            <text:p>53</text:p>
          </table:table-cell>
          <table:table-cell office:value-type="string" calcext:value-type="string">
            <text:p>48.086358494981745</text:p>
          </table:table-cell>
          <table:table-cell office:value-type="string" calcext:value-type="string">
            <text:p>-0.5247681369043457</text:p>
          </table:table-cell>
          <table:table-cell/>
          <table:table-cell office:value-type="string" calcext:value-type="string">
            <text:p>grès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084</text:p>
          </table:table-cell>
          <table:table-cell office:value-type="string" calcext:value-type="string">
            <text:p>Pont</text:p>
          </table:table-cell>
          <table:table-cell office:value-type="string" calcext:value-type="string">
            <text:p>pont</text:p>
          </table:table-cell>
          <table:table-cell office:value-type="string" calcext:value-type="string">
            <text:p>18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eux-Evailles</text:p>
          </table:table-cell>
          <table:table-cell office:value-type="string" calcext:value-type="string">
            <text:p>Mayenne</text:p>
          </table:table-cell>
          <table:table-cell office:value-type="float" office:value="53092" calcext:value-type="float">
            <text:p>53092</text:p>
          </table:table-cell>
          <table:table-cell office:value-type="float" office:value="53" calcext:value-type="float">
            <text:p>53</text:p>
          </table:table-cell>
          <table:table-cell office:value-type="string" calcext:value-type="string">
            <text:p>48.20150648400123</text:p>
          </table:table-cell>
          <table:table-cell office:value-type="string" calcext:value-type="string">
            <text:p>-0.5183911081052268</text:p>
          </table:table-cell>
          <table:table-cell/>
          <table:table-cell office:value-type="string" calcext:value-type="string">
            <text:p>granite ; moellon</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surs</text:p>
          </table:table-cell>
          <table:table-cell office:value-type="string" calcext:value-type="string">
            <text:p>1987 AVANT</text:p>
          </table:table-cell>
          <table:table-cell/>
        </table:table-row>
        <table:table-row table:style-name="ro1">
          <table:table-cell office:value-type="string" calcext:value-type="string">
            <text:p>IA00034304</text:p>
          </table:table-cell>
          <table:table-cell office:value-type="string" calcext:value-type="string">
            <text:p>Pont</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Evron</text:p>
          </table:table-cell>
          <table:table-cell office:value-type="string" calcext:value-type="string">
            <text:p>Mayenne</text:p>
          </table:table-cell>
          <table:table-cell office:value-type="float" office:value="53097" calcext:value-type="float">
            <text:p>53097</text:p>
          </table:table-cell>
          <table:table-cell office:value-type="float" office:value="53" calcext:value-type="float">
            <text:p>53</text:p>
          </table:table-cell>
          <table:table-cell office:value-type="string" calcext:value-type="string">
            <text:p>48.17033480262234</text:p>
          </table:table-cell>
          <table:table-cell office:value-type="string" calcext:value-type="string">
            <text:p>-0.4374714875663451</text:p>
          </table:table-cell>
          <table:table-cell/>
          <table:table-cell office:value-type="string" calcext:value-type="string">
            <text:p>grès ; moellon sans chaîne en pierre de taill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34429</text:p>
          </table:table-cell>
          <table:table-cell office:value-type="string" calcext:value-type="string">
            <text:p>Pont</text:p>
          </table:table-cell>
          <table:table-cell office:value-type="string" calcext:value-type="string">
            <text:p>pont</text:p>
          </table:table-cell>
          <table:table-cell office:value-type="string" calcext:value-type="string">
            <text:p>19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Christophe-du-Luat</text:p>
          </table:table-cell>
          <table:table-cell office:value-type="string" calcext:value-type="string">
            <text:p>Mayenne</text:p>
          </table:table-cell>
          <table:table-cell office:value-type="float" office:value="53207" calcext:value-type="float">
            <text:p>53207</text:p>
          </table:table-cell>
          <table:table-cell office:value-type="float" office:value="53" calcext:value-type="float">
            <text:p>53</text:p>
          </table:table-cell>
          <table:table-cell office:value-type="string" calcext:value-type="string">
            <text:p>48.136152787020855</text:p>
          </table:table-cell>
          <table:table-cell office:value-type="string" calcext:value-type="string">
            <text:p>-0.459863516090846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Evron</text:p>
          </table:table-cell>
          <table:table-cell office:value-type="string" calcext:value-type="string">
            <text:p>1987 AVANT</text:p>
          </table:table-cell>
          <table:table-cell/>
        </table:table-row>
        <table:table-row table:style-name="ro1">
          <table:table-cell office:value-type="string" calcext:value-type="string">
            <text:p>IA00053774</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int-Just-sur-Dive</text:p>
          </table:table-cell>
          <table:table-cell office:value-type="string" calcext:value-type="string">
            <text:p>Maine-et-Loire</text:p>
          </table:table-cell>
          <table:table-cell office:value-type="float" office:value="49291" calcext:value-type="float">
            <text:p>49291</text:p>
          </table:table-cell>
          <table:table-cell office:value-type="float" office:value="49" calcext:value-type="float">
            <text:p>49</text:p>
          </table:table-cell>
          <table:table-cell office:value-type="string" calcext:value-type="string">
            <text:p>47.1873257797075</text:p>
          </table:table-cell>
          <table:table-cell office:value-type="string" calcext:value-type="string">
            <text:p>-0.08987160792733286</text:p>
          </table:table-cell>
          <table:table-cell/>
          <table:table-cell office:value-type="string" calcext:value-type="string">
            <text:p>pierre ; pierre de taille ; moellon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1</text:p>
          </table:table-cell>
          <table:table-cell office:value-type="string" calcext:value-type="string">
            <text:p>Pont</text:p>
          </table:table-cell>
          <table:table-cell office:value-type="string" calcext:value-type="string">
            <text:p>pont</text:p>
          </table:table-cell>
          <table:table-cell office:value-type="string" calcext:value-type="string">
            <text:p>18e siècle</text:p>
          </table:table-cell>
          <table:table-cell office:value-type="string" calcext:value-type="string">
            <text:p>1er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5814140449476</text:p>
          </table:table-cell>
          <table:table-cell office:value-type="string" calcext:value-type="string">
            <text:p>-0.15454192533461264</text:p>
          </table:table-cell>
          <table:table-cell/>
          <table:table-cell office:value-type="string" calcext:value-type="string">
            <text:p>calcaire ; pierre de taille</text:p>
          </table:table-cell>
          <table:table-cell office:value-type="string" calcext:value-type="string">
            <text:p>Normand (ingénieur civil)</text:p>
          </table:table-cell>
          <table:table-cell office:value-type="string" calcext:value-type="string">
            <text:p>Pont construit en 1710 sur le premier bras du Thouet, repris en 1770, effondré en 1798 (datés par travaux historiques) ; les vestiges ont été englobés dans la rampe d'accès du pont actuel, celui-ci construit par l'ingénieur Normand sur le second bras du Thouet canalisé, il sera ouvert au public le 1er novembre 1816 (daté par source) , 5 années après la pose de la 1ère pierre le 10 octobre 1811 (daté par travaux historiques)</text:p>
          </table:table-cell>
          <table:table-cell table:number-columns-repeated="2"/>
          <table:table-cell office:value-type="string" calcext:value-type="string">
            <text:p>© Inventaire général</text:p>
          </table:table-cell>
          <table:table-cell table:number-columns-repeated="6"/>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3962</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2e moitié 15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reuil-Bellay</text:p>
          </table:table-cell>
          <table:table-cell office:value-type="string" calcext:value-type="string">
            <text:p>Maine-et-Loire</text:p>
          </table:table-cell>
          <table:table-cell office:value-type="float" office:value="49215" calcext:value-type="float">
            <text:p>49215</text:p>
          </table:table-cell>
          <table:table-cell office:value-type="float" office:value="49" calcext:value-type="float">
            <text:p>49</text:p>
          </table:table-cell>
          <table:table-cell office:value-type="string" calcext:value-type="string">
            <text:p>47.13414720868238</text:p>
          </table:table-cell>
          <table:table-cell office:value-type="string" calcext:value-type="string">
            <text:p>-0.15670661679430312</text:p>
          </table:table-cell>
          <table:table-cell/>
          <table:table-cell office:value-type="string" calcext:value-type="string">
            <text:p>tufeau ; pierre de taille</text:p>
          </table:table-cell>
          <table:table-cell office:value-type="string" calcext:value-type="string">
            <text:p>maître d'oeuvre inconnu</text:p>
          </table:table-cell>
          <table:table-cell office:value-type="string" calcext:value-type="string">
            <text:p>Des vestiges subsistent du pont reconstruit pour Guillaume d'Harcourt dans la 2e moitié du 15e siècle ; les arches centrales ont été rebâties en 1577 (daté par travaux historiqu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vestiges</text:p>
          </table:table-cell>
          <table:table-cell/>
          <table:table-cell office:value-type="string" calcext:value-type="string">
            <text:p>Montreuil-Bellay</text:p>
          </table:table-cell>
          <table:table-cell office:value-type="float" office:value="1988" calcext:value-type="float">
            <text:p>1988</text:p>
          </table:table-cell>
          <table:table-cell/>
        </table:table-row>
        <table:table-row table:style-name="ro1">
          <table:table-cell office:value-type="string" calcext:value-type="string">
            <text:p>IA00058077</text:p>
          </table:table-cell>
          <table:table-cell office:value-type="string" calcext:value-type="string">
            <text:p>Pont dit le Vieux 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4e quart 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0525727294</text:p>
          </table:table-cell>
          <table:table-cell office:value-type="string" calcext:value-type="string">
            <text:p>-0.233809452734338</text:p>
          </table:table-cell>
          <table:table-cell/>
          <table:table-cell office:value-type="string" calcext:value-type="string">
            <text:p>marbre ; grès ; moellon sans chaîne en pierre de taille ; appareil mixte</text:p>
          </table:table-cell>
          <table:table-cell office:value-type="string" calcext:value-type="string">
            <text:p>Baumier Jacques (entrepreneur de maçonnerie)</text:p>
          </table:table-cell>
          <table:table-cell office:value-type="string" calcext:value-type="string">
            <text:p>Pont entièrement reconstruit par l'entrepreneur Jacques Baumier vers 1806, attribution et date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183/ivr52_82721103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64</text:p>
          </table:table-cell>
        </table:table-row>
        <table:table-row table:style-name="ro1">
          <table:table-cell office:value-type="string" calcext:value-type="string">
            <text:p>IA00058129</text:p>
          </table:table-cell>
          <table:table-cell office:value-type="string" calcext:value-type="string">
            <text:p>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office:value-type="string" calcext:value-type="string">
            <text:p>47.90065148922623</text:p>
          </table:table-cell>
          <table:table-cell office:value-type="string" calcext:value-type="string">
            <text:p>-0.4036353327465618</text:p>
          </table:table-cell>
          <table:table-cell/>
          <table:table-cell office:value-type="string" calcext:value-type="string">
            <text:p>marbre ; grès ; moellon sans chaîne en pierre de taille ; appareil mixte</text:p>
          </table:table-cell>
          <table:table-cell office:value-type="string" calcext:value-type="string">
            <text:p>maître d'oeuvre inconnu</text:p>
          </table:table-cell>
          <table:table-cell table:number-columns-repeated="3"/>
          <table:table-cell office:value-type="string" calcext:value-type="string">
            <text:p>© Inventaire général</text:p>
          </table:table-cell>
          <table:table-cell table:number-columns-repeated="5"/>
          <table:table-cell office:value-type="string" calcext:value-type="string">
            <text:p>http://www2.culture.gouv.fr/Wave/image/memoire/0407/ivr52_82721227x_p.jpg</text:p>
          </table:table-cell>
          <table:table-cell office:value-type="string" calcext:value-type="string">
            <text:p>Sable-sur-Sarthe</text:p>
          </table:table-cell>
          <table:table-cell office:value-type="float" office:value="1987" calcext:value-type="float">
            <text:p>1987</text:p>
          </table:table-cell>
          <table:table-cell office:value-type="string" calcext:value-type="string">
            <text:p>PA00109671</text:p>
          </table:table-cell>
        </table:table-row>
        <table:table-row table:style-name="ro1">
          <table:table-cell office:value-type="string" calcext:value-type="string">
            <text:p>IA00058275</text:p>
          </table:table-cell>
          <table:table-cell office:value-type="string" calcext:value-type="string">
            <text:p>Pont</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Parcé-sur-Sarthe</text:p>
          </table:table-cell>
          <table:table-cell office:value-type="string" calcext:value-type="string">
            <text:p>Sarthe</text:p>
          </table:table-cell>
          <table:table-cell office:value-type="float" office:value="72228" calcext:value-type="float">
            <text:p>72228</text:p>
          </table:table-cell>
          <table:table-cell office:value-type="float" office:value="72" calcext:value-type="float">
            <text:p>72</text:p>
          </table:table-cell>
          <table:table-cell office:value-type="string" calcext:value-type="string">
            <text:p>47.84450425193212</text:p>
          </table:table-cell>
          <table:table-cell office:value-type="string" calcext:value-type="string">
            <text:p>-0.19634404498587155</text:p>
          </table:table-cell>
          <table:table-cell/>
          <table:table-cell office:value-type="string" calcext:value-type="string">
            <text:p>pierre ; bois ; fer ; moellon ; appareil mixte ; enduit</text:p>
          </table:table-cell>
          <table:table-cell office:value-type="string" calcext:value-type="string">
            <text:p>maître d'oeuvre inconnu</text:p>
          </table:table-cell>
          <table:table-cell office:value-type="string" calcext:value-type="string">
            <text:p>D'après des sources, pont construit vers 1838 sur la Sarthe pour compléter l'axe Sable Le Mans ; restauré vers 1850, il est détruit vers 1893</text:p>
          </table:table-cell>
          <table:table-cell office:value-type="string" calcext:value-type="string">
            <text:p>Pont suspendu en bois et câbles métalliques ; pylônes et ailes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09/ivr52_85721204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5</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5481195697985</text:p>
          </table:table-cell>
          <table:table-cell office:value-type="string" calcext:value-type="string">
            <text:p>-0.32230827001606555</text:p>
          </table:table-cell>
          <table:table-cell/>
          <table:table-cell office:value-type="string" calcext:value-type="string">
            <text:p>marbre ; moellon sans chaîne en pierre de taille</text:p>
          </table:table-cell>
          <table:table-cell office:value-type="string" calcext:value-type="string">
            <text:p>maître d'oeuvre inconnu</text:p>
          </table:table-cell>
          <table:table-cell office:value-type="string" calcext:value-type="string">
            <text:p>Pont construit vers 1882, daté par source</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2/ivr52_74721617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7</text:p>
          </table:table-cell>
          <table:table-cell office:value-type="string" calcext:value-type="string">
            <text:p>Pont</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27547065076</text:p>
          </table:table-cell>
          <table:table-cell office:value-type="string" calcext:value-type="string">
            <text:p>-0.3335413770339739</text:p>
          </table:table-cell>
          <table:table-cell/>
          <table:table-cell office:value-type="string" calcext:value-type="string">
            <text:p>marbre ; grès ; moellon sans chaîne en pierre de taille ; appareil mixte</text:p>
          </table:table-cell>
          <table:table-cell office:value-type="string" calcext:value-type="string">
            <text:p>Deshessarts (ingénieur)</text:p>
          </table:table-cell>
          <table:table-cell office:value-type="string" calcext:value-type="string">
            <text:p>Pont reconstruit en 1821 par l'entrepreneur Simon Amable sur les plans de l'ingénieur Deshessart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411/ivr52_82720173p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8</text:p>
          </table:table-cell>
          <table:table-cell office:value-type="string" calcext:value-type="string">
            <text:p>Pont dit le Grand Pont</text:p>
          </table:table-cell>
          <table:table-cell office:value-type="string" calcext:value-type="string">
            <text:p>pont</text:p>
          </table:table-cell>
          <table:table-cell office:value-type="string" calcext:value-type="string">
            <text:p>1er quart 18e siècle (détruit)</text:p>
          </table:table-cell>
          <table:table-cell office:value-type="string" calcext:value-type="string">
            <text:p>milieu 19e siècle (détruit)</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3959917433335</text:p>
          </table:table-cell>
          <table:table-cell office:value-type="string" calcext:value-type="string">
            <text:p>-0.3316359953504306</text:p>
          </table:table-cell>
          <table:table-cell/>
          <table:table-cell office:value-type="string" calcext:value-type="string">
            <text:p>métal ; pierre ; marbre ; bois ; appareil mixte</text:p>
          </table:table-cell>
          <table:table-cell office:value-type="string" calcext:value-type="string">
            <text:p>Harel de la Noë ; ou ; La Noë Harel de (ingénieur)</text:p>
          </table:table-cell>
          <table:table-cell office:value-type="string" calcext:value-type="string">
            <text:p>Pont reconstruit vers 1721 ; entre 1840 et 1852, élargissement du pont et remplacement d'une arche par une structure en bois plus élevée, pour faciliter la navigation fluviale ; pont reconstruit vers 1891 par les ingénieurs Etienne et Manot d'après les plans de l'ingénieur Harel de la Noë ; pont détruit en 1944, reconstruit peu après cette date</text:p>
          </table:table-cell>
          <table:table-cell office:value-type="string" calcext:value-type="string">
            <text:p>1er pont à quatre arches en marbre ; 2e pont à quatre arches métalliques, et pilliers en maçonnerie</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74722122xb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59</text:p>
          </table:table-cell>
          <table:table-cell office:value-type="string" calcext:value-type="string">
            <text:p>Pont</text:p>
          </table:table-cell>
          <table:table-cell office:value-type="string" calcext:value-type="string">
            <text:p>pont</text:p>
          </table:table-cell>
          <table:table-cell office:value-type="string" calcext:value-type="string">
            <text:p>4e quart 19e siècle (détruit)</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4090769983643</text:p>
          </table:table-cell>
          <table:table-cell office:value-type="string" calcext:value-type="string">
            <text:p>-0.33343963706811053</text:p>
          </table:table-cell>
          <table:table-cell/>
          <table:table-cell office:value-type="string" calcext:value-type="string">
            <text:p>métal ; pierre ; moellon sans chaîne en pierre de taille</text:p>
          </table:table-cell>
          <table:table-cell office:value-type="string" calcext:value-type="string">
            <text:p>maître d'oeuvre inconnu</text:p>
          </table:table-cell>
          <table:table-cell office:value-type="string" calcext:value-type="string">
            <text:p>Pont construit à la fin du 19e siècle, détruit au 20e siècle</text:p>
          </table:table-cell>
          <table:table-cell office:value-type="string" calcext:value-type="string">
            <text:p>Pont à Tablier, parapets et poteau de soutien métalliques ; culée et escalier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411/ivr52_85720640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0005856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blé-sur-Sarthe</text:p>
          </table:table-cell>
          <table:table-cell office:value-type="string" calcext:value-type="string">
            <text:p>Sarthe</text:p>
          </table:table-cell>
          <table:table-cell office:value-type="float" office:value="72264" calcext:value-type="float">
            <text:p>72264</text:p>
          </table:table-cell>
          <table:table-cell office:value-type="float" office:value="72" calcext:value-type="float">
            <text:p>72</text:p>
          </table:table-cell>
          <table:table-cell office:value-type="string" calcext:value-type="string">
            <text:p>47.82456194503775</text:p>
          </table:table-cell>
          <table:table-cell office:value-type="string" calcext:value-type="string">
            <text:p>-0.3710979372649023</text:p>
          </table:table-cell>
          <table:table-cell/>
          <table:table-cell office:value-type="string" calcext:value-type="string">
            <text:p>calcaire ; pierre de taille ; moellon</text:p>
          </table:table-cell>
          <table:table-cell office:value-type="string" calcext:value-type="string">
            <text:p>maître d'oeuvre inconnu</text:p>
          </table:table-cell>
          <table:table-cell/>
          <table:table-cell office:value-type="string" calcext:value-type="string">
            <text:p>Pont à cinq arches ; piles en pierre de taille, écoinçons en moellon</text:p>
          </table:table-cell>
          <table:table-cell/>
          <table:table-cell office:value-type="string" calcext:value-type="string">
            <text:p>© Inventaire général</text:p>
          </table:table-cell>
          <table:table-cell table:number-columns-repeated="5"/>
          <table:table-cell office:value-type="string" calcext:value-type="string">
            <text:p>http://www2.culture.gouv.fr/Wave/image/memoire/0412/ivr52_86720739x_p.jpg</text:p>
          </table:table-cell>
          <table:table-cell office:value-type="string" calcext:value-type="string">
            <text:p>Sable-sur-Sarthe</text:p>
          </table:table-cell>
          <table:table-cell office:value-type="float" office:value="1987" calcext:value-type="float">
            <text:p>1987</text:p>
          </table:table-cell>
          <table:table-cell/>
        </table:table-row>
        <table:table-row table:style-name="ro1">
          <table:table-cell office:value-type="string" calcext:value-type="string">
            <text:p>IA49000649</text:p>
          </table:table-cell>
          <table:table-cell office:value-type="string" calcext:value-type="string">
            <text:p>Pont des Rosier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Rosiers-sur-Loire (Les)</text:p>
          </table:table-cell>
          <table:table-cell office:value-type="string" calcext:value-type="string">
            <text:p>Maine-et-Loire</text:p>
          </table:table-cell>
          <table:table-cell office:value-type="float" office:value="49261" calcext:value-type="float">
            <text:p>49261</text:p>
          </table:table-cell>
          <table:table-cell office:value-type="float" office:value="49" calcext:value-type="float">
            <text:p>49</text:p>
          </table:table-cell>
          <table:table-cell office:value-type="string" calcext:value-type="string">
            <text:p>47.34024197142924</text:p>
          </table:table-cell>
          <table:table-cell office:value-type="string" calcext:value-type="string">
            <text:p>-0.22697042799263265</text:p>
          </table:table-cell>
          <table:table-cell/>
          <table:table-cell office:value-type="string" calcext:value-type="string">
            <text:p>bois ; métal ; pierre</text:p>
          </table:table-cell>
          <table:table-cell office:value-type="string" calcext:value-type="string">
            <text:p>Chaley Joseph (ingénieur civil) ; Bordillon Théodore (ingénieur civil)</text:p>
          </table:table-cell>
          <table:table-cell office:value-type="string" calcext:value-type="string">
            <text:p>Le Pont des Rosiers fut construit par autorisation du 27 juillet 1839 et livré en 1842. Il avait pour but de faciliter la circulation des hommes et des marchandises venant des Deux-Sèvres et de Vendée allant vers le nord du département de Maine-et-Loire et, au-delà, vers Le Mans et Paris. Il s'agissait d'un pont, à tablier en bois, suspendu par des haubans à des câbles métalliques, ancrés dans les culées et portés par des pylônes et flêches reposant sur les piles. La construction en avait été adjugée à Joseph Chaley et Théodore Bordillon qui en étaient les concessionnaires pour la durée de trente huit ans. La construction était de médiocre qualité : l'une des flêches rompit en 1844, déstabilisant l'édifice qui dût être réparé et soumis à des épreuves de solidité jusqu'en 1852. Le tablier en bois brûla en partie en 1876 et fut remplacé, en 1908, par un tablier métallique du système Arnodin. Il fut détruit pendant la deuxième guerre mondiale et remplacé par le pont actuel.</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Saumur périphérie nord</text:p>
          </table:table-cell>
          <table:table-cell office:value-type="float" office:value="1997" calcext:value-type="float">
            <text:p>1997</text:p>
          </table:table-cell>
          <table:table-cell/>
        </table:table-row>
        <table:table-row table:style-name="ro1">
          <table:table-cell office:value-type="string" calcext:value-type="string">
            <text:p>IA49000840</text:p>
          </table:table-cell>
          <table:table-cell office:value-type="string" calcext:value-type="string">
            <text:p>Pont de la Bass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6132824287575</text:p>
          </table:table-cell>
          <table:table-cell office:value-type="string" calcext:value-type="string">
            <text:p>-0.5638910611649232</text:p>
          </table:table-cell>
          <table:table-cell/>
          <table:table-cell office:value-type="string" calcext:value-type="string">
            <text:p>schiste ; moellon ; moellon sans chaîne en pierre de taille ; calcaire ; grès ; moyen appareil ; fonte ; fer ; béton armé ; appareil mixte ; appareil à assises alternées</text:p>
          </table:table-cell>
          <table:table-cell office:value-type="string" calcext:value-type="string">
            <text:p>Chaley Joseph (ingénieur civil) ; Bordillon Théodore (ingénieur civil) ; Leclerc (ingénieur civil) ; Robinson J.R. (ingénieur civil) ; Madelain Henri (architecte)</text:p>
          </table:table-cell>
          <table:table-cell office:value-type="string" calcext:value-type="string">
            <text:p>L'appellation de ce pont vient du système de défense de la ville, attesté dès le 15e siècle et en vigueur jusqu'au 18e siècle, qui consistait en une série de pieux et d'une chaîne, cette dernière barrant la rivière en cas de danger. Le premier pont de la Basse-Chaîne, pont suspendu à câbles de fer, est entrepris en 1835 par les ingénieurs Joseph Chaley et Théodore Bordillon, qui réalisent au même moment le pont de la Haute-Chaîne : il est inauguré le 9 septembre 1838. Le 16 avril 1850, lors d'une tornade, il se rompt au passage d'un bataillon du 11e régiment d'infanterie légère, causant la mort de 223 soldats, la catastrophe étant due principalement à l'oxydation des câbles d'amarrage, mais aussi aux oscillations de résonance. A la suite de plusieurs projets, dont un conçu par Pierre-Jean David d'Angers, un monument funéraire est élevé au cimetière de l'Est en 1853 (étudié). La reconstruction d'un pont en pierre est engagée en 1851 sur les plans de l'ingénieur en chef des Ponts et Chaussées Leclerc : il est ouvert à la circulation le 16 avril 1856. Endommagé en 1944 à la libération d'Angers, il est alors réparé. Victime de son mauvais état, il est remplacé en 1962 par le pont actuel, à poutres en béton armé sous chaussée, conçu en 1956 par l'ingénieur en chef des Ponts et Chaussées J. R. Robinson et l'architecte Henri Madelain, déjà auteurs du pont de la Haute-Chaîne. Suite à des glissements, des travaux de consolidation de la culée rive droite se poursuivent jusqu'en 1981.</text:p>
          </table:table-cell>
          <table:table-cell office:value-type="string" calcext:value-type="string">
            <text:p>Premier pont : pont suspendu à câbles de fer sur culées en moellon de schiste avec chaînes en pierre de taille et pylônes formés d'une base en calcaire appareillé et d'un obélisque en fonte. Deuxième pont : pont en moyen appareil de calcaire avec culées en schiste à chaînes en pierre de taille. Troisième pont : structure en béton armé avec piles en moyen appareil de grès et schiste sans chaînes en pierre de taille, à assises alternées, et culées en schiste également sans chaînes en pierre de taille.</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1</text:p>
          </table:table-cell>
          <table:table-cell office:value-type="string" calcext:value-type="string">
            <text:p>Pont de la Haute-Chaîn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018276320375</text:p>
          </table:table-cell>
          <table:table-cell office:value-type="string" calcext:value-type="string">
            <text:p>-0.5498543064689255</text:p>
          </table:table-cell>
          <table:table-cell/>
          <table:table-cell office:value-type="string" calcext:value-type="string">
            <text:p>schiste ; moellon ; calcaire ; moyen appareil ; fonte ; appareil mixte ; béton armé</text:p>
          </table:table-cell>
          <table:table-cell office:value-type="string" calcext:value-type="string">
            <text:p>Chaley Joseph (ingénieur civil) ; Bordillon Théodore (ingénieur civil) ; Robinson J.R. (ingénieur civil) ; Madelain Henri (architecte)</text:p>
          </table:table-cell>
          <table:table-cell office:value-type="string" calcext:value-type="string">
            <text:p>Comme pour celui de la Basse-Chaîne, l'appellation de ce pont vient du système de défense de la ville, attesté dès le 15e siècle et en vigueur jusqu'au 18e siècle, qui consistait en une série de pieux et d'une chaîne, cette dernière barrant la rivière en cas de danger. Conçu initialement avec arches en charpente sur piles de pierre, le pont de la Haute-Chaîne est finalement réalisé avec des arches de fonte à l'imitation du pont du Carrousel de Paris, oeuvre de l'ingénieur Antoine-Rémy Polonceau, sur la sollicitation des constructeurs Joseph Chaley et Théodore Bordillon : il est ouvert à la circulation le 11 novembre 1839, un an après celui de la Basse-Chaîne réalisé par les mêmes entrepreneurs. Des projets de reconstruction des arches sont envisagés à la fin du 19e siècle, mais la rénovation se limite par mesure d'économie au remplacement du tablier en bois par un tablier en fer plus large : les travaux sont réalisés en 1891 et 1892 par la Société des ateliers et chantiers de la Loire. Une nouvelle modernisation est effectuée en 1931 et 1932 par l'entreprise Boussiron : les arches en fonte sont serties dans une structure en béton armé, le tablier est à nouveau remplacé par une dalle également de béton armé, et élargi. En 1944, à la libération d'Angers, le pont est dynamité. La construction du nouvel ouvrage, un pont à poutres en béton armé sous chaussée, est réalisée entre 1949 et 1951 par J. R. Robinson, ingénieur en chef des Ponts et Chaussées et Henri Madelain, architecte, qui reconstruiront également le pont de la Basse-Chaîne.</text:p>
          </table:table-cell>
          <table:table-cell office:value-type="string" calcext:value-type="string">
            <text:p>Premier pont : piles et culées en moellon de schiste et calcaire, arches en fonte, tablier en bois, reconstruit en fer, puis en béton armé. Second pont : structure en béton armé.</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2</text:p>
          </table:table-cell>
          <table:table-cell office:value-type="string" calcext:value-type="string">
            <text:p>Grand pont, puis pont du Centre, puis pont de Verdun</text:p>
          </table:table-cell>
          <table:table-cell office:value-type="string" calcext:value-type="string">
            <text:p>pont</text:p>
          </table:table-cell>
          <table:table-cell office:value-type="string" calcext:value-type="string">
            <text:p>Haut Moyen Age</text:p>
          </table:table-cell>
          <table:table-cell office:value-type="string" calcext:value-type="string">
            <text:p>2e quart 11e siècle</text:p>
          </table:table-cell>
          <table:table-cell office:value-type="string" calcext:value-type="string">
            <text:p>milieu 12e siècle</text:p>
          </table:table-cell>
          <table:table-cell office:value-type="string" calcext:value-type="string">
            <text:p>2e quart 19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69775295192726</text:p>
          </table:table-cell>
          <table:table-cell office:value-type="string" calcext:value-type="string">
            <text:p>-0.5499516935146789</text:p>
          </table:table-cell>
          <table:table-cell/>
          <table:table-cell office:value-type="string" calcext:value-type="string">
            <text:p>bois ; schiste ; moellon sans chaîne en pierre de taille ; grès ; grand appareil ; moyen appareil ; appareil mixte</text:p>
          </table:table-cell>
          <table:table-cell office:value-type="string" calcext:value-type="string">
            <text:p>Dupuit Jules (ingénieur civil)</text:p>
          </table:table-cell>
          <table:table-cell office:value-type="string" calcext:value-type="string">
            <text:p>La première mention remonte à un texte de Grégoire de Tours de 590. Ce pont devait être entièrement en bois car vers 1028-1039 le comte Foulque Nerra fait reconstruire les piles en pierre, le tablier restant en bois : dès cette époque le Grand pont est bordé de maisons et de moulins ainsi que de pêcheries. En 1144 le pont est détruit par un incendie : il est reconstruit et couvert de maisons dotées de boutiques. Un nouvel incendie intervient en 1206 avec la prise de la ville par Jean sans Terre. Aux 14e et 15e siècles de nombreuses réparations sont attestées, le tablier étant plus particulièrement concerné. La plupart des maisons semblent, à l'instar des rues commerçantes de la ville, reconstruites au 16e siècle. Le pont et ses maisons sont souvent victimes des inondations : la crue la plus grave, en 1651, emporte trois arches et 32 maisons : des réparations sommaires sont effectuées, mais en 1691 la ville interdit désormais de bâtir sur le pont. La rénovation principale intervient entre 1690 et 1710, essentiellement sous la conduite de l'ingénieur du roi Nicolas Poictevin. Du Moyen Age au 18e siècle, le pont diminue de longueur, en raison de la création de quais englobant petit à petit des arches, particulièrement côté rive gauche. En 1744 le monument en forme d'obélisque qui ornait le pont des Treilles est installé à l'emplacement des maisons disparues. Entre 1799 et 1811 les maisons qui subsistaient sont détruites, sauf une qui demeure jusqu'en 1837. Le pont fait l'objet d'une reconstruction complète entre 1846 et 1848 par l'ingénieur en chef des Ponts et Chaussées Jules Dupuit qui réutilise dans la mesure du possible les anciennes fondations : le pont prend alors le nom de pont du Centre. Il prend son appellation actuelle en 1916 en commémoration de la victoire de Verdun. Les deux premières arches depuis la rive droite sont détruites lors de la libération d'Angers en 1944 : la remise en état, à l'identique mais avec des voûtes en béton, est achevée en 1946. Des travaux de consolidation dus aux nombreux tassements sont intervenus depuis, les plus importants étant ceux de 1990-1992.</text:p>
          </table:table-cell>
          <table:table-cell office:value-type="string" calcext:value-type="string">
            <text:p>Pont du haut Moyen Age en bois. Pont médiéval : piles en grès puis en moellon de schiste et tablier en bois porté par des arches en charpente. De la fin du Moyen Age au 17e siècle : piles en schiste et tablier en bois porté par des arches en charpente ou maçonnées. 18e siècle : structure entièrement maçonnée en schiste. Reconstruction de 1846 : becs en grès et arches en schiste. Réparations de 1945 : élévations en schiste à l'identique et voûtes en béton.</text:p>
          </table:table-cell>
          <table:table-cell/>
          <table:table-cell office:value-type="string" calcext:value-type="string">
            <text:p>© Région Pays de la Loire - Inventaire général ; © Ville d'Angers</text:p>
          </table:table-cell>
          <table:table-cell table:number-columns-repeated="6"/>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3</text:p>
          </table:table-cell>
          <table:table-cell office:value-type="string" calcext:value-type="string">
            <text:p>Pont de la Tannerie ou Petit pont</text:p>
          </table:table-cell>
          <table:table-cell office:value-type="string" calcext:value-type="string">
            <text:p>pont</text:p>
          </table:table-cell>
          <table:table-cell office:value-type="string" calcext:value-type="string">
            <text:p>Haut Moyen Ag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7831623918036</text:p>
          </table:table-cell>
          <table:table-cell office:value-type="string" calcext:value-type="string">
            <text:p>-0.5596687037052193</text:p>
          </table:table-cell>
          <table:table-cell/>
          <table:table-cell office:value-type="string" calcext:value-type="string">
            <text:p>schiste ; moellon sans chaîne en pierre de taille</text:p>
          </table:table-cell>
          <table:table-cell office:value-type="string" calcext:value-type="string">
            <text:p>Jouin (architecte) ; Lointier (architecte)</text:p>
          </table:table-cell>
          <table:table-cell office:value-type="string" calcext:value-type="string">
            <text:p>Dans l'axe du Grand pont, Le pont de la Tannerie ou Petit pont tire son origine du creusement d'un canal, appelé par la suite canal de la Tannerie, qui aurait été creusé vers 873 pour Charles le Chauve afin d'échouer les embarcations des envahisseurs normands après avoir barré le cours de la Maine. Foulque Nerra fait refaire le pont entre l'abbaye du Ronceray et la Cité vers 1028-1039. Il est donc probable que le pont de la Tannerie a fait l'objet d'une reconstruction à cette occasion. Comme le Grand pont, il est bordé de maisons qui semblent rebâties au 16e siècle, certaines construites également sur des arches et empiétant sur les élévations du pont. Des mentions de réfections ou de reconstructions partielles apparaissent en 1584, 1652, dates à laquelle la grande arche s'est écroulée, et dans les années 1680. En 1711, les architectes Jouin et Lointier emportent l'adjudication pour une réparation générale. En 1860 est établi un projet de reconstruction complète, mais à partir de 1865 le canal de la Tannerie est comblé et l'île des Carmes rattachée à la rive droite, entraînant la disparition du pont.</text:p>
          </table:table-cell>
          <table:table-cell table:number-columns-repeated="2"/>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774901437x_p.jpg</text:p>
          </table:table-cell>
          <table:table-cell office:value-type="string" calcext:value-type="string">
            <text:p>Angers intra-muros</text:p>
          </table:table-cell>
          <table:table-cell office:value-type="float" office:value="1996" calcext:value-type="float">
            <text:p>1996</text:p>
          </table:table-cell>
          <table:table-cell/>
        </table:table-row>
        <table:table-row table:style-name="ro1">
          <table:table-cell office:value-type="string" calcext:value-type="string">
            <text:p>IA49000844</text:p>
          </table:table-cell>
          <table:table-cell office:value-type="string" calcext:value-type="string">
            <text:p>Barrage dit Chaussée des Treilles, puis pont dit pont des Treilles</text:p>
          </table:table-cell>
          <table:table-cell office:value-type="string" calcext:value-type="string">
            <text:p>barrage ; pont</text:p>
          </table:table-cell>
          <table:table-cell office:value-type="string" calcext:value-type="string">
            <text:p>2e moitié 12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office:value-type="string" calcext:value-type="string">
            <text:p>47.47438374313358</text:p>
          </table:table-cell>
          <table:table-cell office:value-type="string" calcext:value-type="string">
            <text:p>-0.5532017861544838</text:p>
          </table:table-cell>
          <table:table-cell/>
          <table:table-cell office:value-type="string" calcext:value-type="string">
            <text:p>schiste ; moellon sans chaîne en pierre de taille</text:p>
          </table:table-cell>
          <table:table-cell office:value-type="string" calcext:value-type="string">
            <text:p>maître d'oeuvre inconnu</text:p>
          </table:table-cell>
          <table:table-cell office:value-type="string" calcext:value-type="string">
            <text:p>Le barrage primitif, ou écluse qui fut à l'origine du site des Treilles, était destiné à retenir une partie de l'eau de la Maine pour entraîner des moulins-bateaux. Il fut construit vers 1170 sur l'ordre d'Henri II, roi d'Angletrre et comte d'Anjou, qui en fit don à l'hôtel-Dieu Saint-Jean l'Évangéliste d'Angers en 1181, pour subvenir aux besoins des pauvres et des malades. Au cours de la première moitié du XIIIe siècle, un déversoir ayant dû être ouvert dans l'ouvrage afin d'éviter les inondations en amont de celui-ci, et sa partie supérieure ayant été amputée lors de la construction de l'enceinte de la ville, les moulins-bateaux étaient devenus obsolètes et furent remplacés par des moulins pendus installés sur des ponts de bois. Depuis le milieu du XIIIe siècle jusqu'au milieu du XVe siècle, l'ouvrage forma la défense de la ville sur la rivière et ses arches libres de moulins étaient obstruées par des treillis de bois ou de métal qui lui donnèrent son nom. Au début du XVe siècle, la chaussée qui était continue depuis la rive gauche jusqu'à la turcie de Boisnet, ou île Saint-Jean, comprenait dix moulins appartenant à l'hôtel-Dieu. En 1437, Jean Duverger, un bourgeois d'Angers, obtint de René d'Anjou l'autorisation de construire une autre chaussée sur le bras droit de la Maine ouvert à la navigation depuis la destruction de la partie amont de la turcie de Boisnet. Sur cette chaussée fortifiée, appelée le Barreau, furent construits quatre moulins pendus. Avant la fin du XVe siècle, un pont, que l'on nomma le pont-Neuf, réunissait le barreau à la chaussée de Saint-Jean, le tout formant le pont des Treilles qui permettait le franchissement complet de la Maine aux piétons et animaux de bât. Au XVIe siècle, le refoul de la Loire dans la Maine causé par les endiguements de plus en plus élevés du fleuve, gênant la bonne marche des moulins, amorça le lent déclin de la meunerie des Treilles. Les grandes crues du XVIIe siècle ruinèrent définitivement les meuniers qui désertèrent la chaussée et furent remplacés par des mégissiers. Malgré de nombreuses réparations au XVIIe siècle, en 1711 la ville dut faire démolir la partie centrale de l'ouvrage devenue dangereuse. La partie côté rive gauche, sur laquelle un établissement de bains s'était installé depuis 1788, fut démolie en 1855. Les vestiges du Barreau et l'Ile Saint-Jean furent ensevelis dans les remblais qui servirent à l'étabissement de la place La Rochefoucauld-Liancourt, en 1890.</text:p>
          </table:table-cell>
          <table:table-cell office:value-type="string" calcext:value-type="string">
            <text:p>Le barrage primitif construit vers 1170 pour Henri II, comprenait un duit, appelé Turcie de Boisnet, ou Ile Saint-Jean qui, partant de la rive droite en amont de la ville depuis le village de Reculée, descendait en biais dans le lit de la Maine, sur environ 600 mètres. Un peu en aval de l'hôtel-Dieu Saint-Jean, il obliquait brusquement vers le sud-est, selon un angle d'environ 110 degrés et perpendiculairement au courant, pour former une chaussée d'environ 200 mètres de longueur qui rejoignait la rive gauche au niveau de l'actuelle place Molière. Dans la chaussée étaient aménagés des pertuis à la sortie desquels devaient être postés des moulins-bateaux. Le rôle du duit, ou turcie de Boisnet, était de détourner les eaux basses et moyennes vers les roues des moulins. En cas de crue, les eaux passaient par dessus le barrage, les moulins pouvant être déplacés continuaient de travailler. En raison des inondations provoquées par la digue vers l'amont, le site fut modifié au cours de la première moitié du XIIIe siècle. On adopta un nouveau type de moulin - le moulin-pendu - qui avait l'avantage d'être installé sur un pont, ce qui permettait un meilleur écoulement des eaux vers l'aval. La partie de l'ouvrage perpendiculaire au courant, ou chaussée, fut donc transformée progressivement à partir de la rive gauche. On construisit un tablier en bois porté, peut-être à l'origine par des palées de bois, puis par des piles en moellons de schiste. Avant le XVIe siècle, une partie de la chaussée était constituée d'arches en maçonnerie portant un tablier en pierre. Les moulins construits sur le rebord aval de l'ouvrage ou contre celui-ci, comprenait une maison qui s'ouvrait au niveau du tablier, leur roue étant pendue entre les piles.</text:p>
          </table:table-cell>
          <table:table-cell/>
          <table:table-cell office:value-type="string" calcext:value-type="string">
            <text:p>© Région Pays de la Loire - Inventaire général ; © Ville d'Angers</text:p>
          </table:table-cell>
          <table:table-cell table:number-columns-repeated="4"/>
          <table:table-cell office:value-type="string" calcext:value-type="string">
            <text:p>détruit</text:p>
          </table:table-cell>
          <table:table-cell office:value-type="string" calcext:value-type="string">
            <text:p>http://www2.culture.gouv.fr/Wave/image/memoire/1469/ivr52_914900572v_p.jpg</text:p>
          </table:table-cell>
          <table:table-cell office:value-type="string" calcext:value-type="string">
            <text:p>Angers intra-muros</text:p>
          </table:table-cell>
          <table:table-cell office:value-type="float" office:value="2003" calcext:value-type="float">
            <text:p>2003</text:p>
          </table:table-cell>
          <table:table-cell/>
        </table:table-row>
        <table:table-row table:style-name="ro1">
          <table:table-cell office:value-type="string" calcext:value-type="string">
            <text:p>IA4900137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6687305326636</text:p>
          </table:table-cell>
          <table:table-cell office:value-type="string" calcext:value-type="string">
            <text:p>-0.8640366146046177</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Grand viaduc traversant l'Oudon construit durant le 4e quart du 19e siècle.</text:p>
          </table:table-cell>
          <table:table-cell office:value-type="string" calcext:value-type="string">
            <text:p>Le tablier du pont est construit avec des poutres et des poutrelles métalliques en treillis. Au milieu et de part et d'autre de l'Oudon on trouve des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373</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egré</text:p>
          </table:table-cell>
          <table:table-cell office:value-type="string" calcext:value-type="string">
            <text:p>Maine-et-Loire</text:p>
          </table:table-cell>
          <table:table-cell office:value-type="float" office:value="49331" calcext:value-type="float">
            <text:p>49331</text:p>
          </table:table-cell>
          <table:table-cell office:value-type="float" office:value="49" calcext:value-type="float">
            <text:p>49</text:p>
          </table:table-cell>
          <table:table-cell office:value-type="string" calcext:value-type="string">
            <text:p>47.68534117319428</text:p>
          </table:table-cell>
          <table:table-cell office:value-type="string" calcext:value-type="string">
            <text:p>-0.873686648304936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ncien pont traversant l'Oudon et assurant la traversée de la ville par la rue Saint-Sauveur depuis les axes est-ouest (un autre pont enjambait la Verzée à l'est) et nord-sud, la rue de la Madeleine conduisant au nord vers les portes de Craon et de Château-Gontier. Construit au 14e siècle, il fit l'objet de restaurations en 1784 (date par source). Vers le milieu du 19e siècle, les transformations urbaines donnèrent une importance plus grande à la rue de Bretagne (actuelle rue Victor Hugo) : un autre pont fut donc construit dans l'axe du nouveau tracé.</text:p>
          </table:table-cell>
          <table:table-cell office:value-type="string" calcext:value-type="string">
            <text:p>Pont en moellons de schiste composé de trois arches épaulées par des saillies (becs) protégeant les piles. Aplatis au nord, ces becs sont encore saillants côté sud.</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00</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2e moitié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e-Gemmes-d'Andigné</text:p>
          </table:table-cell>
          <table:table-cell office:value-type="string" calcext:value-type="string">
            <text:p>Maine-et-Loire</text:p>
          </table:table-cell>
          <table:table-cell office:value-type="float" office:value="49277" calcext:value-type="float">
            <text:p>49277</text:p>
          </table:table-cell>
          <table:table-cell office:value-type="float" office:value="49" calcext:value-type="float">
            <text:p>49</text:p>
          </table:table-cell>
          <table:table-cell office:value-type="string" calcext:value-type="string">
            <text:p>47.676254782635404</text:p>
          </table:table-cell>
          <table:table-cell office:value-type="string" calcext:value-type="string">
            <text:p>-0.8832662254176882</text:p>
          </table:table-cell>
          <table:table-cell/>
          <table:table-cell office:value-type="string" calcext:value-type="string">
            <text:p>granite</text:p>
          </table:table-cell>
          <table:table-cell office:value-type="string" calcext:value-type="string">
            <text:p>maître d'oeuvre inconnu</text:p>
          </table:table-cell>
          <table:table-cell office:value-type="string" calcext:value-type="string">
            <text:p>Petit viaduc traversant la Verzée et construit au cours de la seconde moitié du 19e siècle (avant 1880) pour la ligne de chemin de fer Segré-Chateaubriant.</text:p>
          </table:table-cell>
          <table:table-cell office:value-type="string" calcext:value-type="string">
            <text:p>Le tablier du pont est construit avec des poutres métalliques en treillis assemblées les unes aux autres par des rivets. De part et d'autre du cours d'eau, on trouve deux piles dont le gros oeuvre est constitué d'un blocage de pierres avec un revêtement extérieur en moellons à têtes dressées sur les faces, et en pierre de taille dans les angles.</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429</text:p>
          </table:table-cell>
          <table:table-cell table:number-columns-repeated="2" office:value-type="string" calcext:value-type="string">
            <text:p>pont</text:p>
          </table:table-cell>
          <table:table-cell office:value-type="string" calcext:value-type="string">
            <text:p>4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Lion-d'Angers (Le)</text:p>
          </table:table-cell>
          <table:table-cell office:value-type="string" calcext:value-type="string">
            <text:p>Maine-et-Loire</text:p>
          </table:table-cell>
          <table:table-cell office:value-type="float" office:value="49176" calcext:value-type="float">
            <text:p>49176</text:p>
          </table:table-cell>
          <table:table-cell office:value-type="float" office:value="49" calcext:value-type="float">
            <text:p>49</text:p>
          </table:table-cell>
          <table:table-cell office:value-type="string" calcext:value-type="string">
            <text:p>47.66745321152908</text:p>
          </table:table-cell>
          <table:table-cell office:value-type="string" calcext:value-type="string">
            <text:p>-0.7666650312399993</text:p>
          </table:table-cell>
          <table:table-cell/>
          <table:table-cell office:value-type="string" calcext:value-type="string">
            <text:p>fer ; grès ; pierre de taille ; granite ; brique</text:p>
          </table:table-cell>
          <table:table-cell office:value-type="string" calcext:value-type="string">
            <text:p>Labussière (agent voyer)</text:p>
          </table:table-cell>
          <table:table-cell office:value-type="string" calcext:value-type="string">
            <text:p>Pont à tablier métallique à poutre droite en treillis et tôle en cours de construction en 1882, suite à une décision municipale prise le 21 septembre 1879, selon un plan dressé par l'agent voyer cantonal Labussière daté du 6 juin 1879. Ce pont permet le passage sur l'Oudon de la route n° 116 qu'il a fallu dévier, et remplace un bac mentionné en 1824-1826.</text:p>
          </table:table-cell>
          <table:table-cell office:value-type="string" calcext:value-type="string">
            <text:p>Pont composé de poutres droites en fer reliées entre elles par des fers en I rivetés, croisés en treillis avec des tôles. Le tablier consiste en longues poutres rivetées, parallèles, supportant des entrevous en berceau, en briques. Deux piles en grès et granit, à bossages, portent le tout.</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1999" calcext:value-type="float">
            <text:p>1999</text:p>
          </table:table-cell>
          <table:table-cell/>
        </table:table-row>
        <table:table-row table:style-name="ro1">
          <table:table-cell office:value-type="string" calcext:value-type="string">
            <text:p>IA49001526</text:p>
          </table:table-cell>
          <table:table-cell office:value-type="string" calcext:value-type="string">
            <text:p>pont de Beaulieu</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2110751557</text:p>
          </table:table-cell>
          <table:table-cell office:value-type="string" calcext:value-type="string">
            <text:p>-1.0401543499289472</text:p>
          </table:table-cell>
          <table:table-cell/>
          <table:table-cell office:value-type="string" calcext:value-type="string">
            <text:p>calcaire</text:p>
          </table:table-cell>
          <table:table-cell office:value-type="string" calcext:value-type="string">
            <text:p>maître d'oeuvre inconnu</text:p>
          </table:table-cell>
          <table:table-cell office:value-type="string" calcext:value-type="string">
            <text:p>Pont construit sur l'Erdre, à la fin du 2e quart du 19e siècle, lors de la percée de la rue de Beaulieu, en 1848-1849. Il double un pont plus ancien existant sur l'axe de pénétration dans la ville par le sud.</text:p>
          </table:table-cell>
          <table:table-cell office:value-type="string" calcext:value-type="string">
            <text:p>Pont à une seule arche.</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29</text:p>
          </table:table-cell>
          <table:table-cell office:value-type="string" calcext:value-type="string">
            <text:p>pont de Beaulieu</text:p>
          </table:table-cell>
          <table:table-cell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5700951547379</text:p>
          </table:table-cell>
          <table:table-cell office:value-type="string" calcext:value-type="string">
            <text:p>-1.0405526008303116</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Beaulieu était le lieu de franchissement du chemin de Candé qui empruntait l'actuelle rue du Cantillier pour se diriger vers Saint-Mars-la-Jaille et Ancenis ; il dut y exister un pont depuis le Moyen Âge. Le pont actuel paraît avoir été construit au 18e siècle, probablement lors de l'assèchement des marais qui entouraient la ville. Lors du percement de la rue de Beaulieu, en 1848-1849, il fut doublé par un nouveau pont.</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5</text:p>
          </table:table-cell>
          <table:table-cell office:value-type="string" calcext:value-type="string">
            <text:p>pont du Moulin-Foulon</text:p>
          </table:table-cell>
          <table:table-cell office:value-type="string" calcext:value-type="string">
            <text:p>pont</text:p>
          </table:table-cell>
          <table:table-cell table:number-columns-repeated="2"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239741113423</text:p>
          </table:table-cell>
          <table:table-cell office:value-type="string" calcext:value-type="string">
            <text:p>-1.1207168671024383</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rdre, reconstruit au 19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56</text:p>
          </table:table-cell>
          <table:table-cell office:value-type="string" calcext:value-type="string">
            <text:p>pont dit l'Arche Saint-Denis</text:p>
          </table:table-cell>
          <table:table-cell office:value-type="string" calcext:value-type="string">
            <text:p>pont</text:p>
          </table:table-cell>
          <table:table-cell office:value-type="string" calcext:value-type="string">
            <text:p>18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Candé</text:p>
          </table:table-cell>
          <table:table-cell office:value-type="string" calcext:value-type="string">
            <text:p>Maine-et-Loire</text:p>
          </table:table-cell>
          <table:table-cell office:value-type="float" office:value="49054" calcext:value-type="float">
            <text:p>49054</text:p>
          </table:table-cell>
          <table:table-cell office:value-type="float" office:value="49" calcext:value-type="float">
            <text:p>49</text:p>
          </table:table-cell>
          <table:table-cell office:value-type="string" calcext:value-type="string">
            <text:p>47.56033922603623</text:p>
          </table:table-cell>
          <table:table-cell office:value-type="string" calcext:value-type="string">
            <text:p>-1.043690226170434</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sur le ruisseau du Grand-Gué, dit Arche Saint-Denis, construit au 18e siècle, lors de l'assèchement des étangs qui entouraient la ville.</text:p>
          </table:table-cell>
          <table:table-cell office:value-type="string" calcext:value-type="string">
            <text:p>Pont à trois arches et piles à avant-bec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1595</text:p>
          </table:table-cell>
          <table:table-cell table:number-columns-repeated="2" office:value-type="string" calcext:value-type="string">
            <text:p>pont</text:p>
          </table:table-cell>
          <table:table-cell office:value-type="string" calcext:value-type="string">
            <text:p>18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Freigné</text:p>
          </table:table-cell>
          <table:table-cell office:value-type="string" calcext:value-type="string">
            <text:p>Maine-et-Loire</text:p>
          </table:table-cell>
          <table:table-cell office:value-type="float" office:value="49144" calcext:value-type="float">
            <text:p>49144</text:p>
          </table:table-cell>
          <table:table-cell office:value-type="float" office:value="49" calcext:value-type="float">
            <text:p>49</text:p>
          </table:table-cell>
          <table:table-cell office:value-type="string" calcext:value-type="string">
            <text:p>47.550422077</text:p>
          </table:table-cell>
          <table:table-cell office:value-type="string" calcext:value-type="string">
            <text:p>-1.1265727612959762</text:p>
          </table:table-cell>
          <table:table-cell/>
          <table:table-cell office:value-type="string" calcext:value-type="string">
            <text:p>schiste ; moellon ; enduit</text:p>
          </table:table-cell>
          <table:table-cell office:value-type="string" calcext:value-type="string">
            <text:p>maître d'oeuvre inconnu</text:p>
          </table:table-cell>
          <table:table-cell office:value-type="string" calcext:value-type="string">
            <text:p>Le pont de Trianon, construit à la fin du 18e siècle, occupe l'emplacement de la chaussée d'un ancien moulin à eau, détruit au cours du 18e siècle.</text:p>
          </table:table-cell>
          <table:table-cell office:value-type="string" calcext:value-type="string">
            <text:p>Pont à deux arches.</text:p>
          </table:table-cell>
          <table:table-cell/>
          <table:table-cell office:value-type="string" calcext:value-type="string">
            <text:p>© Inventaire général</text:p>
          </table:table-cell>
          <table:table-cell table:number-columns-repeated="6"/>
          <table:table-cell office:value-type="string" calcext:value-type="string">
            <text:p>Candé</text:p>
          </table:table-cell>
          <table:table-cell office:value-type="float" office:value="1999" calcext:value-type="float">
            <text:p>1999</text:p>
          </table:table-cell>
          <table:table-cell/>
        </table:table-row>
        <table:table-row table:style-name="ro1">
          <table:table-cell office:value-type="string" calcext:value-type="string">
            <text:p>IA49002028</text:p>
          </table:table-cell>
          <table:table-cell table:number-columns-repeated="2"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maillé</text:p>
          </table:table-cell>
          <table:table-cell office:value-type="string" calcext:value-type="string">
            <text:p>Maine-et-Loire</text:p>
          </table:table-cell>
          <table:table-cell office:value-type="float" office:value="49010" calcext:value-type="float">
            <text:p>49010</text:p>
          </table:table-cell>
          <table:table-cell office:value-type="float" office:value="49" calcext:value-type="float">
            <text:p>49</text:p>
          </table:table-cell>
          <table:table-cell office:value-type="string" calcext:value-type="string">
            <text:p>47.715661612446816</text:p>
          </table:table-cell>
          <table:table-cell office:value-type="string" calcext:value-type="string">
            <text:p>-1.128432008474075</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Adjudication des travaux du pont sur la Verzée le 1 juin 1847 par l'entrepreneur Gauthier et réception des travaux le 1 octobre 1847.</text:p>
          </table:table-cell>
          <table:table-cell office:value-type="string" calcext:value-type="string">
            <text:p>Pont se composant d'une arche appareillée en moellons de schiste.</text:p>
          </table:table-cell>
          <table:table-cell/>
          <table:table-cell office:value-type="string" calcext:value-type="string">
            <text:p>© Inventaire général</text:p>
          </table:table-cell>
          <table:table-cell table:number-columns-repeated="6"/>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140</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Nyoiseau</text:p>
          </table:table-cell>
          <table:table-cell office:value-type="string" calcext:value-type="string">
            <text:p>Maine-et-Loire</text:p>
          </table:table-cell>
          <table:table-cell office:value-type="float" office:value="49233" calcext:value-type="float">
            <text:p>49233</text:p>
          </table:table-cell>
          <table:table-cell office:value-type="float" office:value="49" calcext:value-type="float">
            <text:p>49</text:p>
          </table:table-cell>
          <table:table-cell office:value-type="string" calcext:value-type="string">
            <text:p>47.71723744214539</text:p>
          </table:table-cell>
          <table:table-cell office:value-type="string" calcext:value-type="string">
            <text:p>-0.9114996880278825</text:p>
          </table:table-cell>
          <table:table-cell table:number-columns-repeated="2"/>
          <table:table-cell office:value-type="string" calcext:value-type="string">
            <text:p>maître d'oeuvre inconnu</text:p>
          </table:table-cell>
          <table:table-cell/>
          <table:table-cell office:value-type="string" calcext:value-type="string">
            <text:p>Pont en moellons de schiste comportant six arches reposant sur des piles protégées par des saillies arrondies.</text:p>
          </table:table-cell>
          <table:table-cell/>
          <table:table-cell office:value-type="string" calcext:value-type="string">
            <text:p>© Inventaire général</text:p>
          </table:table-cell>
          <table:table-cell table:number-columns-repeated="4"/>
          <table:table-cell office:value-type="string" calcext:value-type="string">
            <text:p>détruit après inventaire</text:p>
          </table:table-cell>
          <table:table-cell/>
          <table:table-cell office:value-type="string" calcext:value-type="string">
            <text:p>Pays Segréen</text:p>
          </table:table-cell>
          <table:table-cell office:value-type="float" office:value="2000" calcext:value-type="float">
            <text:p>2000</text:p>
          </table:table-cell>
          <table:table-cell/>
        </table:table-row>
        <table:table-row table:style-name="ro1">
          <table:table-cell office:value-type="string" calcext:value-type="string">
            <text:p>IA49002815</text:p>
          </table:table-cell>
          <table:table-cell office:value-type="string" calcext:value-type="string">
            <text:p>pont des Magasin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Juigné-sur-Loire</text:p>
          </table:table-cell>
          <table:table-cell office:value-type="string" calcext:value-type="string">
            <text:p>Maine-et-Loire</text:p>
          </table:table-cell>
          <table:table-cell office:value-type="float" office:value="49167" calcext:value-type="float">
            <text:p>4916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321</text:p>
          </table:table-cell>
          <table:table-cell table:number-columns-repeated="2" office:value-type="string" calcext:value-type="string">
            <text:p>pont</text:p>
          </table:table-cell>
          <table:table-cell office:value-type="string" calcext:value-type="string">
            <text:p>14e siècle</text:p>
          </table:table-cell>
          <table:table-cell office:value-type="string" calcext:value-type="string">
            <text:p>3e quart 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Soulaines-sur-Aubance</text:p>
          </table:table-cell>
          <table:table-cell office:value-type="string" calcext:value-type="string">
            <text:p>Maine-et-Loire</text:p>
          </table:table-cell>
          <table:table-cell office:value-type="float" office:value="49338" calcext:value-type="float">
            <text:p>49338</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400</text:p>
          </table:table-cell>
          <table:table-cell office:value-type="string" calcext:value-type="string">
            <text:p>pont de Sorges</text:p>
          </table:table-cell>
          <table:table-cell office:value-type="string" calcext:value-type="string">
            <text:p>pont</text:p>
          </table:table-cell>
          <table:table-cell office:value-type="string" calcext:value-type="string">
            <text:p>1èr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Daguenière (La)</text:p>
          </table:table-cell>
          <table:table-cell office:value-type="string" calcext:value-type="string">
            <text:p>Maine-et-Loire</text:p>
          </table:table-cell>
          <table:table-cell office:value-type="float" office:value="49117" calcext:value-type="float">
            <text:p>4911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Ponts-de-Cé (Les)</text:p>
          </table:table-cell>
          <table:table-cell office:value-type="float" office:value="2002" calcext:value-type="float">
            <text:p>2002</text:p>
          </table:table-cell>
          <table:table-cell/>
        </table:table-row>
        <table:table-row table:style-name="ro1">
          <table:table-cell office:value-type="string" calcext:value-type="string">
            <text:p>IA49003586</text:p>
          </table:table-cell>
          <table:table-cell table:number-columns-repeated="2" office:value-type="string" calcext:value-type="string">
            <text:p>pont</text:p>
          </table:table-cell>
          <table:table-cell office:value-type="string" calcext:value-type="string">
            <text:p>17e siècle</text:p>
          </table:table-cell>
          <table:table-cell office:value-type="string" calcext:value-type="string">
            <text:p>18e siècle (?)</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fort-en-Vallée</text:p>
          </table:table-cell>
          <table:table-cell office:value-type="string" calcext:value-type="string">
            <text:p>Maine-et-Loire</text:p>
          </table:table-cell>
          <table:table-cell office:value-type="float" office:value="49021" calcext:value-type="float">
            <text:p>4902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fort-en-Vallée</text:p>
          </table:table-cell>
          <table:table-cell office:value-type="float" office:value="2002" calcext:value-type="float">
            <text:p>2002</text:p>
          </table:table-cell>
          <table:table-cell/>
        </table:table-row>
        <table:table-row table:style-name="ro1">
          <table:table-cell office:value-type="string" calcext:value-type="string">
            <text:p>IA49003904</text:p>
          </table:table-cell>
          <table:table-cell office:value-type="string" calcext:value-type="string">
            <text:p>pont de la Roussièr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milieu 20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3908</text:p>
          </table:table-cell>
          <table:table-cell office:value-type="string" calcext:value-type="string">
            <text:p>pont Thurinet</text:p>
          </table:table-cell>
          <table:table-cell office:value-type="string" calcext:value-type="string">
            <text:p>pont</text:p>
          </table:table-cell>
          <table:table-cell office:value-type="string" calcext:value-type="string">
            <text:p>15e siècle</text:p>
          </table:table-cell>
          <table:table-cell office:value-type="string" calcext:value-type="string">
            <text:p>16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ndemont</text:p>
          </table:table-cell>
          <table:table-cell office:value-type="string" calcext:value-type="string">
            <text:p>Maine-et-Loire</text:p>
          </table:table-cell>
          <table:table-cell office:value-type="float" office:value="49172" calcext:value-type="float">
            <text:p>4917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amptoceaux</text:p>
          </table:table-cell>
          <table:table-cell office:value-type="float" office:value="2002" calcext:value-type="float">
            <text:p>2002</text:p>
          </table:table-cell>
          <table:table-cell/>
        </table:table-row>
        <table:table-row table:style-name="ro1">
          <table:table-cell office:value-type="string" calcext:value-type="string">
            <text:p>IA49003925</text:p>
          </table:table-cell>
          <table:table-cell office:value-type="string" calcext:value-type="string">
            <text:p>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Maulévrier</text:p>
          </table:table-cell>
          <table:table-cell office:value-type="string" calcext:value-type="string">
            <text:p>Maine-et-Loire</text:p>
          </table:table-cell>
          <table:table-cell office:value-type="float" office:value="49192" calcext:value-type="float">
            <text:p>4919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09</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olet</text:p>
          </table:table-cell>
          <table:table-cell office:value-type="string" calcext:value-type="string">
            <text:p>Maine-et-Loire</text:p>
          </table:table-cell>
          <table:table-cell office:value-type="float" office:value="49099" calcext:value-type="float">
            <text:p>49099</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118</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Séguinière (La)</text:p>
          </table:table-cell>
          <table:table-cell office:value-type="string" calcext:value-type="string">
            <text:p>Maine-et-Loire</text:p>
          </table:table-cell>
          <table:table-cell office:value-type="float" office:value="49332" calcext:value-type="float">
            <text:p>49332</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273</text:p>
          </table:table-cell>
          <table:table-cell office:value-type="string" calcext:value-type="string">
            <text:p>pont dit le Vieux-Pont</text:p>
          </table:table-cell>
          <table:table-cell office:value-type="string" calcext:value-type="string">
            <text:p>pont</text:p>
          </table:table-cell>
          <table:table-cell office:value-type="string" calcext:value-type="string">
            <text:p>14e siècle (?)</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Trémentines</text:p>
          </table:table-cell>
          <table:table-cell office:value-type="string" calcext:value-type="string">
            <text:p>Maine-et-Loire</text:p>
          </table:table-cell>
          <table:table-cell office:value-type="float" office:value="49355" calcext:value-type="float">
            <text:p>49355</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Cholet</text:p>
          </table:table-cell>
          <table:table-cell office:value-type="float" office:value="2002" calcext:value-type="float">
            <text:p>2002</text:p>
          </table:table-cell>
          <table:table-cell/>
        </table:table-row>
        <table:table-row table:style-name="ro1">
          <table:table-cell office:value-type="string" calcext:value-type="string">
            <text:p>IA49004331</text:p>
          </table:table-cell>
          <table:table-cell office:value-type="string" calcext:value-type="string">
            <text:p>pont de la Sanguèze</text:p>
          </table:table-cell>
          <table:table-cell office:value-type="string" calcext:value-type="string">
            <text:p>pont</text:p>
          </table:table-cell>
          <table:table-cell office:value-type="string" calcext:value-type="string">
            <text:p>17e siècle</text:p>
          </table:table-cell>
          <table:table-cell office:value-type="string" calcext:value-type="string">
            <text:p>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Gesté</text:p>
          </table:table-cell>
          <table:table-cell office:value-type="string" calcext:value-type="string">
            <text:p>Maine-et-Loire</text:p>
          </table:table-cell>
          <table:table-cell office:value-type="float" office:value="49151" calcext:value-type="float">
            <text:p>4915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7113</text:p>
          </table:table-cell>
          <table:table-cell office:value-type="string" calcext:value-type="string">
            <text:p>L'urbanisme</text:p>
          </table:table-cell>
          <table:table-cell office:value-type="string" calcext:value-type="string">
            <text:p>agglomération ; place ; secteur urbain ; quartier ; voirie ; pont ; quai ; jardin ; cimetière</text:p>
          </table:table-cell>
          <table:table-cell office:value-type="string" calcext:value-type="string">
            <text:p>Antiquité</text:p>
          </table:table-cell>
          <table:table-cell office:value-type="string" calcext:value-type="string">
            <text:p>Moyen Ag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ngers</text:p>
          </table:table-cell>
          <table:table-cell office:value-type="string" calcext:value-type="string">
            <text:p>Maine-et-Loire</text:p>
          </table:table-cell>
          <table:table-cell office:value-type="float" office:value="49007" calcext:value-type="float">
            <text:p>4900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3"/>
          <table:table-cell office:value-type="string" calcext:value-type="string">
            <text:p>Certaines artères et places d'Angers, essentiellement du 19e siècle, ne figurent pas dans cette liste (boulevard du Roi-René, rue des Arènes, place du Maréchal-Lecler, avenue de Contades) , ou de manière très ponctuelle (rues du Quinconce, Rabelais). En effet, la richesse documentaire, la qualité de chaque élément constituant le continuum bâti, ont amené parfois à privilégier (dans cette aire d'étude extra-muros) un repérage à l'édifice ou à un groupement restreint d'édifices. Tel est le cas des lotissements et fronts bâtis particulièrement riches, qui bordent l'avenue et le square Jeanne-d'Arc, dont seul est ici évoqué l'espace libre central. Certaines de ces voies ont eu un traitement mixte selon le secteur, à la fois une approche par édifice ou petits ensembles pour la partie la plus riche, et une approche plus globale sur des tronçons plus longs à la morphologie plus répétitive (exemples : rue Desjardins, rue Joachim-Du-Bella ou rue du Quinconce).</text:p>
          </table:table-cell>
          <table:table-cell table:number-columns-repeated="2"/>
          <table:table-cell office:value-type="string" calcext:value-type="string">
            <text:p>© Région Pays de la Loire - Inventaire général ; © Ville d'Angers</text:p>
          </table:table-cell>
          <table:table-cell table:number-columns-repeated="6"/>
          <table:table-cell office:value-type="string" calcext:value-type="string">
            <text:p>Angers intra-muros ; Angers extra-muros</text:p>
          </table:table-cell>
          <table:table-cell office:value-type="float" office:value="2007" calcext:value-type="float">
            <text:p>2007</text:p>
          </table:table-cell>
          <table:table-cell/>
        </table:table-row>
        <table:table-row table:style-name="ro1">
          <table:table-cell office:value-type="string" calcext:value-type="string">
            <text:p>IA49008644</text:p>
          </table:table-cell>
          <table:table-cell office:value-type="string" calcext:value-type="string">
            <text:p>pont dit Vieux Pont du Gué-Robert</text:p>
          </table:table-cell>
          <table:table-cell office:value-type="string" calcext:value-type="string">
            <text:p>pont</text:p>
          </table:table-cell>
          <table:table-cell office:value-type="string" calcext:value-type="string">
            <text:p>17e siècle (?)</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Valanjou</text:p>
          </table:table-cell>
          <table:table-cell office:value-type="string" calcext:value-type="string">
            <text:p>Maine-et-Loire</text:p>
          </table:table-cell>
          <table:table-cell office:value-type="float" office:value="49153" calcext:value-type="float">
            <text:p>49153</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Thouarcé</text:p>
          </table:table-cell>
          <table:table-cell office:value-type="float" office:value="2002" calcext:value-type="float">
            <text:p>2002</text:p>
          </table:table-cell>
          <table:table-cell/>
        </table:table-row>
        <table:table-row table:style-name="ro1">
          <table:table-cell office:value-type="string" calcext:value-type="string">
            <text:p>IA49008911</text:p>
          </table:table-cell>
          <table:table-cell office:value-type="string" calcext:value-type="string">
            <text:p>pont des Portes</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8912</text:p>
          </table:table-cell>
          <table:table-cell office:value-type="string" calcext:value-type="string">
            <text:p>pont du Moulin-Prieur</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ndrezé</text:p>
          </table:table-cell>
          <table:table-cell office:value-type="string" calcext:value-type="string">
            <text:p>Maine-et-Loire</text:p>
          </table:table-cell>
          <table:table-cell office:value-type="float" office:value="49006" calcext:value-type="float">
            <text:p>49006</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Beaupréau</text:p>
          </table:table-cell>
          <table:table-cell office:value-type="float" office:value="2002" calcext:value-type="float">
            <text:p>2002</text:p>
          </table:table-cell>
          <table:table-cell/>
        </table:table-row>
        <table:table-row table:style-name="ro1">
          <table:table-cell office:value-type="string" calcext:value-type="string">
            <text:p>IA4900910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Durtal</text:p>
          </table:table-cell>
          <table:table-cell office:value-type="string" calcext:value-type="string">
            <text:p>Maine-et-Loire</text:p>
          </table:table-cell>
          <table:table-cell office:value-type="float" office:value="49127" calcext:value-type="float">
            <text:p>49127</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Durtal</text:p>
          </table:table-cell>
          <table:table-cell office:value-type="float" office:value="2002" calcext:value-type="float">
            <text:p>2002</text:p>
          </table:table-cell>
          <table:table-cell/>
        </table:table-row>
        <table:table-row table:style-name="ro1">
          <table:table-cell office:value-type="string" calcext:value-type="string">
            <text:p>IA49009515</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527</text:p>
          </table:table-cell>
          <table:table-cell table:number-columns-repeated="2" office:value-type="string" calcext:value-type="string">
            <text:p>pont</text:p>
          </table:table-cell>
          <table:table-cell office:value-type="string" calcext:value-type="string">
            <text:p>1ère moitié 15e siècle (?)</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Artannes-sur-Thouet</text:p>
          </table:table-cell>
          <table:table-cell office:value-type="string" calcext:value-type="string">
            <text:p>Maine-et-Loire</text:p>
          </table:table-cell>
          <table:table-cell office:value-type="float" office:value="49011" calcext:value-type="float">
            <text:p>49011</text:p>
          </table:table-cell>
          <table:table-cell office:value-type="float" office:value="49" calcext:value-type="float">
            <text:p>49</text:p>
          </table:table-cell>
          <table:table-cell table:number-columns-repeated="2" office:value-type="float" office:value="0" calcext:value-type="float">
            <text:p>0</text:p>
          </table:table-cell>
          <table:table-cell table:number-columns-repeated="2"/>
          <table:table-cell office:value-type="string" calcext:value-type="string">
            <text:p>maître d'oeuvre inconnu</text:p>
          </table:table-cell>
          <table:table-cell table:number-columns-repeated="3"/>
          <table:table-cell office:value-type="string" calcext:value-type="string">
            <text:p>© Inventaire général ; © Service départemental de l'Inventaire, Conseil général Maine-et-Loire</text:p>
          </table:table-cell>
          <table:table-cell table:number-columns-repeated="6"/>
          <table:table-cell office:value-type="string" calcext:value-type="string">
            <text:p>Saumur</text:p>
          </table:table-cell>
          <table:table-cell office:value-type="float" office:value="2002" calcext:value-type="float">
            <text:p>2002</text:p>
          </table:table-cell>
          <table:table-cell/>
        </table:table-row>
        <table:table-row table:style-name="ro1">
          <table:table-cell office:value-type="string" calcext:value-type="string">
            <text:p>IA49009764</text:p>
          </table:table-cell>
          <table:table-cell office:value-type="string" calcext:value-type="string">
            <text:p>pont ; maison de garde</text:p>
          </table:table-cell>
          <table:table-cell office:value-type="string" calcext:value-type="string">
            <text:p>pont ; maison</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Chambellay</text:p>
          </table:table-cell>
          <table:table-cell office:value-type="string" calcext:value-type="string">
            <text:p>Maine-et-Loire</text:p>
          </table:table-cell>
          <table:table-cell office:value-type="float" office:value="49064" calcext:value-type="float">
            <text:p>49064</text:p>
          </table:table-cell>
          <table:table-cell office:value-type="float" office:value="49" calcext:value-type="float">
            <text:p>49</text:p>
          </table:table-cell>
          <table:table-cell office:value-type="string" calcext:value-type="string">
            <text:p>47.68995090338868</text:p>
          </table:table-cell>
          <table:table-cell office:value-type="string" calcext:value-type="string">
            <text:p>-0.6813320295558004</text:p>
          </table:table-cell>
          <table:table-cell/>
          <table:table-cell office:value-type="string" calcext:value-type="string">
            <text:p>schiste ; tufeau ; moellon ; pierre de taille ; enduit</text:p>
          </table:table-cell>
          <table:table-cell office:value-type="string" calcext:value-type="string">
            <text:p>maître d'oeuvre inconnu</text:p>
          </table:table-cell>
          <table:table-cell office:value-type="string" calcext:value-type="string">
            <text:p>Le pont, construit à partir de 1867, est inauguré en 1870. Il est réalisé par la société Escarraguel. Un péage est mis en place entre 1866 et 1883, date à laquelle il est transformé en maison de garde, propriété du département. En août 1944, l'arche côté rive droite est détruite lors de la retraite allemande puis reconstruite en béton en 1945.</text:p>
          </table:table-cell>
          <table:table-cell office:value-type="string" calcext:value-type="string">
            <text:p>Le pont est composé de cinq arches en plein cintre. Il mesure 75m52 de long et 7m30 de large. Sur la rive droite, le péage ou maison du garde est en pierre de taille de tufeau avec un soubassement en moellons de schiste avec enduit. Une porte et une fenêtre donnent sur la rue. Le toit à croupes est souligné par une corniche en tufeau.</text:p>
          </table:table-cell>
          <table:table-cell/>
          <table:table-cell office:value-type="string" calcext:value-type="string">
            <text:p>© Région Pays de la Loire - Inventaire général ; © Conseil général de Maine-et-Loire - Service de l'Inventaire du patrimoine</text:p>
          </table:table-cell>
          <table:table-cell table:number-columns-repeated="4"/>
          <table:table-cell office:value-type="string" calcext:value-type="string">
            <text:p>bon état</text:p>
          </table:table-cell>
          <table:table-cell/>
          <table:table-cell office:value-type="string" calcext:value-type="string">
            <text:p>Pays Segréen</text:p>
          </table:table-cell>
          <table:table-cell office:value-type="float" office:value="2003" calcext:value-type="float">
            <text:p>2003</text:p>
          </table:table-cell>
          <table:table-cell/>
        </table:table-row>
        <table:table-row table:style-name="ro1">
          <table:table-cell office:value-type="string" calcext:value-type="string">
            <text:p>IA53000399</text:p>
          </table:table-cell>
          <table:table-cell office:value-type="string" calcext:value-type="string">
            <text:p>pont dit Vieux-Pont</text:p>
          </table:table-cell>
          <table:table-cell office:value-type="string" calcext:value-type="string">
            <text:p>pont</text:p>
          </table:table-cell>
          <table:table-cell office:value-type="string" calcext:value-type="string">
            <text:p>13e siècle</text:p>
          </table:table-cell>
          <table:table-cell office:value-type="string" calcext:value-type="string">
            <text:p>19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18779810243</text:p>
          </table:table-cell>
          <table:table-cell office:value-type="string" calcext:value-type="string">
            <text:p>-0.7701456242816999</text:p>
          </table:table-cell>
          <table:table-cell/>
          <table:table-cell office:value-type="string" calcext:value-type="string">
            <text:p>schiste ; moellon</text:p>
          </table:table-cell>
          <table:table-cell office:value-type="string" calcext:value-type="string">
            <text:p>maître d'oeuvre inconnu</text:p>
          </table:table-cell>
          <table:table-cell office:value-type="string" calcext:value-type="string">
            <text:p>Pont construit au 13e siècle près de l'emplacement d'un gué. Des travaux de réfection sont effectués en 1528 et au début du 17e siècle. En 1779, la porte fortifiée et la grande majorité des maisons à pan de bois qui avaient été bâties au dessus sont détruites.</text:p>
          </table:table-cell>
          <table:table-cell office:value-type="string" calcext:value-type="string">
            <text:p>Le gros oeuvre est en moellon de schiste (moellons équarris au niveau du chaînage). Le pont est formé de trois arches en arc brisé ; une quatrième arche se trouve prise dans le quai ouest. Chaque arche est portée par des piles à bec.</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office:value-type="string" calcext:value-type="string">
            <text:p>PA00109550</text:p>
          </table:table-cell>
        </table:table-row>
        <table:table-row table:style-name="ro1">
          <table:table-cell office:value-type="string" calcext:value-type="string">
            <text:p>IA53000400</text:p>
          </table:table-cell>
          <table:table-cell office:value-type="string" calcext:value-type="string">
            <text:p>pont dit Pont Neuf, dit Pont Aristide Briand</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094459788537</text:p>
          </table:table-cell>
          <table:table-cell office:value-type="string" calcext:value-type="string">
            <text:p>-0.7707111494951618</text:p>
          </table:table-cell>
          <table:table-cell/>
          <table:table-cell office:value-type="string" calcext:value-type="string">
            <text:p>granite ; pierre de taille</text:p>
          </table:table-cell>
          <table:table-cell office:value-type="string" calcext:value-type="string">
            <text:p>Deslandes de Lancelot Louis-Xavier (ingénieur) ; Samoal de la Ragotière (ingénieur)</text:p>
          </table:table-cell>
          <table:table-cell office:value-type="string" calcext:value-type="string">
            <text:p>Le pont neuf, aujourd'hui pont Aristide Briand est réalisé entre 1812 et 1821 par les ingénieurs Louis-Xavier Deslandes de Lancelot, Samoal de la Ragotière et l'entrepreneur Chauveau. Sa construction ayant nécessité le recours à l'emprunt, la mairie décide d'établir un péage afin de rembourser les actionnaires. Les guérites des receveurs n'étant prêtes qu'à la fin de l'année 1823, le pont n'est ouvert à la circulation qu'en janvier 1824. En 1944, il est partiellement détruit par les allemands et a été reconstruit depuis.</text:p>
          </table:table-cell>
          <table:table-cell office:value-type="string" calcext:value-type="string">
            <text:p>Réalisé en pierre de taille de granite, il est doté d'un tablier droit et de trois arches en anse de panier de vingt mètres d'ouverture intérieure.</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1996" calcext:value-type="float">
            <text:p>1996</text:p>
          </table:table-cell>
          <table:table-cell/>
        </table:table-row>
        <table:table-row table:style-name="ro1">
          <table:table-cell office:value-type="string" calcext:value-type="string">
            <text:p>IA53000401</text:p>
          </table:table-cell>
          <table:table-cell office:value-type="string" calcext:value-type="string">
            <text:p>pont de chemin de fer, dit viaduc</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6685974226685</text:p>
          </table:table-cell>
          <table:table-cell office:value-type="string" calcext:value-type="string">
            <text:p>-0.7703786546650147</text:p>
          </table:table-cell>
          <table:table-cell/>
          <table:table-cell office:value-type="string" calcext:value-type="string">
            <text:p>granite ; pierre de taille</text:p>
          </table:table-cell>
          <table:table-cell office:value-type="string" calcext:value-type="string">
            <text:p>Caillaux Eugène (ingénieur) ; Hunebelle (ingénieur)</text:p>
          </table:table-cell>
          <table:table-cell office:value-type="string" calcext:value-type="string">
            <text:p>Viaduc construit de 1854 à 1856 par les ingénieurs Eugène Caillaux et Hunebelle pour permettre le passage de la ligne de chemin de fer Paris Bretagne.</text:p>
          </table:table-cell>
          <table:table-cell office:value-type="string" calcext:value-type="string">
            <text:p>Construit en pierre de taille de granite provenant de Sacé, le viaduc comprend neuf arches en plein-cintre. Il mesure 180 m de long pour 25 m de haut.</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402</text:p>
          </table:table-cell>
          <table:table-cell office:value-type="string" calcext:value-type="string">
            <text:p>pont d'Avéniè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59819776679234</text:p>
          </table:table-cell>
          <table:table-cell office:value-type="string" calcext:value-type="string">
            <text:p>-0.761597136901122</text:p>
          </table:table-cell>
          <table:table-cell/>
          <table:table-cell office:value-type="string" calcext:value-type="string">
            <text:p>béton</text:p>
          </table:table-cell>
          <table:table-cell office:value-type="string" calcext:value-type="string">
            <text:p>maître d'oeuvre inconnu</text:p>
          </table:table-cell>
          <table:table-cell office:value-type="string" calcext:value-type="string">
            <text:p>Un premier pont métallique est construit en 1839 près de l'emplacement d'un ancien gué. Il se rompt en 1847 et est remplacé l'année suivante. Détruit à nouveau en 1872, il est reconstruit en maçonnerie en 1873. Dynamité en 1944 il a été reconstruit en 1946.</text:p>
          </table:table-cell>
          <table:table-cell office:value-type="string" calcext:value-type="string">
            <text:p>Construit en béton, il se compose de 4 piles qui forment 5 arches. L'arche centrale est plus large que les 4 autre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1996" calcext:value-type="float">
            <text:p>1996</text:p>
          </table:table-cell>
          <table:table-cell/>
        </table:table-row>
        <table:table-row table:style-name="ro1">
          <table:table-cell office:value-type="string" calcext:value-type="string">
            <text:p>IA53000573</text:p>
          </table:table-cell>
          <table:table-cell office:value-type="string" calcext:value-type="string">
            <text:p>pont dit Pont Neuf puis Vieux Pont, actuellement pont Mac Racken</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462557192525</text:p>
          </table:table-cell>
          <table:table-cell office:value-type="string" calcext:value-type="string">
            <text:p>-0.6150120823699143</text:p>
          </table:table-cell>
          <table:table-cell/>
          <table:table-cell office:value-type="string" calcext:value-type="string">
            <text:p>granite ; pierre de taille</text:p>
          </table:table-cell>
          <table:table-cell office:value-type="string" calcext:value-type="string">
            <text:p>maître d'oeuvre inconnu</text:p>
          </table:table-cell>
          <table:table-cell office:value-type="string" calcext:value-type="string">
            <text:p>En 1825, à l'occasion d'un projet de réparation et d'élargissement du vieux pont, une réflexion s'engage sur l'utilité de prévoir une nouvelle traverse pour la ville de Mayenne. Le 24 novembre 1826, le conseiller d'Etat chargé des Ponts et Chaussées et des Mines approuve un projet de nouveau pont, formé de trois travées en bois supportées par des piles et des culées en maçonnerie, puis le 6 décembre 1827, une ordonnance royale décide "l'ouverture et la direction d'une nouvelle traverse dans la ville de Mayenne", destinée au passage des routes royales 155 Paris-saint-Malo et 162 Angers-Caen. La fondation des piles est autorisée le 16 avril 1829 et le 8 juillet 1829, l'entrepreneur de Mayenne Armand Lorriée est choisi lors de l'adjudication des travaux. Le 15 mars 1834, le conseiller d'Etat approuve pour leur achèvement la substitution d'arches droites en pierre aux travées biaises en charpente primitivement adoptées. Le pont est terminé lorsque, en 1838, éclate un conflit entre les Ponts et Chaussées et la ville au sujet du paiement du solde des travaux. Endommagé par les bombardements de 1944, il a été reconstruit à l'identique.</text:p>
          </table:table-cell>
          <table:table-cell office:value-type="string" calcext:value-type="string">
            <text:p>Pont formé de trois arches, construit en pierre de taille de granite. Il est sommé d'un parapet également en pierre. Ses becs sont hémicirculaires. L'élargissement du lit de la rivière à son emplacement, lors de la construction des quais, a nécessité le prolongement de la culée de la rive droite par un massif talut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4</text:p>
          </table:table-cell>
          <table:table-cell office:value-type="string" calcext:value-type="string">
            <text:p>pont de l'Impératrice, actuellement pont Notre-Dam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30351417839535</text:p>
          </table:table-cell>
          <table:table-cell office:value-type="string" calcext:value-type="string">
            <text:p>-0.6166352230470072</text:p>
          </table:table-cell>
          <table:table-cell/>
          <table:table-cell office:value-type="string" calcext:value-type="string">
            <text:p>granite ; pierre de taille ; métal</text:p>
          </table:table-cell>
          <table:table-cell office:value-type="string" calcext:value-type="string">
            <text:p>Dupuy (ingénieur civil)</text:p>
          </table:table-cell>
          <table:table-cell office:value-type="string" calcext:value-type="string">
            <text:p>Un pont est attesté à Mayenne au 11e siècle. Reconstruit à la fin du Moyen Age (?) , il présentait trois arches brisées. Il a été une nouvelle fois reconstruit au 19e siècle, parallèlement à l'aménagement des quais. Un premier projet, en 1844, prévoyait simplement son allongement d'une arche. Le projet définitif, conjoint à celui des quais sur la rive gauche, a été dessiné par l'ingénieur ordinaire des Ponts et Chaussées Dupuy, approuvé par le ministre le 13 juin 1861, et réalisé par l'entrepreneur Pierre Colas entre 1862 et 1868. Il a établi le nouveau pont à 30 mètres en amont du précédent, et a entraîné le percement de sections de rues de raccordement à la grande rue (rive droite) et à la rue Saint-Martin (rive gauche). Une arche sèche, non prévue au départ, a été ajoutée, à la demande de la ville, sur le port, rive gauche : dessinée par l'ingénieur ordinaire Perreau qui l'a dotée d'un tablier métallique sur la recommandation du conseil des Ponts et Chaussées, elle a été construite en 1868 et 1869 par l'entrepreneur Auguste Lemarchand, choisi lors de l'adjudication du 1er septembre 1868. Endommagé par les bombardements de 1944, le pont a été reconstruit à l'identique.</text:p>
          </table:table-cell>
          <table:table-cell office:value-type="string" calcext:value-type="string">
            <text:p>Le pont est formé de trois arches surbaissées. Il est construit en pierres taillées de granite et couronné de parapets également en pierre. Les becs sont hémicirculaires. L'arche sèche qui permet le passage de la partie amont à la partie aval du port est surmontée d'un tablier et de garde-corps métalliques.</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5</text:p>
          </table:table-cell>
          <table:table-cell office:value-type="string" calcext:value-type="string">
            <text:p>viaduc de chemin de fer de Mayenne</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number-columns-repeated="2" office:value-type="string" calcext:value-type="string">
            <text:p>Mayenne</text:p>
          </table:table-cell>
          <table:table-cell office:value-type="float" office:value="53147" calcext:value-type="float">
            <text:p>53147</text:p>
          </table:table-cell>
          <table:table-cell office:value-type="float" office:value="53" calcext:value-type="float">
            <text:p>53</text:p>
          </table:table-cell>
          <table:table-cell office:value-type="string" calcext:value-type="string">
            <text:p>48.29953269020294</text:p>
          </table:table-cell>
          <table:table-cell office:value-type="string" calcext:value-type="string">
            <text:p>-0.6196876907373235</text:p>
          </table:table-cell>
          <table:table-cell/>
          <table:table-cell office:value-type="string" calcext:value-type="string">
            <text:p>acier ; pierre</text:p>
          </table:table-cell>
          <table:table-cell office:value-type="string" calcext:value-type="string">
            <text:p>Moisant (ingénieur) ; Laurent (ingénieur) ; Savey (ingénieur)</text:p>
          </table:table-cell>
          <table:table-cell office:value-type="string" calcext:value-type="string">
            <text:p>La construction d'un viaduc destiné au passage de la ligne de chemin de fer d'intérêt local Landivy-Mayenne fait l'objet d'un premier avant-projet de la part de l'ingénieur des Ponts et Chaussées Michaux le 15 juin 1893. Il combine huit arches maçonnées et trois travées métalliques de trente mètres. Avec le second avant-projet dressé par l'ingénieur ordinaire Leconte le 30 avril 1897, apparaît la figure de l'arche centrale métallique. Le projet de la société d'Haumont, présenté le 10 août 1898 s'en inspire directement : il prévoie une arche unique de 90 mètres encadrée de chaque côté par quatre travées soutenues par des piles métalliques. Il est rejeté par les ingénieurs des Ponts et chaussées en raison de son coût. Le suivant, du 13 juillet 1899, employant le système Hennebique de béton en ciment armé, rencontre l'hostilité du Conseil municipal, et celui du 21 octobre 1899, dressé par L. Verrier, ingénieur adjoint de la société concessionnaire Beldant Frères et Baert du Mans, proposant un pont à treize piles métalliques sans arche, est écarté à son tour par l'ingénieur Leconte. La société parisienne de construction métallique Moisant, Laurent, Savey et compagnie, est alors sollicitée : elle revient, le 20 avril 1900, à la solution de l'arche centrale métallique, mais d'ouverture plus réduite. Le projet est définitivement approuvé en 1901, après que les concessionnaires se sont engagés aux modifications exigées par les Ponts et Chaussées. Le pont est assurément achevé en 1903 (une carte postale le représentant porte une oblitération du 27 avril 1903). Il a été détruit par les bombardements de 1944. Un viaduc automobile en béton, commencé en 1968, et achevé en 1969 ou 1970 (datation par témoignage oral) , l'a remplacé.</text:p>
          </table:table-cell>
          <table:table-cell office:value-type="string" calcext:value-type="string">
            <text:p>Le viaduc était constitué d'une arche centrale de 54 mètres d'ouverture et de 17 mètres de flèche. Il était raccordé aux rives de chaque côté par cinq travées droites de 15 mètres de portée (sauf les travées extrêmes légèrement plus courtes) soutenues par cinq piles métalliques. Seules les fondations des piles et les culées étaient en maçonneri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6</text:p>
          </table:table-cell>
          <table:table-cell office:value-type="string" calcext:value-type="string">
            <text:p>pont de Saint-Baudell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Baudelle</text:p>
          </table:table-cell>
          <table:table-cell office:value-type="string" calcext:value-type="string">
            <text:p>Mayenne</text:p>
          </table:table-cell>
          <table:table-cell office:value-type="float" office:value="53200" calcext:value-type="float">
            <text:p>53200</text:p>
          </table:table-cell>
          <table:table-cell office:value-type="float" office:value="53" calcext:value-type="float">
            <text:p>53</text:p>
          </table:table-cell>
          <table:table-cell office:value-type="string" calcext:value-type="string">
            <text:p>48.28174929663349</text:p>
          </table:table-cell>
          <table:table-cell office:value-type="string" calcext:value-type="string">
            <text:p>-0.6291591183641836</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Le pont se trouve à proximité d'un ancien gué emprunté à l'époque gallo-romaine. D'après Angot, il a été édifié en 1870-1871. Une annotation portée sur une photographie le montrant en construction confirme qu'il était en construction en 1871. Endommagé en 1944, il a été reconstruit à l'identique, à l'exception du tablier.</text:p>
          </table:table-cell>
          <table:table-cell office:value-type="string" calcext:value-type="string">
            <text:p>Pont à trois arches en maçonnerie de moellons de granite . Les arcs, les chaînes d'angle des ressauts latéraux et les becs semi-circulaires sont en granite taillé. Le tablier est en béton. L'arche située à l'extrémité est enjambe à la fois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7</text:p>
          </table:table-cell>
          <table:table-cell office:value-type="string" calcext:value-type="string">
            <text:p>pont de Montgiroux</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lexain</text:p>
          </table:table-cell>
          <table:table-cell office:value-type="string" calcext:value-type="string">
            <text:p>Mayenne</text:p>
          </table:table-cell>
          <table:table-cell office:value-type="float" office:value="53002" calcext:value-type="float">
            <text:p>53002</text:p>
          </table:table-cell>
          <table:table-cell office:value-type="float" office:value="53" calcext:value-type="float">
            <text:p>53</text:p>
          </table:table-cell>
          <table:table-cell office:value-type="string" calcext:value-type="string">
            <text:p>48.212246773993506</text:p>
          </table:table-cell>
          <table:table-cell office:value-type="string" calcext:value-type="string">
            <text:p>-0.7046496784612777</text:p>
          </table:table-cell>
          <table:table-cell/>
          <table:table-cell office:value-type="string" calcext:value-type="string">
            <text:p>granite ; moellon</text:p>
          </table:table-cell>
          <table:table-cell office:value-type="string" calcext:value-type="string">
            <text:p>Simonet (ingénieur civil)</text:p>
          </table:table-cell>
          <table:table-cell office:value-type="string" calcext:value-type="string">
            <text:p>Site de passage ancien (des monnaies romaines ont été trouvées dans le lit de la rivière lors de la construction du pont). Un pont a existé à Montgiroux au moins au 15e siècle. Supprimé ensuite et remplacé par un bac, il n'apparaît pas sur les cartes de Jaillot et de Cassini. L'aménagement de la route stratégique n° 35 d'Ernée à Montsûrs amène à envisager la réalisation d'un nouveau pont. L'ingénieur ordinaire Collignon présente le 30 avril 1830 deux projets : l'un de pont en bois, l'autre de pont en pierre. Le premier est choisi et l'entrepreneur lavallois Joseph Collet Domaine est chargé de la construction, par adjudication du 17 juillet 1830, moyennant la concession du péage pendant 70 ans. Il obtient, suite à sa requête du 20 décembre 1831, de finalement remplacer les travées en charpente par des arches en maçonnerie et la concession est portée à 85 ans le 10 mars 1833. Le pont, achevé en 1834 (?) , diffère légèrement du second projet de Collignon. Miné en 1870, il échappe à la destruction. Cependant sa faible hauteur gêne la circulation des bateaux qui emprunte la voie d'eau nouvellement canalisée entre Laval et Mayenne. Après le rachat du péage en 1878, un projet d'exhaussement et d'élargissement dressé par l'ingénieur ordinaire des Ponts et Chaussée Simonet est approuvé en décembre 1882. Les travaux sont attribués le 10 mars 1883 à Victor Dumont et achevés en 1885. L'arche la plus proche du chemin de halage est remplacée par une travée métallique, les deux autres sont élargies par l'adjonction de chaque côté d'un encorbellement en pierre (et non d'une poutre métallique, comme l'envisageait le projet rejeté en août 1882) ; les becs conservés sont surélevés. Le pont est en grande partie détruit en 1944, puis reconstruit. La travée métallique disparaît, remplacée par une travée en pierre. Côté sud (en aval) , la reconstruction se fait à l'identique et la troisième arche est copiée sur les deux autres. Le parapet en pierre fait place à un garde-corps métallique. Côté nord en revanche, la superposition, dans chaque travée, de deux arcs (résultant de l'encorbellement) est supprimée, au profit d'un arc unique.</text:p>
          </table:table-cell>
          <table:table-cell office:value-type="string" calcext:value-type="string">
            <text:p>Pont à trois arches surbaissées en maçonnerie de moellons de granite. Les arcs, redoublés côté sud par un encorbellement, et les becs, semi-circulaires, sont en granite taillé.</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8</text:p>
          </table:table-cell>
          <table:table-cell office:value-type="string" calcext:value-type="string">
            <text:p>pont de Rochefort ou de Montflours</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Andouillé</text:p>
          </table:table-cell>
          <table:table-cell office:value-type="string" calcext:value-type="string">
            <text:p>Mayenne</text:p>
          </table:table-cell>
          <table:table-cell office:value-type="float" office:value="53005" calcext:value-type="float">
            <text:p>53005</text:p>
          </table:table-cell>
          <table:table-cell office:value-type="float" office:value="53" calcext:value-type="float">
            <text:p>53</text:p>
          </table:table-cell>
          <table:table-cell office:value-type="string" calcext:value-type="string">
            <text:p>48.17687885507114</text:p>
          </table:table-cell>
          <table:table-cell office:value-type="string" calcext:value-type="string">
            <text:p>-0.7451979188896193</text:p>
          </table:table-cell>
          <table:table-cell/>
          <table:table-cell office:value-type="string" calcext:value-type="string">
            <text:p>granite ; moellon</text:p>
          </table:table-cell>
          <table:table-cell office:value-type="string" calcext:value-type="string">
            <text:p>maître d'oeuvre inconnu</text:p>
          </table:table-cell>
          <table:table-cell office:value-type="string" calcext:value-type="string">
            <text:p>Un bac a été établi à Rochefort en 1858, juste après la construction des écluses de la Fourmondière inférieure et de la Fourmondière supérieure. Le pont a été construit sur les plans d'un ingénieur des Ponts et Chaussées, sans doute à partir de 1875, pour permettre le passage de la route de Andouillé à Montsûrs. Les travaux ont été financés par le Conseil général. L'adjudication à l'entrepreneur manceau Julien Beldant date du 30 octobre 1875. Dans la première moitié du 20e siècle, le pont a aussi servi au passage de la ligne de tramway reliant Laval à Landivy.</text:p>
          </table:table-cell>
          <table:table-cell office:value-type="string" calcext:value-type="string">
            <text:p>Pont à six arches, dont deux sèches sur les côtés, construit en maçonnerie de moellons de granite à tête dressée. Les arcs, les becs, semi-circulaires, et l'encadrement des quatre ouies percées dans les écoinçons sont en granite taillé. Le tablier est protégé par un garde-corps métallique.</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79</text:p>
          </table:table-cell>
          <table:table-cell office:value-type="string" calcext:value-type="string">
            <text:p>pont de Saint-Jean-sur-Mayenn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Jean-sur-Mayenne</text:p>
          </table:table-cell>
          <table:table-cell office:value-type="string" calcext:value-type="string">
            <text:p>Mayenne</text:p>
          </table:table-cell>
          <table:table-cell office:value-type="float" office:value="53229" calcext:value-type="float">
            <text:p>53229</text:p>
          </table:table-cell>
          <table:table-cell office:value-type="float" office:value="53" calcext:value-type="float">
            <text:p>53</text:p>
          </table:table-cell>
          <table:table-cell office:value-type="string" calcext:value-type="string">
            <text:p>48.130107950496004</text:p>
          </table:table-cell>
          <table:table-cell office:value-type="string" calcext:value-type="string">
            <text:p>-0.7498094888110264</text:p>
          </table:table-cell>
          <table:table-cell/>
          <table:table-cell office:value-type="string" calcext:value-type="string">
            <text:p>granite ; petit appareil</text:p>
          </table:table-cell>
          <table:table-cell office:value-type="string" calcext:value-type="string">
            <text:p>Du Jardin (ingénieur civil)</text:p>
          </table:table-cell>
          <table:table-cell office:value-type="string" calcext:value-type="string">
            <text:p>Le pont de Saint-Jean est attesté en 1453. Au 18e siècle, il se composait d'un tablier en bois posé sur des piles en maçonnerie. Au milieu se trouvait un édicule consacré à la Vierge (Angot). Il a été plusieurs fois réparé, notamment en 1786. Il est remplacé en 1842 par un pont en pierre de 4, 30 mètres large et de cinq arches (Angot). Il est de nouveau reconstruit 20 ans plus tard sur les plans de l'ingénieur ordinaire des Ponts et chaussées Du Jardin, présentés le 21 décembre 1861, puis modifiés en 1862 à la demande du conseil général des Ponts et Chaussées. Les travaux sont menés par l'entrepreneur rennais Hippolythe Aubry, choisi par adjudication le 31 octobre 1863. La réception définitive a lieu en décembre 1866. Endommagé en 1944, il a été reconstruit à l'identique.</text:p>
          </table:table-cell>
          <table:table-cell office:value-type="string" calcext:value-type="string">
            <text:p>Pont à cinq arches construit en petit appareil de granite. Les arcs, les culées et les becs, semi-circulaires, sont en grand appareil. Le parapet est également en pierre. L'arche située à l'extrémité est enjambe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construit à l'identique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0</text:p>
          </table:table-cell>
          <table:table-cell office:value-type="string" calcext:value-type="string">
            <text:p>pont de Changé</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Changé</text:p>
          </table:table-cell>
          <table:table-cell office:value-type="string" calcext:value-type="string">
            <text:p>Mayenne</text:p>
          </table:table-cell>
          <table:table-cell office:value-type="float" office:value="53054" calcext:value-type="float">
            <text:p>53054</text:p>
          </table:table-cell>
          <table:table-cell office:value-type="float" office:value="53" calcext:value-type="float">
            <text:p>53</text:p>
          </table:table-cell>
          <table:table-cell office:value-type="string" calcext:value-type="string">
            <text:p>48.09925871944991</text:p>
          </table:table-cell>
          <table:table-cell office:value-type="string" calcext:value-type="string">
            <text:p>-0.7875512000209355</text:p>
          </table:table-cell>
          <table:table-cell/>
          <table:table-cell office:value-type="string" calcext:value-type="string">
            <text:p>granite ; pierre de taille ; métal ; béton</text:p>
          </table:table-cell>
          <table:table-cell office:value-type="string" calcext:value-type="string">
            <text:p>Lahougue (ingénieur civil) ; Boigues (ingénieur) ; Rambourg (ingénieur)</text:p>
          </table:table-cell>
          <table:table-cell office:value-type="string" calcext:value-type="string">
            <text:p>Pont reliant le bourg de Changé à la rive droite, établi sur le chemin vicinal ordinaire de Changé à Louverné. Un avant-projet est proposé par l'ingénieur ordinaire des Ponts et Chaussées Lahougue en mai 1868. Le projet définitif est daté du 6 mars 1869. La réalisation est séparée en deux parties : la construction des parties maçonnées est confiée par adjudication le 3 juillet 1869 à l'entrepreneur Colas. L'exécution de l'ossature métallique revient le 8 septembre 1869 à la société Boigues, Rambourg et Cie de Fourchambault dans la Nièvre. Les travaux avancent rapidement mais sont interrompus début 1871 lorsque le génie militaire fait sauter l'arche de la rive droite et sa culée afin de retarder l'avancée des Prussiens. Ils sont complètement achevés en mai 1872. Leur réception définitive a lieu le 5 mars 1873. Le pont était constitué de trois arches métalliques surbaissées de 20 mètres d'ouverture reposant sur deux piles et deux culées en maçonnerie. Dynamité en 1944, il a été reconstruit selon un nouveau parti. Seules les anciennes piles et culées ont été conservées.</text:p>
          </table:table-cell>
          <table:table-cell office:value-type="string" calcext:value-type="string">
            <text:p>Pont à quatre travées. Les piles, construites comme les culées en granite taillé, ont été surélevées et chacune à été prolongée au sud par une seconde pile en béton, afin de recevoir un tablier en béton. La travée située à l'est enjambe à la fois une portion de la rivière et le chemin de halage. Celle située à l'ouest est sèche.</text:p>
          </table:table-cell>
          <table:table-cell/>
          <table:table-cell office:value-type="string" calcext:value-type="string">
            <text:p>© Inventaire général</text:p>
          </table:table-cell>
          <table:table-cell table:number-columns-repeated="4"/>
          <table:table-cell office:value-type="string" calcext:value-type="string">
            <text:p>remani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2</text:p>
          </table:table-cell>
          <table:table-cell office:value-type="string" calcext:value-type="string">
            <text:p>pont de Port Rhingeard</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uisserie (L')</text:p>
          </table:table-cell>
          <table:table-cell office:value-type="string" calcext:value-type="string">
            <text:p>Mayenne</text:p>
          </table:table-cell>
          <table:table-cell office:value-type="float" office:value="53119" calcext:value-type="float">
            <text:p>53119</text:p>
          </table:table-cell>
          <table:table-cell office:value-type="float" office:value="53" calcext:value-type="float">
            <text:p>53</text:p>
          </table:table-cell>
          <table:table-cell office:value-type="string" calcext:value-type="string">
            <text:p>47.996680936549126</text:p>
          </table:table-cell>
          <table:table-cell office:value-type="string" calcext:value-type="string">
            <text:p>-0.7410722549035182</text:p>
          </table:table-cell>
          <table:table-cell/>
          <table:table-cell office:value-type="string" calcext:value-type="string">
            <text:p>grès ; moellon</text:p>
          </table:table-cell>
          <table:table-cell office:value-type="string" calcext:value-type="string">
            <text:p>Lahougue (ingénieur civil)</text:p>
          </table:table-cell>
          <table:table-cell office:value-type="string" calcext:value-type="string">
            <text:p>Le pont se trouve à l'emplacement d'un ancien gué, emprunté à l'époque romaine par la voie Le Mans-Rennes. Il a été construit sur le chemin vicinal reliant Entrammes à Nuillé-sur-Vicoin, selon le projet présenté par l'ingénieur ordinaire des Ponts et Chaussées Lahougue le 6 mars 1869. L'exécution des travaux a été réalisée en deux parties. Celle des fondations et des piles et des culées jusqu'à un mètre au-dessus de l'étiage est due aux entrepreneurs Robineau et Léger choisis par adjudication le 29 mai 1869. Elle est terminée avant décembre 1869. Celle du reste du pont est adjugée à René Limonier et Louis Moncelet, d'Angers, le 12 février 1870. Deux arches en construction sont endommagées en 1871 par le génie militaire pour retarder l'avancée des Prussiens. Le pont est ouvert à la circulation vers juin 1872, mais son garde-corps n'est posé qu'en 1874. Les moellons utilisés proviennent d'une carrière ouverte sur le coteau sur un terrain appartenant aux trappistes. Dynamité en 1944, le pont a été reconstruit à l'identique, à l'exception du tablier.</text:p>
          </table:table-cell>
          <table:table-cell office:value-type="string" calcext:value-type="string">
            <text:p>Pont à cinq arches, situé juste au sud de l'écluse de Port Rhingeard et de l'abbaye du Port-du-Salut. Il est construit en moellons de grès. Les arcs, les becs semi-circulaires et les chaînes des culées sont en granite taillé. Le tablier est en béton et le garde-corps en métal. L'arche située à l'extrémité ouest, côté rive droite, enjambe une portion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3</text:p>
          </table:table-cell>
          <table:table-cell office:value-type="string" calcext:value-type="string">
            <text:p>pont de la Valette</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Houssay</text:p>
          </table:table-cell>
          <table:table-cell office:value-type="string" calcext:value-type="string">
            <text:p>Mayenne</text:p>
          </table:table-cell>
          <table:table-cell office:value-type="float" office:value="53117" calcext:value-type="float">
            <text:p>53117</text:p>
          </table:table-cell>
          <table:table-cell office:value-type="float" office:value="53" calcext:value-type="float">
            <text:p>53</text:p>
          </table:table-cell>
          <table:table-cell office:value-type="string" calcext:value-type="string">
            <text:p>47.9128185314386</text:p>
          </table:table-cell>
          <table:table-cell office:value-type="string" calcext:value-type="string">
            <text:p>-0.7240421742053784</text:p>
          </table:table-cell>
          <table:table-cell/>
          <table:table-cell office:value-type="string" calcext:value-type="string">
            <text:p>grès ; moellon</text:p>
          </table:table-cell>
          <table:table-cell office:value-type="string" calcext:value-type="string">
            <text:p>Collignon ; Charles (ingénieur civil)</text:p>
          </table:table-cell>
          <table:table-cell office:value-type="string" calcext:value-type="string">
            <text:p>Le pont est construit lors de l'aménagement de la route stratégique n°6 reliant Cossé-le-Vivien à Bais. Il est dessiné par Charles Collignon, ingénieur des routes stratégiques de la Mayenne, d'Ile-et-Vilaine et de la Sarthe. Il est concédé en 1837 au négociant lavallois Louis Martin et au négociant angevin Camille Desvaramet. Les travaux débutent en 1838. Ils sont achevés lors de leur réception provisoire en février 1841. L'arche médiane, détruite en 1871 par les Français pour gêner la progression de l'armée prussienne, est reconstruite à l'identique aussitôt après : la circulation est rétablie dès le 2 février 1872. Le péage est supprimé le 1er janvier 1879, suite au rachat de la concession par l'Etat. L'ancien bureau de péage, situé à l'entrée du pont, côté Villiers-Charlemagne, est loué à partir de 1884 au prince de la Tour d'Auvergne, le propriétaire du château de la Valette, puis détruit en 1903. En 1944, le pont de la Valette est le seul établi sur la Mayenne que les Allemands oublient de dynamiter.</text:p>
          </table:table-cell>
          <table:table-cell office:value-type="string" calcext:value-type="string">
            <text:p>Pont à cinq arches, construit en moellons de grès. Les arcs, les becs semi-circulaires, les chaînes d'angle des culées sont en granite taillé. Les culées sont chacune percé d'une ouverture destinée au passage des chemins de rive (dont le chemin de halage, rive droite). Le tablier est encadré par un parapet maçonné.</text:p>
          </table:table-cell>
          <table:table-cell/>
          <table:table-cell office:value-type="string" calcext:value-type="string">
            <text:p>© Inventaire général</text:p>
          </table:table-cell>
          <table:table-cell table:number-columns-repeated="4"/>
          <table:table-cell office:value-type="string" calcext:value-type="string">
            <text:p>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5</text:p>
          </table:table-cell>
          <table:table-cell office:value-type="string" calcext:value-type="string">
            <text:p>vieux pont de Château-Gontier</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Château-Gontier</text:p>
          </table:table-cell>
          <table:table-cell office:value-type="string" calcext:value-type="string">
            <text:p>Mayenne</text:p>
          </table:table-cell>
          <table:table-cell office:value-type="float" office:value="53062" calcext:value-type="float">
            <text:p>53062</text:p>
          </table:table-cell>
          <table:table-cell office:value-type="float" office:value="53" calcext:value-type="float">
            <text:p>53</text:p>
          </table:table-cell>
          <table:table-cell office:value-type="string" calcext:value-type="string">
            <text:p>47.82869060104025</text:p>
          </table:table-cell>
          <table:table-cell office:value-type="string" calcext:value-type="string">
            <text:p>-0.7021727295100573</text:p>
          </table:table-cell>
          <table:table-cell/>
          <table:table-cell office:value-type="string" calcext:value-type="string">
            <text:p>granite ; grand appareil</text:p>
          </table:table-cell>
          <table:table-cell office:value-type="string" calcext:value-type="string">
            <text:p>Pinsonnière (ingénieur civil) ; Legras (ingénieur civil)</text:p>
          </table:table-cell>
          <table:table-cell office:value-type="string" calcext:value-type="string">
            <text:p>Le pont de Château-Gontier est mentionné dans une charte de 1080. Constitué de piles maçonnées et d'un tablier en bois, il était situé dans l'axe de la grande rue. Plusieurs fois emporté par les crues, notamment en 1436-37, en 1651 et pendant l'hiver 1676-1677, il fut à chaque fois reconstruit. Le dessin réalisé par Poictevin à la fin du 17e siècle montre un pont en pierre, à dos d'âne, formé de cinq arches légèrement outrepassées et donnant accès, côté ville, à une porte fortifiée encadrée par deux tours. De nouvelles réfections furent effectuées en 1763 et de 1788 à 1790. L'élévation dressée en 1841 par le conducteur des Ponts et Chaussées Béquet présente une construction aux dispositions proches de celles du 17e siècle, mais dont les becs ont été raccourcis et dont le tablier est bordé d'un garde-corps apparemment en bois. Le projet de reconstruction du pont quelques mètres en amont de l'ancien est lié à celui d'un nouvel axe de traversée de la ville sur la rive gauche (actuelle rue Thiers). Etabli par l'ingénieur ordinaire Pinsonnière, il est approuvé par le directeur général des Ponts et Chaussées en août 1835. Les travaux sont menés par l'entrepreneur lavallois Renous. Ils débutent en juillet 1836 et sont pratiquement achevés en 1840. L'ancien pont est démoli en 1841. Le nouveau est dynamité en janvier 1871. Il est rétabli selon un parti proche, défini par l'ingénieur ordinaire J. Legras dès avril 1871 : les piles et les arches sont surélevées de quelques mètres. La construction est menée par les entrepreneurs blésois François Demange et François Massoteau, choisis lors de l'adjudication du 14 juin 1871. Le pont est rouvert à la circulation le 16 novembre 1872. Il est de nouveau détruit par les bombardements de 1944, puis reconstruit pratiquement à l'identique (à l'exception du tablier et du garde-corps).</text:p>
          </table:table-cell>
          <table:table-cell office:value-type="string" calcext:value-type="string">
            <text:p>Pont à trois arches surbaissées, construit en grand appareil de granite bleu de Sacé (sauf les premières assises des piles, en grès de Chemiré). Le tablier a été reconstruit en béton après la seconde guerre mondiale. Côté rive droite, il forme un débord destiné à faciliter l'accès des voitures venant du quai. Un garde-corps métallique remplace l'ancien parapet maçonné.</text:p>
          </table:table-cell>
          <table:table-cell/>
          <table:table-cell office:value-type="string" calcext:value-type="string">
            <text:p>© Inventaire général</text:p>
          </table:table-cell>
          <table:table-cell table:number-columns-repeated="4"/>
          <table:table-cell office:value-type="string" calcext:value-type="string">
            <text:p>remanié ; bon éta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6</text:p>
          </table:table-cell>
          <table:table-cell office:value-type="string" calcext:value-type="string">
            <text:p>pont de chemin de fer</text:p>
          </table:table-cell>
          <table:table-cell office:value-type="string" calcext:value-type="string">
            <text:p>pont</text:p>
          </table:table-cell>
          <table:table-cell office:value-type="string" calcext:value-type="string">
            <text:p>4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Fort</text:p>
          </table:table-cell>
          <table:table-cell office:value-type="string" calcext:value-type="string">
            <text:p>Mayenne</text:p>
          </table:table-cell>
          <table:table-cell office:value-type="float" office:value="53215" calcext:value-type="float">
            <text:p>53215</text:p>
          </table:table-cell>
          <table:table-cell office:value-type="float" office:value="53" calcext:value-type="float">
            <text:p>53</text:p>
          </table:table-cell>
          <table:table-cell office:value-type="string" calcext:value-type="string">
            <text:p>47.81710822870585</text:p>
          </table:table-cell>
          <table:table-cell office:value-type="string" calcext:value-type="string">
            <text:p>-0.6941847435090664</text:p>
          </table:table-cell>
          <table:table-cell/>
          <table:table-cell office:value-type="string" calcext:value-type="string">
            <text:p>granite (?) ; moellon</text:p>
          </table:table-cell>
          <table:table-cell office:value-type="string" calcext:value-type="string">
            <text:p>maître d'oeuvre inconnu</text:p>
          </table:table-cell>
          <table:table-cell office:value-type="string" calcext:value-type="string">
            <text:p>Pont construit vers 1877 pour assurer le passage de la ligne de chemin de fer reliant Sablé à Segré et desservant Château-Gontier. Dynamité en 1944 par les Allemands, il a été reconstruit à l'identique, à l'exception du tablier et du parapet en pierre, remplacé par un garde-corps métallique.</text:p>
          </table:table-cell>
          <table:table-cell office:value-type="string" calcext:value-type="string">
            <text:p>Pont à trois arches surbaissées, construit en moellons de granite (?) à tête dressée. Les arcs et les becs, semi-circulaires, sont en granite taillé. Le tablier est en béton et le garde-corps est métallique.</text:p>
          </table:table-cell>
          <table:table-cell/>
          <table:table-cell office:value-type="string" calcext:value-type="string">
            <text:p>© Inventaire général</text:p>
          </table:table-cell>
          <table:table-cell table:number-columns-repeated="4"/>
          <table:table-cell office:value-type="string" calcext:value-type="string">
            <text:p>remanié ; bon état ; désaffecté</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87</text:p>
          </table:table-cell>
          <table:table-cell office:value-type="string" calcext:value-type="string">
            <text:p>pont de Dao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Daon</text:p>
          </table:table-cell>
          <table:table-cell office:value-type="string" calcext:value-type="string">
            <text:p>Mayenne</text:p>
          </table:table-cell>
          <table:table-cell office:value-type="float" office:value="53089" calcext:value-type="float">
            <text:p>53089</text:p>
          </table:table-cell>
          <table:table-cell office:value-type="float" office:value="53" calcext:value-type="float">
            <text:p>53</text:p>
          </table:table-cell>
          <table:table-cell office:value-type="string" calcext:value-type="string">
            <text:p>47.748713705324995</text:p>
          </table:table-cell>
          <table:table-cell office:value-type="string" calcext:value-type="string">
            <text:p>-0.641895542423685</text:p>
          </table:table-cell>
          <table:table-cell/>
          <table:table-cell office:value-type="string" calcext:value-type="string">
            <text:p>moellon</text:p>
          </table:table-cell>
          <table:table-cell office:value-type="string" calcext:value-type="string">
            <text:p>maître d'oeuvre inconnu</text:p>
          </table:table-cell>
          <table:table-cell office:value-type="string" calcext:value-type="string">
            <text:p>Pont construit entre 1870 et 1874 en remplacement d'un bac (Angot). Il prend place sur l'ancien chemin vicinal (actuelle départementale 213) reliant le bourg de Daon à la route nationale Château-Gontier/ Angers. Il a été détruit en 1944 par les Allemands. Un pont en béton l'a remplacé (en 1961?).</text:p>
          </table:table-cell>
          <table:table-cell office:value-type="string" calcext:value-type="string">
            <text:p>Pont à cinq arches surbaissées, construit en moellons. Les arcs et les becs, semi-circulaires, étaient en pierre de taille. L'arche située à l'extrémité ouest enjambait à la fois une partie de la rivière et le chemin de halage.</text:p>
          </table:table-cell>
          <table:table-cell/>
          <table:table-cell office:value-type="string" calcext:value-type="string">
            <text:p>© Inventaire général</text:p>
          </table:table-cell>
          <table:table-cell table:number-columns-repeated="4"/>
          <table:table-cell office:value-type="string" calcext:value-type="string">
            <text:p>détruit</text:p>
          </table:table-cell>
          <table:table-cell/>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1</text:p>
          </table:table-cell>
          <table:table-cell office:value-type="string" calcext:value-type="string">
            <text:p>ponts</text:p>
          </table:table-cell>
          <table:table-cell office:value-type="string" calcext:value-type="string">
            <text:p>pont</text:p>
          </table:table-cell>
          <table:table-cell office:value-type="string" calcext:value-type="string">
            <text:p>15e siècle</text:p>
          </table:table-cell>
          <table:table-cell office:value-type="string" calcext:value-type="string">
            <text:p>19e siècle</text:p>
          </table:table-cell>
          <table:table-cell office:value-type="string" calcext:value-type="string">
            <text:p>2e moitié 20e siècle</text:p>
          </table:table-cell>
          <table:table-cell office:value-type="string" calcext:value-type="string">
            <text:p>milieu 20e siècle</text:p>
          </table:table-cell>
          <table:table-cell/>
          <table:table-cell office:value-type="string" calcext:value-type="string">
            <text:p>Mayenne</text:p>
          </table:table-cell>
          <table:table-cell/>
          <table:table-cell office:value-type="float" office:value="53" calcext:value-type="float">
            <text:p>53</text:p>
          </table:table-cell>
          <table:table-cell office:value-type="string" calcext:value-type="string">
            <text:p>48.00418360602667</text:p>
          </table:table-cell>
          <table:table-cell office:value-type="string" calcext:value-type="string">
            <text:p>-0.711522920897072</text:p>
          </table:table-cell>
          <table:table-cell/>
          <table:table-cell office:value-type="string" calcext:value-type="string">
            <text:p>granite ; pierre de taille ; moellon ; grès ; moellon ; schiste ; moellon ; métal ; acier ; béton</text:p>
          </table:table-cell>
          <table:table-cell/>
          <table:table-cell office:value-type="string" calcext:value-type="string">
            <text:p>21 ponts franchissent la rivière dans sa partie canalisée, entre Mayenne et Daon (5 des 6 ponts lavallois ont été étudiés dans le cadre de l'inventaire topographique du centre de la ville). Les trois premiers, situés à Mayenne, Laval et Château-Gontier, ont été installés au Moyen Age, sans doute aux 9e et 10e siècles. Ils étaient protégés par des forteresses auprès desquelles les trois principales villes du département ont pu se développer. Seul le vieux pont de Laval, rebâti vers le 15e siècle, est encore médiéval. Les deux autres ont été reconstruits au 19e siècle, comme celui de Saint-Jean, qui a remplacé un ouvrage attesté en 1453. 13 autres nouveaux franchissement sont réalisés au 19e siècle. Ceux de la première moitié du siècle sont liés à la constitution d'un réseau de routes, royales (pont neuf de Laval, actuel pont Aristide Briand ; second pont de Mayenne, actuel pont Mac Racken) et stratégiques (Montgiroux ; La Valette). 5 datent de la fin du second Empire et des premières années de la Troisième République (Saint-Baudelle, Changé, Port Rhingeard, Daon, Rochefort) auxquels s'ajoute le pont d'Avénières qui remplace alors la passerelle métallique édifiée en 1839. Les 3 viaducs de chemin de fer (Laval, Mayenne, sud de Château-Gontier) sont réalisés entre 1854 et 1903. La construction de ponts reprend dans la deuxième moitié du 20e siècle. Du fait de la guerre d'abord : tous les ouvrages sont endommagés à l'exception de celui de la Valette. La plupart sont reconstruits à l'identique. Seuls Avénières, Changé, Daon, le viaduc de Mayenne adoptent un parti nouveau, en béton. Puis à partir des années 1960, en raison du développement du trafic routier dans les villes et à leurs abords. Ainsi voient le jour le pont de l'Europe (en 1967) et le pont de Pritz à Laval (en 1995) et le nouveau pont de Château-Gontier (dans les années 1980). Le pont autoroutier est établi à la fin des années 1970, lors de la construction de l'A 81. (Ces deux derniers n'ont pas été étudiés) Au total, si l'on se réfère à leur architecture actuelle, 1 pont date du Moyen Age, 12 du 19e siècle et 8 de la deuxième moitié du 20e siècle.</text:p>
          </table:table-cell>
          <table:table-cell office:value-type="string" calcext:value-type="string">
            <text:p>Les ponts du 19e siècle, ont presque tous été réalisés en maçonnerie de pierre. Ceux situés en ville (5) sont entièrement en pierres de taille. Les autres (7) sont en moellons ; seuls leurs arches, leurs becs et leur parapet sont en pierres taillées. La première passerelle d'Avénières (remplacée dès 1873) , le pont de Changé et le viaduc de Mayenne (détruits en 1944) se singularisaient par leur architecture métallique. Les ponts de la deuxième moitié du 20e siècle sont tous en béton, sauf celui de Pritz.</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592</text:p>
          </table:table-cell>
          <table:table-cell office:value-type="string" calcext:value-type="string">
            <text:p>pont de Pritz</text:p>
          </table:table-cell>
          <table:table-cell office:value-type="string" calcext:value-type="string">
            <text:p>pont</text:p>
          </table:table-cell>
          <table:table-cell office:value-type="string" calcext:value-type="string">
            <text:p>4e quart 20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89480707960576</text:p>
          </table:table-cell>
          <table:table-cell office:value-type="string" calcext:value-type="string">
            <text:p>-0.7772457445582105</text:p>
          </table:table-cell>
          <table:table-cell/>
          <table:table-cell office:value-type="string" calcext:value-type="string">
            <text:p>métal ; béton</text:p>
          </table:table-cell>
          <table:table-cell office:value-type="string" calcext:value-type="string">
            <text:p>Spielmann Alain (architecte)</text:p>
          </table:table-cell>
          <table:table-cell office:value-type="string" calcext:value-type="string">
            <text:p>Le pont a été édifié lors de l'établissement de la rocade de Laval en 1995. Il est l'oeuvre de l'architecte André Spielmann.</text:p>
          </table:table-cell>
          <table:table-cell office:value-type="string" calcext:value-type="string">
            <text:p>Le pont est constitué d'une arche enjambant la rivière et de deux arches sèches latérales. Elle sont construites en métal. Le tablier est en béton. De chaque côté, deux belvédères semi-circulaires y sont greffés.</text:p>
          </table:table-cell>
          <table:table-cell/>
          <table:table-cell office:value-type="string" calcext:value-type="string">
            <text:p>© Inventaire général</text:p>
          </table:table-cell>
          <table:table-cell table:number-columns-repeated="6"/>
          <table:table-cell office:value-type="string" calcext:value-type="string">
            <text:p>Mayenne</text:p>
          </table:table-cell>
          <table:table-cell office:value-type="float" office:value="2002" calcext:value-type="float">
            <text:p>2002</text:p>
          </table:table-cell>
          <table:table-cell/>
        </table:table-row>
        <table:table-row table:style-name="ro1">
          <table:table-cell office:value-type="string" calcext:value-type="string">
            <text:p>IA53000624</text:p>
          </table:table-cell>
          <table:table-cell office:value-type="string" calcext:value-type="string">
            <text:p>pont de l'Europe</text:p>
          </table:table-cell>
          <table:table-cell office:value-type="string" calcext:value-type="string">
            <text:p>pont</text:p>
          </table:table-cell>
          <table:table-cell table:number-columns-repeated="2"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7329802392724</text:p>
          </table:table-cell>
          <table:table-cell office:value-type="string" calcext:value-type="string">
            <text:p>-0.7708769336270601</text:p>
          </table:table-cell>
          <table:table-cell/>
          <table:table-cell office:value-type="string" calcext:value-type="string">
            <text:p>béton ; métal</text:p>
          </table:table-cell>
          <table:table-cell office:value-type="string" calcext:value-type="string">
            <text:p>maître d'oeuvre inconnu</text:p>
          </table:table-cell>
          <table:table-cell office:value-type="string" calcext:value-type="string">
            <text:p>A l'emplacement du pont actuel, une passerelle, construite par l'armée américaine, a provisoirement remplacé le Pont-Neuf détruit au moment du Débarquement. Un quatrième pont à Laval s'avérait nécessaire du fait de l'augmentation de la circulation en ville. Commencé en 1967, le pont est achevé en avril 1968.</text:p>
          </table:table-cell>
          <table:table-cell office:value-type="string" calcext:value-type="string">
            <text:p>Le pont long de 65 mètres est large de 15 mètres (chaussée de 9 mètres et deux trottoirs de 3 mètres). Deux poutres rectangulaires de 2, 80 mètres de largeur et de 0, 90 mètre de hauteur forment son tablier. Elles supportent une dalle centrale et deux dalles en encorbellement. Ces poutres sont traversées sur toute leur longueur par quinze câbles en acier à haute résistance. Chacun de ces câbles a été tendu avec une force de 150 tonnes. Quant aux dalles, elles sont traversées transversalement par 76 câbles tendus avec une force de 80 tonnes. Les piles et les culées, édifiées sur le roc, à 4 mètres de profondeur, ont demandé 700 m3 de béton, 37 tonnes d'acier pour les armatures et 24 tonnes de câbles.</text:p>
          </table:table-cell>
          <table:table-cell/>
          <table:table-cell office:value-type="string" calcext:value-type="string">
            <text:p>© Région Pays de la Loire - Inventaire général ; © Ville de Laval</text:p>
          </table:table-cell>
          <table:table-cell table:number-columns-repeated="6"/>
          <table:table-cell office:value-type="string" calcext:value-type="string">
            <text:p>Laval centre</text:p>
          </table:table-cell>
          <table:table-cell office:value-type="float" office:value="2002" calcext:value-type="float">
            <text:p>2002</text:p>
          </table:table-cell>
          <table:table-cell/>
        </table:table-row>
        <table:table-row table:style-name="ro1">
          <table:table-cell office:value-type="string" calcext:value-type="string">
            <text:p>IA53001822</text:p>
          </table:table-cell>
          <table:table-cell office:value-type="string" calcext:value-type="string">
            <text:p>pont de Sainte-Tresm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orcé</text:p>
          </table:table-cell>
          <table:table-cell office:value-type="string" calcext:value-type="string">
            <text:p>Mayenne</text:p>
          </table:table-cell>
          <table:table-cell office:value-type="float" office:value="53099" calcext:value-type="float">
            <text:p>53099</text:p>
          </table:table-cell>
          <table:table-cell office:value-type="float" office:value="53" calcext:value-type="float">
            <text:p>53</text:p>
          </table:table-cell>
          <table:table-cell office:value-type="string" calcext:value-type="string">
            <text:p>48.03396455157313</text:p>
          </table:table-cell>
          <table:table-cell office:value-type="string" calcext:value-type="string">
            <text:p>-0.704258727754452</text:p>
          </table:table-cell>
          <table:table-cell/>
          <table:table-cell office:value-type="string" calcext:value-type="string">
            <text:p>calcaire ; moellon</text:p>
          </table:table-cell>
          <table:table-cell office:value-type="string" calcext:value-type="string">
            <text:p>maître d'oeuvre inconnu</text:p>
          </table:table-cell>
          <table:table-cell office:value-type="string" calcext:value-type="string">
            <text:p>Le pont de Forcé sur la Jouanne est un très ancien passage sur la route Sablé-Laval-Tours, nommée "chemin Vallais" en 1378, et sur celle de Château-Gontier à Mayenne, connue sous le nom de "chemin de Mainne". En 1646, on fit à l'entrée du bourg, sur le chemin de Tours à Laval, un escarpement de 150 toises de longueur, de 6 pieds de hauteur et de 15 pieds de largeur. Cette même partie, sujette aux inondations fut remblayée en 1752 sur 50 toises de long. La réfection complète de la route dite "grand chemin royal", était achevée en 1770 et un pont de 36 pieds d'ouverture était construit (Angot).</text:p>
          </table:table-cell>
          <table:table-cell table:number-columns-repeated="2"/>
          <table:table-cell office:value-type="string" calcext:value-type="string">
            <text:p>© Inventaire général ; © Conseil général de la Mayenne</text:p>
          </table:table-cell>
          <table:table-cell table:number-columns-repeated="4"/>
          <table:table-cell office:value-type="string" calcext:value-type="string">
            <text:p>vestiges</text:p>
          </table:table-cell>
          <table:table-cell/>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53001963</text:p>
          </table:table-cell>
          <table:table-cell office:value-type="string" calcext:value-type="string">
            <text:p>pont sur les Roches</text:p>
          </table:table-cell>
          <table:table-cell office:value-type="string" calcext:value-type="string">
            <text:p>pont</text:p>
          </table:table-cell>
          <table:table-cell office:value-type="string" calcext:value-type="string">
            <text:p>18e siècle (?)</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Louvigné</text:p>
          </table:table-cell>
          <table:table-cell office:value-type="string" calcext:value-type="string">
            <text:p>Mayenne</text:p>
          </table:table-cell>
          <table:table-cell office:value-type="float" office:value="53141" calcext:value-type="float">
            <text:p>53141</text:p>
          </table:table-cell>
          <table:table-cell office:value-type="float" office:value="53" calcext:value-type="float">
            <text:p>53</text:p>
          </table:table-cell>
          <table:table-cell office:value-type="string" calcext:value-type="string">
            <text:p>48.049993014578405</text:p>
          </table:table-cell>
          <table:table-cell office:value-type="string" calcext:value-type="string">
            <text:p>-0.6372719232468981</text:p>
          </table:table-cell>
          <table:table-cell/>
          <table:table-cell office:value-type="string" calcext:value-type="string">
            <text:p>calcaire</text:p>
          </table:table-cell>
          <table:table-cell office:value-type="string" calcext:value-type="string">
            <text:p>maître d'oeuvre inconnu</text:p>
          </table:table-cell>
          <table:table-cell table:number-columns-repeated="3"/>
          <table:table-cell office:value-type="string" calcext:value-type="string">
            <text:p>© Inventaire général ; © Conseil général de la Mayenne</text:p>
          </table:table-cell>
          <table:table-cell table:number-columns-repeated="6"/>
          <table:table-cell office:value-type="string" calcext:value-type="string">
            <text:p>Argentré</text:p>
          </table:table-cell>
          <table:table-cell office:value-type="float" office:value="2004" calcext:value-type="float">
            <text:p>2004</text:p>
          </table:table-cell>
          <table:table-cell/>
        </table:table-row>
        <table:table-row table:style-name="ro1">
          <table:table-cell office:value-type="string" calcext:value-type="string">
            <text:p>IA72000108</text:p>
          </table:table-cell>
          <table:table-cell office:value-type="string" calcext:value-type="string">
            <text:p>pont des carmes</text:p>
          </table:table-cell>
          <table:table-cell office:value-type="string" calcext:value-type="string">
            <text:p>pont</text:p>
          </table:table-cell>
          <table:table-cell office:value-type="string" calcext:value-type="string">
            <text:p>3e quart 11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563711171795</text:p>
          </table:table-cell>
          <table:table-cell office:value-type="string" calcext:value-type="string">
            <text:p>-0.07514080423736581</text:p>
          </table:table-cell>
          <table:table-cell/>
          <table:table-cell office:value-type="string" calcext:value-type="string">
            <text:p>calcaire ; grès ; moellon</text:p>
          </table:table-cell>
          <table:table-cell office:value-type="string" calcext:value-type="string">
            <text:p>maître d'oeuvre inconnu</text:p>
          </table:table-cell>
          <table:table-cell office:value-type="string" calcext:value-type="string">
            <text:p>Le pont primitif était construit dans la prolongement du château fort de La Flèche, mentionné pour la première fois en 1067, et dont la grosse tour s'élevait sur la première arche au nord. Il fut délaissé après son effondrement vers 1580 et la construction vers 1595-1610 d'un nouvel ouvrage, à côté et à l'ouest du précédent. Les bases de l'ancien pont sont encore visibles au font de la rivière en période de basses eaux.£A nouveau effondré vers 1660, il fut reconstruit vers 1681-1683. Le pont doit son appellation au fait que les carmes ont occupé le château à partir des années 1620.£En 1793, la première arche au sud fut détruite, interdisant l'accès aux troupes royalistes. Par la suite, elle fut remplacée par une passerelle en bois qui fut maintenue jusqu'en 1854, date de la destruction complète du pont qui fut remplacé par un nouvel ouvrage élevé entre 1855 et 1857.</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72000109</text:p>
          </table:table-cell>
          <table:table-cell office:value-type="string" calcext:value-type="string">
            <text:p>pont de la Boierie</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1ère moitié 18e siècle</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Flèche (La)</text:p>
          </table:table-cell>
          <table:table-cell office:value-type="string" calcext:value-type="string">
            <text:p>Sarthe</text:p>
          </table:table-cell>
          <table:table-cell office:value-type="float" office:value="72154" calcext:value-type="float">
            <text:p>72154</text:p>
          </table:table-cell>
          <table:table-cell office:value-type="float" office:value="72" calcext:value-type="float">
            <text:p>72</text:p>
          </table:table-cell>
          <table:table-cell office:value-type="string" calcext:value-type="string">
            <text:p>47.693373105955935</text:p>
          </table:table-cell>
          <table:table-cell office:value-type="string" calcext:value-type="string">
            <text:p>-0.07583751318119065</text:p>
          </table:table-cell>
          <table:table-cell/>
          <table:table-cell office:value-type="string" calcext:value-type="string">
            <text:p>calcaire ; grès ; moellon ; fer</text:p>
          </table:table-cell>
          <table:table-cell office:value-type="string" calcext:value-type="string">
            <text:p>Jottu Urbain (maçon)</text:p>
          </table:table-cell>
          <table:table-cell office:value-type="string" calcext:value-type="string">
            <text:p>Le pont fut reconstruit en 1666 par le maçon fléchois Urbain Jottu. Il fut sans doute reconstruit ou remanié dans la première moitié du XVIIIe siècle, alors qu'il était considéré comme neuf en 1751. Son tablier fut élargi en 1895 au moyen de poutres métalliques.</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604/ivr52_91720205x_p.jpg</text:p>
          </table:table-cell>
          <table:table-cell office:value-type="string" calcext:value-type="string">
            <text:p>Flèche (La)</text:p>
          </table:table-cell>
          <table:table-cell office:value-type="float" office:value="1997" calcext:value-type="float">
            <text:p>1997</text:p>
          </table:table-cell>
          <table:table-cell/>
        </table:table-row>
        <table:table-row table:style-name="ro1">
          <table:table-cell office:value-type="string" calcext:value-type="string">
            <text:p>IA85000481</text:p>
          </table:table-cell>
          <table:table-cell office:value-type="string" calcext:value-type="string">
            <text:p>pont dit Pont-Neuf</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5947064421606</text:p>
          </table:table-cell>
          <table:table-cell office:value-type="string" calcext:value-type="string">
            <text:p>-0.8054560143974722</text:p>
          </table:table-cell>
          <table:table-cell/>
          <table:table-cell office:value-type="string" calcext:value-type="string">
            <text:p>calcaire ; pierre de taille</text:p>
          </table:table-cell>
          <table:table-cell office:value-type="string" calcext:value-type="string">
            <text:p>Parent de Curzon (ingénieur) ; Barbier J. (ingénieur) ; Boutin Emile (architecte)</text:p>
          </table:table-cell>
          <table:table-cell office:value-type="string" calcext:value-type="string">
            <text:p>Le Pont-Neuf, permettant le franchissement de la Vendée dans le prolongement d'une rue nouvellement ouverte (actuelle rue de la République) , a été édifié entre 1775 et 1778 sous la direction de Parent de Curzon, sous-ingénieur des Ponts-et-Chaussées, puis, après le décès de ce dernier début 1778, par son successeur de Brie. Un devis a été établi le 28 mai 1775 par Barbier, ingénieur en chef de la Généralité de Poitiers. Les plans n'ayant pas été retrouvés, on peut hésiter à en attribuer la paternité, soit à Barbier, soit à Parent de Curzon. Les travaux étaient achevés en 1778, mais le projet de pyramide à l'entrée de l'ouvrage n'a jamais été exécuté. En 1950, le pont a été élargi d'après les plans dressés par l'architecte Emile Boutin.</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467v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2</text:p>
          </table:table-cell>
          <table:table-cell office:value-type="string" calcext:value-type="string">
            <text:p>pont des Sardines (ancien pont)</text:p>
          </table:table-cell>
          <table:table-cell office:value-type="string" calcext:value-type="string">
            <text:p>pont</text:p>
          </table:table-cell>
          <table:table-cell office:value-type="string" calcext:value-type="string">
            <text:p>3e quart 17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calcaire ; pierre de taille</text:p>
          </table:table-cell>
          <table:table-cell office:value-type="string" calcext:value-type="string">
            <text:p>Robin (tailleur de pierre)</text:p>
          </table:table-cell>
          <table:table-cell office:value-type="string" calcext:value-type="string">
            <text:p>L'ancien pont des Sardines, remplaçant lui-même le pont médiéval en bois partiellement refait en pierre au 16e siècle, a été entièrement reconstruit en 1666, suite aux très importants dégâts causés par une inondation survenue en 1663. Il était constitué de trois arches d'inégale largeur et d'une quatrième arche franchissant un bras de rivière appelé Pont Mardoux. La date de 1666 est confirmée par Claude de Mahé, dans un mémoire écrit en 1735. D'après Benjamin Fillon, la première pierre a été posée le 27 mai 1666 ; le constructeur était le tailleur de pierre fontenaisien Robin ; une pierre (apparemment encore visible lorsque Fillon écrit) portait l'inscription "fait en l'an 1666. F. Collin maire" et les armes de François Collin, bûchées à la Révolution ; enfin, la statue de la Vierge placée dans une niche avait été brisée en 1793. Après divers travaux envisagés (projet de reconstruction par Salomon, ingénieur ordinaire des Ponts-et-Chaussées, en 1828 ; projet d'élargissement par Auguste Garnereau, architecte communal, en 1864) , la décision de le reconstruire en totalité est prise au début du 20e siècle (voir dossier). Sa destruction est commencée le 5 août 1910 ; il subsiste les vestiges de la quatrième arche sous la maison 2-4, rue des Loges.</text:p>
          </table:table-cell>
          <table:table-cell table:number-columns-repeated="2"/>
          <table:table-cell office:value-type="string" calcext:value-type="string">
            <text:p>© Inventaire général</text:p>
          </table:table-cell>
          <table:table-cell table:number-columns-repeated="4"/>
          <table:table-cell office:value-type="string" calcext:value-type="string">
            <text:p>détruit</text:p>
          </table:table-cell>
          <table:table-cell office:value-type="string" calcext:value-type="string">
            <text:p>http://www2.culture.gouv.fr/Wave/image/memoire/0564/ivr52_94850299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IA85000483</text:p>
          </table:table-cell>
          <table:table-cell office:value-type="string" calcext:value-type="string">
            <text:p>pont des Sardines (pont actuel)</text:p>
          </table:table-cell>
          <table:table-cell office:value-type="string" calcext:value-type="string">
            <text:p>pont</text:p>
          </table:table-cell>
          <table:table-cell office:value-type="string" calcext:value-type="string">
            <text:p>1er quart 20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Fontenay-le-Comte</text:p>
          </table:table-cell>
          <table:table-cell office:value-type="string" calcext:value-type="string">
            <text:p>Vendée</text:p>
          </table:table-cell>
          <table:table-cell office:value-type="float" office:value="85092" calcext:value-type="float">
            <text:p>85092</text:p>
          </table:table-cell>
          <table:table-cell office:value-type="float" office:value="85" calcext:value-type="float">
            <text:p>85</text:p>
          </table:table-cell>
          <table:table-cell office:value-type="string" calcext:value-type="string">
            <text:p>46.467421373973764</text:p>
          </table:table-cell>
          <table:table-cell office:value-type="string" calcext:value-type="string">
            <text:p>-0.8042382630778107</text:p>
          </table:table-cell>
          <table:table-cell/>
          <table:table-cell office:value-type="string" calcext:value-type="string">
            <text:p>béton ; béton armé</text:p>
          </table:table-cell>
          <table:table-cell office:value-type="string" calcext:value-type="string">
            <text:p>Guiet (agent voyer) ; Rolland (agent voyer) ; Privat Léopold (entrepreneur) ; Chassin H. (entrepreneur)</text:p>
          </table:table-cell>
          <table:table-cell office:value-type="string" calcext:value-type="string">
            <text:p>La reconstruction de l'ancien pont des Sardines (voir dossier) est à l'ordre du jour dès 1901. La décision, prise au Conseil municipal du 2 février 1902, de construire un nouveau pont comportant une seule arche en béton armé et de combler le faux bras de rivière appelé "pont mardoux", est provisoirement abandonnée en juillet 1904, faute d'argent. Le 15 février 1906, un projet est présenté par l'architecte communal Abel Filuzeau, mais il n'y sera pas donné suite. Le projet réalisé, daté du 13 août 1909, a été établi par l'agent voyer d'arrondissement Guiet et l'agent voyer en chef Rolland. Le 7 mai 1910, les travaux de démolition de l'ancien pont et la réalisation du quai de la Rochefoucauld sont adjugés à l'entreprise Léopold Privat, de la Rochelle ; le même jour, les travaux de construction du nouveau pont sont adjugés à l'entreprise H. Chassin fils, de Paris. La démolition du vieux pont commence le 5 août 1910 et un pont provisoire en bois est édifié. La réception définitive des travaux a lieu le 19 avril 1912.</text:p>
          </table:table-cell>
          <table:table-cell table:number-columns-repeated="2"/>
          <table:table-cell office:value-type="string" calcext:value-type="string">
            <text:p>© Inventaire général</text:p>
          </table:table-cell>
          <table:table-cell table:number-columns-repeated="5"/>
          <table:table-cell office:value-type="string" calcext:value-type="string">
            <text:p>http://www2.culture.gouv.fr/Wave/image/memoire/0565/ivr52_94850508x_p.jpg</text:p>
          </table:table-cell>
          <table:table-cell office:value-type="string" calcext:value-type="string">
            <text:p>Fontenay-le-Comte commune</text:p>
          </table:table-cell>
          <table:table-cell office:value-type="float" office:value="2001" calcext:value-type="float">
            <text:p>2001</text:p>
          </table:table-cell>
          <table:table-cell/>
        </table:table-row>
        <table:table-row table:style-name="ro1">
          <table:table-cell office:value-type="string" calcext:value-type="string">
            <text:p>PA00108592</text:p>
          </table:table-cell>
          <table:table-cell office:value-type="string" calcext:value-type="string">
            <text:p>Pont sur le Moine dit Pont Saint-Antoi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66571812394</text:p>
          </table:table-cell>
          <table:table-cell office:value-type="string" calcext:value-type="string">
            <text:p>-1.27802296904513</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9_p.jpg</text:p>
          </table:table-cell>
          <table:table-cell/>
          <table:table-cell office:value-type="float" office:value="1992" calcext:value-type="float">
            <text:p>1992</text:p>
          </table:table-cell>
          <table:table-cell/>
        </table:table-row>
        <table:table-row table:style-name="ro1">
          <table:table-cell office:value-type="string" calcext:value-type="string">
            <text:p>PA00108593</text:p>
          </table:table-cell>
          <table:table-cell office:value-type="string" calcext:value-type="string">
            <text:p>Pont de la Vallée sur la Sèvres</text:p>
          </table:table-cell>
          <table:table-cell office:value-type="string" calcext:value-type="string">
            <text:p>pont</text:p>
          </table:table-cell>
          <table:table-cell office:value-type="string" calcext:value-type="string">
            <text:p>2e quart 19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Clisson</text:p>
          </table:table-cell>
          <table:table-cell office:value-type="string" calcext:value-type="string">
            <text:p>Loire-Atlantique</text:p>
          </table:table-cell>
          <table:table-cell office:value-type="float" office:value="44043" calcext:value-type="float">
            <text:p>44043</text:p>
          </table:table-cell>
          <table:table-cell office:value-type="float" office:value="44" calcext:value-type="float">
            <text:p>44</text:p>
          </table:table-cell>
          <table:table-cell office:value-type="string" calcext:value-type="string">
            <text:p>47.087009421237</text:p>
          </table:table-cell>
          <table:table-cell office:value-type="string" calcext:value-type="string">
            <text:p>-1.2797127399104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262/sap01_19l00893_p.jpg</text:p>
          </table:table-cell>
          <table:table-cell/>
          <table:table-cell office:value-type="float" office:value="1992" calcext:value-type="float">
            <text:p>1992</text:p>
          </table:table-cell>
          <table:table-cell/>
        </table:table-row>
        <table:table-row table:style-name="ro1">
          <table:table-cell office:value-type="string" calcext:value-type="string">
            <text:p>PA00108650</text:p>
          </table:table-cell>
          <table:table-cell office:value-type="string" calcext:value-type="string">
            <text:p>Pont dit Pont Romain</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uzillon</text:p>
          </table:table-cell>
          <table:table-cell office:value-type="string" calcext:value-type="string">
            <text:p>Loire-Atlantique</text:p>
          </table:table-cell>
          <table:table-cell office:value-type="float" office:value="44108" calcext:value-type="float">
            <text:p>44108</text:p>
          </table:table-cell>
          <table:table-cell office:value-type="float" office:value="44" calcext:value-type="float">
            <text:p>44</text:p>
          </table:table-cell>
          <table:table-cell office:value-type="string" calcext:value-type="string">
            <text:p>47.1381161934524</text:p>
          </table:table-cell>
          <table:table-cell office:value-type="string" calcext:value-type="string">
            <text:p>-1.2815826634868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210</text:p>
          </table:table-cell>
          <table:table-cell office:value-type="string" calcext:value-type="string">
            <text:p>Pont de Bohardy sur l'Evr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Montrevault</text:p>
          </table:table-cell>
          <table:table-cell office:value-type="string" calcext:value-type="string">
            <text:p>Maine-et-Loire</text:p>
          </table:table-cell>
          <table:table-cell office:value-type="float" office:value="49218" calcext:value-type="float">
            <text:p>49218</text:p>
          </table:table-cell>
          <table:table-cell office:value-type="float" office:value="49" calcext:value-type="float">
            <text:p>49</text:p>
          </table:table-cell>
          <table:table-cell office:value-type="string" calcext:value-type="string">
            <text:p>47.2638574945007</text:p>
          </table:table-cell>
          <table:table-cell office:value-type="string" calcext:value-type="string">
            <text:p>-1.04663312998582</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550</text:p>
          </table:table-cell>
          <table:table-cell office:value-type="string" calcext:value-type="string">
            <text:p>Vieux pont sur la Mayenne</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Laval</text:p>
          </table:table-cell>
          <table:table-cell office:value-type="string" calcext:value-type="string">
            <text:p>Mayenne</text:p>
          </table:table-cell>
          <table:table-cell office:value-type="float" office:value="53130" calcext:value-type="float">
            <text:p>53130</text:p>
          </table:table-cell>
          <table:table-cell office:value-type="float" office:value="53" calcext:value-type="float">
            <text:p>53</text:p>
          </table:table-cell>
          <table:table-cell office:value-type="string" calcext:value-type="string">
            <text:p>48.068219981949404</text:p>
          </table:table-cell>
          <table:table-cell office:value-type="string" calcext:value-type="string">
            <text:p>-0.769423776537838</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75/sap01_lp006437_p.jpg</text:p>
          </table:table-cell>
          <table:table-cell/>
          <table:table-cell office:value-type="float" office:value="1992" calcext:value-type="float">
            <text:p>1992</text:p>
          </table:table-cell>
          <table:table-cell office:value-type="string" calcext:value-type="string">
            <text:p>IA53000399</text:p>
          </table:table-cell>
        </table:table-row>
        <table:table-row table:style-name="ro1">
          <table:table-cell office:value-type="string" calcext:value-type="string">
            <text:p>PA00109643</text:p>
          </table:table-cell>
          <table:table-cell office:value-type="string" calcext:value-type="string">
            <text:p>Pont muletier du moulin Fresnay (également sur commune de Auvers-le-Hamon, dans la Sarth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Beaumont-Pied-de-Boeuf</text:p>
          </table:table-cell>
          <table:table-cell office:value-type="string" calcext:value-type="string">
            <text:p>Mayenne</text:p>
          </table:table-cell>
          <table:table-cell office:value-type="float" office:value="53027" calcext:value-type="float">
            <text:p>53027</text:p>
          </table:table-cell>
          <table:table-cell office:value-type="float" office:value="53" calcext:value-type="float">
            <text:p>53</text:p>
          </table:table-cell>
          <table:table-cell office:value-type="string" calcext:value-type="string">
            <text:p>47.9007459173878</text:p>
          </table:table-cell>
          <table:table-cell office:value-type="string" calcext:value-type="string">
            <text:p>-0.40417855261487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664</text:p>
          </table:table-cell>
          <table:table-cell office:value-type="string" calcext:value-type="string">
            <text:p>Vieux Pont sur la Vègre</text:p>
          </table:table-cell>
          <table:table-cell office:value-type="string" calcext:value-type="string">
            <text:p>pont</text:p>
          </table:table-cell>
          <table:table-cell office:value-type="string" calcext:value-type="string">
            <text:p>1er quart 19e siècle</text:p>
          </table:table-cell>
          <table:table-cell office:value-type="string" calcext:value-type="string">
            <text:p>3e quart 19e siècle</text:p>
          </table:table-cell>
          <table:table-cell office:value-type="string" calcext:value-type="string">
            <text:p>2e moitié 20e siècle</text:p>
          </table:table-cell>
          <table:table-cell office:value-type="string" calcext:value-type="string">
            <text:p>milieu 20e siècle</text:p>
          </table:table-cell>
          <table:table-cell office:value-type="string" calcext:value-type="string">
            <text:p>Asnières-sur-Vègre</text:p>
          </table:table-cell>
          <table:table-cell office:value-type="string" calcext:value-type="string">
            <text:p>Sarthe</text:p>
          </table:table-cell>
          <table:table-cell office:value-type="float" office:value="72010" calcext:value-type="float">
            <text:p>72010</text:p>
          </table:table-cell>
          <table:table-cell office:value-type="float" office:value="72" calcext:value-type="float">
            <text:p>72</text:p>
          </table:table-cell>
          <table:table-cell office:value-type="string" calcext:value-type="string">
            <text:p>47.8893450017961</text:p>
          </table:table-cell>
          <table:table-cell office:value-type="string" calcext:value-type="string">
            <text:p>-0.23401753231565003</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183/ivr52_82721103x_p.jpg</text:p>
          </table:table-cell>
          <table:table-cell/>
          <table:table-cell office:value-type="float" office:value="1992" calcext:value-type="float">
            <text:p>1992</text:p>
          </table:table-cell>
          <table:table-cell office:value-type="string" calcext:value-type="string">
            <text:p>IA00058077</text:p>
          </table:table-cell>
        </table:table-row>
        <table:table-row table:style-name="ro1">
          <table:table-cell office:value-type="string" calcext:value-type="string">
            <text:p>PA00109671</text:p>
          </table:table-cell>
          <table:table-cell office:value-type="string" calcext:value-type="string">
            <text:p>Pont muletier du moulin Fresnay (également sur commune de Beaumont-Pied-de-Boeuf, dans la Mayenne)</text:p>
          </table:table-cell>
          <table:table-cell office:value-type="string" calcext:value-type="string">
            <text:p>pont</text:p>
          </table:table-cell>
          <table:table-cell office:value-type="string" calcext:value-type="string">
            <text:p>3e quart 18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Auvers-le-Hamon</text:p>
          </table:table-cell>
          <table:table-cell office:value-type="string" calcext:value-type="string">
            <text:p>Sarthe</text:p>
          </table:table-cell>
          <table:table-cell office:value-type="float" office:value="72016" calcext:value-type="float">
            <text:p>72016</text:p>
          </table:table-cell>
          <table:table-cell office:value-type="float" office:value="72" calcext:value-type="float">
            <text:p>72</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0407/ivr52_82721227x_p.jpg</text:p>
          </table:table-cell>
          <table:table-cell/>
          <table:table-cell office:value-type="float" office:value="1992" calcext:value-type="float">
            <text:p>1992</text:p>
          </table:table-cell>
          <table:table-cell office:value-type="string" calcext:value-type="string">
            <text:p>IA00058129</text:p>
          </table:table-cell>
        </table:table-row>
        <table:table-row table:style-name="ro1">
          <table:table-cell office:value-type="string" calcext:value-type="string">
            <text:p>PA00109686</text:p>
          </table:table-cell>
          <table:table-cell office:value-type="string" calcext:value-type="string">
            <text:p>Pont (ancien)</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Beaumont-sur-Sarthe</text:p>
          </table:table-cell>
          <table:table-cell office:value-type="string" calcext:value-type="string">
            <text:p>Sarthe</text:p>
          </table:table-cell>
          <table:table-cell office:value-type="float" office:value="72029" calcext:value-type="float">
            <text:p>72029</text:p>
          </table:table-cell>
          <table:table-cell office:value-type="float" office:value="72" calcext:value-type="float">
            <text:p>72</text:p>
          </table:table-cell>
          <table:table-cell office:value-type="string" calcext:value-type="string">
            <text:p>48.2237113704579</text:p>
          </table:table-cell>
          <table:table-cell office:value-type="string" calcext:value-type="string">
            <text:p>0.130272822707635</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79</text:p>
          </table:table-cell>
          <table:table-cell office:value-type="string" calcext:value-type="string">
            <text:p>Pont dit romain ou roman</text:p>
          </table:table-cell>
          <table:table-cell office:value-type="string" calcext:value-type="string">
            <text:p>pont</text:p>
          </table:table-cell>
          <table:table-cell office:value-type="string" calcext:value-type="string">
            <text:p>4e quart 18e siècle</text:p>
          </table:table-cell>
          <table:table-cell office:value-type="string" calcext:value-type="string">
            <text:p>15e siècle (?)</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aresché</text:p>
          </table:table-cell>
          <table:table-cell office:value-type="string" calcext:value-type="string">
            <text:p>Sarthe</text:p>
          </table:table-cell>
          <table:table-cell office:value-type="float" office:value="72186" calcext:value-type="float">
            <text:p>72186</text:p>
          </table:table-cell>
          <table:table-cell office:value-type="float" office:value="72" calcext:value-type="float">
            <text:p>72</text:p>
          </table:table-cell>
          <table:table-cell office:value-type="string" calcext:value-type="string">
            <text:p>48.222826295397354</text:p>
          </table:table-cell>
          <table:table-cell office:value-type="string" calcext:value-type="string">
            <text:p>0.130622356734282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09884</text:p>
          </table:table-cell>
          <table:table-cell office:value-type="string" calcext:value-type="string">
            <text:p>Pont sur l'Huisne</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Montfort-le-Gesnois</text:p>
          </table:table-cell>
          <table:table-cell office:value-type="string" calcext:value-type="string">
            <text:p>Sarthe</text:p>
          </table:table-cell>
          <table:table-cell office:value-type="float" office:value="72241" calcext:value-type="float">
            <text:p>72241</text:p>
          </table:table-cell>
          <table:table-cell office:value-type="float" office:value="72" calcext:value-type="float">
            <text:p>72</text:p>
          </table:table-cell>
          <table:table-cell office:value-type="string" calcext:value-type="string">
            <text:p>48.0458116200478</text:p>
          </table:table-cell>
          <table:table-cell office:value-type="string" calcext:value-type="string">
            <text:p>0.41867596362662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79</text:p>
          </table:table-cell>
          <table:table-cell office:value-type="string" calcext:value-type="string">
            <text:p>Deux ponts du Port-la-Claye sur la rivière Le Lay (également sur communes de Curzon,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laye (La)</text:p>
          </table:table-cell>
          <table:table-cell office:value-type="string" calcext:value-type="string">
            <text:p>Vendée</text:p>
          </table:table-cell>
          <table:table-cell office:value-type="float" office:value="85068" calcext:value-type="float">
            <text:p>85068</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86</text:p>
          </table:table-cell>
          <table:table-cell office:value-type="string" calcext:value-type="string">
            <text:p>Deux ponts du Port-la-Claye sur la rivière Le Lay (également sur communes de La Claye, Lairoux,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Curzon</text:p>
          </table:table-cell>
          <table:table-cell office:value-type="string" calcext:value-type="string">
            <text:p>Vendée</text:p>
          </table:table-cell>
          <table:table-cell office:value-type="float" office:value="85077" calcext:value-type="float">
            <text:p>8507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093</text:p>
          </table:table-cell>
          <table:table-cell office:value-type="string" calcext:value-type="string">
            <text:p>Pont de Fleuriau sur la Vendée (également sur commune de Puy-de-Serre)</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Faymoreau</text:p>
          </table:table-cell>
          <table:table-cell office:value-type="string" calcext:value-type="string">
            <text:p>Vendée</text:p>
          </table:table-cell>
          <table:table-cell office:value-type="float" office:value="85087" calcext:value-type="float">
            <text:p>8508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51</text:p>
          </table:table-cell>
          <table:table-cell office:value-type="string" calcext:value-type="string">
            <text:p>Deux ponts du Port-La-Claye sur la rivière Le Lay (également sur communes de La Claye, Curzon, Saint-Cyr-en-Talmondais)</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Lairoux</text:p>
          </table:table-cell>
          <table:table-cell office:value-type="string" calcext:value-type="string">
            <text:p>Vendée</text:p>
          </table:table-cell>
          <table:table-cell office:value-type="float" office:value="85117" calcext:value-type="float">
            <text:p>85117</text:p>
          </table:table-cell>
          <table:table-cell office:value-type="float" office:value="85" calcext:value-type="float">
            <text:p>85</text:p>
          </table:table-cell>
          <table:table-cell table:number-columns-repeated="2" office:value-type="float" office:value="0" calcext:value-type="float">
            <text:p>0</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168</text:p>
          </table:table-cell>
          <table:table-cell office:value-type="string" calcext:value-type="string">
            <text:p>Pont des Ouillères (vieux)</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6e siècle</text:p>
          </table:table-cell>
          <table:table-cell office:value-type="string" calcext:value-type="string">
            <text:p>4e quart 17e siècle</text:p>
          </table:table-cell>
          <table:table-cell office:value-type="string" calcext:value-type="string">
            <text:p>3e quart 19e siècle</text:p>
          </table:table-cell>
          <table:table-cell office:value-type="string" calcext:value-type="string">
            <text:p>Mervent</text:p>
          </table:table-cell>
          <table:table-cell office:value-type="string" calcext:value-type="string">
            <text:p>Vendée</text:p>
          </table:table-cell>
          <table:table-cell office:value-type="float" office:value="85143" calcext:value-type="float">
            <text:p>85143</text:p>
          </table:table-cell>
          <table:table-cell office:value-type="float" office:value="85" calcext:value-type="float">
            <text:p>85</text:p>
          </table:table-cell>
          <table:table-cell office:value-type="string" calcext:value-type="string">
            <text:p>46.5225986548005</text:p>
          </table:table-cell>
          <table:table-cell office:value-type="string" calcext:value-type="string">
            <text:p>-0.748370106693129</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07</text:p>
          </table:table-cell>
          <table:table-cell office:value-type="string" calcext:value-type="string">
            <text:p>Pont de Fleuriau sur la Vendée (également sur commune de Faymoreau)</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3e quart 20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Puy-de-Serre</text:p>
          </table:table-cell>
          <table:table-cell office:value-type="string" calcext:value-type="string">
            <text:p>Vendée</text:p>
          </table:table-cell>
          <table:table-cell office:value-type="float" office:value="85184" calcext:value-type="float">
            <text:p>85184</text:p>
          </table:table-cell>
          <table:table-cell office:value-type="float" office:value="85" calcext:value-type="float">
            <text:p>85</text:p>
          </table:table-cell>
          <table:table-cell office:value-type="string" calcext:value-type="string">
            <text:p>46.5394905760847</text:p>
          </table:table-cell>
          <table:table-cell office:value-type="string" calcext:value-type="string">
            <text:p>-0.644496095874201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18</text:p>
          </table:table-cell>
          <table:table-cell office:value-type="string" calcext:value-type="string">
            <text:p>Pont sur La Boulogne sur le C.D. 7</text:p>
          </table:table-cell>
          <table:table-cell office:value-type="string" calcext:value-type="string">
            <text:p>pont</text:p>
          </table:table-cell>
          <table:table-cell office:value-type="string" calcext:value-type="string">
            <text:p>15e siècle</text:p>
          </table:table-cell>
          <table:table-cell office:value-type="string" calcext:value-type="string">
            <text:p>4e quart 18e siècle</text:p>
          </table:table-cell>
          <table:table-cell office:value-type="string" calcext:value-type="string">
            <text:p>4e quart 19e siècle (détruit)</text:p>
          </table:table-cell>
          <table:table-cell office:value-type="string" calcext:value-type="string">
            <text:p>milieu 20e siècle</text:p>
          </table:table-cell>
          <table:table-cell office:value-type="string" calcext:value-type="string">
            <text:p>Rocheservière</text:p>
          </table:table-cell>
          <table:table-cell office:value-type="string" calcext:value-type="string">
            <text:p>Vendée</text:p>
          </table:table-cell>
          <table:table-cell office:value-type="float" office:value="85190" calcext:value-type="float">
            <text:p>85190</text:p>
          </table:table-cell>
          <table:table-cell office:value-type="float" office:value="85" calcext:value-type="float">
            <text:p>85</text:p>
          </table:table-cell>
          <table:table-cell office:value-type="string" calcext:value-type="string">
            <text:p>46.9355723376936</text:p>
          </table:table-cell>
          <table:table-cell office:value-type="string" calcext:value-type="string">
            <text:p>-1.51361833959641</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29</text:p>
          </table:table-cell>
          <table:table-cell office:value-type="string" calcext:value-type="string">
            <text:p>Deux ponts du Port-La-Claye sur la rivière Le Lay (également sur communes de La Claye, Curzon et Lairoux)</text:p>
          </table:table-cell>
          <table:table-cell office:value-type="string" calcext:value-type="string">
            <text:p>pont</text:p>
          </table:table-cell>
          <table:table-cell office:value-type="string" calcext:value-type="string">
            <text:p>18e siècle</text:p>
          </table:table-cell>
          <table:table-cell office:value-type="string" calcext:value-type="string">
            <text:p>13e siècle</text:p>
          </table:table-cell>
          <table:table-cell office:value-type="string" calcext:value-type="string">
            <text:p>15e siècle</text:p>
          </table:table-cell>
          <table:table-cell office:value-type="string" calcext:value-type="string">
            <text:p>17e siècle</text:p>
          </table:table-cell>
          <table:table-cell office:value-type="string" calcext:value-type="string">
            <text:p>Saint-Cyr-en-Talmondais</text:p>
          </table:table-cell>
          <table:table-cell office:value-type="string" calcext:value-type="string">
            <text:p>Vendée</text:p>
          </table:table-cell>
          <table:table-cell office:value-type="float" office:value="85206" calcext:value-type="float">
            <text:p>85206</text:p>
          </table:table-cell>
          <table:table-cell office:value-type="float" office:value="85" calcext:value-type="float">
            <text:p>85</text:p>
          </table:table-cell>
          <table:table-cell office:value-type="string" calcext:value-type="string">
            <text:p>46.4666031796118</text:p>
          </table:table-cell>
          <table:table-cell office:value-type="string" calcext:value-type="string">
            <text:p>-1.29082995955007</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34</text:p>
          </table:table-cell>
          <table:table-cell office:value-type="string" calcext:value-type="string">
            <text:p>Pont de Boisseau sur la R.N. 137</text:p>
          </table:table-cell>
          <table:table-cell office:value-type="string" calcext:value-type="string">
            <text:p>pont</text:p>
          </table:table-cell>
          <table:table-cell office:value-type="string" calcext:value-type="string">
            <text:p>15e siècle</text:p>
          </table:table-cell>
          <table:table-cell office:value-type="string" calcext:value-type="string">
            <text:p>3e quart 19e siècle</text:p>
          </table:table-cell>
          <table:table-cell office:value-type="string" calcext:value-type="string">
            <text:p>2e quart 20e siècle</text:p>
          </table:table-cell>
          <table:table-cell office:value-type="string" calcext:value-type="string">
            <text:p>Epoque contemporaine</text:p>
          </table:table-cell>
          <table:table-cell office:value-type="string" calcext:value-type="string">
            <text:p>Saint-Georges-de-Montaigu</text:p>
          </table:table-cell>
          <table:table-cell office:value-type="string" calcext:value-type="string">
            <text:p>Vendée</text:p>
          </table:table-cell>
          <table:table-cell office:value-type="float" office:value="85217" calcext:value-type="float">
            <text:p>85217</text:p>
          </table:table-cell>
          <table:table-cell office:value-type="float" office:value="85" calcext:value-type="float">
            <text:p>85</text:p>
          </table:table-cell>
          <table:table-cell office:value-type="string" calcext:value-type="string">
            <text:p>46.951159819797</text:p>
          </table:table-cell>
          <table:table-cell office:value-type="string" calcext:value-type="string">
            <text:p>-1.30378369551666</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47</text:p>
          </table:table-cell>
          <table:table-cell office:value-type="string" calcext:value-type="string">
            <text:p>Pont de Sénard sur la Maine</text:p>
          </table:table-cell>
          <table:table-cell office:value-type="string" calcext:value-type="string">
            <text:p>pont</text:p>
          </table:table-cell>
          <table:table-cell office:value-type="string" calcext:value-type="string">
            <text:p>2e moitié 18e siècle</text:p>
          </table:table-cell>
          <table:table-cell office:value-type="string" calcext:value-type="string">
            <text:p>11e siècle (?)</text:p>
          </table:table-cell>
          <table:table-cell office:value-type="string" calcext:value-type="string">
            <text:p>4e quart 19e siècle</text:p>
          </table:table-cell>
          <table:table-cell office:value-type="string" calcext:value-type="string">
            <text:p>Epoque contemporaine</text:p>
          </table:table-cell>
          <table:table-cell office:value-type="string" calcext:value-type="string">
            <text:p>Saint-Hilaire-de-Loulay</text:p>
          </table:table-cell>
          <table:table-cell office:value-type="string" calcext:value-type="string">
            <text:p>Vendée</text:p>
          </table:table-cell>
          <table:table-cell office:value-type="float" office:value="85224" calcext:value-type="float">
            <text:p>85224</text:p>
          </table:table-cell>
          <table:table-cell office:value-type="float" office:value="85" calcext:value-type="float">
            <text:p>85</text:p>
          </table:table-cell>
          <table:table-cell office:value-type="string" calcext:value-type="string">
            <text:p>47.0110362831461</text:p>
          </table:table-cell>
          <table:table-cell office:value-type="string" calcext:value-type="string">
            <text:p>-1.35712918655121</text:p>
          </table:table-cell>
          <table:table-cell table:number-columns-repeated="5"/>
          <table:table-cell office:value-type="string" calcext:value-type="string">
            <text:p>classé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7"/>
          <table:table-cell office:value-type="float" office:value="1992" calcext:value-type="float">
            <text:p>1992</text:p>
          </table:table-cell>
          <table:table-cell/>
        </table:table-row>
        <table:table-row table:style-name="ro1">
          <table:table-cell office:value-type="string" calcext:value-type="string">
            <text:p>PA00110289</text:p>
          </table:table-cell>
          <table:table-cell office:value-type="string" calcext:value-type="string">
            <text:p>Pont (vieux)</text:p>
          </table:table-cell>
          <table:table-cell office:value-type="string" calcext:value-type="string">
            <text:p>pont</text:p>
          </table:table-cell>
          <table:table-cell office:value-type="string" calcext:value-type="string">
            <text:p>3e quart 19e siècle</text:p>
          </table:table-cell>
          <table:table-cell office:value-type="string" calcext:value-type="string">
            <text:p>19e siècle</text:p>
          </table:table-cell>
          <table:table-cell office:value-type="string" calcext:value-type="string">
            <text:p>Temps modernes</text:p>
          </table:table-cell>
          <table:table-cell office:value-type="string" calcext:value-type="string">
            <text:p>Epoque contemporaine</text:p>
          </table:table-cell>
          <table:table-cell office:value-type="string" calcext:value-type="string">
            <text:p>Vouvant</text:p>
          </table:table-cell>
          <table:table-cell office:value-type="string" calcext:value-type="string">
            <text:p>Vendée</text:p>
          </table:table-cell>
          <table:table-cell office:value-type="float" office:value="85305" calcext:value-type="float">
            <text:p>85305</text:p>
          </table:table-cell>
          <table:table-cell office:value-type="float" office:value="85" calcext:value-type="float">
            <text:p>85</text:p>
          </table:table-cell>
          <table:table-cell office:value-type="string" calcext:value-type="string">
            <text:p>46.5716518219164</text:p>
          </table:table-cell>
          <table:table-cell office:value-type="string" calcext:value-type="string">
            <text:p>-0.766537445251644</text:p>
          </table:table-cell>
          <table:table-cell table:number-columns-repeated="5"/>
          <table:table-cell office:value-type="string" calcext:value-type="string">
            <text:p>inscrit MH</text:p>
          </table:table-cell>
          <table:table-cell office:value-type="string" calcext:value-type="string">
            <text:p>© Monuments historiques, 1992. Cette notice reprend intégralement les termes de l’arrêté de protection au titre des Monuments historiques. Elle répond à l’obligation réglementaire du ministère de la Culture d’établir la liste générale des édifices protégés (art. R. 621-80 du Code du patrimoine). Elle est donc opposable et fait foi juridiquement. Aucune copie numérique ou papier ne sera fournie par courrier ni courriel. Le dossier de protection complet et l’arrêté sont consultables uniquement sur place, dans la salle de lecture de la Médiathèque du patrimoine et de la photographie (MPP), à Charenton-le-Pont (Val-de-Marne).</text:p>
          </table:table-cell>
          <table:table-cell table:number-columns-repeated="5"/>
          <table:table-cell office:value-type="string" calcext:value-type="string">
            <text:p>http://www2.culture.gouv.fr/Wave/image/memoire/2179/sap01_mh0093781_p.jpg</text:p>
          </table:table-cell>
          <table:table-cell/>
          <table:table-cell office:value-type="float" office:value="1992" calcext:value-type="float">
            <text:p>1992</text:p>
          </table:table-cell>
          <table:table-cell/>
        </table:table-row>
      </table:table>
      <table:table table:name="'file:///home/sbiay/telechargements/inventaire-pays-loire-complet-etape-2.ods'#Mérimée" table:print="false" table:style-name="ta_extref">
        <table:table-source xlink:type="simple" xlink:href="../inventaire-pays-loire-complet-etape-2.ods" table:table-name="Mérimée" table:filter-name="calc8" table:mode="copy-results-only"/>
        <table:table-column/>
        <table:table-row>
          <table:table-cell table:style-name="ce1" office:value-type="string">
            <text:p>identifiant</text:p>
          </table:table-cell>
        </table:table-row>
        <table:table-row>
          <table:table-cell table:style-name="ce1" office:value-type="string">
            <text:p>IA00031548</text:p>
          </table:table-cell>
        </table:table-row>
        <table:table-row>
          <table:table-cell table:style-name="ce1" office:value-type="string">
            <text:p>IA00031772</text:p>
          </table:table-cell>
        </table:table-row>
        <table:table-row>
          <table:table-cell table:style-name="ce1" office:value-type="string">
            <text:p>IA00031773</text:p>
          </table:table-cell>
        </table:table-row>
        <table:table-row>
          <table:table-cell table:style-name="ce1" office:value-type="string">
            <text:p>IA00032430</text:p>
          </table:table-cell>
        </table:table-row>
        <table:table-row>
          <table:table-cell table:style-name="ce1" office:value-type="string">
            <text:p>IA00032958</text:p>
          </table:table-cell>
        </table:table-row>
        <table:table-row>
          <table:table-cell table:style-name="ce1" office:value-type="string">
            <text:p>IA00032988</text:p>
          </table:table-cell>
        </table:table-row>
        <table:table-row>
          <table:table-cell table:style-name="ce1" office:value-type="string">
            <text:p>IA00033031</text:p>
          </table:table-cell>
        </table:table-row>
        <table:table-row>
          <table:table-cell table:style-name="ce1" office:value-type="string">
            <text:p>IA00033265</text:p>
          </table:table-cell>
        </table:table-row>
        <table:table-row>
          <table:table-cell table:style-name="ce1" office:value-type="string">
            <text:p>IA00033639</text:p>
          </table:table-cell>
        </table:table-row>
        <table:table-row>
          <table:table-cell table:style-name="ce1" office:value-type="string">
            <text:p>IA00033640</text:p>
          </table:table-cell>
        </table:table-row>
        <table:table-row>
          <table:table-cell table:style-name="ce1" office:value-type="string">
            <text:p>IA00033854</text:p>
          </table:table-cell>
        </table:table-row>
        <table:table-row>
          <table:table-cell table:style-name="ce1" office:value-type="string">
            <text:p>IA00033972</text:p>
          </table:table-cell>
        </table:table-row>
        <table:table-row>
          <table:table-cell table:style-name="ce1" office:value-type="string">
            <text:p>IA00034063</text:p>
          </table:table-cell>
        </table:table-row>
        <table:table-row>
          <table:table-cell table:style-name="ce1" office:value-type="string">
            <text:p>IA00034084</text:p>
          </table:table-cell>
        </table:table-row>
        <table:table-row>
          <table:table-cell table:style-name="ce1" office:value-type="string">
            <text:p>IA00034304</text:p>
          </table:table-cell>
        </table:table-row>
        <table:table-row>
          <table:table-cell table:style-name="ce1" office:value-type="string">
            <text:p>IA00034429</text:p>
          </table:table-cell>
        </table:table-row>
        <table:table-row>
          <table:table-cell table:style-name="ce1" office:value-type="string">
            <text:p>IA00053774</text:p>
          </table:table-cell>
        </table:table-row>
        <table:table-row>
          <table:table-cell table:style-name="ce1" office:value-type="string">
            <text:p>IA00053961</text:p>
          </table:table-cell>
        </table:table-row>
        <table:table-row>
          <table:table-cell table:style-name="ce1" office:value-type="string">
            <text:p>IA00053962</text:p>
          </table:table-cell>
        </table:table-row>
        <table:table-row>
          <table:table-cell table:style-name="ce1" office:value-type="string">
            <text:p>IA00058077</text:p>
          </table:table-cell>
        </table:table-row>
        <table:table-row>
          <table:table-cell table:style-name="ce1" office:value-type="string">
            <text:p>IA00058129</text:p>
          </table:table-cell>
        </table:table-row>
        <table:table-row>
          <table:table-cell table:style-name="ce1" office:value-type="string">
            <text:p>IA00058275</text:p>
          </table:table-cell>
        </table:table-row>
        <table:table-row>
          <table:table-cell table:style-name="ce1" office:value-type="string">
            <text:p>IA00058555</text:p>
          </table:table-cell>
        </table:table-row>
        <table:table-row>
          <table:table-cell table:style-name="ce1" office:value-type="string">
            <text:p>IA00058557</text:p>
          </table:table-cell>
        </table:table-row>
        <table:table-row>
          <table:table-cell table:style-name="ce1" office:value-type="string">
            <text:p>IA00058558</text:p>
          </table:table-cell>
        </table:table-row>
        <table:table-row>
          <table:table-cell table:style-name="ce1" office:value-type="string">
            <text:p>IA00058559</text:p>
          </table:table-cell>
        </table:table-row>
        <table:table-row>
          <table:table-cell table:style-name="ce1" office:value-type="string">
            <text:p>IA00058560</text:p>
          </table:table-cell>
        </table:table-row>
        <table:table-row>
          <table:table-cell table:style-name="ce1" office:value-type="string">
            <text:p>IA49000649</text:p>
          </table:table-cell>
        </table:table-row>
        <table:table-row>
          <table:table-cell table:style-name="ce1" office:value-type="string">
            <text:p>IA49000840</text:p>
          </table:table-cell>
        </table:table-row>
        <table:table-row>
          <table:table-cell table:style-name="ce1" office:value-type="string">
            <text:p>IA49000841</text:p>
          </table:table-cell>
        </table:table-row>
        <table:table-row>
          <table:table-cell table:style-name="ce1" office:value-type="string">
            <text:p>IA49000842</text:p>
          </table:table-cell>
        </table:table-row>
        <table:table-row>
          <table:table-cell table:style-name="ce1" office:value-type="string">
            <text:p>IA49000843</text:p>
          </table:table-cell>
        </table:table-row>
        <table:table-row>
          <table:table-cell table:style-name="ce1" office:value-type="string">
            <text:p>IA49000844</text:p>
          </table:table-cell>
        </table:table-row>
        <table:table-row>
          <table:table-cell table:style-name="ce1" office:value-type="string">
            <text:p>IA49001370</text:p>
          </table:table-cell>
        </table:table-row>
        <table:table-row>
          <table:table-cell table:style-name="ce1" office:value-type="string">
            <text:p>IA49001373</text:p>
          </table:table-cell>
        </table:table-row>
        <table:table-row>
          <table:table-cell table:style-name="ce1" office:value-type="string">
            <text:p>IA49001400</text:p>
          </table:table-cell>
        </table:table-row>
        <table:table-row>
          <table:table-cell table:style-name="ce1" office:value-type="string">
            <text:p>IA49001429</text:p>
          </table:table-cell>
        </table:table-row>
        <table:table-row>
          <table:table-cell table:style-name="ce1" office:value-type="string">
            <text:p>IA49001526</text:p>
          </table:table-cell>
        </table:table-row>
        <table:table-row>
          <table:table-cell table:style-name="ce1" office:value-type="string">
            <text:p>IA49001529</text:p>
          </table:table-cell>
        </table:table-row>
        <table:table-row>
          <table:table-cell table:style-name="ce1" office:value-type="string">
            <text:p>IA49001555</text:p>
          </table:table-cell>
        </table:table-row>
        <table:table-row>
          <table:table-cell table:style-name="ce1" office:value-type="string">
            <text:p>IA49001556</text:p>
          </table:table-cell>
        </table:table-row>
        <table:table-row>
          <table:table-cell table:style-name="ce1" office:value-type="string">
            <text:p>IA49001595</text:p>
          </table:table-cell>
        </table:table-row>
        <table:table-row>
          <table:table-cell table:style-name="ce1" office:value-type="string">
            <text:p>IA49002028</text:p>
          </table:table-cell>
        </table:table-row>
        <table:table-row>
          <table:table-cell table:style-name="ce1" office:value-type="string">
            <text:p>IA49002140</text:p>
          </table:table-cell>
        </table:table-row>
        <table:table-row>
          <table:table-cell table:style-name="ce1" office:value-type="string">
            <text:p>IA49002815</text:p>
          </table:table-cell>
        </table:table-row>
        <table:table-row>
          <table:table-cell table:style-name="ce1" office:value-type="string">
            <text:p>IA49003321</text:p>
          </table:table-cell>
        </table:table-row>
        <table:table-row>
          <table:table-cell table:style-name="ce1" office:value-type="string">
            <text:p>IA49003400</text:p>
          </table:table-cell>
        </table:table-row>
        <table:table-row>
          <table:table-cell table:style-name="ce1" office:value-type="string">
            <text:p>IA49003586</text:p>
          </table:table-cell>
        </table:table-row>
        <table:table-row>
          <table:table-cell table:style-name="ce1" office:value-type="string">
            <text:p>IA49003904</text:p>
          </table:table-cell>
        </table:table-row>
        <table:table-row>
          <table:table-cell table:style-name="ce1" office:value-type="string">
            <text:p>IA49003908</text:p>
          </table:table-cell>
        </table:table-row>
        <table:table-row>
          <table:table-cell table:style-name="ce1" office:value-type="string">
            <text:p>IA49003925</text:p>
          </table:table-cell>
        </table:table-row>
        <table:table-row>
          <table:table-cell table:style-name="ce1" office:value-type="string">
            <text:p>IA49004109</text:p>
          </table:table-cell>
        </table:table-row>
        <table:table-row>
          <table:table-cell table:style-name="ce1" office:value-type="string">
            <text:p>IA49004118</text:p>
          </table:table-cell>
        </table:table-row>
        <table:table-row>
          <table:table-cell table:style-name="ce1" office:value-type="string">
            <text:p>IA49004273</text:p>
          </table:table-cell>
        </table:table-row>
        <table:table-row>
          <table:table-cell table:style-name="ce1" office:value-type="string">
            <text:p>IA49004331</text:p>
          </table:table-cell>
        </table:table-row>
        <table:table-row>
          <table:table-cell table:style-name="ce1" office:value-type="string">
            <text:p>IA49007113</text:p>
          </table:table-cell>
        </table:table-row>
        <table:table-row>
          <table:table-cell table:style-name="ce1" office:value-type="string">
            <text:p>IA49008644</text:p>
          </table:table-cell>
        </table:table-row>
        <table:table-row>
          <table:table-cell table:style-name="ce1" office:value-type="string">
            <text:p>IA49008911</text:p>
          </table:table-cell>
        </table:table-row>
        <table:table-row>
          <table:table-cell table:style-name="ce1" office:value-type="string">
            <text:p>IA49008912</text:p>
          </table:table-cell>
        </table:table-row>
        <table:table-row>
          <table:table-cell table:style-name="ce1" office:value-type="string">
            <text:p>IA49009107</text:p>
          </table:table-cell>
        </table:table-row>
        <table:table-row>
          <table:table-cell table:style-name="ce1" office:value-type="string">
            <text:p>IA49009515</text:p>
          </table:table-cell>
        </table:table-row>
        <table:table-row>
          <table:table-cell table:style-name="ce1" office:value-type="string">
            <text:p>IA49009527</text:p>
          </table:table-cell>
        </table:table-row>
        <table:table-row>
          <table:table-cell table:style-name="ce1" office:value-type="string">
            <text:p>IA49009764</text:p>
          </table:table-cell>
        </table:table-row>
        <table:table-row>
          <table:table-cell table:style-name="ce1" office:value-type="string">
            <text:p>IA53000399</text:p>
          </table:table-cell>
        </table:table-row>
        <table:table-row>
          <table:table-cell table:style-name="ce1" office:value-type="string">
            <text:p>IA53000400</text:p>
          </table:table-cell>
        </table:table-row>
        <table:table-row>
          <table:table-cell table:style-name="ce1" office:value-type="string">
            <text:p>IA53000401</text:p>
          </table:table-cell>
        </table:table-row>
        <table:table-row>
          <table:table-cell table:style-name="ce1" office:value-type="string">
            <text:p>IA53000402</text:p>
          </table:table-cell>
        </table:table-row>
        <table:table-row>
          <table:table-cell table:style-name="ce1" office:value-type="string">
            <text:p>IA53000573</text:p>
          </table:table-cell>
        </table:table-row>
        <table:table-row>
          <table:table-cell table:style-name="ce1" office:value-type="string">
            <text:p>IA53000574</text:p>
          </table:table-cell>
        </table:table-row>
        <table:table-row>
          <table:table-cell table:style-name="ce1" office:value-type="string">
            <text:p>IA53000575</text:p>
          </table:table-cell>
        </table:table-row>
        <table:table-row>
          <table:table-cell table:style-name="ce1" office:value-type="string">
            <text:p>IA53000576</text:p>
          </table:table-cell>
        </table:table-row>
        <table:table-row>
          <table:table-cell table:style-name="ce1" office:value-type="string">
            <text:p>IA53000577</text:p>
          </table:table-cell>
        </table:table-row>
        <table:table-row>
          <table:table-cell table:style-name="ce1" office:value-type="string">
            <text:p>IA53000578</text:p>
          </table:table-cell>
        </table:table-row>
        <table:table-row>
          <table:table-cell table:style-name="ce1" office:value-type="string">
            <text:p>IA53000579</text:p>
          </table:table-cell>
        </table:table-row>
        <table:table-row>
          <table:table-cell table:style-name="ce1" office:value-type="string">
            <text:p>IA53000580</text:p>
          </table:table-cell>
        </table:table-row>
        <table:table-row>
          <table:table-cell table:style-name="ce1" office:value-type="string">
            <text:p>IA53000582</text:p>
          </table:table-cell>
        </table:table-row>
        <table:table-row>
          <table:table-cell table:style-name="ce1" office:value-type="string">
            <text:p>IA53000583</text:p>
          </table:table-cell>
        </table:table-row>
        <table:table-row>
          <table:table-cell table:style-name="ce1" office:value-type="string">
            <text:p>IA53000585</text:p>
          </table:table-cell>
        </table:table-row>
        <table:table-row>
          <table:table-cell table:style-name="ce1" office:value-type="string">
            <text:p>IA53000586</text:p>
          </table:table-cell>
        </table:table-row>
        <table:table-row>
          <table:table-cell table:style-name="ce1" office:value-type="string">
            <text:p>IA53000587</text:p>
          </table:table-cell>
        </table:table-row>
        <table:table-row>
          <table:table-cell table:style-name="ce1" office:value-type="string">
            <text:p>IA53000591</text:p>
          </table:table-cell>
        </table:table-row>
        <table:table-row>
          <table:table-cell table:style-name="ce1" office:value-type="string">
            <text:p>IA53000592</text:p>
          </table:table-cell>
        </table:table-row>
        <table:table-row>
          <table:table-cell table:style-name="ce1" office:value-type="string">
            <text:p>IA53000624</text:p>
          </table:table-cell>
        </table:table-row>
        <table:table-row>
          <table:table-cell table:style-name="ce1" office:value-type="string">
            <text:p>IA53001822</text:p>
          </table:table-cell>
        </table:table-row>
        <table:table-row>
          <table:table-cell table:style-name="ce1" office:value-type="string">
            <text:p>IA53001963</text:p>
          </table:table-cell>
        </table:table-row>
        <table:table-row>
          <table:table-cell table:style-name="ce1" office:value-type="string">
            <text:p>IA72000108</text:p>
          </table:table-cell>
        </table:table-row>
        <table:table-row>
          <table:table-cell table:style-name="ce1" office:value-type="string">
            <text:p>IA72000109</text:p>
          </table:table-cell>
        </table:table-row>
        <table:table-row>
          <table:table-cell table:style-name="ce1" office:value-type="string">
            <text:p>IA85000481</text:p>
          </table:table-cell>
        </table:table-row>
        <table:table-row>
          <table:table-cell table:style-name="ce1" office:value-type="string">
            <text:p>IA85000482</text:p>
          </table:table-cell>
        </table:table-row>
        <table:table-row>
          <table:table-cell table:style-name="ce1" office:value-type="string">
            <text:p>IA85000483</text:p>
          </table:table-cell>
        </table:table-row>
        <table:table-row>
          <table:table-cell table:style-name="ce1" office:value-type="string">
            <text:p>PA00108592</text:p>
          </table:table-cell>
        </table:table-row>
        <table:table-row>
          <table:table-cell table:style-name="ce1" office:value-type="string">
            <text:p>PA00108593</text:p>
          </table:table-cell>
        </table:table-row>
        <table:table-row>
          <table:table-cell table:style-name="ce1" office:value-type="string">
            <text:p>PA00108650</text:p>
          </table:table-cell>
        </table:table-row>
        <table:table-row>
          <table:table-cell table:style-name="ce1" office:value-type="string">
            <text:p>PA00109210</text:p>
          </table:table-cell>
        </table:table-row>
        <table:table-row>
          <table:table-cell table:style-name="ce1" office:value-type="string">
            <text:p>PA00109550</text:p>
          </table:table-cell>
        </table:table-row>
        <table:table-row>
          <table:table-cell table:style-name="ce1" office:value-type="string">
            <text:p>PA00109643</text:p>
          </table:table-cell>
        </table:table-row>
        <table:table-row>
          <table:table-cell table:style-name="ce1" office:value-type="string">
            <text:p>PA00109664</text:p>
          </table:table-cell>
        </table:table-row>
        <table:table-row>
          <table:table-cell table:style-name="ce1" office:value-type="string">
            <text:p>PA00109671</text:p>
          </table:table-cell>
        </table:table-row>
        <table:table-row>
          <table:table-cell table:style-name="ce1" office:value-type="string">
            <text:p>PA00109686</text:p>
          </table:table-cell>
        </table:table-row>
        <table:table-row>
          <table:table-cell table:style-name="ce1" office:value-type="string">
            <text:p>PA00109879</text:p>
          </table:table-cell>
        </table:table-row>
        <table:table-row>
          <table:table-cell table:style-name="ce1" office:value-type="string">
            <text:p>PA00109884</text:p>
          </table:table-cell>
        </table:table-row>
        <table:table-row>
          <table:table-cell table:style-name="ce1" office:value-type="string">
            <text:p>PA00110079</text:p>
          </table:table-cell>
        </table:table-row>
        <table:table-row>
          <table:table-cell table:style-name="ce1" office:value-type="string">
            <text:p>PA00110086</text:p>
          </table:table-cell>
        </table:table-row>
        <table:table-row>
          <table:table-cell table:style-name="ce1" office:value-type="string">
            <text:p>PA00110093</text:p>
          </table:table-cell>
        </table:table-row>
        <table:table-row>
          <table:table-cell table:style-name="ce1" office:value-type="string">
            <text:p>PA00110151</text:p>
          </table:table-cell>
        </table:table-row>
        <table:table-row>
          <table:table-cell table:style-name="ce1" office:value-type="string">
            <text:p>PA00110168</text:p>
          </table:table-cell>
        </table:table-row>
        <table:table-row>
          <table:table-cell table:style-name="ce1" office:value-type="string">
            <text:p>PA00110207</text:p>
          </table:table-cell>
        </table:table-row>
        <table:table-row>
          <table:table-cell table:style-name="ce1" office:value-type="string">
            <text:p>PA00110218</text:p>
          </table:table-cell>
        </table:table-row>
        <table:table-row>
          <table:table-cell table:style-name="ce1" office:value-type="string">
            <text:p>PA00110229</text:p>
          </table:table-cell>
        </table:table-row>
        <table:table-row>
          <table:table-cell table:style-name="ce1" office:value-type="string">
            <text:p>PA00110234</text:p>
          </table:table-cell>
        </table:table-row>
        <table:table-row>
          <table:table-cell table:style-name="ce1" office:value-type="string">
            <text:p>PA00110247</text:p>
          </table:table-cell>
        </table:table-row>
        <table:table-row>
          <table:table-cell table:style-name="ce1" office:value-type="string">
            <text:p>PA00110289</text:p>
          </table:table-cell>
        </table:table-row>
        <table:table-row>
          <table:table-cell table:style-name="ce1" office:value-type="string">
            <text:p>nom</text:p>
          </table:table-cell>
        </table:table-row>
        <table:table-row>
          <table:table-cell table:style-name="ce1" office:value-type="string">
            <text:p>pont des Sept Voies</text:p>
          </table:table-cell>
        </table:table-row>
        <table:table-row>
          <table:table-cell table:style-name="ce1" office:value-type="string">
            <text:p>Pont Fouchard</text:p>
          </table:table-cell>
        </table:table-row>
        <table:table-row>
          <table:table-cell table:style-name="ce1" office:value-type="string">
            <text:p>pont Cessart</text:p>
          </table:table-cell>
        </table:table-row>
        <table:table-row>
          <table:table-cell table:style-name="ce1" office:value-type="string">
            <text:p>Pont des Fée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it le Vieux Pont</text:p>
          </table:table-cell>
        </table:table-row>
        <table:table-row>
          <table:table-cell table:style-name="ce1" office:value-type="string">
            <text:p>Pont dit le Vieux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it le Grand Pont</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 des Rosiers</text:p>
          </table:table-cell>
        </table:table-row>
        <table:table-row>
          <table:table-cell table:style-name="ce1" office:value-type="string">
            <text:p>Pont de la Basse-Chaîne</text:p>
          </table:table-cell>
        </table:table-row>
        <table:table-row>
          <table:table-cell table:style-name="ce1" office:value-type="string">
            <text:p>Pont de la Haute-Chaîne</text:p>
          </table:table-cell>
        </table:table-row>
        <table:table-row>
          <table:table-cell table:style-name="ce1" office:value-type="string">
            <text:p>Grand pont, puis pont du Centre, puis pont de Verdun</text:p>
          </table:table-cell>
        </table:table-row>
        <table:table-row>
          <table:table-cell table:style-name="ce1" office:value-type="string">
            <text:p>Pont de la Tannerie ou Petit pont</text:p>
          </table:table-cell>
        </table:table-row>
        <table:table-row>
          <table:table-cell table:style-name="ce1" office:value-type="string">
            <text:p>Barrage dit Chaussée des Treilles, puis pont dit pont des Treilles</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chemin de fer</text:p>
          </table:table-cell>
        </table:table-row>
        <table:table-row>
          <table:table-cell table:style-name="ce1" office:value-type="string">
            <text:p>pont</text:p>
          </table:table-cell>
        </table:table-row>
        <table:table-row>
          <table:table-cell table:style-name="ce1" office:value-type="string">
            <text:p>pont de Beaulieu</text:p>
          </table:table-cell>
        </table:table-row>
        <table:table-row>
          <table:table-cell table:style-name="ce1" office:value-type="string">
            <text:p>pont de Beaulieu</text:p>
          </table:table-cell>
        </table:table-row>
        <table:table-row>
          <table:table-cell table:style-name="ce1" office:value-type="string">
            <text:p>pont du Moulin-Foulon</text:p>
          </table:table-cell>
        </table:table-row>
        <table:table-row>
          <table:table-cell table:style-name="ce1" office:value-type="string">
            <text:p>pont dit l'Arche Saint-Denis</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des Magasins</text:p>
          </table:table-cell>
        </table:table-row>
        <table:table-row>
          <table:table-cell table:style-name="ce1" office:value-type="string">
            <text:p>pont</text:p>
          </table:table-cell>
        </table:table-row>
        <table:table-row>
          <table:table-cell table:style-name="ce1" office:value-type="string">
            <text:p>pont de Sorges</text:p>
          </table:table-cell>
        </table:table-row>
        <table:table-row>
          <table:table-cell table:style-name="ce1" office:value-type="string">
            <text:p>pont</text:p>
          </table:table-cell>
        </table:table-row>
        <table:table-row>
          <table:table-cell table:style-name="ce1" office:value-type="string">
            <text:p>pont de la Roussière</text:p>
          </table:table-cell>
        </table:table-row>
        <table:table-row>
          <table:table-cell table:style-name="ce1" office:value-type="string">
            <text:p>pont Thurinet</text:p>
          </table:table-cell>
        </table:table-row>
        <table:table-row>
          <table:table-cell table:style-name="ce1" office:value-type="string">
            <text:p>viaduc</text:p>
          </table:table-cell>
        </table:table-row>
        <table:table-row>
          <table:table-cell table:style-name="ce1" office:value-type="string">
            <text:p>pont</text:p>
          </table:table-cell>
        </table:table-row>
        <table:table-row>
          <table:table-cell table:style-name="ce1" office:value-type="string">
            <text:p>pont dit le Vieux-Pont</text:p>
          </table:table-cell>
        </table:table-row>
        <table:table-row>
          <table:table-cell table:style-name="ce1" office:value-type="string">
            <text:p>pont dit le Vieux-Pont</text:p>
          </table:table-cell>
        </table:table-row>
        <table:table-row>
          <table:table-cell table:style-name="ce1" office:value-type="string">
            <text:p>pont de la Sanguèze</text:p>
          </table:table-cell>
        </table:table-row>
        <table:table-row>
          <table:table-cell table:style-name="ce1" office:value-type="string">
            <text:p>L'urbanisme</text:p>
          </table:table-cell>
        </table:table-row>
        <table:table-row>
          <table:table-cell table:style-name="ce1" office:value-type="string">
            <text:p>pont dit Vieux Pont du Gué-Robert</text:p>
          </table:table-cell>
        </table:table-row>
        <table:table-row>
          <table:table-cell table:style-name="ce1" office:value-type="string">
            <text:p>pont des Portes</text:p>
          </table:table-cell>
        </table:table-row>
        <table:table-row>
          <table:table-cell table:style-name="ce1" office:value-type="string">
            <text:p>pont du Moulin-Prieur</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 de garde</text:p>
          </table:table-cell>
        </table:table-row>
        <table:table-row>
          <table:table-cell table:style-name="ce1" office:value-type="string">
            <text:p>pont dit Vieux-Pont</text:p>
          </table:table-cell>
        </table:table-row>
        <table:table-row>
          <table:table-cell table:style-name="ce1" office:value-type="string">
            <text:p>pont dit Pont Neuf, dit Pont Aristide Briand</text:p>
          </table:table-cell>
        </table:table-row>
        <table:table-row>
          <table:table-cell table:style-name="ce1" office:value-type="string">
            <text:p>pont de chemin de fer, dit viaduc</text:p>
          </table:table-cell>
        </table:table-row>
        <table:table-row>
          <table:table-cell table:style-name="ce1" office:value-type="string">
            <text:p>pont d'Avénières</text:p>
          </table:table-cell>
        </table:table-row>
        <table:table-row>
          <table:table-cell table:style-name="ce1" office:value-type="string">
            <text:p>pont dit Pont Neuf puis Vieux Pont, actuellement pont Mac Racken</text:p>
          </table:table-cell>
        </table:table-row>
        <table:table-row>
          <table:table-cell table:style-name="ce1" office:value-type="string">
            <text:p>pont de l'Impératrice, actuellement pont Notre-Dame</text:p>
          </table:table-cell>
        </table:table-row>
        <table:table-row>
          <table:table-cell table:style-name="ce1" office:value-type="string">
            <text:p>viaduc de chemin de fer de Mayenne</text:p>
          </table:table-cell>
        </table:table-row>
        <table:table-row>
          <table:table-cell table:style-name="ce1" office:value-type="string">
            <text:p>pont de Saint-Baudelle</text:p>
          </table:table-cell>
        </table:table-row>
        <table:table-row>
          <table:table-cell table:style-name="ce1" office:value-type="string">
            <text:p>pont de Montgiroux</text:p>
          </table:table-cell>
        </table:table-row>
        <table:table-row>
          <table:table-cell table:style-name="ce1" office:value-type="string">
            <text:p>pont de Rochefort ou de Montflours</text:p>
          </table:table-cell>
        </table:table-row>
        <table:table-row>
          <table:table-cell table:style-name="ce1" office:value-type="string">
            <text:p>pont de Saint-Jean-sur-Mayenne</text:p>
          </table:table-cell>
        </table:table-row>
        <table:table-row>
          <table:table-cell table:style-name="ce1" office:value-type="string">
            <text:p>pont de Changé</text:p>
          </table:table-cell>
        </table:table-row>
        <table:table-row>
          <table:table-cell table:style-name="ce1" office:value-type="string">
            <text:p>pont de Port Rhingeard</text:p>
          </table:table-cell>
        </table:table-row>
        <table:table-row>
          <table:table-cell table:style-name="ce1" office:value-type="string">
            <text:p>pont de la Valette</text:p>
          </table:table-cell>
        </table:table-row>
        <table:table-row>
          <table:table-cell table:style-name="ce1" office:value-type="string">
            <text:p>vieux pont de Château-Gontier</text:p>
          </table:table-cell>
        </table:table-row>
        <table:table-row>
          <table:table-cell table:style-name="ce1" office:value-type="string">
            <text:p>pont de chemin de fer</text:p>
          </table:table-cell>
        </table:table-row>
        <table:table-row>
          <table:table-cell table:style-name="ce1" office:value-type="string">
            <text:p>pont de Daon</text:p>
          </table:table-cell>
        </table:table-row>
        <table:table-row>
          <table:table-cell table:style-name="ce1" office:value-type="string">
            <text:p>ponts</text:p>
          </table:table-cell>
        </table:table-row>
        <table:table-row>
          <table:table-cell table:style-name="ce1" office:value-type="string">
            <text:p>pont de Pritz</text:p>
          </table:table-cell>
        </table:table-row>
        <table:table-row>
          <table:table-cell table:style-name="ce1" office:value-type="string">
            <text:p>pont de l'Europe</text:p>
          </table:table-cell>
        </table:table-row>
        <table:table-row>
          <table:table-cell table:style-name="ce1" office:value-type="string">
            <text:p>pont de Sainte-Tresme</text:p>
          </table:table-cell>
        </table:table-row>
        <table:table-row>
          <table:table-cell table:style-name="ce1" office:value-type="string">
            <text:p>pont sur les Roches</text:p>
          </table:table-cell>
        </table:table-row>
        <table:table-row>
          <table:table-cell table:style-name="ce1" office:value-type="string">
            <text:p>pont des carmes</text:p>
          </table:table-cell>
        </table:table-row>
        <table:table-row>
          <table:table-cell table:style-name="ce1" office:value-type="string">
            <text:p>pont de la Boierie</text:p>
          </table:table-cell>
        </table:table-row>
        <table:table-row>
          <table:table-cell table:style-name="ce1" office:value-type="string">
            <text:p>pont dit Pont-Neuf</text:p>
          </table:table-cell>
        </table:table-row>
        <table:table-row>
          <table:table-cell table:style-name="ce1" office:value-type="string">
            <text:p>pont des Sardines (ancien pont)</text:p>
          </table:table-cell>
        </table:table-row>
        <table:table-row>
          <table:table-cell table:style-name="ce1" office:value-type="string">
            <text:p>pont des Sardines (pont actuel)</text:p>
          </table:table-cell>
        </table:table-row>
        <table:table-row>
          <table:table-cell table:style-name="ce1" office:value-type="string">
            <text:p>Pont sur le Moine dit Pont Saint-Antoine</text:p>
          </table:table-cell>
        </table:table-row>
        <table:table-row>
          <table:table-cell table:style-name="ce1" office:value-type="string">
            <text:p>Pont de la Vallée sur la Sèvres</text:p>
          </table:table-cell>
        </table:table-row>
        <table:table-row>
          <table:table-cell table:style-name="ce1" office:value-type="string">
            <text:p>Pont dit Pont Romain</text:p>
          </table:table-cell>
        </table:table-row>
        <table:table-row>
          <table:table-cell table:style-name="ce1" office:value-type="string">
            <text:p>Pont de Bohardy sur l'Evre</text:p>
          </table:table-cell>
        </table:table-row>
        <table:table-row>
          <table:table-cell table:style-name="ce1" office:value-type="string">
            <text:p>Vieux pont sur la Mayenne</text:p>
          </table:table-cell>
        </table:table-row>
        <table:table-row>
          <table:table-cell table:style-name="ce1" office:value-type="string">
            <text:p>Pont muletier du moulin Fresnay (également sur commune de Auvers-le-Hamon, dans la Sarthe)</text:p>
          </table:table-cell>
        </table:table-row>
        <table:table-row>
          <table:table-cell table:style-name="ce1" office:value-type="string">
            <text:p>Vieux Pont sur la Vègre</text:p>
          </table:table-cell>
        </table:table-row>
        <table:table-row>
          <table:table-cell table:style-name="ce1" office:value-type="string">
            <text:p>Pont muletier du moulin Fresnay (également sur commune de Beaumont-Pied-de-Boeuf, dans la Mayenne)</text:p>
          </table:table-cell>
        </table:table-row>
        <table:table-row>
          <table:table-cell table:style-name="ce1" office:value-type="string">
            <text:p>Pont (ancien)</text:p>
          </table:table-cell>
        </table:table-row>
        <table:table-row>
          <table:table-cell table:style-name="ce1" office:value-type="string">
            <text:p>Pont dit romain ou roman</text:p>
          </table:table-cell>
        </table:table-row>
        <table:table-row>
          <table:table-cell table:style-name="ce1" office:value-type="string">
            <text:p>Pont sur l'Huisne</text:p>
          </table:table-cell>
        </table:table-row>
        <table:table-row>
          <table:table-cell table:style-name="ce1" office:value-type="string">
            <text:p>Deux ponts du Port-la-Claye sur la rivière Le Lay (également sur communes de Curzon, Lairoux, Saint-Cyr-en-Talmondais)</text:p>
          </table:table-cell>
        </table:table-row>
        <table:table-row>
          <table:table-cell table:style-name="ce1" office:value-type="string">
            <text:p>Deux ponts du Port-la-Claye sur la rivière Le Lay (également sur communes de La Claye, Lairoux, Saint-Cyr-en-Talmondais)</text:p>
          </table:table-cell>
        </table:table-row>
        <table:table-row>
          <table:table-cell table:style-name="ce1" office:value-type="string">
            <text:p>Pont de Fleuriau sur la Vendée (également sur commune de Puy-de-Serre)</text:p>
          </table:table-cell>
        </table:table-row>
        <table:table-row>
          <table:table-cell table:style-name="ce1" office:value-type="string">
            <text:p>Deux ponts du Port-La-Claye sur la rivière Le Lay (également sur communes de La Claye, Curzon, Saint-Cyr-en-Talmondais)</text:p>
          </table:table-cell>
        </table:table-row>
        <table:table-row>
          <table:table-cell table:style-name="ce1" office:value-type="string">
            <text:p>Pont des Ouillères (vieux)</text:p>
          </table:table-cell>
        </table:table-row>
        <table:table-row>
          <table:table-cell table:style-name="ce1" office:value-type="string">
            <text:p>Pont de Fleuriau sur la Vendée (également sur commune de Faymoreau)</text:p>
          </table:table-cell>
        </table:table-row>
        <table:table-row>
          <table:table-cell table:style-name="ce1" office:value-type="string">
            <text:p>Pont sur La Boulogne sur le C.D. 7</text:p>
          </table:table-cell>
        </table:table-row>
        <table:table-row>
          <table:table-cell table:style-name="ce1" office:value-type="string">
            <text:p>Deux ponts du Port-La-Claye sur la rivière Le Lay (également sur communes de La Claye, Curzon et Lairoux)</text:p>
          </table:table-cell>
        </table:table-row>
        <table:table-row>
          <table:table-cell table:style-name="ce1" office:value-type="string">
            <text:p>Pont de Boisseau sur la R.N. 137</text:p>
          </table:table-cell>
        </table:table-row>
        <table:table-row>
          <table:table-cell table:style-name="ce1" office:value-type="string">
            <text:p>Pont de Sénard sur la Maine</text:p>
          </table:table-cell>
        </table:table-row>
        <table:table-row>
          <table:table-cell table:style-name="ce1" office:value-type="string">
            <text:p>Pont (vieux)</text:p>
          </table:table-cell>
        </table:table-row>
        <table:table-row>
          <table:table-cell table:style-name="ce1" office:value-type="string">
            <text:p>appellati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barrage ; 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agglomération ; place ; secteur urbain ; quartier ; voirie ; pont ; quai ; jardin ; cimetière</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 ; maison</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row>
          <table:table-cell table:style-name="ce1" office:value-type="string">
            <text:p>pont</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Liberation Sans" fo:font-size="10pt" fo:language="fr" fo:country="FR"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style:writing-mode="page" style:font-independent-line-spacing="false">
        <style:tab-stops/>
      </style:paragraph-properties>
      <style:text-properties style:use-window-font-color="true" loext:opacity="0%" fo:font-family="'Liberation Serif'" style:font-family-generic="roman" style:font-pitch="variable" fo:font-size="12pt" fo:language="fr" fo:country="FR"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Extrémités_20_de_20_flèche_20_1" draw:marker-start-width="0.2cm" draw:marker-start-center="false" draw:fill="solid" draw:fill-color="#e8a202"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number:currency-style style:name="N114P0" style:volatile="true">
      <number:number number:decimal-places="2" number:min-decimal-places="2" number:min-integer-digits="1" number:grouping="true"/>
      <number:text> </number:text>
      <number:currency-symbol number:language="fr" number:country="FR">€</number:currency-symbol>
    </number:currency-style>
    <number:currency-style style:name="N114">
      <style:text-properties fo:color="#ff0000"/>
      <number:text>-</number:text>
      <number:number number:decimal-places="2" number:min-decimal-places="2" number:min-integer-digits="1" number:grouping="true"/>
      <number:text> </number:text>
      <number:currency-symbol number:language="fr" number:country="FR">€</number:currency-symbol>
      <style:map style:condition="value()&gt;=0" style:apply-style-name="N114P0"/>
    </number:currency-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Extrémités_20_de_20_flèche_20_1" draw:display-name="Extrémités de flèche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10-12">00/00/0000</text:date>, <text:time style:data-style-name="N2" text:time-value="13:47:16.779625183">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4-10-09T14:11:17.836000000</meta:creation-date>
    <dc:date>2025-10-12T13:47:35.201284526</dc:date>
    <meta:editing-duration>PT1M30S</meta:editing-duration>
    <meta:editing-cycles>2</meta:editing-cycles>
    <meta:generator>LibreOffice/25.2.6.2$Linux_X86_64 LibreOffice_project/520$Build-2</meta:generator>
    <meta:document-statistic meta:table-count="3" meta:cell-count="8453" meta:object-count="0"/>
  </office:meta>
</office:document-meta>
</file>